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3.1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PI-ZERO_PERF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it Qu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Init Cam</text:p>
          </table:table-cell>
          <table:table-cell table:number-columns-repeated="2"/>
        </table:table-row>
        <table:table-row table:style-name="ro1">
          <table:table-cell office:value-type="float" office:value="27.9841423035" calcext:value-type="float">
            <text:p>27.9841423035</text:p>
          </table:table-cell>
          <table:table-cell office:value-type="float" office:value="8.51893424988" calcext:value-type="float">
            <text:p>8.5189342499</text:p>
          </table:table-cell>
          <table:table-cell office:value-type="float" office:value="5.81693649292" calcext:value-type="float">
            <text:p>5.8169364929</text:p>
          </table:table-cell>
        </table:table-row>
        <table:table-row table:style-name="ro1">
          <table:table-cell office:value-type="float" office:value="57.5571060181" calcext:value-type="float">
            <text:p>57.5571060181</text:p>
          </table:table-cell>
          <table:table-cell office:value-type="float" office:value="16.6501998901" calcext:value-type="float">
            <text:p>16.6501998901</text:p>
          </table:table-cell>
          <table:table-cell office:value-type="float" office:value="4.84895706177" calcext:value-type="float">
            <text:p>4.8489570618</text:p>
          </table:table-cell>
        </table:table-row>
        <table:table-row table:style-name="ro1">
          <table:table-cell office:value-type="float" office:value="77.5980949402" calcext:value-type="float">
            <text:p>77.5980949402</text:p>
          </table:table-cell>
          <table:table-cell office:value-type="float" office:value="22.3641395569" calcext:value-type="float">
            <text:p>22.3641395569</text:p>
          </table:table-cell>
          <table:table-cell office:value-type="float" office:value="11.482000351" calcext:value-type="float">
            <text:p>11.482000351</text:p>
          </table:table-cell>
        </table:table-row>
        <table:table-row table:style-name="ro1">
          <table:table-cell office:value-type="float" office:value="75.464963913" calcext:value-type="float">
            <text:p>75.464963913</text:p>
          </table:table-cell>
          <table:table-cell office:value-type="float" office:value="17.5979137421" calcext:value-type="float">
            <text:p>17.5979137421</text:p>
          </table:table-cell>
          <table:table-cell office:value-type="float" office:value="25.6400108337" calcext:value-type="float">
            <text:p>25.6400108337</text:p>
          </table:table-cell>
        </table:table-row>
        <table:table-row table:style-name="ro1">
          <table:table-cell office:value-type="float" office:value="87.6820087433" calcext:value-type="float">
            <text:p>87.6820087433</text:p>
          </table:table-cell>
          <table:table-cell office:value-type="float" office:value="15.5620574951" calcext:value-type="float">
            <text:p>15.5620574951</text:p>
          </table:table-cell>
          <table:table-cell office:value-type="float" office:value="5.0950050354" calcext:value-type="float">
            <text:p>5.0950050354</text:p>
          </table:table-cell>
        </table:table-row>
        <table:table-row table:style-name="ro1">
          <table:table-cell office:value-type="float" office:value="80.5730819702" calcext:value-type="float">
            <text:p>80.5730819702</text:p>
          </table:table-cell>
          <table:table-cell office:value-type="float" office:value="18.8281536102" calcext:value-type="float">
            <text:p>18.8281536102</text:p>
          </table:table-cell>
          <table:table-cell office:value-type="float" office:value="5.45787811279" calcext:value-type="float">
            <text:p>5.4578781128</text:p>
          </table:table-cell>
        </table:table-row>
        <table:table-row table:style-name="ro1">
          <table:table-cell office:value-type="float" office:value="78.2759189606" calcext:value-type="float">
            <text:p>78.2759189606</text:p>
          </table:table-cell>
          <table:table-cell office:value-type="float" office:value="6.14309310913" calcext:value-type="float">
            <text:p>6.1430931091</text:p>
          </table:table-cell>
          <table:table-cell office:value-type="float" office:value="35.1839065552" calcext:value-type="float">
            <text:p>35.1839065552</text:p>
          </table:table-cell>
        </table:table-row>
        <table:table-row table:style-name="ro1">
          <table:table-cell office:value-type="float" office:value="62.9448890686" calcext:value-type="float">
            <text:p>62.9448890686</text:p>
          </table:table-cell>
          <table:table-cell office:value-type="float" office:value="5.96809387207" calcext:value-type="float">
            <text:p>5.9680938721</text:p>
          </table:table-cell>
          <table:table-cell office:value-type="float" office:value="15.3110027313" calcext:value-type="float">
            <text:p>15.3110027313</text:p>
          </table:table-cell>
        </table:table-row>
        <table:table-row table:style-name="ro1">
          <table:table-cell office:value-type="float" office:value="55.9928417206" calcext:value-type="float">
            <text:p>55.9928417206</text:p>
          </table:table-cell>
          <table:table-cell office:value-type="float" office:value="6.12211227417" calcext:value-type="float">
            <text:p>6.1221122742</text:p>
          </table:table-cell>
          <table:table-cell office:value-type="float" office:value="18.1579589844" calcext:value-type="float">
            <text:p>18.1579589844</text:p>
          </table:table-cell>
        </table:table-row>
        <table:table-row table:style-name="ro1">
          <table:table-cell office:value-type="float" office:value="29.1721820831" calcext:value-type="float">
            <text:p>29.1721820831</text:p>
          </table:table-cell>
          <table:table-cell office:value-type="float" office:value="6.15501403809" calcext:value-type="float">
            <text:p>6.1550140381</text:p>
          </table:table-cell>
          <table:table-cell office:value-type="float" office:value="4.98914718628" calcext:value-type="float">
            <text:p>4.9891471863</text:p>
          </table:table-cell>
        </table:table-row>
        <table:table-row table:style-name="ro1">
          <table:table-cell office:value-type="float" office:value="29.1590690613" calcext:value-type="float">
            <text:p>29.1590690613</text:p>
          </table:table-cell>
          <table:table-cell office:value-type="float" office:value="6.27398490906" calcext:value-type="float">
            <text:p>6.2739849091</text:p>
          </table:table-cell>
          <table:table-cell office:value-type="float" office:value="5.10311126709" calcext:value-type="float">
            <text:p>5.1031112671</text:p>
          </table:table-cell>
        </table:table-row>
        <table:table-row table:style-name="ro1">
          <table:table-cell office:value-type="float" office:value="29.5698642731" calcext:value-type="float">
            <text:p>29.5698642731</text:p>
          </table:table-cell>
          <table:table-cell office:value-type="float" office:value="6.17599487305" calcext:value-type="float">
            <text:p>6.1759948731</text:p>
          </table:table-cell>
          <table:table-cell office:value-type="float" office:value="5.19299507141" calcext:value-type="float">
            <text:p>5.1929950714</text:p>
          </table:table-cell>
        </table:table-row>
        <table:table-row table:style-name="ro1">
          <table:table-cell office:value-type="float" office:value="30.1969051361" calcext:value-type="float">
            <text:p>30.1969051361</text:p>
          </table:table-cell>
          <table:table-cell office:value-type="float" office:value="6.54602050781" calcext:value-type="float">
            <text:p>6.5460205078</text:p>
          </table:table-cell>
          <table:table-cell office:value-type="float" office:value="5.29599189758" calcext:value-type="float">
            <text:p>5.2959918976</text:p>
          </table:table-cell>
        </table:table-row>
        <table:table-row table:style-name="ro1">
          <table:table-cell office:value-type="float" office:value="29.9210548401" calcext:value-type="float">
            <text:p>29.9210548401</text:p>
          </table:table-cell>
          <table:table-cell office:value-type="float" office:value="6.19101524353" calcext:value-type="float">
            <text:p>6.1910152435</text:p>
          </table:table-cell>
          <table:table-cell office:value-type="float" office:value="5.31792640686" calcext:value-type="float">
            <text:p>5.3179264069</text:p>
          </table:table-cell>
        </table:table-row>
        <table:table-row table:style-name="ro1">
          <table:table-cell office:value-type="float" office:value="29.6909809113" calcext:value-type="float">
            <text:p>29.6909809113</text:p>
          </table:table-cell>
          <table:table-cell office:value-type="float" office:value="6.30497932434" calcext:value-type="float">
            <text:p>6.3049793243</text:p>
          </table:table-cell>
          <table:table-cell office:value-type="float" office:value="5.32984733582" calcext:value-type="float">
            <text:p>5.3298473358</text:p>
          </table:table-cell>
        </table:table-row>
        <table:table-row table:style-name="ro1">
          <table:table-cell office:value-type="float" office:value="29.5588970184" calcext:value-type="float">
            <text:p>29.5588970184</text:p>
          </table:table-cell>
          <table:table-cell office:value-type="float" office:value="6.39295578003" calcext:value-type="float">
            <text:p>6.39295578</text:p>
          </table:table-cell>
          <table:table-cell office:value-type="float" office:value="2.4049282074" calcext:value-type="float">
            <text:p>2.4049282074</text:p>
          </table:table-cell>
        </table:table-row>
        <table:table-row table:style-name="ro1">
          <table:table-cell office:value-type="float" office:value="28.8670063019" calcext:value-type="float">
            <text:p>28.8670063019</text:p>
          </table:table-cell>
          <table:table-cell office:value-type="float" office:value="6.20794296265" calcext:value-type="float">
            <text:p>6.2079429627</text:p>
          </table:table-cell>
          <table:table-cell office:value-type="float" office:value="2.3820400238" calcext:value-type="float">
            <text:p>2.3820400238</text:p>
          </table:table-cell>
        </table:table-row>
        <table:table-row table:style-name="ro1">
          <table:table-cell office:value-type="float" office:value="27.7960300446" calcext:value-type="float">
            <text:p>27.7960300446</text:p>
          </table:table-cell>
          <table:table-cell office:value-type="float" office:value="5.9769153595" calcext:value-type="float">
            <text:p>5.9769153595</text:p>
          </table:table-cell>
          <table:table-cell office:value-type="float" office:value="2.11310386658" calcext:value-type="float">
            <text:p>2.1131038666</text:p>
          </table:table-cell>
        </table:table-row>
        <table:table-row table:style-name="ro1">
          <table:table-cell office:value-type="float" office:value="28.2020568848" calcext:value-type="float">
            <text:p>28.2020568848</text:p>
          </table:table-cell>
          <table:table-cell office:value-type="float" office:value="6.05607032776" calcext:value-type="float">
            <text:p>6.0560703278</text:p>
          </table:table-cell>
          <table:table-cell office:value-type="float" office:value="1.87301635742" calcext:value-type="float">
            <text:p>1.8730163574</text:p>
          </table:table-cell>
        </table:table-row>
        <table:table-row table:style-name="ro1">
          <table:table-cell office:value-type="float" office:value="28.1820297241" calcext:value-type="float">
            <text:p>28.1820297241</text:p>
          </table:table-cell>
          <table:table-cell office:value-type="float" office:value="6.2530040741" calcext:value-type="float">
            <text:p>6.2530040741</text:p>
          </table:table-cell>
          <table:table-cell office:value-type="float" office:value="2.01606750488" calcext:value-type="float">
            <text:p>2.0160675049</text:p>
          </table:table-cell>
        </table:table-row>
        <table:table-row table:style-name="ro1">
          <table:table-cell office:value-type="float" office:value="26.5889167786" calcext:value-type="float">
            <text:p>26.5889167786</text:p>
          </table:table-cell>
          <table:table-cell office:value-type="float" office:value="6.21819496155" calcext:value-type="float">
            <text:p>6.2181949616</text:p>
          </table:table-cell>
          <table:table-cell office:value-type="float" office:value="2.0489692688" calcext:value-type="float">
            <text:p>2.0489692688</text:p>
          </table:table-cell>
        </table:table-row>
        <table:table-row table:style-name="ro1">
          <table:table-cell office:value-type="float" office:value="22.940158844" calcext:value-type="float">
            <text:p>22.940158844</text:p>
          </table:table-cell>
          <table:table-cell office:value-type="float" office:value="6.14905357361" calcext:value-type="float">
            <text:p>6.1490535736</text:p>
          </table:table-cell>
          <table:table-cell office:value-type="float" office:value="2.0911693573" calcext:value-type="float">
            <text:p>2.0911693573</text:p>
          </table:table-cell>
        </table:table-row>
        <table:table-row table:style-name="ro1">
          <table:table-cell office:value-type="float" office:value="26.5648365021" calcext:value-type="float">
            <text:p>26.5648365021</text:p>
          </table:table-cell>
          <table:table-cell office:value-type="float" office:value="6.0350894928" calcext:value-type="float">
            <text:p>6.0350894928</text:p>
          </table:table-cell>
          <table:table-cell office:value-type="float" office:value="2.16484069824" calcext:value-type="float">
            <text:p>2.1648406982</text:p>
          </table:table-cell>
        </table:table-row>
        <table:table-row table:style-name="ro1">
          <table:table-cell office:value-type="float" office:value="25.4480838776" calcext:value-type="float">
            <text:p>25.4480838776</text:p>
          </table:table-cell>
          <table:table-cell office:value-type="float" office:value="6.07895851135" calcext:value-type="float">
            <text:p>6.0789585114</text:p>
          </table:table-cell>
          <table:table-cell office:value-type="float" office:value="2.48312950134" calcext:value-type="float">
            <text:p>2.4831295013</text:p>
          </table:table-cell>
        </table:table-row>
        <table:table-row table:style-name="ro1">
          <table:table-cell office:value-type="float" office:value="24.5409011841" calcext:value-type="float">
            <text:p>24.5409011841</text:p>
          </table:table-cell>
          <table:table-cell office:value-type="float" office:value="6.12592697144" calcext:value-type="float">
            <text:p>6.1259269714</text:p>
          </table:table-cell>
          <table:table-cell office:value-type="float" office:value="2.90298461914" calcext:value-type="float">
            <text:p>2.9029846191</text:p>
          </table:table-cell>
        </table:table-row>
        <table:table-row table:style-name="ro1">
          <table:table-cell office:value-type="float" office:value="24.8231887817" calcext:value-type="float">
            <text:p>24.8231887817</text:p>
          </table:table-cell>
          <table:table-cell office:value-type="float" office:value="6.25491142273" calcext:value-type="float">
            <text:p>6.2549114227</text:p>
          </table:table-cell>
          <table:table-cell office:value-type="float" office:value="2.95400619507" calcext:value-type="float">
            <text:p>2.9540061951</text:p>
          </table:table-cell>
        </table:table-row>
        <table:table-row table:style-name="ro1">
          <table:table-cell office:value-type="float" office:value="21.9271183014" calcext:value-type="float">
            <text:p>21.9271183014</text:p>
          </table:table-cell>
          <table:table-cell office:value-type="float" office:value="6.14094734192" calcext:value-type="float">
            <text:p>6.1409473419</text:p>
          </table:table-cell>
          <table:table-cell office:value-type="float" office:value="2.76494026184" calcext:value-type="float">
            <text:p>2.7649402618</text:p>
          </table:table-cell>
        </table:table-row>
        <table:table-row table:style-name="ro1">
          <table:table-cell office:value-type="float" office:value="23.65899086" calcext:value-type="float">
            <text:p>23.65899086</text:p>
          </table:table-cell>
          <table:table-cell office:value-type="float" office:value="6.17408752441" calcext:value-type="float">
            <text:p>6.1740875244</text:p>
          </table:table-cell>
          <table:table-cell office:value-type="float" office:value="2.62308120728" calcext:value-type="float">
            <text:p>2.6230812073</text:p>
          </table:table-cell>
        </table:table-row>
        <table:table-row table:style-name="ro1">
          <table:table-cell office:value-type="float" office:value="23.8239765167" calcext:value-type="float">
            <text:p>23.8239765167</text:p>
          </table:table-cell>
          <table:table-cell office:value-type="float" office:value="6.09493255615" calcext:value-type="float">
            <text:p>6.0949325562</text:p>
          </table:table-cell>
          <table:table-cell office:value-type="float" office:value="2.44617462158" calcext:value-type="float">
            <text:p>2.4461746216</text:p>
          </table:table-cell>
        </table:table-row>
        <table:table-row table:style-name="ro1">
          <table:table-cell office:value-type="float" office:value="23.0691432953" calcext:value-type="float">
            <text:p>23.0691432953</text:p>
          </table:table-cell>
          <table:table-cell office:value-type="float" office:value="9.62901115417" calcext:value-type="float">
            <text:p>9.6290111542</text:p>
          </table:table-cell>
          <table:table-cell office:value-type="float" office:value="2.28404998779" calcext:value-type="float">
            <text:p>2.2840499878</text:p>
          </table:table-cell>
        </table:table-row>
        <table:table-row table:style-name="ro1">
          <table:table-cell office:value-type="float" office:value="23.4839916229" calcext:value-type="float">
            <text:p>23.4839916229</text:p>
          </table:table-cell>
          <table:table-cell office:value-type="float" office:value="6.10709190369" calcext:value-type="float">
            <text:p>6.1070919037</text:p>
          </table:table-cell>
          <table:table-cell office:value-type="float" office:value="2.50196456909" calcext:value-type="float">
            <text:p>2.5019645691</text:p>
          </table:table-cell>
        </table:table-row>
        <table:table-row table:style-name="ro1">
          <table:table-cell office:value-type="float" office:value="19.562959671" calcext:value-type="float">
            <text:p>19.562959671</text:p>
          </table:table-cell>
          <table:table-cell office:value-type="float" office:value="6.32905960083" calcext:value-type="float">
            <text:p>6.3290596008</text:p>
          </table:table-cell>
          <table:table-cell office:value-type="float" office:value="2.33602523804" calcext:value-type="float">
            <text:p>2.336025238</text:p>
          </table:table-cell>
        </table:table-row>
        <table:table-row table:style-name="ro1">
          <table:table-cell office:value-type="float" office:value="26.5500545502" calcext:value-type="float">
            <text:p>26.5500545502</text:p>
          </table:table-cell>
          <table:table-cell office:value-type="float" office:value="6.09683990479" calcext:value-type="float">
            <text:p>6.0968399048</text:p>
          </table:table-cell>
          <table:table-cell office:value-type="float" office:value="2.55513191223" calcext:value-type="float">
            <text:p>2.5551319122</text:p>
          </table:table-cell>
        </table:table-row>
        <table:table-row table:style-name="ro1">
          <table:table-cell office:value-type="float" office:value="19.9370384216" calcext:value-type="float">
            <text:p>19.9370384216</text:p>
          </table:table-cell>
          <table:table-cell office:value-type="float" office:value="6.18004798889" calcext:value-type="float">
            <text:p>6.1800479889</text:p>
          </table:table-cell>
          <table:table-cell office:value-type="float" office:value="2.24685668945" calcext:value-type="float">
            <text:p>2.2468566895</text:p>
          </table:table-cell>
        </table:table-row>
        <table:table-row table:style-name="ro1">
          <table:table-cell office:value-type="float" office:value="20.1759338379" calcext:value-type="float">
            <text:p>20.1759338379</text:p>
          </table:table-cell>
          <table:table-cell office:value-type="float" office:value="6.15787506104" calcext:value-type="float">
            <text:p>6.157875061</text:p>
          </table:table-cell>
          <table:table-cell office:value-type="float" office:value="2.10618972778" calcext:value-type="float">
            <text:p>2.1061897278</text:p>
          </table:table-cell>
        </table:table-row>
        <table:table-row table:style-name="ro1">
          <table:table-cell office:value-type="float" office:value="27.3869037628" calcext:value-type="float">
            <text:p>27.3869037628</text:p>
          </table:table-cell>
          <table:table-cell office:value-type="float" office:value="6.15978240967" calcext:value-type="float">
            <text:p>6.1597824097</text:p>
          </table:table-cell>
          <table:table-cell office:value-type="float" office:value="2.30097770691" calcext:value-type="float">
            <text:p>2.3009777069</text:p>
          </table:table-cell>
        </table:table-row>
        <table:table-row table:style-name="ro1">
          <table:table-cell office:value-type="float" office:value="20.7469463348" calcext:value-type="float">
            <text:p>20.7469463348</text:p>
          </table:table-cell>
          <table:table-cell office:value-type="float" office:value="6.17098808289" calcext:value-type="float">
            <text:p>6.1709880829</text:p>
          </table:table-cell>
          <table:table-cell office:value-type="float" office:value="2.36701965332" calcext:value-type="float">
            <text:p>2.3670196533</text:p>
          </table:table-cell>
        </table:table-row>
        <table:table-row table:style-name="ro1">
          <table:table-cell office:value-type="float" office:value="24.3179798126" calcext:value-type="float">
            <text:p>24.3179798126</text:p>
          </table:table-cell>
          <table:table-cell office:value-type="float" office:value="6.15692138672" calcext:value-type="float">
            <text:p>6.1569213867</text:p>
          </table:table-cell>
          <table:table-cell office:value-type="float" office:value="2.40898132324" calcext:value-type="float">
            <text:p>2.4089813232</text:p>
          </table:table-cell>
        </table:table-row>
        <table:table-row table:style-name="ro1">
          <table:table-cell office:value-type="float" office:value="22.8760242462" calcext:value-type="float">
            <text:p>22.8760242462</text:p>
          </table:table-cell>
          <table:table-cell office:value-type="float" office:value="6.09111785889" calcext:value-type="float">
            <text:p>6.0911178589</text:p>
          </table:table-cell>
          <table:table-cell office:value-type="float" office:value="2.27403640747" calcext:value-type="float">
            <text:p>2.2740364075</text:p>
          </table:table-cell>
        </table:table-row>
        <table:table-row table:style-name="ro1">
          <table:table-cell office:value-type="float" office:value="23.1559276581" calcext:value-type="float">
            <text:p>23.1559276581</text:p>
          </table:table-cell>
          <table:table-cell office:value-type="float" office:value="6.17289543152" calcext:value-type="float">
            <text:p>6.1728954315</text:p>
          </table:table-cell>
          <table:table-cell office:value-type="float" office:value="2.19488143921" calcext:value-type="float">
            <text:p>2.1948814392</text:p>
          </table:table-cell>
        </table:table-row>
        <table:table-row table:style-name="ro1">
          <table:table-cell office:value-type="float" office:value="22.7048397064" calcext:value-type="float">
            <text:p>22.7048397064</text:p>
          </table:table-cell>
          <table:table-cell office:value-type="float" office:value="6.13903999329" calcext:value-type="float">
            <text:p>6.1390399933</text:p>
          </table:table-cell>
          <table:table-cell office:value-type="float" office:value="2.26807594299" calcext:value-type="float">
            <text:p>2.268075943</text:p>
          </table:table-cell>
        </table:table-row>
        <table:table-row table:style-name="ro1">
          <table:table-cell office:value-type="float" office:value="23.3469009399" calcext:value-type="float">
            <text:p>23.3469009399</text:p>
          </table:table-cell>
          <table:table-cell office:value-type="float" office:value="6.21485710144" calcext:value-type="float">
            <text:p>6.2148571014</text:p>
          </table:table-cell>
          <table:table-cell office:value-type="float" office:value="2.22301483154" calcext:value-type="float">
            <text:p>2.2230148315</text:p>
          </table:table-cell>
        </table:table-row>
        <table:table-row table:style-name="ro1">
          <table:table-cell office:value-type="float" office:value="22.5629806519" calcext:value-type="float">
            <text:p>22.5629806519</text:p>
          </table:table-cell>
          <table:table-cell office:value-type="float" office:value="6.0510635376" calcext:value-type="float">
            <text:p>6.0510635376</text:p>
          </table:table-cell>
          <table:table-cell office:value-type="float" office:value="2.3410320282" calcext:value-type="float">
            <text:p>2.3410320282</text:p>
          </table:table-cell>
        </table:table-row>
        <table:table-row table:style-name="ro1">
          <table:table-cell office:value-type="float" office:value="23.1220722198" calcext:value-type="float">
            <text:p>23.1220722198</text:p>
          </table:table-cell>
          <table:table-cell office:value-type="float" office:value="6.27493858337" calcext:value-type="float">
            <text:p>6.2749385834</text:p>
          </table:table-cell>
          <table:table-cell office:value-type="float" office:value="2.43091583252" calcext:value-type="float">
            <text:p>2.4309158325</text:p>
          </table:table-cell>
        </table:table-row>
        <table:table-row table:style-name="ro1">
          <table:table-cell office:value-type="float" office:value="22.8688716888" calcext:value-type="float">
            <text:p>22.8688716888</text:p>
          </table:table-cell>
          <table:table-cell office:value-type="float" office:value="6.19578361511" calcext:value-type="float">
            <text:p>6.1957836151</text:p>
          </table:table-cell>
          <table:table-cell office:value-type="float" office:value="2.28214263916" calcext:value-type="float">
            <text:p>2.2821426392</text:p>
          </table:table-cell>
        </table:table-row>
        <table:table-row table:style-name="ro1">
          <table:table-cell office:value-type="float" office:value="22.7539539337" calcext:value-type="float">
            <text:p>22.7539539337</text:p>
          </table:table-cell>
          <table:table-cell office:value-type="float" office:value="6.23607635498" calcext:value-type="float">
            <text:p>6.236076355</text:p>
          </table:table-cell>
          <table:table-cell office:value-type="float" office:value="2.30312347412" calcext:value-type="float">
            <text:p>2.3031234741</text:p>
          </table:table-cell>
        </table:table-row>
        <table:table-row table:style-name="ro1">
          <table:table-cell office:value-type="float" office:value="23.0407714844" calcext:value-type="float">
            <text:p>23.0407714844</text:p>
          </table:table-cell>
          <table:table-cell office:value-type="float" office:value="6.1399936676" calcext:value-type="float">
            <text:p>6.1399936676</text:p>
          </table:table-cell>
          <table:table-cell office:value-type="float" office:value="2.34889984131" calcext:value-type="float">
            <text:p>2.3488998413</text:p>
          </table:table-cell>
        </table:table-row>
        <table:table-row table:style-name="ro1">
          <table:table-cell office:value-type="float" office:value="19.7689533234" calcext:value-type="float">
            <text:p>19.7689533234</text:p>
          </table:table-cell>
          <table:table-cell office:value-type="float" office:value="7.89594650269" calcext:value-type="float">
            <text:p>7.8959465027</text:p>
          </table:table-cell>
          <table:table-cell office:value-type="float" office:value="2.45499610901" calcext:value-type="float">
            <text:p>2.454996109</text:p>
          </table:table-cell>
        </table:table-row>
        <table:table-row table:style-name="ro1">
          <table:table-cell office:value-type="float" office:value="20.5237865448" calcext:value-type="float">
            <text:p>20.5237865448</text:p>
          </table:table-cell>
          <table:table-cell office:value-type="float" office:value="5.99908828735" calcext:value-type="float">
            <text:p>5.9990882874</text:p>
          </table:table-cell>
          <table:table-cell office:value-type="float" office:value="2.06685066223" calcext:value-type="float">
            <text:p>2.0668506622</text:p>
          </table:table-cell>
        </table:table-row>
        <table:table-row table:style-name="ro1">
          <table:table-cell office:value-type="float" office:value="20.9419727325" calcext:value-type="float">
            <text:p>20.9419727325</text:p>
          </table:table-cell>
          <table:table-cell office:value-type="float" office:value="6.20818138123" calcext:value-type="float">
            <text:p>6.2081813812</text:p>
          </table:table-cell>
          <table:table-cell office:value-type="float" office:value="1.88994407654" calcext:value-type="float">
            <text:p>1.8899440765</text:p>
          </table:table-cell>
        </table:table-row>
        <table:table-row table:style-name="ro1">
          <table:table-cell office:value-type="float" office:value="20.2701091766" calcext:value-type="float">
            <text:p>20.2701091766</text:p>
          </table:table-cell>
          <table:table-cell office:value-type="float" office:value="6.18100166321" calcext:value-type="float">
            <text:p>6.1810016632</text:p>
          </table:table-cell>
          <table:table-cell office:value-type="float" office:value="1.85298919678" calcext:value-type="float">
            <text:p>1.8529891968</text:p>
          </table:table-cell>
        </table:table-row>
        <table:table-row table:style-name="ro1">
          <table:table-cell office:value-type="float" office:value="20.733833313" calcext:value-type="float">
            <text:p>20.733833313</text:p>
          </table:table-cell>
          <table:table-cell office:value-type="float" office:value="6.13903999329" calcext:value-type="float">
            <text:p>6.1390399933</text:p>
          </table:table-cell>
          <table:table-cell office:value-type="float" office:value="4.76384162903" calcext:value-type="float">
            <text:p>4.763841629</text:p>
          </table:table-cell>
        </table:table-row>
        <table:table-row table:style-name="ro1">
          <table:table-cell office:value-type="float" office:value="22.8559970856" calcext:value-type="float">
            <text:p>22.8559970856</text:p>
          </table:table-cell>
          <table:table-cell office:value-type="float" office:value="5.93590736389" calcext:value-type="float">
            <text:p>5.9359073639</text:p>
          </table:table-cell>
          <table:table-cell office:value-type="float" office:value="5.35702705383" calcext:value-type="float">
            <text:p>5.3570270538</text:p>
          </table:table-cell>
        </table:table-row>
        <table:table-row table:style-name="ro1">
          <table:table-cell office:value-type="float" office:value="24.5418548584" calcext:value-type="float">
            <text:p>24.5418548584</text:p>
          </table:table-cell>
          <table:table-cell office:value-type="float" office:value="6.06513023376" calcext:value-type="float">
            <text:p>6.0651302338</text:p>
          </table:table-cell>
          <table:table-cell office:value-type="float" office:value="5.43880462646" calcext:value-type="float">
            <text:p>5.4388046265</text:p>
          </table:table-cell>
        </table:table-row>
        <table:table-row table:style-name="ro1">
          <table:table-cell office:value-type="float" office:value="25.1529216766" calcext:value-type="float">
            <text:p>25.1529216766</text:p>
          </table:table-cell>
          <table:table-cell office:value-type="float" office:value="6.0670375824" calcext:value-type="float">
            <text:p>6.0670375824</text:p>
          </table:table-cell>
          <table:table-cell office:value-type="float" office:value="5.49292564392" calcext:value-type="float">
            <text:p>5.4929256439</text:p>
          </table:table-cell>
        </table:table-row>
        <table:table-row table:style-name="ro1">
          <table:table-cell office:value-type="float" office:value="25.2480506897" calcext:value-type="float">
            <text:p>25.2480506897</text:p>
          </table:table-cell>
          <table:table-cell office:value-type="float" office:value="6.1309337616" calcext:value-type="float">
            <text:p>6.1309337616</text:p>
          </table:table-cell>
          <table:table-cell office:value-type="float" office:value="5.69891929626" calcext:value-type="float">
            <text:p>5.6989192963</text:p>
          </table:table-cell>
        </table:table-row>
        <table:table-row table:style-name="ro1">
          <table:table-cell office:value-type="float" office:value="25.1040458679" calcext:value-type="float">
            <text:p>25.1040458679</text:p>
          </table:table-cell>
          <table:table-cell office:value-type="float" office:value="6.2050819397" calcext:value-type="float">
            <text:p>6.2050819397</text:p>
          </table:table-cell>
          <table:table-cell office:value-type="float" office:value="5.42497634888" calcext:value-type="float">
            <text:p>5.4249763489</text:p>
          </table:table-cell>
        </table:table-row>
        <table:table-row table:style-name="ro1">
          <table:table-cell office:value-type="float" office:value="26.1859893799" calcext:value-type="float">
            <text:p>26.1859893799</text:p>
          </table:table-cell>
          <table:table-cell office:value-type="float" office:value="6.08992576599" calcext:value-type="float">
            <text:p>6.089925766</text:p>
          </table:table-cell>
          <table:table-cell office:value-type="float" office:value="5.34701347351" calcext:value-type="float">
            <text:p>5.3470134735</text:p>
          </table:table-cell>
        </table:table-row>
        <table:table-row table:style-name="ro1">
          <table:table-cell office:value-type="float" office:value="24.9152183533" calcext:value-type="float">
            <text:p>24.9152183533</text:p>
          </table:table-cell>
          <table:table-cell office:value-type="float" office:value="6.04701042175" calcext:value-type="float">
            <text:p>6.0470104218</text:p>
          </table:table-cell>
          <table:table-cell office:value-type="float" office:value="5.42283058167" calcext:value-type="float">
            <text:p>5.4228305817</text:p>
          </table:table-cell>
        </table:table-row>
        <table:table-row table:style-name="ro1">
          <table:table-cell office:value-type="float" office:value="25.2878665924" calcext:value-type="float">
            <text:p>25.2878665924</text:p>
          </table:table-cell>
          <table:table-cell office:value-type="float" office:value="6.04391098022" calcext:value-type="float">
            <text:p>6.0439109802</text:p>
          </table:table-cell>
          <table:table-cell office:value-type="float" office:value="5.53512573242" calcext:value-type="float">
            <text:p>5.5351257324</text:p>
          </table:table-cell>
        </table:table-row>
        <table:table-row table:style-name="ro1">
          <table:table-cell office:value-type="float" office:value="20.7178592682" calcext:value-type="float">
            <text:p>20.7178592682</text:p>
          </table:table-cell>
          <table:table-cell office:value-type="float" office:value="6.54006004333" calcext:value-type="float">
            <text:p>6.5400600433</text:p>
          </table:table-cell>
          <table:table-cell office:value-type="float" office:value="5.81288337708" calcext:value-type="float">
            <text:p>5.8128833771</text:p>
          </table:table-cell>
        </table:table-row>
        <table:table-row table:style-name="ro1">
          <table:table-cell office:value-type="float" office:value="25.2270698547" calcext:value-type="float">
            <text:p>25.2270698547</text:p>
          </table:table-cell>
          <table:table-cell office:value-type="float" office:value="6.4959526062" calcext:value-type="float">
            <text:p>6.4959526062</text:p>
          </table:table-cell>
          <table:table-cell office:value-type="float" office:value="5.20420074463" calcext:value-type="float">
            <text:p>5.2042007446</text:p>
          </table:table-cell>
        </table:table-row>
        <table:table-row table:style-name="ro1">
          <table:table-cell office:value-type="float" office:value="24.610042572" calcext:value-type="float">
            <text:p>24.610042572</text:p>
          </table:table-cell>
          <table:table-cell office:value-type="float" office:value="6.05392456055" calcext:value-type="float">
            <text:p>6.0539245606</text:p>
          </table:table-cell>
          <table:table-cell office:value-type="float" office:value="5.50198554993" calcext:value-type="float">
            <text:p>5.5019855499</text:p>
          </table:table-cell>
        </table:table-row>
        <table:table-row table:style-name="ro1">
          <table:table-cell office:value-type="float" office:value="24.836063385" calcext:value-type="float">
            <text:p>24.836063385</text:p>
          </table:table-cell>
          <table:table-cell office:value-type="float" office:value="6.11686706543" calcext:value-type="float">
            <text:p>6.1168670654</text:p>
          </table:table-cell>
          <table:table-cell office:value-type="float" office:value="5.42116165161" calcext:value-type="float">
            <text:p>5.4211616516</text:p>
          </table:table-cell>
        </table:table-row>
        <table:table-row table:style-name="ro1">
          <table:table-cell office:value-type="float" office:value="25.1429080963" calcext:value-type="float">
            <text:p>25.1429080963</text:p>
          </table:table-cell>
          <table:table-cell office:value-type="float" office:value="6.06107711792" calcext:value-type="float">
            <text:p>6.0610771179</text:p>
          </table:table-cell>
          <table:table-cell office:value-type="float" office:value="5.2227973938" calcext:value-type="float">
            <text:p>5.2227973938</text:p>
          </table:table-cell>
        </table:table-row>
        <table:table-row table:style-name="ro1">
          <table:table-cell office:value-type="float" office:value="25.4399776459" calcext:value-type="float">
            <text:p>25.4399776459</text:p>
          </table:table-cell>
          <table:table-cell office:value-type="float" office:value="6.09517097473" calcext:value-type="float">
            <text:p>6.0951709747</text:p>
          </table:table-cell>
          <table:table-cell office:value-type="float" office:value="5.23281097412" calcext:value-type="float">
            <text:p>5.2328109741</text:p>
          </table:table-cell>
        </table:table-row>
        <table:table-row table:style-name="ro1">
          <table:table-cell office:value-type="float" office:value="25.1951217651" calcext:value-type="float">
            <text:p>25.1951217651</text:p>
          </table:table-cell>
          <table:table-cell office:value-type="float" office:value="6.05607032776" calcext:value-type="float">
            <text:p>6.0560703278</text:p>
          </table:table-cell>
          <table:table-cell office:value-type="float" office:value="5.38992881775" calcext:value-type="float">
            <text:p>5.3899288178</text:p>
          </table:table-cell>
        </table:table-row>
        <table:table-row table:style-name="ro1">
          <table:table-cell office:value-type="float" office:value="25.4011154175" calcext:value-type="float">
            <text:p>25.4011154175</text:p>
          </table:table-cell>
          <table:table-cell office:value-type="float" office:value="6.25205039978" calcext:value-type="float">
            <text:p>6.2520503998</text:p>
          </table:table-cell>
          <table:table-cell office:value-type="float" office:value="5.27715682983" calcext:value-type="float">
            <text:p>5.2771568298</text:p>
          </table:table-cell>
        </table:table-row>
        <table:table-row table:style-name="ro1">
          <table:table-cell office:value-type="float" office:value="30.2369594574" calcext:value-type="float">
            <text:p>30.2369594574</text:p>
          </table:table-cell>
          <table:table-cell office:value-type="float" office:value="6.21604919434" calcext:value-type="float">
            <text:p>6.2160491943</text:p>
          </table:table-cell>
          <table:table-cell office:value-type="float" office:value="5.38992881775" calcext:value-type="float">
            <text:p>5.3899288178</text:p>
          </table:table-cell>
        </table:table-row>
        <table:table-row table:style-name="ro1">
          <table:table-cell office:value-type="float" office:value="25.1770019531" calcext:value-type="float">
            <text:p>25.1770019531</text:p>
          </table:table-cell>
          <table:table-cell office:value-type="float" office:value="6.13713264465" calcext:value-type="float">
            <text:p>6.1371326447</text:p>
          </table:table-cell>
          <table:table-cell office:value-type="float" office:value="5.19204139709" calcext:value-type="float">
            <text:p>5.1920413971</text:p>
          </table:table-cell>
        </table:table-row>
        <table:table-row table:style-name="ro1">
          <table:table-cell office:value-type="float" office:value="25.2351760864" calcext:value-type="float">
            <text:p>25.2351760864</text:p>
          </table:table-cell>
          <table:table-cell office:value-type="float" office:value="6.0350894928" calcext:value-type="float">
            <text:p>6.0350894928</text:p>
          </table:table-cell>
          <table:table-cell office:value-type="float" office:value="5.70011138916" calcext:value-type="float">
            <text:p>5.7001113892</text:p>
          </table:table-cell>
        </table:table-row>
        <table:table-row table:style-name="ro1">
          <table:table-cell office:value-type="float" office:value="25.5250930786" calcext:value-type="float">
            <text:p>25.5250930786</text:p>
          </table:table-cell>
          <table:table-cell office:value-type="float" office:value="6.31189346313" calcext:value-type="float">
            <text:p>6.3118934631</text:p>
          </table:table-cell>
          <table:table-cell office:value-type="float" office:value="5.49602508545" calcext:value-type="float">
            <text:p>5.4960250855</text:p>
          </table:table-cell>
        </table:table-row>
        <table:table-row table:style-name="ro1">
          <table:table-cell office:value-type="float" office:value="26.6079902649" calcext:value-type="float">
            <text:p>26.6079902649</text:p>
          </table:table-cell>
          <table:table-cell office:value-type="float" office:value="6.0019493103" calcext:value-type="float">
            <text:p>6.0019493103</text:p>
          </table:table-cell>
          <table:table-cell office:value-type="float" office:value="5.66411018372" calcext:value-type="float">
            <text:p>5.6641101837</text:p>
          </table:table-cell>
        </table:table-row>
        <table:table-row table:style-name="ro1">
          <table:table-cell office:value-type="float" office:value="24.6300697327" calcext:value-type="float">
            <text:p>24.6300697327</text:p>
          </table:table-cell>
          <table:table-cell office:value-type="float" office:value="6.14285469055" calcext:value-type="float">
            <text:p>6.1428546906</text:p>
          </table:table-cell>
          <table:table-cell office:value-type="float" office:value="5.18393516541" calcext:value-type="float">
            <text:p>5.1839351654</text:p>
          </table:table-cell>
        </table:table-row>
        <table:table-row table:style-name="ro1">
          <table:table-cell office:value-type="float" office:value="25.7539749146" calcext:value-type="float">
            <text:p>25.7539749146</text:p>
          </table:table-cell>
          <table:table-cell office:value-type="float" office:value="6.05607032776" calcext:value-type="float">
            <text:p>6.0560703278</text:p>
          </table:table-cell>
          <table:table-cell office:value-type="float" office:value="5.39612770081" calcext:value-type="float">
            <text:p>5.3961277008</text:p>
          </table:table-cell>
        </table:table-row>
        <table:table-row table:style-name="ro1">
          <table:table-cell office:value-type="float" office:value="25.407075882" calcext:value-type="float">
            <text:p>25.407075882</text:p>
          </table:table-cell>
          <table:table-cell office:value-type="float" office:value="6.14500045776" calcext:value-type="float">
            <text:p>6.1450004578</text:p>
          </table:table-cell>
          <table:table-cell office:value-type="float" office:value="5.41591644287" calcext:value-type="float">
            <text:p>5.4159164429</text:p>
          </table:table-cell>
        </table:table-row>
        <table:table-row table:style-name="ro1">
          <table:table-cell office:value-type="float" office:value="25.5560874939" calcext:value-type="float">
            <text:p>25.5560874939</text:p>
          </table:table-cell>
          <table:table-cell office:value-type="float" office:value="6.26087188721" calcext:value-type="float">
            <text:p>6.2608718872</text:p>
          </table:table-cell>
          <table:table-cell office:value-type="float" office:value="5.13386726379" calcext:value-type="float">
            <text:p>5.1338672638</text:p>
          </table:table-cell>
        </table:table-row>
        <table:table-row table:style-name="ro1">
          <table:table-cell office:value-type="float" office:value="25.4771709442" calcext:value-type="float">
            <text:p>25.4771709442</text:p>
          </table:table-cell>
          <table:table-cell office:value-type="float" office:value="5.97500801086" calcext:value-type="float">
            <text:p>5.9750080109</text:p>
          </table:table-cell>
          <table:table-cell office:value-type="float" office:value="5.52701950073" calcext:value-type="float">
            <text:p>5.5270195007</text:p>
          </table:table-cell>
        </table:table-row>
        <table:table-row table:style-name="ro1">
          <table:table-cell office:value-type="float" office:value="25.8722305298" calcext:value-type="float">
            <text:p>25.8722305298</text:p>
          </table:table-cell>
          <table:table-cell office:value-type="float" office:value="6.26087188721" calcext:value-type="float">
            <text:p>6.2608718872</text:p>
          </table:table-cell>
          <table:table-cell office:value-type="float" office:value="5.59592247009" calcext:value-type="float">
            <text:p>5.5959224701</text:p>
          </table:table-cell>
        </table:table-row>
        <table:table-row table:style-name="ro1">
          <table:table-cell office:value-type="float" office:value="24.0850448608" calcext:value-type="float">
            <text:p>24.0850448608</text:p>
          </table:table-cell>
          <table:table-cell office:value-type="float" office:value="6.08801841736" calcext:value-type="float">
            <text:p>6.0880184174</text:p>
          </table:table-cell>
          <table:table-cell office:value-type="float" office:value="5.35488128662" calcext:value-type="float">
            <text:p>5.3548812866</text:p>
          </table:table-cell>
        </table:table-row>
        <table:table-row table:style-name="ro1">
          <table:table-cell office:value-type="float" office:value="25.7291793823" calcext:value-type="float">
            <text:p>25.7291793823</text:p>
          </table:table-cell>
          <table:table-cell office:value-type="float" office:value="6.24704360962" calcext:value-type="float">
            <text:p>6.2470436096</text:p>
          </table:table-cell>
          <table:table-cell office:value-type="float" office:value="2.61807441711" calcext:value-type="float">
            <text:p>2.6180744171</text:p>
          </table:table-cell>
        </table:table-row>
        <table:table-row table:style-name="ro1">
          <table:table-cell office:value-type="float" office:value="25.1169204712" calcext:value-type="float">
            <text:p>25.1169204712</text:p>
          </table:table-cell>
          <table:table-cell office:value-type="float" office:value="6.12187385559" calcext:value-type="float">
            <text:p>6.1218738556</text:p>
          </table:table-cell>
          <table:table-cell office:value-type="float" office:value="2.38394737244" calcext:value-type="float">
            <text:p>2.3839473724</text:p>
          </table:table-cell>
        </table:table-row>
        <table:table-row table:style-name="ro1">
          <table:table-cell office:value-type="float" office:value="25.0780582428" calcext:value-type="float">
            <text:p>25.0780582428</text:p>
          </table:table-cell>
          <table:table-cell office:value-type="float" office:value="6.08801841736" calcext:value-type="float">
            <text:p>6.0880184174</text:p>
          </table:table-cell>
          <table:table-cell office:value-type="float" office:value="2.13289260864" calcext:value-type="float">
            <text:p>2.1328926086</text:p>
          </table:table-cell>
        </table:table-row>
        <table:table-row table:style-name="ro1">
          <table:table-cell office:value-type="float" office:value="24.0368843079" calcext:value-type="float">
            <text:p>24.0368843079</text:p>
          </table:table-cell>
          <table:table-cell office:value-type="float" office:value="6.07800483704" calcext:value-type="float">
            <text:p>6.078004837</text:p>
          </table:table-cell>
          <table:table-cell office:value-type="float" office:value="1.93285942078" calcext:value-type="float">
            <text:p>1.9328594208</text:p>
          </table:table-cell>
        </table:table-row>
        <table:table-row table:style-name="ro1">
          <table:table-cell office:value-type="float" office:value="23.8008499146" calcext:value-type="float">
            <text:p>23.8008499146</text:p>
          </table:table-cell>
          <table:table-cell office:value-type="float" office:value="6.02293014526" calcext:value-type="float">
            <text:p>6.0229301453</text:p>
          </table:table-cell>
          <table:table-cell office:value-type="float" office:value="1.93405151367" calcext:value-type="float">
            <text:p>1.9340515137</text:p>
          </table:table-cell>
        </table:table-row>
        <table:table-row table:style-name="ro1">
          <table:table-cell office:value-type="float" office:value="19.7870731354" calcext:value-type="float">
            <text:p>19.7870731354</text:p>
          </table:table-cell>
          <table:table-cell office:value-type="float" office:value="6.19316101074" calcext:value-type="float">
            <text:p>6.1931610107</text:p>
          </table:table-cell>
          <table:table-cell office:value-type="float" office:value="1.94120407104" calcext:value-type="float">
            <text:p>1.941204071</text:p>
          </table:table-cell>
        </table:table-row>
        <table:table-row table:style-name="ro1">
          <table:table-cell office:value-type="float" office:value="20.2069282532" calcext:value-type="float">
            <text:p>20.2069282532</text:p>
          </table:table-cell>
          <table:table-cell office:value-type="float" office:value="6.12592697144" calcext:value-type="float">
            <text:p>6.1259269714</text:p>
          </table:table-cell>
          <table:table-cell office:value-type="float" office:value="2.06995010376" calcext:value-type="float">
            <text:p>2.0699501038</text:p>
          </table:table-cell>
        </table:table-row>
        <table:table-row table:style-name="ro1">
          <table:table-cell office:value-type="float" office:value="23.4558582306" calcext:value-type="float">
            <text:p>23.4558582306</text:p>
          </table:table-cell>
          <table:table-cell office:value-type="float" office:value="6.16097450256" calcext:value-type="float">
            <text:p>6.1609745026</text:p>
          </table:table-cell>
          <table:table-cell office:value-type="float" office:value="1.84392929077" calcext:value-type="float">
            <text:p>1.8439292908</text:p>
          </table:table-cell>
        </table:table-row>
        <table:table-row table:style-name="ro1">
          <table:table-cell office:value-type="float" office:value="22.4118232727" calcext:value-type="float">
            <text:p>22.4118232727</text:p>
          </table:table-cell>
          <table:table-cell office:value-type="float" office:value="6.15811347961" calcext:value-type="float">
            <text:p>6.1581134796</text:p>
          </table:table-cell>
          <table:table-cell office:value-type="float" office:value="2.14409828186" calcext:value-type="float">
            <text:p>2.1440982819</text:p>
          </table:table-cell>
        </table:table-row>
        <table:table-row table:style-name="ro1">
          <table:table-cell office:value-type="float" office:value="19.7608470917" calcext:value-type="float">
            <text:p>19.7608470917</text:p>
          </table:table-cell>
          <table:table-cell office:value-type="float" office:value="6.14309310913" calcext:value-type="float">
            <text:p>6.1430931091</text:p>
          </table:table-cell>
          <table:table-cell office:value-type="float" office:value="2.14219093323" calcext:value-type="float">
            <text:p>2.1421909332</text:p>
          </table:table-cell>
        </table:table-row>
        <table:table-row table:style-name="ro1">
          <table:table-cell office:value-type="float" office:value="20.1160907745" calcext:value-type="float">
            <text:p>20.1160907745</text:p>
          </table:table-cell>
          <table:table-cell office:value-type="float" office:value="5.95092773438" calcext:value-type="float">
            <text:p>5.9509277344</text:p>
          </table:table-cell>
          <table:table-cell office:value-type="float" office:value="2.26497650146" calcext:value-type="float">
            <text:p>2.2649765015</text:p>
          </table:table-cell>
        </table:table-row>
        <table:table-row table:style-name="ro1">
          <table:table-cell office:value-type="float" office:value="22.8230953217" calcext:value-type="float">
            <text:p>22.8230953217</text:p>
          </table:table-cell>
          <table:table-cell office:value-type="float" office:value="6.21700286865" calcext:value-type="float">
            <text:p>6.2170028687</text:p>
          </table:table-cell>
          <table:table-cell office:value-type="float" office:value="1.96480751038" calcext:value-type="float">
            <text:p>1.9648075104</text:p>
          </table:table-cell>
        </table:table-row>
        <table:table-row table:style-name="ro1">
          <table:table-cell office:value-type="float" office:value="20.947933197" calcext:value-type="float">
            <text:p>20.947933197</text:p>
          </table:table-cell>
          <table:table-cell office:value-type="float" office:value="6.108045578" calcext:value-type="float">
            <text:p>6.108045578</text:p>
          </table:table-cell>
          <table:table-cell office:value-type="float" office:value="2.06589698792" calcext:value-type="float">
            <text:p>2.0658969879</text:p>
          </table:table-cell>
        </table:table-row>
        <table:table-row table:style-name="ro1">
          <table:table-cell office:value-type="float" office:value="24.6541500092" calcext:value-type="float">
            <text:p>24.6541500092</text:p>
          </table:table-cell>
          <table:table-cell office:value-type="float" office:value="6.21390342712" calcext:value-type="float">
            <text:p>6.2139034271</text:p>
          </table:table-cell>
          <table:table-cell office:value-type="float" office:value="1.94597244263" calcext:value-type="float">
            <text:p>1.9459724426</text:p>
          </table:table-cell>
        </table:table-row>
        <table:table-row table:style-name="ro1">
          <table:table-cell office:value-type="float" office:value="24.3470668793" calcext:value-type="float">
            <text:p>24.3470668793</text:p>
          </table:table-cell>
          <table:table-cell office:value-type="float" office:value="6.18100166321" calcext:value-type="float">
            <text:p>6.1810016632</text:p>
          </table:table-cell>
          <table:table-cell office:value-type="float" office:value="2.14409828186" calcext:value-type="float">
            <text:p>2.1440982819</text:p>
          </table:table-cell>
        </table:table-row>
        <table:table-row table:style-name="ro1">
          <table:table-cell office:value-type="float" office:value="22.8340625763" calcext:value-type="float">
            <text:p>22.8340625763</text:p>
          </table:table-cell>
          <table:table-cell office:value-type="float" office:value="6.24179840088" calcext:value-type="float">
            <text:p>6.2417984009</text:p>
          </table:table-cell>
          <table:table-cell office:value-type="float" office:value="2.16603279114" calcext:value-type="float">
            <text:p>2.1660327911</text:p>
          </table:table-cell>
        </table:table-row>
        <table:table-row table:style-name="ro1">
          <table:table-cell office:value-type="float" office:value="27.0462036133" calcext:value-type="float">
            <text:p>27.0462036133</text:p>
          </table:table-cell>
          <table:table-cell office:value-type="float" office:value="6.81781768799" calcext:value-type="float">
            <text:p>6.817817688</text:p>
          </table:table-cell>
          <table:table-cell office:value-type="float" office:value="2.14314460754" calcext:value-type="float">
            <text:p>2.1431446075</text:p>
          </table:table-cell>
        </table:table-row>
        <table:table-row table:style-name="ro1">
          <table:table-cell office:value-type="float" office:value="23.0548381805" calcext:value-type="float">
            <text:p>23.0548381805</text:p>
          </table:table-cell>
          <table:table-cell office:value-type="float" office:value="6.15286827087" calcext:value-type="float">
            <text:p>6.1528682709</text:p>
          </table:table-cell>
          <table:table-cell office:value-type="float" office:value="2.00700759888" calcext:value-type="float">
            <text:p>2.0070075989</text:p>
          </table:table-cell>
        </table:table-row>
        <table:table-row table:style-name="ro1">
          <table:table-cell office:value-type="float" office:value="27.0478725433" calcext:value-type="float">
            <text:p>27.0478725433</text:p>
          </table:table-cell>
          <table:table-cell office:value-type="float" office:value="6.22010231018" calcext:value-type="float">
            <text:p>6.2201023102</text:p>
          </table:table-cell>
          <table:table-cell office:value-type="float" office:value="2.12287902832" calcext:value-type="float">
            <text:p>2.1228790283</text:p>
          </table:table-cell>
        </table:table-row>
        <table:table-row table:style-name="ro1">
          <table:table-cell office:value-type="float" office:value="24.3449211121" calcext:value-type="float">
            <text:p>24.3449211121</text:p>
          </table:table-cell>
          <table:table-cell office:value-type="float" office:value="5.9700012207" calcext:value-type="float">
            <text:p>5.9700012207</text:p>
          </table:table-cell>
          <table:table-cell office:value-type="float" office:value="2.09903717041" calcext:value-type="float">
            <text:p>2.0990371704</text:p>
          </table:table-cell>
        </table:table-row>
        <table:table-row table:style-name="ro1">
          <table:table-cell office:value-type="float" office:value="25.0940322876" calcext:value-type="float">
            <text:p>25.0940322876</text:p>
          </table:table-cell>
          <table:table-cell office:value-type="float" office:value="6.1559677124" calcext:value-type="float">
            <text:p>6.1559677124</text:p>
          </table:table-cell>
          <table:table-cell office:value-type="float" office:value="2.1641254425" calcext:value-type="float">
            <text:p>2.1641254425</text:p>
          </table:table-cell>
        </table:table-row>
        <table:table-row table:style-name="ro1">
          <table:table-cell office:value-type="float" office:value="26.025056839" calcext:value-type="float">
            <text:p>26.025056839</text:p>
          </table:table-cell>
          <table:table-cell office:value-type="float" office:value="6.07085227966" calcext:value-type="float">
            <text:p>6.0708522797</text:p>
          </table:table-cell>
          <table:table-cell office:value-type="float" office:value="2.14314460754" calcext:value-type="float">
            <text:p>2.1431446075</text:p>
          </table:table-cell>
        </table:table-row>
        <table:table-row table:style-name="ro1">
          <table:table-cell office:value-type="float" office:value="27.2898674011" calcext:value-type="float">
            <text:p>27.2898674011</text:p>
          </table:table-cell>
          <table:table-cell office:value-type="float" office:value="6.0510635376" calcext:value-type="float">
            <text:p>6.0510635376</text:p>
          </table:table-cell>
          <table:table-cell office:value-type="float" office:value="2.00510025024" calcext:value-type="float">
            <text:p>2.0051002502</text:p>
          </table:table-cell>
        </table:table-row>
        <table:table-row table:style-name="ro1">
          <table:table-cell office:value-type="float" office:value="26.8959999084" calcext:value-type="float">
            <text:p>26.8959999084</text:p>
          </table:table-cell>
          <table:table-cell office:value-type="float" office:value="6.19101524353" calcext:value-type="float">
            <text:p>6.1910152435</text:p>
          </table:table-cell>
          <table:table-cell office:value-type="float" office:value="6.68907165527" calcext:value-type="float">
            <text:p>6.6890716553</text:p>
          </table:table-cell>
        </table:table-row>
        <table:table-row table:style-name="ro1">
          <table:table-cell office:value-type="float" office:value="25.4888534546" calcext:value-type="float">
            <text:p>25.4888534546</text:p>
          </table:table-cell>
          <table:table-cell office:value-type="float" office:value="6.108045578" calcext:value-type="float">
            <text:p>6.108045578</text:p>
          </table:table-cell>
          <table:table-cell office:value-type="float" office:value="2.06017494202" calcext:value-type="float">
            <text:p>2.060174942</text:p>
          </table:table-cell>
        </table:table-row>
        <table:table-row table:style-name="ro1">
          <table:table-cell office:value-type="float" office:value="24.9540805817" calcext:value-type="float">
            <text:p>24.9540805817</text:p>
          </table:table-cell>
          <table:table-cell office:value-type="float" office:value="6.0498714447" calcext:value-type="float">
            <text:p>6.0498714447</text:p>
          </table:table-cell>
          <table:table-cell office:value-type="float" office:value="1.95813179016" calcext:value-type="float">
            <text:p>1.9581317902</text:p>
          </table:table-cell>
        </table:table-row>
        <table:table-row table:style-name="ro1">
          <table:table-cell office:value-type="float" office:value="26.6559123993" calcext:value-type="float">
            <text:p>26.6559123993</text:p>
          </table:table-cell>
          <table:table-cell office:value-type="float" office:value="6.04677200317" calcext:value-type="float">
            <text:p>6.0467720032</text:p>
          </table:table-cell>
          <table:table-cell office:value-type="float" office:value="1.74784660339" calcext:value-type="float">
            <text:p>1.7478466034</text:p>
          </table:table-cell>
        </table:table-row>
        <table:table-row table:style-name="ro1">
          <table:table-cell office:value-type="float" office:value="26.3929367065" calcext:value-type="float">
            <text:p>26.3929367065</text:p>
          </table:table-cell>
          <table:table-cell office:value-type="float" office:value="6.23917579651" calcext:value-type="float">
            <text:p>6.2391757965</text:p>
          </table:table-cell>
          <table:table-cell office:value-type="float" office:value="1.76882743835" calcext:value-type="float">
            <text:p>1.7688274384</text:p>
          </table:table-cell>
        </table:table-row>
        <table:table-row table:style-name="ro1">
          <table:table-cell office:value-type="float" office:value="24.5769023895" calcext:value-type="float">
            <text:p>24.5769023895</text:p>
          </table:table-cell>
          <table:table-cell office:value-type="float" office:value="5.93304634094" calcext:value-type="float">
            <text:p>5.9330463409</text:p>
          </table:table-cell>
          <table:table-cell office:value-type="float" office:value="1.86705589294" calcext:value-type="float">
            <text:p>1.8670558929</text:p>
          </table:table-cell>
        </table:table-row>
        <table:table-row table:style-name="ro1">
          <table:table-cell office:value-type="float" office:value="25.5398750305" calcext:value-type="float">
            <text:p>25.5398750305</text:p>
          </table:table-cell>
          <table:table-cell office:value-type="float" office:value="6.07585906982" calcext:value-type="float">
            <text:p>6.0758590698</text:p>
          </table:table-cell>
          <table:table-cell office:value-type="float" office:value="1.68800354004" calcext:value-type="float">
            <text:p>1.68800354</text:p>
          </table:table-cell>
        </table:table-row>
        <table:table-row table:style-name="ro1">
          <table:table-cell office:value-type="float" office:value="22.5908756256" calcext:value-type="float">
            <text:p>22.5908756256</text:p>
          </table:table-cell>
          <table:table-cell office:value-type="float" office:value="5.98001480103" calcext:value-type="float">
            <text:p>5.980014801</text:p>
          </table:table-cell>
          <table:table-cell office:value-type="float" office:value="1.87206268311" calcext:value-type="float">
            <text:p>1.8720626831</text:p>
          </table:table-cell>
        </table:table-row>
        <table:table-row table:style-name="ro1">
          <table:table-cell office:value-type="float" office:value="22.2339630127" calcext:value-type="float">
            <text:p>22.2339630127</text:p>
          </table:table-cell>
          <table:table-cell office:value-type="float" office:value="6.1719417572" calcext:value-type="float">
            <text:p>6.1719417572</text:p>
          </table:table-cell>
          <table:table-cell office:value-type="float" office:value="1.82104110718" calcext:value-type="float">
            <text:p>1.8210411072</text:p>
          </table:table-cell>
        </table:table-row>
        <table:table-row table:style-name="ro1">
          <table:table-cell office:value-type="float" office:value="22.4859714508" calcext:value-type="float">
            <text:p>22.4859714508</text:p>
          </table:table-cell>
          <table:table-cell office:value-type="float" office:value="6.10089302063" calcext:value-type="float">
            <text:p>6.1008930206</text:p>
          </table:table-cell>
          <table:table-cell office:value-type="float" office:value="1.85084342957" calcext:value-type="float">
            <text:p>1.8508434296</text:p>
          </table:table-cell>
        </table:table-row>
        <table:table-row table:style-name="ro1">
          <table:table-cell office:value-type="float" office:value="22.05991745" calcext:value-type="float">
            <text:p>22.05991745</text:p>
          </table:table-cell>
          <table:table-cell office:value-type="float" office:value="6.23297691345" calcext:value-type="float">
            <text:p>6.2329769135</text:p>
          </table:table-cell>
          <table:table-cell office:value-type="float" office:value="1.8208026886" calcext:value-type="float">
            <text:p>1.8208026886</text:p>
          </table:table-cell>
        </table:table-row>
        <table:table-row table:style-name="ro1">
          <table:table-cell office:value-type="float" office:value="22.3319530487" calcext:value-type="float">
            <text:p>22.3319530487</text:p>
          </table:table-cell>
          <table:table-cell office:value-type="float" office:value="6.07585906982" calcext:value-type="float">
            <text:p>6.0758590698</text:p>
          </table:table-cell>
          <table:table-cell office:value-type="float" office:value="12.0038986206" calcext:value-type="float">
            <text:p>12.0038986206</text:p>
          </table:table-cell>
        </table:table-row>
        <table:table-row table:style-name="ro1">
          <table:table-cell office:value-type="float" office:value="53.9541244507" calcext:value-type="float">
            <text:p>53.9541244507</text:p>
          </table:table-cell>
          <table:table-cell office:value-type="float" office:value="16.4079666138" calcext:value-type="float">
            <text:p>16.4079666138</text:p>
          </table:table-cell>
          <table:table-cell office:value-type="float" office:value="4.3740272522" calcext:value-type="float">
            <text:p>4.3740272522</text:p>
          </table:table-cell>
        </table:table-row>
        <table:table-row table:style-name="ro1">
          <table:table-cell office:value-type="float" office:value="49.6170520782" calcext:value-type="float">
            <text:p>49.6170520782</text:p>
          </table:table-cell>
          <table:table-cell office:value-type="float" office:value="6.18696212769" calcext:value-type="float">
            <text:p>6.1869621277</text:p>
          </table:table-cell>
          <table:table-cell office:value-type="float" office:value="4.53805923462" calcext:value-type="float">
            <text:p>4.5380592346</text:p>
          </table:table-cell>
        </table:table-row>
        <table:table-row table:style-name="ro1">
          <table:table-cell office:value-type="float" office:value="26.6299247742" calcext:value-type="float">
            <text:p>26.6299247742</text:p>
          </table:table-cell>
          <table:table-cell office:value-type="float" office:value="6.14500045776" calcext:value-type="float">
            <text:p>6.1450004578</text:p>
          </table:table-cell>
          <table:table-cell office:value-type="float" office:value="4.78100776672" calcext:value-type="float">
            <text:p>4.7810077667</text:p>
          </table:table-cell>
        </table:table-row>
        <table:table-row table:style-name="ro1">
          <table:table-cell office:value-type="float" office:value="29.1140079498" calcext:value-type="float">
            <text:p>29.1140079498</text:p>
          </table:table-cell>
          <table:table-cell office:value-type="float" office:value="6.2849521637" calcext:value-type="float">
            <text:p>6.2849521637</text:p>
          </table:table-cell>
          <table:table-cell office:value-type="float" office:value="4.74905967712" calcext:value-type="float">
            <text:p>4.7490596771</text:p>
          </table:table-cell>
        </table:table-row>
        <table:table-row table:style-name="ro1">
          <table:table-cell office:value-type="float" office:value="29.0069580078" calcext:value-type="float">
            <text:p>29.0069580078</text:p>
          </table:table-cell>
          <table:table-cell office:value-type="float" office:value="6.17003440857" calcext:value-type="float">
            <text:p>6.1700344086</text:p>
          </table:table-cell>
          <table:table-cell office:value-type="float" office:value="4.80008125305" calcext:value-type="float">
            <text:p>4.8000812531</text:p>
          </table:table-cell>
        </table:table-row>
        <table:table-row table:style-name="ro1">
          <table:table-cell office:value-type="float" office:value="23.5018730164" calcext:value-type="float">
            <text:p>23.5018730164</text:p>
          </table:table-cell>
          <table:table-cell office:value-type="float" office:value="6.24489784241" calcext:value-type="float">
            <text:p>6.2448978424</text:p>
          </table:table-cell>
          <table:table-cell office:value-type="float" office:value="5.07807731628" calcext:value-type="float">
            <text:p>5.0780773163</text:p>
          </table:table-cell>
        </table:table-row>
        <table:table-row table:style-name="ro1">
          <table:table-cell office:value-type="float" office:value="28.6269187927" calcext:value-type="float">
            <text:p>28.6269187927</text:p>
          </table:table-cell>
          <table:table-cell office:value-type="float" office:value="6.22797012329" calcext:value-type="float">
            <text:p>6.2279701233</text:p>
          </table:table-cell>
          <table:table-cell office:value-type="float" office:value="4.95100021362" calcext:value-type="float">
            <text:p>4.9510002136</text:p>
          </table:table-cell>
        </table:table-row>
        <table:table-row table:style-name="ro1">
          <table:table-cell office:value-type="float" office:value="29.3090343475" calcext:value-type="float">
            <text:p>29.3090343475</text:p>
          </table:table-cell>
          <table:table-cell office:value-type="float" office:value="6.24704360962" calcext:value-type="float">
            <text:p>6.2470436096</text:p>
          </table:table-cell>
          <table:table-cell office:value-type="float" office:value="4.83417510986" calcext:value-type="float">
            <text:p>4.8341751099</text:p>
          </table:table-cell>
        </table:table-row>
        <table:table-row table:style-name="ro1">
          <table:table-cell office:value-type="float" office:value="29.9389362335" calcext:value-type="float">
            <text:p>29.9389362335</text:p>
          </table:table-cell>
          <table:table-cell office:value-type="float" office:value="6.17289543152" calcext:value-type="float">
            <text:p>6.1728954315</text:p>
          </table:table-cell>
          <table:table-cell office:value-type="float" office:value="4.87804412842" calcext:value-type="float">
            <text:p>4.8780441284</text:p>
          </table:table-cell>
        </table:table-row>
        <table:table-row table:style-name="ro1">
          <table:table-cell office:value-type="float" office:value="28.4461975098" calcext:value-type="float">
            <text:p>28.4461975098</text:p>
          </table:table-cell>
          <table:table-cell office:value-type="float" office:value="6.178855896" calcext:value-type="float">
            <text:p>6.178855896</text:p>
          </table:table-cell>
          <table:table-cell office:value-type="float" office:value="4.87899780273" calcext:value-type="float">
            <text:p>4.8789978027</text:p>
          </table:table-cell>
        </table:table-row>
        <table:table-row table:style-name="ro1">
          <table:table-cell office:value-type="float" office:value="29.424905777" calcext:value-type="float">
            <text:p>29.424905777</text:p>
          </table:table-cell>
          <table:table-cell office:value-type="float" office:value="6.05297088623" calcext:value-type="float">
            <text:p>6.0529708862</text:p>
          </table:table-cell>
          <table:table-cell office:value-type="float" office:value="4.84609603882" calcext:value-type="float">
            <text:p>4.8460960388</text:p>
          </table:table-cell>
        </table:table-row>
        <table:table-row table:style-name="ro1">
          <table:table-cell office:value-type="float" office:value="28.3629894257" calcext:value-type="float">
            <text:p>28.3629894257</text:p>
          </table:table-cell>
          <table:table-cell office:value-type="float" office:value="6.08015060425" calcext:value-type="float">
            <text:p>6.0801506043</text:p>
          </table:table-cell>
          <table:table-cell office:value-type="float" office:value="4.92787361145" calcext:value-type="float">
            <text:p>4.9278736115</text:p>
          </table:table-cell>
        </table:table-row>
        <table:table-row table:style-name="ro1">
          <table:table-cell office:value-type="float" office:value="29.002904892" calcext:value-type="float">
            <text:p>29.002904892</text:p>
          </table:table-cell>
          <table:table-cell office:value-type="float" office:value="6.108045578" calcext:value-type="float">
            <text:p>6.108045578</text:p>
          </table:table-cell>
          <table:table-cell office:value-type="float" office:value="5.01298904419" calcext:value-type="float">
            <text:p>5.0129890442</text:p>
          </table:table-cell>
        </table:table-row>
        <table:table-row table:style-name="ro1">
          <table:table-cell office:value-type="float" office:value="28.0668735504" calcext:value-type="float">
            <text:p>28.0668735504</text:p>
          </table:table-cell>
          <table:table-cell office:value-type="float" office:value="6.16908073425" calcext:value-type="float">
            <text:p>6.1690807343</text:p>
          </table:table-cell>
          <table:table-cell office:value-type="float" office:value="4.84895706177" calcext:value-type="float">
            <text:p>4.8489570618</text:p>
          </table:table-cell>
        </table:table-row>
        <table:table-row table:style-name="ro1">
          <table:table-cell office:value-type="float" office:value="28.6350250244" calcext:value-type="float">
            <text:p>28.6350250244</text:p>
          </table:table-cell>
          <table:table-cell office:value-type="float" office:value="6.16216659546" calcext:value-type="float">
            <text:p>6.1621665955</text:p>
          </table:table-cell>
          <table:table-cell office:value-type="float" office:value="4.89592552185" calcext:value-type="float">
            <text:p>4.8959255219</text:p>
          </table:table-cell>
        </table:table-row>
        <table:table-row table:style-name="ro1">
          <table:table-cell office:value-type="float" office:value="28.3739566803" calcext:value-type="float">
            <text:p>28.3739566803</text:p>
          </table:table-cell>
          <table:table-cell office:value-type="float" office:value="6.23989105225" calcext:value-type="float">
            <text:p>6.2398910523</text:p>
          </table:table-cell>
          <table:table-cell office:value-type="float" office:value="4.89091873169" calcext:value-type="float">
            <text:p>4.8909187317</text:p>
          </table:table-cell>
        </table:table-row>
        <table:table-row table:style-name="ro1">
          <table:table-cell office:value-type="float" office:value="28.2869338989" calcext:value-type="float">
            <text:p>28.2869338989</text:p>
          </table:table-cell>
          <table:table-cell office:value-type="float" office:value="6.05177879333" calcext:value-type="float">
            <text:p>6.0517787933</text:p>
          </table:table-cell>
          <table:table-cell office:value-type="float" office:value="5.07187843323" calcext:value-type="float">
            <text:p>5.0718784332</text:p>
          </table:table-cell>
        </table:table-row>
        <table:table-row table:style-name="ro1">
          <table:table-cell office:value-type="float" office:value="28.7940502167" calcext:value-type="float">
            <text:p>28.7940502167</text:p>
          </table:table-cell>
          <table:table-cell office:value-type="float" office:value="6.01696968079" calcext:value-type="float">
            <text:p>6.0169696808</text:p>
          </table:table-cell>
          <table:table-cell office:value-type="float" office:value="5.27787208557" calcext:value-type="float">
            <text:p>5.2778720856</text:p>
          </table:table-cell>
        </table:table-row>
        <table:table-row table:style-name="ro1">
          <table:table-cell office:value-type="float" office:value="29.9508571625" calcext:value-type="float">
            <text:p>29.9508571625</text:p>
          </table:table-cell>
          <table:table-cell office:value-type="float" office:value="6.05607032776" calcext:value-type="float">
            <text:p>6.0560703278</text:p>
          </table:table-cell>
          <table:table-cell office:value-type="float" office:value="5.25283813477" calcext:value-type="float">
            <text:p>5.2528381348</text:p>
          </table:table-cell>
        </table:table-row>
        <table:table-row table:style-name="ro1">
          <table:table-cell office:value-type="float" office:value="34.2860221863" calcext:value-type="float">
            <text:p>34.2860221863</text:p>
          </table:table-cell>
          <table:table-cell office:value-type="float" office:value="6.13403320312" calcext:value-type="float">
            <text:p>6.1340332031</text:p>
          </table:table-cell>
          <table:table-cell office:value-type="float" office:value="4.94694709778" calcext:value-type="float">
            <text:p>4.9469470978</text:p>
          </table:table-cell>
        </table:table-row>
        <table:table-row table:style-name="ro1">
          <table:table-cell office:value-type="float" office:value="28.2490253448" calcext:value-type="float">
            <text:p>28.2490253448</text:p>
          </table:table-cell>
          <table:table-cell office:value-type="float" office:value="6.1399936676" calcext:value-type="float">
            <text:p>6.1399936676</text:p>
          </table:table-cell>
          <table:table-cell office:value-type="float" office:value="5.24187088013" calcext:value-type="float">
            <text:p>5.2418708801</text:p>
          </table:table-cell>
        </table:table-row>
        <table:table-row table:style-name="ro1">
          <table:table-cell office:value-type="float" office:value="29.0379524231" calcext:value-type="float">
            <text:p>29.0379524231</text:p>
          </table:table-cell>
          <table:table-cell office:value-type="float" office:value="6.07490539551" calcext:value-type="float">
            <text:p>6.0749053955</text:p>
          </table:table-cell>
          <table:table-cell office:value-type="float" office:value="5.29599189758" calcext:value-type="float">
            <text:p>5.2959918976</text:p>
          </table:table-cell>
        </table:table-row>
        <table:table-row table:style-name="ro1">
          <table:table-cell office:value-type="float" office:value="28.9390087128" calcext:value-type="float">
            <text:p>28.9390087128</text:p>
          </table:table-cell>
          <table:table-cell office:value-type="float" office:value="6.16884231567" calcext:value-type="float">
            <text:p>6.1688423157</text:p>
          </table:table-cell>
          <table:table-cell office:value-type="float" office:value="5.38110733032" calcext:value-type="float">
            <text:p>5.3811073303</text:p>
          </table:table-cell>
        </table:table-row>
        <table:table-row table:style-name="ro1">
          <table:table-cell office:value-type="float" office:value="28.6529064178" calcext:value-type="float">
            <text:p>28.6529064178</text:p>
          </table:table-cell>
          <table:table-cell office:value-type="float" office:value="6.22606277466" calcext:value-type="float">
            <text:p>6.2260627747</text:p>
          </table:table-cell>
          <table:table-cell office:value-type="float" office:value="5.37395477295" calcext:value-type="float">
            <text:p>5.373954773</text:p>
          </table:table-cell>
        </table:table-row>
        <table:table-row table:style-name="ro1">
          <table:table-cell office:value-type="float" office:value="28.4099578857" calcext:value-type="float">
            <text:p>28.4099578857</text:p>
          </table:table-cell>
          <table:table-cell office:value-type="float" office:value="6.24513626099" calcext:value-type="float">
            <text:p>6.245136261</text:p>
          </table:table-cell>
          <table:table-cell office:value-type="float" office:value="5.16986846924" calcext:value-type="float">
            <text:p>5.1698684692</text:p>
          </table:table-cell>
        </table:table-row>
        <table:table-row table:style-name="ro1">
          <table:table-cell office:value-type="float" office:value="29.3638706207" calcext:value-type="float">
            <text:p>29.3638706207</text:p>
          </table:table-cell>
          <table:table-cell office:value-type="float" office:value="6.09612464905" calcext:value-type="float">
            <text:p>6.0961246491</text:p>
          </table:table-cell>
          <table:table-cell office:value-type="float" office:value="5.1600933075" calcext:value-type="float">
            <text:p>5.1600933075</text:p>
          </table:table-cell>
        </table:table-row>
        <table:table-row table:style-name="ro1">
          <table:table-cell office:value-type="float" office:value="28.538942337" calcext:value-type="float">
            <text:p>28.538942337</text:p>
          </table:table-cell>
          <table:table-cell office:value-type="float" office:value="6.17504119873" calcext:value-type="float">
            <text:p>6.1750411987</text:p>
          </table:table-cell>
          <table:table-cell office:value-type="float" office:value="5.29813766479" calcext:value-type="float">
            <text:p>5.2981376648</text:p>
          </table:table-cell>
        </table:table-row>
        <table:table-row table:style-name="ro1">
          <table:table-cell office:value-type="float" office:value="29.1900634766" calcext:value-type="float">
            <text:p>29.1900634766</text:p>
          </table:table-cell>
          <table:table-cell office:value-type="float" office:value="6.1719417572" calcext:value-type="float">
            <text:p>6.1719417572</text:p>
          </table:table-cell>
          <table:table-cell office:value-type="float" office:value="5.15699386597" calcext:value-type="float">
            <text:p>5.156993866</text:p>
          </table:table-cell>
        </table:table-row>
        <table:table-row table:style-name="ro1">
          <table:table-cell office:value-type="float" office:value="29.1829109192" calcext:value-type="float">
            <text:p>29.1829109192</text:p>
          </table:table-cell>
          <table:table-cell office:value-type="float" office:value="6.21199607849" calcext:value-type="float">
            <text:p>6.2119960785</text:p>
          </table:table-cell>
          <table:table-cell office:value-type="float" office:value="5.18488883972" calcext:value-type="float">
            <text:p>5.1848888397</text:p>
          </table:table-cell>
        </table:table-row>
        <table:table-row table:style-name="ro1">
          <table:table-cell office:value-type="float" office:value="28.7911891937" calcext:value-type="float">
            <text:p>28.7911891937</text:p>
          </table:table-cell>
          <table:table-cell office:value-type="float" office:value="6.02102279663" calcext:value-type="float">
            <text:p>6.0210227966</text:p>
          </table:table-cell>
          <table:table-cell office:value-type="float" office:value="2.39396095276" calcext:value-type="float">
            <text:p>2.3939609528</text:p>
          </table:table-cell>
        </table:table-row>
        <table:table-row table:style-name="ro1">
          <table:table-cell office:value-type="float" office:value="28.0451774597" calcext:value-type="float">
            <text:p>28.0451774597</text:p>
          </table:table-cell>
          <table:table-cell office:value-type="float" office:value="6.05201721191" calcext:value-type="float">
            <text:p>6.0520172119</text:p>
          </table:table-cell>
          <table:table-cell office:value-type="float" office:value="2.12216377258" calcext:value-type="float">
            <text:p>2.1221637726</text:p>
          </table:table-cell>
        </table:table-row>
        <table:table-row table:style-name="ro1">
          <table:table-cell office:value-type="float" office:value="28.2740592957" calcext:value-type="float">
            <text:p>28.2740592957</text:p>
          </table:table-cell>
          <table:table-cell office:value-type="float" office:value="6.1628818512" calcext:value-type="float">
            <text:p>6.1628818512</text:p>
          </table:table-cell>
          <table:table-cell office:value-type="float" office:value="2.0649433136" calcext:value-type="float">
            <text:p>2.0649433136</text:p>
          </table:table-cell>
        </table:table-row>
        <table:table-row table:style-name="ro1">
          <table:table-cell office:value-type="float" office:value="28.6200046539" calcext:value-type="float">
            <text:p>28.6200046539</text:p>
          </table:table-cell>
          <table:table-cell office:value-type="float" office:value="6.18314743042" calcext:value-type="float">
            <text:p>6.1831474304</text:p>
          </table:table-cell>
          <table:table-cell office:value-type="float" office:value="2.23088264465" calcext:value-type="float">
            <text:p>2.2308826447</text:p>
          </table:table-cell>
        </table:table-row>
        <table:table-row table:style-name="ro1">
          <table:table-cell office:value-type="float" office:value="25.0518321991" calcext:value-type="float">
            <text:p>25.0518321991</text:p>
          </table:table-cell>
          <table:table-cell office:value-type="float" office:value="5.98812103271" calcext:value-type="float">
            <text:p>5.9881210327</text:p>
          </table:table-cell>
          <table:table-cell office:value-type="float" office:value="2.01082229614" calcext:value-type="float">
            <text:p>2.0108222961</text:p>
          </table:table-cell>
        </table:table-row>
        <table:table-row table:style-name="ro1">
          <table:table-cell office:value-type="float" office:value="23.8208770752" calcext:value-type="float">
            <text:p>23.8208770752</text:p>
          </table:table-cell>
          <table:table-cell office:value-type="float" office:value="6.19792938232" calcext:value-type="float">
            <text:p>6.1979293823</text:p>
          </table:table-cell>
          <table:table-cell office:value-type="float" office:value="2.14600563049" calcext:value-type="float">
            <text:p>2.1460056305</text:p>
          </table:table-cell>
        </table:table-row>
        <table:table-row table:style-name="ro1">
          <table:table-cell office:value-type="float" office:value="22.8188037872" calcext:value-type="float">
            <text:p>22.8188037872</text:p>
          </table:table-cell>
          <table:table-cell office:value-type="float" office:value="6.05416297913" calcext:value-type="float">
            <text:p>6.0541629791</text:p>
          </table:table-cell>
          <table:table-cell office:value-type="float" office:value="2.0580291748" calcext:value-type="float">
            <text:p>2.0580291748</text:p>
          </table:table-cell>
        </table:table-row>
        <table:table-row table:style-name="ro1">
          <table:table-cell office:value-type="float" office:value="25.1750946045" calcext:value-type="float">
            <text:p>25.1750946045</text:p>
          </table:table-cell>
          <table:table-cell office:value-type="float" office:value="6.12616539001" calcext:value-type="float">
            <text:p>6.12616539</text:p>
          </table:table-cell>
          <table:table-cell office:value-type="float" office:value="2.33793258667" calcext:value-type="float">
            <text:p>2.3379325867</text:p>
          </table:table-cell>
        </table:table-row>
        <table:table-row table:style-name="ro1">
          <table:table-cell office:value-type="float" office:value="24.9609947205" calcext:value-type="float">
            <text:p>24.9609947205</text:p>
          </table:table-cell>
          <table:table-cell office:value-type="float" office:value="6.03985786438" calcext:value-type="float">
            <text:p>6.0398578644</text:p>
          </table:table-cell>
          <table:table-cell office:value-type="float" office:value="2.76613235474" calcext:value-type="float">
            <text:p>2.7661323547</text:p>
          </table:table-cell>
        </table:table-row>
        <table:table-row table:style-name="ro1">
          <table:table-cell office:value-type="float" office:value="25.0089168549" calcext:value-type="float">
            <text:p>25.0089168549</text:p>
          </table:table-cell>
          <table:table-cell office:value-type="float" office:value="6.19506835938" calcext:value-type="float">
            <text:p>6.1950683594</text:p>
          </table:table-cell>
          <table:table-cell office:value-type="float" office:value="2.9890537262" calcext:value-type="float">
            <text:p>2.9890537262</text:p>
          </table:table-cell>
        </table:table-row>
        <table:table-row table:style-name="ro1">
          <table:table-cell office:value-type="float" office:value="22.1610069275" calcext:value-type="float">
            <text:p>22.1610069275</text:p>
          </table:table-cell>
          <table:table-cell office:value-type="float" office:value="6.18386268616" calcext:value-type="float">
            <text:p>6.1838626862</text:p>
          </table:table-cell>
          <table:table-cell office:value-type="float" office:value="3.66401672363" calcext:value-type="float">
            <text:p>3.6640167236</text:p>
          </table:table-cell>
        </table:table-row>
        <table:table-row table:style-name="ro1">
          <table:table-cell office:value-type="float" office:value="23.4370231628" calcext:value-type="float">
            <text:p>23.4370231628</text:p>
          </table:table-cell>
          <table:table-cell office:value-type="float" office:value="6.10494613647" calcext:value-type="float">
            <text:p>6.1049461365</text:p>
          </table:table-cell>
          <table:table-cell office:value-type="float" office:value="2.65002250671" calcext:value-type="float">
            <text:p>2.6500225067</text:p>
          </table:table-cell>
        </table:table-row>
        <table:table-row table:style-name="ro1">
          <table:table-cell office:value-type="float" office:value="23.7121582031" calcext:value-type="float">
            <text:p>23.7121582031</text:p>
          </table:table-cell>
          <table:table-cell office:value-type="float" office:value="6.24799728394" calcext:value-type="float">
            <text:p>6.2479972839</text:p>
          </table:table-cell>
          <table:table-cell office:value-type="float" office:value="2.4938583374" calcext:value-type="float">
            <text:p>2.4938583374</text:p>
          </table:table-cell>
        </table:table-row>
        <table:table-row table:style-name="ro1">
          <table:table-cell office:value-type="float" office:value="20.5180644989" calcext:value-type="float">
            <text:p>20.5180644989</text:p>
          </table:table-cell>
          <table:table-cell office:value-type="float" office:value="6.16002082825" calcext:value-type="float">
            <text:p>6.1600208283</text:p>
          </table:table-cell>
          <table:table-cell office:value-type="float" office:value="2.30002403259" calcext:value-type="float">
            <text:p>2.3000240326</text:p>
          </table:table-cell>
        </table:table-row>
        <table:table-row table:style-name="ro1">
          <table:table-cell office:value-type="float" office:value="23.5469341278" calcext:value-type="float">
            <text:p>23.5469341278</text:p>
          </table:table-cell>
          <table:table-cell office:value-type="float" office:value="6.12711906433" calcext:value-type="float">
            <text:p>6.1271190643</text:p>
          </table:table-cell>
          <table:table-cell office:value-type="float" office:value="2.4311542511" calcext:value-type="float">
            <text:p>2.4311542511</text:p>
          </table:table-cell>
        </table:table-row>
        <table:table-row table:style-name="ro1">
          <table:table-cell office:value-type="float" office:value="18.9909934998" calcext:value-type="float">
            <text:p>18.9909934998</text:p>
          </table:table-cell>
          <table:table-cell office:value-type="float" office:value="6.15477561951" calcext:value-type="float">
            <text:p>6.1547756195</text:p>
          </table:table-cell>
          <table:table-cell office:value-type="float" office:value="2.50220298767" calcext:value-type="float">
            <text:p>2.5022029877</text:p>
          </table:table-cell>
        </table:table-row>
        <table:table-row table:style-name="ro1">
          <table:table-cell office:value-type="float" office:value="21.5830802917" calcext:value-type="float">
            <text:p>21.5830802917</text:p>
          </table:table-cell>
          <table:table-cell office:value-type="float" office:value="5.99908828735" calcext:value-type="float">
            <text:p>5.9990882874</text:p>
          </table:table-cell>
          <table:table-cell office:value-type="float" office:value="2.29477882385" calcext:value-type="float">
            <text:p>2.2947788239</text:p>
          </table:table-cell>
        </table:table-row>
        <table:table-row table:style-name="ro1">
          <table:table-cell office:value-type="float" office:value="20.0140476227" calcext:value-type="float">
            <text:p>20.0140476227</text:p>
          </table:table-cell>
          <table:table-cell office:value-type="float" office:value="6.13903999329" calcext:value-type="float">
            <text:p>6.1390399933</text:p>
          </table:table-cell>
          <table:table-cell office:value-type="float" office:value="2.38013267517" calcext:value-type="float">
            <text:p>2.3801326752</text:p>
          </table:table-cell>
        </table:table-row>
        <table:table-row table:style-name="ro1">
          <table:table-cell office:value-type="float" office:value="20.1690196991" calcext:value-type="float">
            <text:p>20.1690196991</text:p>
          </table:table-cell>
          <table:table-cell office:value-type="float" office:value="6.08110427856" calcext:value-type="float">
            <text:p>6.0811042786</text:p>
          </table:table-cell>
          <table:table-cell office:value-type="float" office:value="2.08210945129" calcext:value-type="float">
            <text:p>2.0821094513</text:p>
          </table:table-cell>
        </table:table-row>
        <table:table-row table:style-name="ro1">
          <table:table-cell office:value-type="float" office:value="25.2599716187" calcext:value-type="float">
            <text:p>25.2599716187</text:p>
          </table:table-cell>
          <table:table-cell office:value-type="float" office:value="6.09302520752" calcext:value-type="float">
            <text:p>6.0930252075</text:p>
          </table:table-cell>
          <table:table-cell office:value-type="float" office:value="2.2280216217" calcext:value-type="float">
            <text:p>2.2280216217</text:p>
          </table:table-cell>
        </table:table-row>
        <table:table-row table:style-name="ro1">
          <table:table-cell office:value-type="float" office:value="20.8210945129" calcext:value-type="float">
            <text:p>20.8210945129</text:p>
          </table:table-cell>
          <table:table-cell office:value-type="float" office:value="6.07514381409" calcext:value-type="float">
            <text:p>6.0751438141</text:p>
          </table:table-cell>
          <table:table-cell office:value-type="float" office:value="2.33006477356" calcext:value-type="float">
            <text:p>2.3300647736</text:p>
          </table:table-cell>
        </table:table-row>
        <table:table-row table:style-name="ro1">
          <table:table-cell office:value-type="float" office:value="23.1339931488" calcext:value-type="float">
            <text:p>23.1339931488</text:p>
          </table:table-cell>
          <table:table-cell office:value-type="float" office:value="6.01720809937" calcext:value-type="float">
            <text:p>6.0172080994</text:p>
          </table:table-cell>
          <table:table-cell office:value-type="float" office:value="2.44688987732" calcext:value-type="float">
            <text:p>2.4468898773</text:p>
          </table:table-cell>
        </table:table-row>
        <table:table-row table:style-name="ro1">
          <table:table-cell office:value-type="float" office:value="23.0929851532" calcext:value-type="float">
            <text:p>23.0929851532</text:p>
          </table:table-cell>
          <table:table-cell office:value-type="float" office:value="6.11186027527" calcext:value-type="float">
            <text:p>6.1118602753</text:p>
          </table:table-cell>
          <table:table-cell office:value-type="float" office:value="2.45189666748" calcext:value-type="float">
            <text:p>2.4518966675</text:p>
          </table:table-cell>
        </table:table-row>
        <table:table-row table:style-name="ro1">
          <table:table-cell office:value-type="float" office:value="24.0459442139" calcext:value-type="float">
            <text:p>24.0459442139</text:p>
          </table:table-cell>
          <table:table-cell office:value-type="float" office:value="6.04891777039" calcext:value-type="float">
            <text:p>6.0489177704</text:p>
          </table:table-cell>
          <table:table-cell office:value-type="float" office:value="2.31599807739" calcext:value-type="float">
            <text:p>2.3159980774</text:p>
          </table:table-cell>
        </table:table-row>
        <table:table-row table:style-name="ro1">
          <table:table-cell office:value-type="float" office:value="23.5788822174" calcext:value-type="float">
            <text:p>23.5788822174</text:p>
          </table:table-cell>
          <table:table-cell office:value-type="float" office:value="6.18600845337" calcext:value-type="float">
            <text:p>6.1860084534</text:p>
          </table:table-cell>
          <table:table-cell office:value-type="float" office:value="2.43592262268" calcext:value-type="float">
            <text:p>2.4359226227</text:p>
          </table:table-cell>
        </table:table-row>
        <table:table-row table:style-name="ro1">
          <table:table-cell office:value-type="float" office:value="28.0351638794" calcext:value-type="float">
            <text:p>28.0351638794</text:p>
          </table:table-cell>
          <table:table-cell office:value-type="float" office:value="6.1948299408" calcext:value-type="float">
            <text:p>6.1948299408</text:p>
          </table:table-cell>
          <table:table-cell office:value-type="float" office:value="2.31695175171" calcext:value-type="float">
            <text:p>2.3169517517</text:p>
          </table:table-cell>
        </table:table-row>
        <table:table-row table:style-name="ro1">
          <table:table-cell office:value-type="float" office:value="22.1450328827" calcext:value-type="float">
            <text:p>22.1450328827</text:p>
          </table:table-cell>
          <table:table-cell office:value-type="float" office:value="6.16598129272" calcext:value-type="float">
            <text:p>6.1659812927</text:p>
          </table:table-cell>
          <table:table-cell office:value-type="float" office:value="2.36201286316" calcext:value-type="float">
            <text:p>2.3620128632</text:p>
          </table:table-cell>
        </table:table-row>
        <table:table-row table:style-name="ro1">
          <table:table-cell office:value-type="float" office:value="20.2538967133" calcext:value-type="float">
            <text:p>20.2538967133</text:p>
          </table:table-cell>
          <table:table-cell office:value-type="float" office:value="6.02412223816" calcext:value-type="float">
            <text:p>6.0241222382</text:p>
          </table:table-cell>
          <table:table-cell office:value-type="float" office:value="2.32005119324" calcext:value-type="float">
            <text:p>2.3200511932</text:p>
          </table:table-cell>
        </table:table-row>
        <table:table-row table:style-name="ro1">
          <table:table-cell office:value-type="float" office:value="23.7081050873" calcext:value-type="float">
            <text:p>23.7081050873</text:p>
          </table:table-cell>
          <table:table-cell office:value-type="float" office:value="6.3259601593" calcext:value-type="float">
            <text:p>6.3259601593</text:p>
          </table:table-cell>
          <table:table-cell office:value-type="float" office:value="2.38299369812" calcext:value-type="float">
            <text:p>2.3829936981</text:p>
          </table:table-cell>
        </table:table-row>
        <table:table-row table:style-name="ro1">
          <table:table-cell office:value-type="float" office:value="22.381067276" calcext:value-type="float">
            <text:p>22.381067276</text:p>
          </table:table-cell>
          <table:table-cell office:value-type="float" office:value="6.06894493103" calcext:value-type="float">
            <text:p>6.068944931</text:p>
          </table:table-cell>
          <table:table-cell office:value-type="float" office:value="2.27117538452" calcext:value-type="float">
            <text:p>2.2711753845</text:p>
          </table:table-cell>
        </table:table-row>
        <table:table-row table:style-name="ro1">
          <table:table-cell office:value-type="float" office:value="22.9940414429" calcext:value-type="float">
            <text:p>22.9940414429</text:p>
          </table:table-cell>
          <table:table-cell office:value-type="float" office:value="6.13594055176" calcext:value-type="float">
            <text:p>6.1359405518</text:p>
          </table:table-cell>
          <table:table-cell office:value-type="float" office:value="2.23588943481" calcext:value-type="float">
            <text:p>2.2358894348</text:p>
          </table:table-cell>
        </table:table-row>
        <table:table-row table:style-name="ro1">
          <table:table-cell office:value-type="float" office:value="20.6718444824" calcext:value-type="float">
            <text:p>20.6718444824</text:p>
          </table:table-cell>
          <table:table-cell office:value-type="float" office:value="5.91897964478" calcext:value-type="float">
            <text:p>5.9189796448</text:p>
          </table:table-cell>
          <table:table-cell office:value-type="float" office:value="2.1550655365" calcext:value-type="float">
            <text:p>2.1550655365</text:p>
          </table:table-cell>
        </table:table-row>
        <table:table-row table:style-name="ro1">
          <table:table-cell office:value-type="float" office:value="19.3519592285" calcext:value-type="float">
            <text:p>19.3519592285</text:p>
          </table:table-cell>
          <table:table-cell office:value-type="float" office:value="6.00790977478" calcext:value-type="float">
            <text:p>6.0079097748</text:p>
          </table:table-cell>
          <table:table-cell office:value-type="float" office:value="2.26593017578" calcext:value-type="float">
            <text:p>2.2659301758</text:p>
          </table:table-cell>
        </table:table-row>
        <table:table-row table:style-name="ro1">
          <table:table-cell office:value-type="float" office:value="20.494222641" calcext:value-type="float">
            <text:p>20.494222641</text:p>
          </table:table-cell>
          <table:table-cell office:value-type="float" office:value="6.21390342712" calcext:value-type="float">
            <text:p>6.2139034271</text:p>
          </table:table-cell>
          <table:table-cell office:value-type="float" office:value="1.96409225464" calcext:value-type="float">
            <text:p>1.9640922546</text:p>
          </table:table-cell>
        </table:table-row>
        <table:table-row table:style-name="ro1">
          <table:table-cell office:value-type="float" office:value="20.2670097351" calcext:value-type="float">
            <text:p>20.2670097351</text:p>
          </table:table-cell>
          <table:table-cell office:value-type="float" office:value="6.1399936676" calcext:value-type="float">
            <text:p>6.1399936676</text:p>
          </table:table-cell>
          <table:table-cell office:value-type="float" office:value="1.83820724487" calcext:value-type="float">
            <text:p>1.8382072449</text:p>
          </table:table-cell>
        </table:table-row>
        <table:table-row table:style-name="ro1">
          <table:table-cell office:value-type="float" office:value="20.5590724945" calcext:value-type="float">
            <text:p>20.5590724945</text:p>
          </table:table-cell>
          <table:table-cell office:value-type="float" office:value="6.02889060974" calcext:value-type="float">
            <text:p>6.0288906097</text:p>
          </table:table-cell>
          <table:table-cell office:value-type="float" office:value="1.80506706238" calcext:value-type="float">
            <text:p>1.8050670624</text:p>
          </table:table-cell>
        </table:table-row>
        <table:table-row table:style-name="ro1">
          <table:table-cell office:value-type="float" office:value="19.3688869476" calcext:value-type="float">
            <text:p>19.3688869476</text:p>
          </table:table-cell>
          <table:table-cell office:value-type="float" office:value="6.09612464905" calcext:value-type="float">
            <text:p>6.0961246491</text:p>
          </table:table-cell>
          <table:table-cell office:value-type="float" office:value="4.86588478088" calcext:value-type="float">
            <text:p>4.8658847809</text:p>
          </table:table-cell>
        </table:table-row>
        <table:table-row table:style-name="ro1">
          <table:table-cell office:value-type="float" office:value="23.0209827423" calcext:value-type="float">
            <text:p>23.0209827423</text:p>
          </table:table-cell>
          <table:table-cell office:value-type="float" office:value="6.06298446655" calcext:value-type="float">
            <text:p>6.0629844666</text:p>
          </table:table-cell>
          <table:table-cell office:value-type="float" office:value="5.26404380798" calcext:value-type="float">
            <text:p>5.264043808</text:p>
          </table:table-cell>
        </table:table-row>
        <table:table-row table:style-name="ro1">
          <table:table-cell office:value-type="float" office:value="25.9079933167" calcext:value-type="float">
            <text:p>25.9079933167</text:p>
          </table:table-cell>
          <table:table-cell office:value-type="float" office:value="6.03699684143" calcext:value-type="float">
            <text:p>6.0369968414</text:p>
          </table:table-cell>
          <table:table-cell office:value-type="float" office:value="5.31196594238" calcext:value-type="float">
            <text:p>5.3119659424</text:p>
          </table:table-cell>
        </table:table-row>
        <table:table-row table:style-name="ro1">
          <table:table-cell office:value-type="float" office:value="25.5680084229" calcext:value-type="float">
            <text:p>25.5680084229</text:p>
          </table:table-cell>
          <table:table-cell office:value-type="float" office:value="6.13689422607" calcext:value-type="float">
            <text:p>6.1368942261</text:p>
          </table:table-cell>
          <table:table-cell office:value-type="float" office:value="5.5730342865" calcext:value-type="float">
            <text:p>5.5730342865</text:p>
          </table:table-cell>
        </table:table-row>
        <table:table-row table:style-name="ro1">
          <table:table-cell office:value-type="float" office:value="24.7449874878" calcext:value-type="float">
            <text:p>24.7449874878</text:p>
          </table:table-cell>
          <table:table-cell office:value-type="float" office:value="6.12998008728" calcext:value-type="float">
            <text:p>6.1299800873</text:p>
          </table:table-cell>
          <table:table-cell office:value-type="float" office:value="5.47790527344" calcext:value-type="float">
            <text:p>5.4779052734</text:p>
          </table:table-cell>
        </table:table-row>
        <table:table-row table:style-name="ro1">
          <table:table-cell office:value-type="float" office:value="25.7821083069" calcext:value-type="float">
            <text:p>25.7821083069</text:p>
          </table:table-cell>
          <table:table-cell office:value-type="float" office:value="6.22797012329" calcext:value-type="float">
            <text:p>6.2279701233</text:p>
          </table:table-cell>
          <table:table-cell office:value-type="float" office:value="5.34892082214" calcext:value-type="float">
            <text:p>5.3489208221</text:p>
          </table:table-cell>
        </table:table-row>
        <table:table-row table:style-name="ro1">
          <table:table-cell office:value-type="float" office:value="24.9600410461" calcext:value-type="float">
            <text:p>24.9600410461</text:p>
          </table:table-cell>
          <table:table-cell office:value-type="float" office:value="6.05392456055" calcext:value-type="float">
            <text:p>6.0539245606</text:p>
          </table:table-cell>
          <table:table-cell office:value-type="float" office:value="5.51891326904" calcext:value-type="float">
            <text:p>5.518913269</text:p>
          </table:table-cell>
        </table:table-row>
        <table:table-row table:style-name="ro1">
          <table:table-cell office:value-type="float" office:value="24.4889259338" calcext:value-type="float">
            <text:p>24.4889259338</text:p>
          </table:table-cell>
          <table:table-cell office:value-type="float" office:value="6.02889060974" calcext:value-type="float">
            <text:p>6.0288906097</text:p>
          </table:table-cell>
          <table:table-cell office:value-type="float" office:value="5.46598434448" calcext:value-type="float">
            <text:p>5.4659843445</text:p>
          </table:table-cell>
        </table:table-row>
        <table:table-row table:style-name="ro1">
          <table:table-cell office:value-type="float" office:value="26.4089107513" calcext:value-type="float">
            <text:p>26.4089107513</text:p>
          </table:table-cell>
          <table:table-cell office:value-type="float" office:value="6.25395774841" calcext:value-type="float">
            <text:p>6.2539577484</text:p>
          </table:table-cell>
          <table:table-cell office:value-type="float" office:value="5.27811050415" calcext:value-type="float">
            <text:p>5.2781105042</text:p>
          </table:table-cell>
        </table:table-row>
        <table:table-row table:style-name="ro1">
          <table:table-cell office:value-type="float" office:value="24.8961448669" calcext:value-type="float">
            <text:p>24.8961448669</text:p>
          </table:table-cell>
          <table:table-cell office:value-type="float" office:value="6.07109069824" calcext:value-type="float">
            <text:p>6.0710906982</text:p>
          </table:table-cell>
          <table:table-cell office:value-type="float" office:value="5.90586662292" calcext:value-type="float">
            <text:p>5.9058666229</text:p>
          </table:table-cell>
        </table:table-row>
        <table:table-row table:style-name="ro1">
          <table:table-cell office:value-type="float" office:value="25.4299640656" calcext:value-type="float">
            <text:p>25.4299640656</text:p>
          </table:table-cell>
          <table:table-cell office:value-type="float" office:value="6.2050819397" calcext:value-type="float">
            <text:p>6.2050819397</text:p>
          </table:table-cell>
          <table:table-cell office:value-type="float" office:value="5.27691841125" calcext:value-type="float">
            <text:p>5.2769184113</text:p>
          </table:table-cell>
        </table:table-row>
        <table:table-row table:style-name="ro1">
          <table:table-cell office:value-type="float" office:value="25.2978801727" calcext:value-type="float">
            <text:p>25.2978801727</text:p>
          </table:table-cell>
          <table:table-cell office:value-type="float" office:value="6.06608390808" calcext:value-type="float">
            <text:p>6.0660839081</text:p>
          </table:table-cell>
          <table:table-cell office:value-type="float" office:value="5.42402267456" calcext:value-type="float">
            <text:p>5.4240226746</text:p>
          </table:table-cell>
        </table:table-row>
        <table:table-row table:style-name="ro1">
          <table:table-cell office:value-type="float" office:value="25.3767967224" calcext:value-type="float">
            <text:p>25.3767967224</text:p>
          </table:table-cell>
          <table:table-cell office:value-type="float" office:value="6.12616539001" calcext:value-type="float">
            <text:p>6.12616539</text:p>
          </table:table-cell>
          <table:table-cell office:value-type="float" office:value="5.29098510742" calcext:value-type="float">
            <text:p>5.2909851074</text:p>
          </table:table-cell>
        </table:table-row>
        <table:table-row table:style-name="ro1">
          <table:table-cell office:value-type="float" office:value="25.1779556274" calcext:value-type="float">
            <text:p>25.1779556274</text:p>
          </table:table-cell>
          <table:table-cell office:value-type="float" office:value="6.00290298462" calcext:value-type="float">
            <text:p>6.0029029846</text:p>
          </table:table-cell>
          <table:table-cell office:value-type="float" office:value="5.53607940674" calcext:value-type="float">
            <text:p>5.5360794067</text:p>
          </table:table-cell>
        </table:table-row>
        <table:table-row table:style-name="ro1">
          <table:table-cell office:value-type="float" office:value="24.9638557434" calcext:value-type="float">
            <text:p>24.9638557434</text:p>
          </table:table-cell>
          <table:table-cell office:value-type="float" office:value="6.05392456055" calcext:value-type="float">
            <text:p>6.0539245606</text:p>
          </table:table-cell>
          <table:table-cell office:value-type="float" office:value="5.16510009766" calcext:value-type="float">
            <text:p>5.1651000977</text:p>
          </table:table-cell>
        </table:table-row>
        <table:table-row table:style-name="ro1">
          <table:table-cell office:value-type="float" office:value="24.4209766388" calcext:value-type="float">
            <text:p>24.4209766388</text:p>
          </table:table-cell>
          <table:table-cell office:value-type="float" office:value="6.05320930481" calcext:value-type="float">
            <text:p>6.0532093048</text:p>
          </table:table-cell>
          <table:table-cell office:value-type="float" office:value="5.34701347351" calcext:value-type="float">
            <text:p>5.3470134735</text:p>
          </table:table-cell>
        </table:table-row>
        <table:table-row table:style-name="ro1">
          <table:table-cell office:value-type="float" office:value="25.4290103912" calcext:value-type="float">
            <text:p>25.4290103912</text:p>
          </table:table-cell>
          <table:table-cell office:value-type="float" office:value="6.22606277466" calcext:value-type="float">
            <text:p>6.2260627747</text:p>
          </table:table-cell>
          <table:table-cell office:value-type="float" office:value="5.29289245605" calcext:value-type="float">
            <text:p>5.2928924561</text:p>
          </table:table-cell>
        </table:table-row>
        <table:table-row table:style-name="ro1">
          <table:table-cell office:value-type="float" office:value="24.894952774" calcext:value-type="float">
            <text:p>24.894952774</text:p>
          </table:table-cell>
          <table:table-cell office:value-type="float" office:value="5.95307350159" calcext:value-type="float">
            <text:p>5.9530735016</text:p>
          </table:table-cell>
          <table:table-cell office:value-type="float" office:value="5.43999671936" calcext:value-type="float">
            <text:p>5.4399967194</text:p>
          </table:table-cell>
        </table:table-row>
        <table:table-row table:style-name="ro1">
          <table:table-cell office:value-type="float" office:value="25.6741046906" calcext:value-type="float">
            <text:p>25.6741046906</text:p>
          </table:table-cell>
          <table:table-cell office:value-type="float" office:value="5.92088699341" calcext:value-type="float">
            <text:p>5.9208869934</text:p>
          </table:table-cell>
          <table:table-cell office:value-type="float" office:value="5.42521476746" calcext:value-type="float">
            <text:p>5.4252147675</text:p>
          </table:table-cell>
        </table:table-row>
        <table:table-row table:style-name="ro1">
          <table:table-cell office:value-type="float" office:value="25.915145874" calcext:value-type="float">
            <text:p>25.915145874</text:p>
          </table:table-cell>
          <table:table-cell office:value-type="float" office:value="7.13205337524" calcext:value-type="float">
            <text:p>7.1320533752</text:p>
          </table:table-cell>
          <table:table-cell office:value-type="float" office:value="5.4349899292" calcext:value-type="float">
            <text:p>5.4349899292</text:p>
          </table:table-cell>
        </table:table-row>
        <table:table-row table:style-name="ro1">
          <table:table-cell office:value-type="float" office:value="25.4988670349" calcext:value-type="float">
            <text:p>25.4988670349</text:p>
          </table:table-cell>
          <table:table-cell office:value-type="float" office:value="6.05177879333" calcext:value-type="float">
            <text:p>6.0517787933</text:p>
          </table:table-cell>
          <table:table-cell office:value-type="float" office:value="5.42593002319" calcext:value-type="float">
            <text:p>5.4259300232</text:p>
          </table:table-cell>
        </table:table-row>
        <table:table-row table:style-name="ro1">
          <table:table-cell office:value-type="float" office:value="25.5029201508" calcext:value-type="float">
            <text:p>25.5029201508</text:p>
          </table:table-cell>
          <table:table-cell office:value-type="float" office:value="6.24012947083" calcext:value-type="float">
            <text:p>6.2401294708</text:p>
          </table:table-cell>
          <table:table-cell office:value-type="float" office:value="5.16986846924" calcext:value-type="float">
            <text:p>5.1698684692</text:p>
          </table:table-cell>
        </table:table-row>
        <table:table-row table:style-name="ro1">
          <table:table-cell office:value-type="float" office:value="25.3760814667" calcext:value-type="float">
            <text:p>25.3760814667</text:p>
          </table:table-cell>
          <table:table-cell office:value-type="float" office:value="5.99598884583" calcext:value-type="float">
            <text:p>5.9959888458</text:p>
          </table:table-cell>
          <table:table-cell office:value-type="float" office:value="5.2809715271" calcext:value-type="float">
            <text:p>5.2809715271</text:p>
          </table:table-cell>
        </table:table-row>
        <table:table-row table:style-name="ro1">
          <table:table-cell office:value-type="float" office:value="25.573015213" calcext:value-type="float">
            <text:p>25.573015213</text:p>
          </table:table-cell>
          <table:table-cell office:value-type="float" office:value="6.30116462708" calcext:value-type="float">
            <text:p>6.3011646271</text:p>
          </table:table-cell>
          <table:table-cell office:value-type="float" office:value="5.36680221558" calcext:value-type="float">
            <text:p>5.3668022156</text:p>
          </table:table-cell>
        </table:table-row>
        <table:table-row table:style-name="ro1">
          <table:table-cell office:value-type="float" office:value="25.7670879364" calcext:value-type="float">
            <text:p>25.7670879364</text:p>
          </table:table-cell>
          <table:table-cell office:value-type="float" office:value="6.21891021729" calcext:value-type="float">
            <text:p>6.2189102173</text:p>
          </table:table-cell>
          <table:table-cell office:value-type="float" office:value="5.17392158508" calcext:value-type="float">
            <text:p>5.1739215851</text:p>
          </table:table-cell>
        </table:table-row>
        <table:table-row table:style-name="ro1">
          <table:table-cell office:value-type="float" office:value="25.5420207977" calcext:value-type="float">
            <text:p>25.5420207977</text:p>
          </table:table-cell>
          <table:table-cell office:value-type="float" office:value="6.2198638916" calcext:value-type="float">
            <text:p>6.2198638916</text:p>
          </table:table-cell>
          <table:table-cell office:value-type="float" office:value="5.26714324951" calcext:value-type="float">
            <text:p>5.2671432495</text:p>
          </table:table-cell>
        </table:table-row>
        <table:table-row table:style-name="ro1">
          <table:table-cell office:value-type="float" office:value="25.4549980164" calcext:value-type="float">
            <text:p>25.4549980164</text:p>
          </table:table-cell>
          <table:table-cell office:value-type="float" office:value="6.16812705994" calcext:value-type="float">
            <text:p>6.1681270599</text:p>
          </table:table-cell>
          <table:table-cell office:value-type="float" office:value="5.62691688538" calcext:value-type="float">
            <text:p>5.6269168854</text:p>
          </table:table-cell>
        </table:table-row>
        <table:table-row table:style-name="ro1">
          <table:table-cell office:value-type="float" office:value="25.4518985748" calcext:value-type="float">
            <text:p>25.4518985748</text:p>
          </table:table-cell>
          <table:table-cell office:value-type="float" office:value="6.11686706543" calcext:value-type="float">
            <text:p>6.1168670654</text:p>
          </table:table-cell>
          <table:table-cell office:value-type="float" office:value="5.29289245605" calcext:value-type="float">
            <text:p>5.2928924561</text:p>
          </table:table-cell>
        </table:table-row>
        <table:table-row table:style-name="ro1">
          <table:table-cell office:value-type="float" office:value="26.0169506073" calcext:value-type="float">
            <text:p>26.0169506073</text:p>
          </table:table-cell>
          <table:table-cell office:value-type="float" office:value="5.9061050415" calcext:value-type="float">
            <text:p>5.9061050415</text:p>
          </table:table-cell>
          <table:table-cell office:value-type="float" office:value="2.74610519409" calcext:value-type="float">
            <text:p>2.7461051941</text:p>
          </table:table-cell>
        </table:table-row>
        <table:table-row table:style-name="ro1">
          <table:table-cell office:value-type="float" office:value="22.1409797668" calcext:value-type="float">
            <text:p>22.1409797668</text:p>
          </table:table-cell>
          <table:table-cell office:value-type="float" office:value="6.03103637695" calcext:value-type="float">
            <text:p>6.031036377</text:p>
          </table:table-cell>
          <table:table-cell office:value-type="float" office:value="2.40206718445" calcext:value-type="float">
            <text:p>2.4020671845</text:p>
          </table:table-cell>
        </table:table-row>
        <table:table-row table:style-name="ro1">
          <table:table-cell office:value-type="float" office:value="24.295091629" calcext:value-type="float">
            <text:p>24.295091629</text:p>
          </table:table-cell>
          <table:table-cell office:value-type="float" office:value="5.9540271759" calcext:value-type="float">
            <text:p>5.9540271759</text:p>
          </table:table-cell>
          <table:table-cell office:value-type="float" office:value="2.16102600098" calcext:value-type="float">
            <text:p>2.161026001</text:p>
          </table:table-cell>
        </table:table-row>
        <table:table-row table:style-name="ro1">
          <table:table-cell office:value-type="float" office:value="25.2251625061" calcext:value-type="float">
            <text:p>25.2251625061</text:p>
          </table:table-cell>
          <table:table-cell office:value-type="float" office:value="5.95498085022" calcext:value-type="float">
            <text:p>5.9549808502</text:p>
          </table:table-cell>
          <table:table-cell office:value-type="float" office:value="1.89995765686" calcext:value-type="float">
            <text:p>1.8999576569</text:p>
          </table:table-cell>
        </table:table-row>
        <table:table-row table:style-name="ro1">
          <table:table-cell office:value-type="float" office:value="24.4278907776" calcext:value-type="float">
            <text:p>24.4278907776</text:p>
          </table:table-cell>
          <table:table-cell office:value-type="float" office:value="6.18886947632" calcext:value-type="float">
            <text:p>6.1888694763</text:p>
          </table:table-cell>
          <table:table-cell office:value-type="float" office:value="2.04515457153" calcext:value-type="float">
            <text:p>2.0451545715</text:p>
          </table:table-cell>
        </table:table-row>
        <table:table-row table:style-name="ro1">
          <table:table-cell office:value-type="float" office:value="19.6981430054" calcext:value-type="float">
            <text:p>19.6981430054</text:p>
          </table:table-cell>
          <table:table-cell office:value-type="float" office:value="6.07109069824" calcext:value-type="float">
            <text:p>6.0710906982</text:p>
          </table:table-cell>
          <table:table-cell office:value-type="float" office:value="1.90401077271" calcext:value-type="float">
            <text:p>1.9040107727</text:p>
          </table:table-cell>
        </table:table-row>
        <table:table-row table:style-name="ro1">
          <table:table-cell office:value-type="float" office:value="20.5769538879" calcext:value-type="float">
            <text:p>20.5769538879</text:p>
          </table:table-cell>
          <table:table-cell office:value-type="float" office:value="6.2849521637" calcext:value-type="float">
            <text:p>6.2849521637</text:p>
          </table:table-cell>
          <table:table-cell office:value-type="float" office:value="1.90806388855" calcext:value-type="float">
            <text:p>1.9080638886</text:p>
          </table:table-cell>
        </table:table-row>
        <table:table-row table:style-name="ro1">
          <table:table-cell office:value-type="float" office:value="22.9480266571" calcext:value-type="float">
            <text:p>22.9480266571</text:p>
          </table:table-cell>
          <table:table-cell office:value-type="float" office:value="6.17098808289" calcext:value-type="float">
            <text:p>6.1709880829</text:p>
          </table:table-cell>
          <table:table-cell office:value-type="float" office:value="1.73306465149" calcext:value-type="float">
            <text:p>1.7330646515</text:p>
          </table:table-cell>
        </table:table-row>
        <table:table-row table:style-name="ro1">
          <table:table-cell office:value-type="float" office:value="22.8660106659" calcext:value-type="float">
            <text:p>22.8660106659</text:p>
          </table:table-cell>
          <table:table-cell office:value-type="float" office:value="6.1309337616" calcext:value-type="float">
            <text:p>6.1309337616</text:p>
          </table:table-cell>
          <table:table-cell office:value-type="float" office:value="2.11620330811" calcext:value-type="float">
            <text:p>2.1162033081</text:p>
          </table:table-cell>
        </table:table-row>
        <table:table-row table:style-name="ro1">
          <table:table-cell office:value-type="float" office:value="19.3471908569" calcext:value-type="float">
            <text:p>19.3471908569</text:p>
          </table:table-cell>
          <table:table-cell office:value-type="float" office:value="6.04200363159" calcext:value-type="float">
            <text:p>6.0420036316</text:p>
          </table:table-cell>
          <table:table-cell office:value-type="float" office:value="2.25901603699" calcext:value-type="float">
            <text:p>2.259016037</text:p>
          </table:table-cell>
        </table:table-row>
        <table:table-row table:style-name="ro1">
          <table:table-cell office:value-type="float" office:value="20.1230049133" calcext:value-type="float">
            <text:p>20.1230049133</text:p>
          </table:table-cell>
          <table:table-cell office:value-type="float" office:value="6.2301158905" calcext:value-type="float">
            <text:p>6.2301158905</text:p>
          </table:table-cell>
          <table:table-cell office:value-type="float" office:value="2.06995010376" calcext:value-type="float">
            <text:p>2.0699501038</text:p>
          </table:table-cell>
        </table:table-row>
        <table:table-row table:style-name="ro1">
          <table:table-cell office:value-type="float" office:value="23.6098766327" calcext:value-type="float">
            <text:p>23.6098766327</text:p>
          </table:table-cell>
          <table:table-cell office:value-type="float" office:value="6.15310668945" calcext:value-type="float">
            <text:p>6.1531066895</text:p>
          </table:table-cell>
          <table:table-cell office:value-type="float" office:value="1.98197364807" calcext:value-type="float">
            <text:p>1.9819736481</text:p>
          </table:table-cell>
        </table:table-row>
        <table:table-row table:style-name="ro1">
          <table:table-cell office:value-type="float" office:value="21.0380554199" calcext:value-type="float">
            <text:p>21.0380554199</text:p>
          </table:table-cell>
          <table:table-cell office:value-type="float" office:value="6.14404678345" calcext:value-type="float">
            <text:p>6.1440467835</text:p>
          </table:table-cell>
          <table:table-cell office:value-type="float" office:value="2.11191177368" calcext:value-type="float">
            <text:p>2.1119117737</text:p>
          </table:table-cell>
        </table:table-row>
        <table:table-row table:style-name="ro1">
          <table:table-cell office:value-type="float" office:value="23.4611034393" calcext:value-type="float">
            <text:p>23.4611034393</text:p>
          </table:table-cell>
          <table:table-cell office:value-type="float" office:value="6.14809989929" calcext:value-type="float">
            <text:p>6.1480998993</text:p>
          </table:table-cell>
          <table:table-cell office:value-type="float" office:value="2.02798843384" calcext:value-type="float">
            <text:p>2.0279884338</text:p>
          </table:table-cell>
        </table:table-row>
        <table:table-row table:style-name="ro1">
          <table:table-cell office:value-type="float" office:value="24.3899822235" calcext:value-type="float">
            <text:p>24.3899822235</text:p>
          </table:table-cell>
          <table:table-cell office:value-type="float" office:value="6.17218017578" calcext:value-type="float">
            <text:p>6.1721801758</text:p>
          </table:table-cell>
          <table:table-cell office:value-type="float" office:value="2.20513343811" calcext:value-type="float">
            <text:p>2.2051334381</text:p>
          </table:table-cell>
        </table:table-row>
        <table:table-row table:style-name="ro1">
          <table:table-cell office:value-type="float" office:value="22.4249362946" calcext:value-type="float">
            <text:p>22.4249362946</text:p>
          </table:table-cell>
          <table:table-cell office:value-type="float" office:value="6.14285469055" calcext:value-type="float">
            <text:p>6.1428546906</text:p>
          </table:table-cell>
          <table:table-cell office:value-type="float" office:value="2.13479995728" calcext:value-type="float">
            <text:p>2.1347999573</text:p>
          </table:table-cell>
        </table:table-row>
        <table:table-row table:style-name="ro1">
          <table:table-cell office:value-type="float" office:value="25.7339477539" calcext:value-type="float">
            <text:p>25.7339477539</text:p>
          </table:table-cell>
          <table:table-cell office:value-type="float" office:value="6.17289543152" calcext:value-type="float">
            <text:p>6.1728954315</text:p>
          </table:table-cell>
          <table:table-cell office:value-type="float" office:value="2.15721130371" calcext:value-type="float">
            <text:p>2.1572113037</text:p>
          </table:table-cell>
        </table:table-row>
        <table:table-row table:style-name="ro1">
          <table:table-cell office:value-type="float" office:value="22.4401950836" calcext:value-type="float">
            <text:p>22.4401950836</text:p>
          </table:table-cell>
          <table:table-cell office:value-type="float" office:value="6.12115859985" calcext:value-type="float">
            <text:p>6.1211585999</text:p>
          </table:table-cell>
          <table:table-cell office:value-type="float" office:value="1.9199848175" calcext:value-type="float">
            <text:p>1.9199848175</text:p>
          </table:table-cell>
        </table:table-row>
        <table:table-row table:style-name="ro1">
          <table:table-cell office:value-type="float" office:value="28.0930995941" calcext:value-type="float">
            <text:p>28.0930995941</text:p>
          </table:table-cell>
          <table:table-cell office:value-type="float" office:value="6.11615180969" calcext:value-type="float">
            <text:p>6.1161518097</text:p>
          </table:table-cell>
          <table:table-cell office:value-type="float" office:value="1.90210342407" calcext:value-type="float">
            <text:p>1.9021034241</text:p>
          </table:table-cell>
        </table:table-row>
        <table:table-row table:style-name="ro1">
          <table:table-cell office:value-type="float" office:value="23.3199596405" calcext:value-type="float">
            <text:p>23.3199596405</text:p>
          </table:table-cell>
          <table:table-cell office:value-type="float" office:value="6.02006912231" calcext:value-type="float">
            <text:p>6.0200691223</text:p>
          </table:table-cell>
          <table:table-cell office:value-type="float" office:value="1.78813934326" calcext:value-type="float">
            <text:p>1.7881393433</text:p>
          </table:table-cell>
        </table:table-row>
        <table:table-row table:style-name="ro1">
          <table:table-cell office:value-type="float" office:value="26.9401073456" calcext:value-type="float">
            <text:p>26.9401073456</text:p>
          </table:table-cell>
          <table:table-cell office:value-type="float" office:value="6.31904602051" calcext:value-type="float">
            <text:p>6.3190460205</text:p>
          </table:table-cell>
          <table:table-cell office:value-type="float" office:value="2.07996368408" calcext:value-type="float">
            <text:p>2.0799636841</text:p>
          </table:table-cell>
        </table:table-row>
        <table:table-row table:style-name="ro1">
          <table:table-cell office:value-type="float" office:value="30.2591323853" calcext:value-type="float">
            <text:p>30.2591323853</text:p>
          </table:table-cell>
          <table:table-cell office:value-type="float" office:value="5.93090057373" calcext:value-type="float">
            <text:p>5.9309005737</text:p>
          </table:table-cell>
          <table:table-cell office:value-type="float" office:value="2.31885910034" calcext:value-type="float">
            <text:p>2.3188591003</text:p>
          </table:table-cell>
        </table:table-row>
        <table:table-row table:style-name="ro1">
          <table:table-cell office:value-type="float" office:value="23.9341259003" calcext:value-type="float">
            <text:p>23.9341259003</text:p>
          </table:table-cell>
          <table:table-cell office:value-type="float" office:value="5.90920448303" calcext:value-type="float">
            <text:p>5.909204483</text:p>
          </table:table-cell>
          <table:table-cell office:value-type="float" office:value="2.24280357361" calcext:value-type="float">
            <text:p>2.2428035736</text:p>
          </table:table-cell>
        </table:table-row>
        <table:table-row table:style-name="ro1">
          <table:table-cell office:value-type="float" office:value="27.4419784546" calcext:value-type="float">
            <text:p>27.4419784546</text:p>
          </table:table-cell>
          <table:table-cell office:value-type="float" office:value="6.04486465454" calcext:value-type="float">
            <text:p>6.0448646545</text:p>
          </table:table-cell>
          <table:table-cell office:value-type="float" office:value="2.00605392456" calcext:value-type="float">
            <text:p>2.0060539246</text:p>
          </table:table-cell>
        </table:table-row>
        <table:table-row table:style-name="ro1">
          <table:table-cell office:value-type="float" office:value="24.1780281067" calcext:value-type="float">
            <text:p>24.1780281067</text:p>
          </table:table-cell>
          <table:table-cell office:value-type="float" office:value="6.22510910034" calcext:value-type="float">
            <text:p>6.2251091003</text:p>
          </table:table-cell>
          <table:table-cell office:value-type="float" office:value="1.83987617493" calcext:value-type="float">
            <text:p>1.8398761749</text:p>
          </table:table-cell>
        </table:table-row>
        <table:table-row table:style-name="ro1">
          <table:table-cell office:value-type="float" office:value="27.0719528198" calcext:value-type="float">
            <text:p>27.0719528198</text:p>
          </table:table-cell>
          <table:table-cell office:value-type="float" office:value="5.93400001526" calcext:value-type="float">
            <text:p>5.9340000153</text:p>
          </table:table-cell>
          <table:table-cell office:value-type="float" office:value="1.95002555847" calcext:value-type="float">
            <text:p>1.9500255585</text:p>
          </table:table-cell>
        </table:table-row>
        <table:table-row table:style-name="ro1">
          <table:table-cell office:value-type="float" office:value="26.7510414124" calcext:value-type="float">
            <text:p>26.7510414124</text:p>
          </table:table-cell>
          <table:table-cell office:value-type="float" office:value="6.09612464905" calcext:value-type="float">
            <text:p>6.0961246491</text:p>
          </table:table-cell>
          <table:table-cell office:value-type="float" office:value="1.94907188416" calcext:value-type="float">
            <text:p>1.9490718842</text:p>
          </table:table-cell>
        </table:table-row>
        <table:table-row table:style-name="ro1">
          <table:table-cell office:value-type="float" office:value="24.6620178223" calcext:value-type="float">
            <text:p>24.6620178223</text:p>
          </table:table-cell>
          <table:table-cell office:value-type="float" office:value="6.20794296265" calcext:value-type="float">
            <text:p>6.2079429627</text:p>
          </table:table-cell>
          <table:table-cell office:value-type="float" office:value="1.85704231262" calcext:value-type="float">
            <text:p>1.8570423126</text:p>
          </table:table-cell>
        </table:table-row>
        <table:table-row table:style-name="ro1">
          <table:table-cell office:value-type="float" office:value="26.8700122833" calcext:value-type="float">
            <text:p>26.8700122833</text:p>
          </table:table-cell>
          <table:table-cell office:value-type="float" office:value="6.0830116272" calcext:value-type="float">
            <text:p>6.0830116272</text:p>
          </table:table-cell>
          <table:table-cell office:value-type="float" office:value="1.89304351807" calcext:value-type="float">
            <text:p>1.8930435181</text:p>
          </table:table-cell>
        </table:table-row>
        <table:table-row table:style-name="ro1">
          <table:table-cell office:value-type="float" office:value="25.2668857574" calcext:value-type="float">
            <text:p>25.2668857574</text:p>
          </table:table-cell>
          <table:table-cell office:value-type="float" office:value="6.17289543152" calcext:value-type="float">
            <text:p>6.1728954315</text:p>
          </table:table-cell>
          <table:table-cell office:value-type="float" office:value="1.91497802734" calcext:value-type="float">
            <text:p>1.9149780273</text:p>
          </table:table-cell>
        </table:table-row>
        <table:table-row table:style-name="ro1">
          <table:table-cell office:value-type="float" office:value="25.6409645081" calcext:value-type="float">
            <text:p>25.6409645081</text:p>
          </table:table-cell>
          <table:table-cell office:value-type="float" office:value="6.1092376709" calcext:value-type="float">
            <text:p>6.1092376709</text:p>
          </table:table-cell>
          <table:table-cell office:value-type="float" office:value="1.7249584198" calcext:value-type="float">
            <text:p>1.7249584198</text:p>
          </table:table-cell>
        </table:table-row>
        <table:table-row table:style-name="ro1">
          <table:table-cell office:value-type="float" office:value="24.0581035614" calcext:value-type="float">
            <text:p>24.0581035614</text:p>
          </table:table-cell>
          <table:table-cell office:value-type="float" office:value="6.00814819336" calcext:value-type="float">
            <text:p>6.0081481934</text:p>
          </table:table-cell>
          <table:table-cell office:value-type="float" office:value="1.78194046021" calcext:value-type="float">
            <text:p>1.7819404602</text:p>
          </table:table-cell>
        </table:table-row>
        <table:table-row table:style-name="ro1">
          <table:table-cell office:value-type="float" office:value="25.799036026" calcext:value-type="float">
            <text:p>25.799036026</text:p>
          </table:table-cell>
          <table:table-cell office:value-type="float" office:value="6.25705718994" calcext:value-type="float">
            <text:p>6.2570571899</text:p>
          </table:table-cell>
          <table:table-cell office:value-type="float" office:value="1.80602073669" calcext:value-type="float">
            <text:p>1.8060207367</text:p>
          </table:table-cell>
        </table:table-row>
        <table:table-row table:style-name="ro1">
          <table:table-cell office:value-type="float" office:value="21.9480991364" calcext:value-type="float">
            <text:p>21.9480991364</text:p>
          </table:table-cell>
          <table:table-cell office:value-type="float" office:value="6.00481033325" calcext:value-type="float">
            <text:p>6.0048103333</text:p>
          </table:table-cell>
          <table:table-cell office:value-type="float" office:value="1.97100639343" calcext:value-type="float">
            <text:p>1.9710063934</text:p>
          </table:table-cell>
        </table:table-row>
        <table:table-row table:style-name="ro1">
          <table:table-cell office:value-type="float" office:value="21.9650268555" calcext:value-type="float">
            <text:p>21.9650268555</text:p>
          </table:table-cell>
          <table:table-cell office:value-type="float" office:value="6.00790977478" calcext:value-type="float">
            <text:p>6.0079097748</text:p>
          </table:table-cell>
          <table:table-cell office:value-type="float" office:value="1.70302391052" calcext:value-type="float">
            <text:p>1.7030239105</text:p>
          </table:table-cell>
        </table:table-row>
        <table:table-row table:style-name="ro1">
          <table:table-cell office:value-type="float" office:value="23.3490467072" calcext:value-type="float">
            <text:p>23.3490467072</text:p>
          </table:table-cell>
          <table:table-cell office:value-type="float" office:value="6.28280639648" calcext:value-type="float">
            <text:p>6.2828063965</text:p>
          </table:table-cell>
          <table:table-cell office:value-type="float" office:value="1.71709060669" calcext:value-type="float">
            <text:p>1.7170906067</text:p>
          </table:table-cell>
        </table:table-row>
        <table:table-row table:style-name="ro1">
          <table:table-cell office:value-type="float" office:value="23.6101150513" calcext:value-type="float">
            <text:p>23.6101150513</text:p>
          </table:table-cell>
          <table:table-cell office:value-type="float" office:value="6.13808631897" calcext:value-type="float">
            <text:p>6.138086319</text:p>
          </table:table-cell>
          <table:table-cell office:value-type="float" office:value="4.6911239624" calcext:value-type="float">
            <text:p>4.6911239624</text:p>
          </table:table-cell>
        </table:table-row>
        <table:table-row table:style-name="ro1">
          <table:table-cell office:value-type="float" office:value="25.5990028381" calcext:value-type="float">
            <text:p>25.5990028381</text:p>
          </table:table-cell>
          <table:table-cell office:value-type="float" office:value="6.07299804688" calcext:value-type="float">
            <text:p>6.0729980469</text:p>
          </table:table-cell>
          <table:table-cell office:value-type="float" office:value="4.91213798523" calcext:value-type="float">
            <text:p>4.9121379852</text:p>
          </table:table-cell>
        </table:table-row>
        <table:table-row table:style-name="ro1">
          <table:table-cell office:value-type="float" office:value="28.9878845215" calcext:value-type="float">
            <text:p>28.9878845215</text:p>
          </table:table-cell>
          <table:table-cell office:value-type="float" office:value="5.96714019775" calcext:value-type="float">
            <text:p>5.9671401978</text:p>
          </table:table-cell>
          <table:table-cell office:value-type="float" office:value="5.05685806274" calcext:value-type="float">
            <text:p>5.0568580627</text:p>
          </table:table-cell>
        </table:table-row>
        <table:table-row table:style-name="ro1">
          <table:table-cell office:value-type="float" office:value="29.2348861694" calcext:value-type="float">
            <text:p>29.2348861694</text:p>
          </table:table-cell>
          <table:table-cell office:value-type="float" office:value="5.96117973328" calcext:value-type="float">
            <text:p>5.9611797333</text:p>
          </table:table-cell>
          <table:table-cell office:value-type="float" office:value="5.01990318298" calcext:value-type="float">
            <text:p>5.019903183</text:p>
          </table:table-cell>
        </table:table-row>
        <table:table-row table:style-name="ro1">
          <table:table-cell office:value-type="float" office:value="29.5419692993" calcext:value-type="float">
            <text:p>29.5419692993</text:p>
          </table:table-cell>
          <table:table-cell office:value-type="float" office:value="6.08396530151" calcext:value-type="float">
            <text:p>6.0839653015</text:p>
          </table:table-cell>
          <table:table-cell office:value-type="float" office:value="4.94599342346" calcext:value-type="float">
            <text:p>4.9459934235</text:p>
          </table:table-cell>
        </table:table-row>
        <table:table-row table:style-name="ro1">
          <table:table-cell office:value-type="float" office:value="30.2488803864" calcext:value-type="float">
            <text:p>30.2488803864</text:p>
          </table:table-cell>
          <table:table-cell office:value-type="float" office:value="6.16598129272" calcext:value-type="float">
            <text:p>6.1659812927</text:p>
          </table:table-cell>
          <table:table-cell office:value-type="float" office:value="4.95100021362" calcext:value-type="float">
            <text:p>4.9510002136</text:p>
          </table:table-cell>
        </table:table-row>
        <table:table-row table:style-name="ro1">
          <table:table-cell office:value-type="float" office:value="28.5999774933" calcext:value-type="float">
            <text:p>28.5999774933</text:p>
          </table:table-cell>
          <table:table-cell office:value-type="float" office:value="6.28304481506" calcext:value-type="float">
            <text:p>6.2830448151</text:p>
          </table:table-cell>
          <table:table-cell office:value-type="float" office:value="5.05399703979" calcext:value-type="float">
            <text:p>5.0539970398</text:p>
          </table:table-cell>
        </table:table-row>
        <table:table-row table:style-name="ro1">
          <table:table-cell office:value-type="float" office:value="29.1230678558" calcext:value-type="float">
            <text:p>29.1230678558</text:p>
          </table:table-cell>
          <table:table-cell office:value-type="float" office:value="6.24394416809" calcext:value-type="float">
            <text:p>6.2439441681</text:p>
          </table:table-cell>
          <table:table-cell office:value-type="float" office:value="4.93097305298" calcext:value-type="float">
            <text:p>4.930973053</text:p>
          </table:table-cell>
        </table:table-row>
        <table:table-row table:style-name="ro1">
          <table:table-cell office:value-type="float" office:value="29.4671058655" calcext:value-type="float">
            <text:p>29.4671058655</text:p>
          </table:table-cell>
          <table:table-cell office:value-type="float" office:value="6.2849521637" calcext:value-type="float">
            <text:p>6.2849521637</text:p>
          </table:table-cell>
          <table:table-cell office:value-type="float" office:value="4.94289398193" calcext:value-type="float">
            <text:p>4.9428939819</text:p>
          </table:table-cell>
        </table:table-row>
        <table:table-row table:style-name="ro1">
          <table:table-cell office:value-type="float" office:value="29.2530059814" calcext:value-type="float">
            <text:p>29.2530059814</text:p>
          </table:table-cell>
          <table:table-cell office:value-type="float" office:value="6.23989105225" calcext:value-type="float">
            <text:p>6.2398910523</text:p>
          </table:table-cell>
          <table:table-cell office:value-type="float" office:value="4.92286682129" calcext:value-type="float">
            <text:p>4.9228668213</text:p>
          </table:table-cell>
        </table:table-row>
        <table:table-row table:style-name="ro1">
          <table:table-cell office:value-type="float" office:value="28.648853302" calcext:value-type="float">
            <text:p>28.648853302</text:p>
          </table:table-cell>
          <table:table-cell office:value-type="float" office:value="6.16002082825" calcext:value-type="float">
            <text:p>6.1600208283</text:p>
          </table:table-cell>
          <table:table-cell office:value-type="float" office:value="4.91189956665" calcext:value-type="float">
            <text:p>4.9118995667</text:p>
          </table:table-cell>
        </table:table-row>
        <table:table-row table:style-name="ro1">
          <table:table-cell office:value-type="float" office:value="28.7251472473" calcext:value-type="float">
            <text:p>28.7251472473</text:p>
          </table:table-cell>
          <table:table-cell office:value-type="float" office:value="6.03294372559" calcext:value-type="float">
            <text:p>6.0329437256</text:p>
          </table:table-cell>
          <table:table-cell office:value-type="float" office:value="5.09786605835" calcext:value-type="float">
            <text:p>5.0978660584</text:p>
          </table:table-cell>
        </table:table-row>
        <table:table-row table:style-name="ro1">
          <table:table-cell office:value-type="float" office:value="29.1450023651" calcext:value-type="float">
            <text:p>29.1450023651</text:p>
          </table:table-cell>
          <table:table-cell office:value-type="float" office:value="5.96189498901" calcext:value-type="float">
            <text:p>5.961894989</text:p>
          </table:table-cell>
          <table:table-cell office:value-type="float" office:value="5.05685806274" calcext:value-type="float">
            <text:p>5.0568580627</text:p>
          </table:table-cell>
        </table:table-row>
        <table:table-row table:style-name="ro1">
          <table:table-cell office:value-type="float" office:value="29.4981002808" calcext:value-type="float">
            <text:p>29.4981002808</text:p>
          </table:table-cell>
          <table:table-cell office:value-type="float" office:value="5.97214698792" calcext:value-type="float">
            <text:p>5.9721469879</text:p>
          </table:table-cell>
          <table:table-cell office:value-type="float" office:value="5.15699386597" calcext:value-type="float">
            <text:p>5.156993866</text:p>
          </table:table-cell>
        </table:table-row>
        <table:table-row table:style-name="ro1">
          <table:table-cell office:value-type="float" office:value="27.9741287231" calcext:value-type="float">
            <text:p>27.9741287231</text:p>
          </table:table-cell>
          <table:table-cell office:value-type="float" office:value="6.1149597168" calcext:value-type="float">
            <text:p>6.1149597168</text:p>
          </table:table-cell>
          <table:table-cell office:value-type="float" office:value="4.86493110657" calcext:value-type="float">
            <text:p>4.8649311066</text:p>
          </table:table-cell>
        </table:table-row>
        <table:table-row table:style-name="ro1">
          <table:table-cell office:value-type="float" office:value="29.1287899017" calcext:value-type="float">
            <text:p>29.1287899017</text:p>
          </table:table-cell>
          <table:table-cell office:value-type="float" office:value="6.11400604248" calcext:value-type="float">
            <text:p>6.1140060425</text:p>
          </table:table-cell>
          <table:table-cell office:value-type="float" office:value="4.92715835571" calcext:value-type="float">
            <text:p>4.9271583557</text:p>
          </table:table-cell>
        </table:table-row>
        <table:table-row table:style-name="ro1">
          <table:table-cell office:value-type="float" office:value="28.7389755249" calcext:value-type="float">
            <text:p>28.7389755249</text:p>
          </table:table-cell>
          <table:table-cell office:value-type="float" office:value="6.27112388611" calcext:value-type="float">
            <text:p>6.2711238861</text:p>
          </table:table-cell>
          <table:table-cell office:value-type="float" office:value="5.15604019165" calcext:value-type="float">
            <text:p>5.1560401917</text:p>
          </table:table-cell>
        </table:table-row>
        <table:table-row table:style-name="ro1">
          <table:table-cell office:value-type="float" office:value="29.4048786163" calcext:value-type="float">
            <text:p>29.4048786163</text:p>
          </table:table-cell>
          <table:table-cell office:value-type="float" office:value="6.20913505554" calcext:value-type="float">
            <text:p>6.2091350555</text:p>
          </table:table-cell>
          <table:table-cell office:value-type="float" office:value="5.01203536987" calcext:value-type="float">
            <text:p>5.0120353699</text:p>
          </table:table-cell>
        </table:table-row>
        <table:table-row table:style-name="ro1">
          <table:table-cell office:value-type="float" office:value="28.7029743195" calcext:value-type="float">
            <text:p>28.7029743195</text:p>
          </table:table-cell>
          <table:table-cell office:value-type="float" office:value="6.16002082825" calcext:value-type="float">
            <text:p>6.1600208283</text:p>
          </table:table-cell>
          <table:table-cell office:value-type="float" office:value="5.15913963318" calcext:value-type="float">
            <text:p>5.1591396332</text:p>
          </table:table-cell>
        </table:table-row>
        <table:table-row table:style-name="ro1">
          <table:table-cell office:value-type="float" office:value="28.9440155029" calcext:value-type="float">
            <text:p>28.9440155029</text:p>
          </table:table-cell>
          <table:table-cell office:value-type="float" office:value="6.23488426208" calcext:value-type="float">
            <text:p>6.2348842621</text:p>
          </table:table-cell>
          <table:table-cell office:value-type="float" office:value="5.26881217957" calcext:value-type="float">
            <text:p>5.2688121796</text:p>
          </table:table-cell>
        </table:table-row>
        <table:table-row table:style-name="ro1">
          <table:table-cell office:value-type="float" office:value="29.7780036926" calcext:value-type="float">
            <text:p>29.7780036926</text:p>
          </table:table-cell>
          <table:table-cell office:value-type="float" office:value="6.03199005127" calcext:value-type="float">
            <text:p>6.0319900513</text:p>
          </table:table-cell>
          <table:table-cell office:value-type="float" office:value="5.40494918823" calcext:value-type="float">
            <text:p>5.4049491882</text:p>
          </table:table-cell>
        </table:table-row>
        <table:table-row table:style-name="ro1">
          <table:table-cell office:value-type="float" office:value="28.6560058594" calcext:value-type="float">
            <text:p>28.6560058594</text:p>
          </table:table-cell>
          <table:table-cell office:value-type="float" office:value="6.02293014526" calcext:value-type="float">
            <text:p>6.0229301453</text:p>
          </table:table-cell>
          <table:table-cell office:value-type="float" office:value="5.44095039368" calcext:value-type="float">
            <text:p>5.4409503937</text:p>
          </table:table-cell>
        </table:table-row>
        <table:table-row table:style-name="ro1">
          <table:table-cell office:value-type="float" office:value="28.7909507751" calcext:value-type="float">
            <text:p>28.7909507751</text:p>
          </table:table-cell>
          <table:table-cell office:value-type="float" office:value="6.01696968079" calcext:value-type="float">
            <text:p>6.0169696808</text:p>
          </table:table-cell>
          <table:table-cell office:value-type="float" office:value="5.53894042969" calcext:value-type="float">
            <text:p>5.5389404297</text:p>
          </table:table-cell>
        </table:table-row>
        <table:table-row table:style-name="ro1">
          <table:table-cell office:value-type="float" office:value="28.6040306091" calcext:value-type="float">
            <text:p>28.6040306091</text:p>
          </table:table-cell>
          <table:table-cell office:value-type="float" office:value="6.01100921631" calcext:value-type="float">
            <text:p>6.0110092163</text:p>
          </table:table-cell>
          <table:table-cell office:value-type="float" office:value="5.37705421448" calcext:value-type="float">
            <text:p>5.3770542145</text:p>
          </table:table-cell>
        </table:table-row>
        <table:table-row table:style-name="ro1">
          <table:table-cell office:value-type="float" office:value="28.9149284363" calcext:value-type="float">
            <text:p>28.9149284363</text:p>
          </table:table-cell>
          <table:table-cell office:value-type="float" office:value="6.02412223816" calcext:value-type="float">
            <text:p>6.0241222382</text:p>
          </table:table-cell>
          <table:table-cell office:value-type="float" office:value="5.28717041016" calcext:value-type="float">
            <text:p>5.2871704102</text:p>
          </table:table-cell>
        </table:table-row>
        <table:table-row table:style-name="ro1">
          <table:table-cell office:value-type="float" office:value="30.4470062256" calcext:value-type="float">
            <text:p>30.4470062256</text:p>
          </table:table-cell>
          <table:table-cell office:value-type="float" office:value="6.16979598999" calcext:value-type="float">
            <text:p>6.16979599</text:p>
          </table:table-cell>
          <table:table-cell office:value-type="float" office:value="5.24806976318" calcext:value-type="float">
            <text:p>5.2480697632</text:p>
          </table:table-cell>
        </table:table-row>
        <table:table-row table:style-name="ro1">
          <table:table-cell office:value-type="float" office:value="29.5231342316" calcext:value-type="float">
            <text:p>29.5231342316</text:p>
          </table:table-cell>
          <table:table-cell office:value-type="float" office:value="6.17980957031" calcext:value-type="float">
            <text:p>6.1798095703</text:p>
          </table:table-cell>
          <table:table-cell office:value-type="float" office:value="5.20896911621" calcext:value-type="float">
            <text:p>5.2089691162</text:p>
          </table:table-cell>
        </table:table-row>
        <table:table-row table:style-name="ro1">
          <table:table-cell office:value-type="float" office:value="29.2179584503" calcext:value-type="float">
            <text:p>29.2179584503</text:p>
          </table:table-cell>
          <table:table-cell office:value-type="float" office:value="6.12688064575" calcext:value-type="float">
            <text:p>6.1268806458</text:p>
          </table:table-cell>
          <table:table-cell office:value-type="float" office:value="10.2529525757" calcext:value-type="float">
            <text:p>10.2529525757</text:p>
          </table:table-cell>
        </table:table-row>
        <table:table-row table:style-name="ro1">
          <table:table-cell office:value-type="float" office:value="29.2410850525" calcext:value-type="float">
            <text:p>29.2410850525</text:p>
          </table:table-cell>
          <table:table-cell office:value-type="float" office:value="6.02602958679" calcext:value-type="float">
            <text:p>6.0260295868</text:p>
          </table:table-cell>
          <table:table-cell office:value-type="float" office:value="2.36988067627" calcext:value-type="float">
            <text:p>2.3698806763</text:p>
          </table:table-cell>
        </table:table-row>
        <table:table-row table:style-name="ro1">
          <table:table-cell office:value-type="float" office:value="27.3699760437" calcext:value-type="float">
            <text:p>27.3699760437</text:p>
          </table:table-cell>
          <table:table-cell office:value-type="float" office:value="6.17694854736" calcext:value-type="float">
            <text:p>6.1769485474</text:p>
          </table:table-cell>
          <table:table-cell office:value-type="float" office:value="2.1698474884" calcext:value-type="float">
            <text:p>2.1698474884</text:p>
          </table:table-cell>
        </table:table-row>
        <table:table-row table:style-name="ro1">
          <table:table-cell office:value-type="float" office:value="28.9680957794" calcext:value-type="float">
            <text:p>28.9680957794</text:p>
          </table:table-cell>
          <table:table-cell office:value-type="float" office:value="6.11996650696" calcext:value-type="float">
            <text:p>6.119966507</text:p>
          </table:table-cell>
          <table:table-cell office:value-type="float" office:value="1.98912620544" calcext:value-type="float">
            <text:p>1.9891262054</text:p>
          </table:table-cell>
        </table:table-row>
        <table:table-row table:style-name="ro1">
          <table:table-cell office:value-type="float" office:value="27.6350975037" calcext:value-type="float">
            <text:p>27.6350975037</text:p>
          </table:table-cell>
          <table:table-cell office:value-type="float" office:value="6.17218017578" calcext:value-type="float">
            <text:p>6.1721801758</text:p>
          </table:table-cell>
          <table:table-cell office:value-type="float" office:value="1.95789337158" calcext:value-type="float">
            <text:p>1.9578933716</text:p>
          </table:table-cell>
        </table:table-row>
        <table:table-row table:style-name="ro1">
          <table:table-cell office:value-type="float" office:value="27.8899669647" calcext:value-type="float">
            <text:p>27.8899669647</text:p>
          </table:table-cell>
          <table:table-cell office:value-type="float" office:value="6.10399246216" calcext:value-type="float">
            <text:p>6.1039924622</text:p>
          </table:table-cell>
          <table:table-cell office:value-type="float" office:value="2.16794013977" calcext:value-type="float">
            <text:p>2.1679401398</text:p>
          </table:table-cell>
        </table:table-row>
        <table:table-row table:style-name="ro1">
          <table:table-cell office:value-type="float" office:value="23.2720375061" calcext:value-type="float">
            <text:p>23.2720375061</text:p>
          </table:table-cell>
          <table:table-cell office:value-type="float" office:value="6.20198249817" calcext:value-type="float">
            <text:p>6.2019824982</text:p>
          </table:table-cell>
          <table:table-cell office:value-type="float" office:value="2.12907791138" calcext:value-type="float">
            <text:p>2.1290779114</text:p>
          </table:table-cell>
        </table:table-row>
        <table:table-row table:style-name="ro1">
          <table:table-cell office:value-type="float" office:value="22.4869251251" calcext:value-type="float">
            <text:p>22.4869251251</text:p>
          </table:table-cell>
          <table:table-cell office:value-type="float" office:value="6.11591339111" calcext:value-type="float">
            <text:p>6.1159133911</text:p>
          </table:table-cell>
          <table:table-cell office:value-type="float" office:value="2.10690498352" calcext:value-type="float">
            <text:p>2.1069049835</text:p>
          </table:table-cell>
        </table:table-row>
        <table:table-row table:style-name="ro1">
          <table:table-cell office:value-type="float" office:value="25.8469581604" calcext:value-type="float">
            <text:p>25.8469581604</text:p>
          </table:table-cell>
          <table:table-cell office:value-type="float" office:value="6.01506233215" calcext:value-type="float">
            <text:p>6.0150623322</text:p>
          </table:table-cell>
          <table:table-cell office:value-type="float" office:value="2.2759437561" calcext:value-type="float">
            <text:p>2.2759437561</text:p>
          </table:table-cell>
        </table:table-row>
        <table:table-row table:style-name="ro1">
          <table:table-cell office:value-type="float" office:value="25.4368782043" calcext:value-type="float">
            <text:p>25.4368782043</text:p>
          </table:table-cell>
          <table:table-cell office:value-type="float" office:value="6.16002082825" calcext:value-type="float">
            <text:p>6.1600208283</text:p>
          </table:table-cell>
          <table:table-cell office:value-type="float" office:value="2.76184082031" calcext:value-type="float">
            <text:p>2.7618408203</text:p>
          </table:table-cell>
        </table:table-row>
        <table:table-row table:style-name="ro1">
          <table:table-cell office:value-type="float" office:value="23.4930515289" calcext:value-type="float">
            <text:p>23.4930515289</text:p>
          </table:table-cell>
          <table:table-cell office:value-type="float" office:value="6.07204437256" calcext:value-type="float">
            <text:p>6.0720443726</text:p>
          </table:table-cell>
          <table:table-cell office:value-type="float" office:value="3.04698944092" calcext:value-type="float">
            <text:p>3.0469894409</text:p>
          </table:table-cell>
        </table:table-row>
        <table:table-row table:style-name="ro1">
          <table:table-cell office:value-type="float" office:value="23.4088897705" calcext:value-type="float">
            <text:p>23.4088897705</text:p>
          </table:table-cell>
          <table:table-cell office:value-type="float" office:value="6.22415542603" calcext:value-type="float">
            <text:p>6.224155426</text:p>
          </table:table-cell>
          <table:table-cell office:value-type="float" office:value="2.89607048035" calcext:value-type="float">
            <text:p>2.8960704804</text:p>
          </table:table-cell>
        </table:table-row>
        <table:table-row table:style-name="ro1">
          <table:table-cell office:value-type="float" office:value="24.6000289917" calcext:value-type="float">
            <text:p>24.6000289917</text:p>
          </table:table-cell>
          <table:table-cell office:value-type="float" office:value="6.56294822693" calcext:value-type="float">
            <text:p>6.5629482269</text:p>
          </table:table-cell>
          <table:table-cell office:value-type="float" office:value="2.68292427063" calcext:value-type="float">
            <text:p>2.6829242706</text:p>
          </table:table-cell>
        </table:table-row>
        <table:table-row table:style-name="ro1">
          <table:table-cell office:value-type="float" office:value="24.1391658783" calcext:value-type="float">
            <text:p>24.1391658783</text:p>
          </table:table-cell>
          <table:table-cell office:value-type="float" office:value="6.12592697144" calcext:value-type="float">
            <text:p>6.1259269714</text:p>
          </table:table-cell>
          <table:table-cell office:value-type="float" office:value="2.67314910889" calcext:value-type="float">
            <text:p>2.6731491089</text:p>
          </table:table-cell>
        </table:table-row>
        <table:table-row table:style-name="ro1">
          <table:table-cell office:value-type="float" office:value="20.4210281372" calcext:value-type="float">
            <text:p>20.4210281372</text:p>
          </table:table-cell>
          <table:table-cell office:value-type="float" office:value="6.10494613647" calcext:value-type="float">
            <text:p>6.1049461365</text:p>
          </table:table-cell>
          <table:table-cell office:value-type="float" office:value="2.35605239868" calcext:value-type="float">
            <text:p>2.3560523987</text:p>
          </table:table-cell>
        </table:table-row>
        <table:table-row table:style-name="ro1">
          <table:table-cell office:value-type="float" office:value="22.6418972015" calcext:value-type="float">
            <text:p>22.6418972015</text:p>
          </table:table-cell>
          <table:table-cell office:value-type="float" office:value="6.24012947083" calcext:value-type="float">
            <text:p>6.2401294708</text:p>
          </table:table-cell>
          <table:table-cell office:value-type="float" office:value="2.35605239868" calcext:value-type="float">
            <text:p>2.3560523987</text:p>
          </table:table-cell>
        </table:table-row>
        <table:table-row table:style-name="ro1">
          <table:table-cell office:value-type="float" office:value="19.1490650177" calcext:value-type="float">
            <text:p>19.1490650177</text:p>
          </table:table-cell>
          <table:table-cell office:value-type="float" office:value="6.05392456055" calcext:value-type="float">
            <text:p>6.0539245606</text:p>
          </table:table-cell>
          <table:table-cell office:value-type="float" office:value="2.53486633301" calcext:value-type="float">
            <text:p>2.534866333</text:p>
          </table:table-cell>
        </table:table-row>
        <table:table-row table:style-name="ro1">
          <table:table-cell office:value-type="float" office:value="22.1769809723" calcext:value-type="float">
            <text:p>22.1769809723</text:p>
          </table:table-cell>
          <table:table-cell office:value-type="float" office:value="5.97190856934" calcext:value-type="float">
            <text:p>5.9719085693</text:p>
          </table:table-cell>
          <table:table-cell office:value-type="float" office:value="2.54106521606" calcext:value-type="float">
            <text:p>2.5410652161</text:p>
          </table:table-cell>
        </table:table-row>
        <table:table-row table:style-name="ro1">
          <table:table-cell office:value-type="float" office:value="19.495010376" calcext:value-type="float">
            <text:p>19.495010376</text:p>
          </table:table-cell>
          <table:table-cell office:value-type="float" office:value="6.14595413208" calcext:value-type="float">
            <text:p>6.1459541321</text:p>
          </table:table-cell>
          <table:table-cell office:value-type="float" office:value="2.30097770691" calcext:value-type="float">
            <text:p>2.3009777069</text:p>
          </table:table-cell>
        </table:table-row>
        <table:table-row table:style-name="ro1">
          <table:table-cell office:value-type="float" office:value="20.4119682312" calcext:value-type="float">
            <text:p>20.4119682312</text:p>
          </table:table-cell>
          <table:table-cell office:value-type="float" office:value="5.9540271759" calcext:value-type="float">
            <text:p>5.9540271759</text:p>
          </table:table-cell>
          <table:table-cell office:value-type="float" office:value="2.28381156921" calcext:value-type="float">
            <text:p>2.2838115692</text:p>
          </table:table-cell>
        </table:table-row>
        <table:table-row table:style-name="ro1">
          <table:table-cell office:value-type="float" office:value="23.3008861542" calcext:value-type="float">
            <text:p>23.3008861542</text:p>
          </table:table-cell>
          <table:table-cell office:value-type="float" office:value="6.03604316711" calcext:value-type="float">
            <text:p>6.0360431671</text:p>
          </table:table-cell>
          <table:table-cell office:value-type="float" office:value="2.35891342163" calcext:value-type="float">
            <text:p>2.3589134216</text:p>
          </table:table-cell>
        </table:table-row>
        <table:table-row table:style-name="ro1">
          <table:table-cell office:value-type="float" office:value="25.4170894623" calcext:value-type="float">
            <text:p>25.4170894623</text:p>
          </table:table-cell>
          <table:table-cell office:value-type="float" office:value="6.0498714447" calcext:value-type="float">
            <text:p>6.0498714447</text:p>
          </table:table-cell>
          <table:table-cell office:value-type="float" office:value="10.4610919952" calcext:value-type="float">
            <text:p>10.4610919952</text:p>
          </table:table-cell>
        </table:table-row>
        <table:table-row table:style-name="ro1">
          <table:table-cell office:value-type="float" office:value="41.524887085" calcext:value-type="float">
            <text:p>41.524887085</text:p>
          </table:table-cell>
          <table:table-cell office:value-type="float" office:value="6.02293014526" calcext:value-type="float">
            <text:p>6.0229301453</text:p>
          </table:table-cell>
          <table:table-cell office:value-type="float" office:value="12.5441551208" calcext:value-type="float">
            <text:p>12.5441551208</text:p>
          </table:table-cell>
        </table:table-row>
        <table:table-row table:style-name="ro1">
          <table:table-cell office:value-type="float" office:value="52.670955658" calcext:value-type="float">
            <text:p>52.670955658</text:p>
          </table:table-cell>
          <table:table-cell office:value-type="float" office:value="15.4960155487" calcext:value-type="float">
            <text:p>15.4960155487</text:p>
          </table:table-cell>
          <table:table-cell office:value-type="float" office:value="2.36392021179" calcext:value-type="float">
            <text:p>2.3639202118</text:p>
          </table:table-cell>
        </table:table-row>
        <table:table-row table:style-name="ro1">
          <table:table-cell office:value-type="float" office:value="23.2019424438" calcext:value-type="float">
            <text:p>23.2019424438</text:p>
          </table:table-cell>
          <table:table-cell office:value-type="float" office:value="6.09493255615" calcext:value-type="float">
            <text:p>6.0949325562</text:p>
          </table:table-cell>
          <table:table-cell office:value-type="float" office:value="2.2349357605" calcext:value-type="float">
            <text:p>2.2349357605</text:p>
          </table:table-cell>
        </table:table-row>
        <table:table-row table:style-name="ro1">
          <table:table-cell office:value-type="float" office:value="22.8099822998" calcext:value-type="float">
            <text:p>22.8099822998</text:p>
          </table:table-cell>
          <table:table-cell office:value-type="float" office:value="6.12902641296" calcext:value-type="float">
            <text:p>6.129026413</text:p>
          </table:table-cell>
          <table:table-cell office:value-type="float" office:value="2.20990180969" calcext:value-type="float">
            <text:p>2.2099018097</text:p>
          </table:table-cell>
        </table:table-row>
        <table:table-row table:style-name="ro1">
          <table:table-cell office:value-type="float" office:value="23.5121250153" calcext:value-type="float">
            <text:p>23.5121250153</text:p>
          </table:table-cell>
          <table:table-cell office:value-type="float" office:value="6.08611106873" calcext:value-type="float">
            <text:p>6.0861110687</text:p>
          </table:table-cell>
          <table:table-cell office:value-type="float" office:value="2.2759437561" calcext:value-type="float">
            <text:p>2.2759437561</text:p>
          </table:table-cell>
        </table:table-row>
        <table:table-row table:style-name="ro1">
          <table:table-cell office:value-type="float" office:value="22.8991508484" calcext:value-type="float">
            <text:p>22.8991508484</text:p>
          </table:table-cell>
          <table:table-cell office:value-type="float" office:value="6.24012947083" calcext:value-type="float">
            <text:p>6.2401294708</text:p>
          </table:table-cell>
          <table:table-cell office:value-type="float" office:value="2.2349357605" calcext:value-type="float">
            <text:p>2.2349357605</text:p>
          </table:table-cell>
        </table:table-row>
        <table:table-row table:style-name="ro1">
          <table:table-cell office:value-type="float" office:value="22.4139690399" calcext:value-type="float">
            <text:p>22.4139690399</text:p>
          </table:table-cell>
          <table:table-cell office:value-type="float" office:value="6.03699684143" calcext:value-type="float">
            <text:p>6.0369968414</text:p>
          </table:table-cell>
          <table:table-cell office:value-type="float" office:value="2.366065979" calcext:value-type="float">
            <text:p>2.366065979</text:p>
          </table:table-cell>
        </table:table-row>
        <table:table-row table:style-name="ro1">
          <table:table-cell office:value-type="float" office:value="18.3951854706" calcext:value-type="float">
            <text:p>18.3951854706</text:p>
          </table:table-cell>
          <table:table-cell office:value-type="float" office:value="5.96594810486" calcext:value-type="float">
            <text:p>5.9659481049</text:p>
          </table:table-cell>
          <table:table-cell office:value-type="float" office:value="2.41708755493" calcext:value-type="float">
            <text:p>2.4170875549</text:p>
          </table:table-cell>
        </table:table-row>
        <table:table-row table:style-name="ro1">
          <table:table-cell office:value-type="float" office:value="22.6581096649" calcext:value-type="float">
            <text:p>22.6581096649</text:p>
          </table:table-cell>
          <table:table-cell office:value-type="float" office:value="6.18314743042" calcext:value-type="float">
            <text:p>6.1831474304</text:p>
          </table:table-cell>
          <table:table-cell office:value-type="float" office:value="2.27904319763" calcext:value-type="float">
            <text:p>2.2790431976</text:p>
          </table:table-cell>
        </table:table-row>
        <table:table-row table:style-name="ro1">
          <table:table-cell office:value-type="float" office:value="22.9649543762" calcext:value-type="float">
            <text:p>22.9649543762</text:p>
          </table:table-cell>
          <table:table-cell office:value-type="float" office:value="5.96690177917" calcext:value-type="float">
            <text:p>5.9669017792</text:p>
          </table:table-cell>
          <table:table-cell office:value-type="float" office:value="2.27189064026" calcext:value-type="float">
            <text:p>2.2718906403</text:p>
          </table:table-cell>
        </table:table-row>
        <table:table-row table:style-name="ro1">
          <table:table-cell office:value-type="float" office:value="23.6670970917" calcext:value-type="float">
            <text:p>23.6670970917</text:p>
          </table:table-cell>
          <table:table-cell office:value-type="float" office:value="6.01100921631" calcext:value-type="float">
            <text:p>6.0110092163</text:p>
          </table:table-cell>
          <table:table-cell office:value-type="float" office:value="2.3980140686" calcext:value-type="float">
            <text:p>2.3980140686</text:p>
          </table:table-cell>
        </table:table-row>
        <table:table-row table:style-name="ro1">
          <table:table-cell office:value-type="float" office:value="19.229888916" calcext:value-type="float">
            <text:p>19.229888916</text:p>
          </table:table-cell>
          <table:table-cell office:value-type="float" office:value="6.13498687744" calcext:value-type="float">
            <text:p>6.1349868774</text:p>
          </table:table-cell>
          <table:table-cell office:value-type="float" office:value="2.13384628296" calcext:value-type="float">
            <text:p>2.133846283</text:p>
          </table:table-cell>
        </table:table-row>
        <table:table-row table:style-name="ro1">
          <table:table-cell office:value-type="float" office:value="19.2229747772" calcext:value-type="float">
            <text:p>19.2229747772</text:p>
          </table:table-cell>
          <table:table-cell office:value-type="float" office:value="5.97786903381" calcext:value-type="float">
            <text:p>5.9778690338</text:p>
          </table:table-cell>
          <table:table-cell office:value-type="float" office:value="2.07901000977" calcext:value-type="float">
            <text:p>2.0790100098</text:p>
          </table:table-cell>
        </table:table-row>
        <table:table-row table:style-name="ro1">
          <table:table-cell office:value-type="float" office:value="25.3691673279" calcext:value-type="float">
            <text:p>25.3691673279</text:p>
          </table:table-cell>
          <table:table-cell office:value-type="float" office:value="6.2530040741" calcext:value-type="float">
            <text:p>6.2530040741</text:p>
          </table:table-cell>
          <table:table-cell office:value-type="float" office:value="1.89900398254" calcext:value-type="float">
            <text:p>1.8990039825</text:p>
          </table:table-cell>
        </table:table-row>
        <table:table-row table:style-name="ro1">
          <table:table-cell office:value-type="float" office:value="20.4920768738" calcext:value-type="float">
            <text:p>20.4920768738</text:p>
          </table:table-cell>
          <table:table-cell office:value-type="float" office:value="6.00981712341" calcext:value-type="float">
            <text:p>6.0098171234</text:p>
          </table:table-cell>
          <table:table-cell office:value-type="float" office:value="1.81293487549" calcext:value-type="float">
            <text:p>1.8129348755</text:p>
          </table:table-cell>
        </table:table-row>
        <table:table-row table:style-name="ro1">
          <table:table-cell office:value-type="float" office:value="20.7028388977" calcext:value-type="float">
            <text:p>20.7028388977</text:p>
          </table:table-cell>
          <table:table-cell office:value-type="float" office:value="6.16097450256" calcext:value-type="float">
            <text:p>6.1609745026</text:p>
          </table:table-cell>
          <table:table-cell office:value-type="float" office:value="4.67205047607" calcext:value-type="float">
            <text:p>4.6720504761</text:p>
          </table:table-cell>
        </table:table-row>
        <table:table-row table:style-name="ro1">
          <table:table-cell office:value-type="float" office:value="22.5131511688" calcext:value-type="float">
            <text:p>22.5131511688</text:p>
          </table:table-cell>
          <table:table-cell office:value-type="float" office:value="5.95307350159" calcext:value-type="float">
            <text:p>5.9530735016</text:p>
          </table:table-cell>
          <table:table-cell office:value-type="float" office:value="5.44881820679" calcext:value-type="float">
            <text:p>5.4488182068</text:p>
          </table:table-cell>
        </table:table-row>
        <table:table-row table:style-name="ro1">
          <table:table-cell office:value-type="float" office:value="24.9450206757" calcext:value-type="float">
            <text:p>24.9450206757</text:p>
          </table:table-cell>
          <table:table-cell office:value-type="float" office:value="6.10399246216" calcext:value-type="float">
            <text:p>6.1039924622</text:p>
          </table:table-cell>
          <table:table-cell office:value-type="float" office:value="5.25307655334" calcext:value-type="float">
            <text:p>5.2530765533</text:p>
          </table:table-cell>
        </table:table-row>
        <table:table-row table:style-name="ro1">
          <table:table-cell office:value-type="float" office:value="25.3119468689" calcext:value-type="float">
            <text:p>25.3119468689</text:p>
          </table:table-cell>
          <table:table-cell office:value-type="float" office:value="6.04605674744" calcext:value-type="float">
            <text:p>6.0460567474</text:p>
          </table:table-cell>
          <table:table-cell office:value-type="float" office:value="5.44285774231" calcext:value-type="float">
            <text:p>5.4428577423</text:p>
          </table:table-cell>
        </table:table-row>
        <table:table-row table:style-name="ro1">
          <table:table-cell office:value-type="float" office:value="25.3570079803" calcext:value-type="float">
            <text:p>25.3570079803</text:p>
          </table:table-cell>
          <table:table-cell office:value-type="float" office:value="6.25205039978" calcext:value-type="float">
            <text:p>6.2520503998</text:p>
          </table:table-cell>
          <table:table-cell office:value-type="float" office:value="5.47099113464" calcext:value-type="float">
            <text:p>5.4709911346</text:p>
          </table:table-cell>
        </table:table-row>
        <table:table-row table:style-name="ro1">
          <table:table-cell office:value-type="float" office:value="26.5769958496" calcext:value-type="float">
            <text:p>26.5769958496</text:p>
          </table:table-cell>
          <table:table-cell office:value-type="float" office:value="6.11400604248" calcext:value-type="float">
            <text:p>6.1140060425</text:p>
          </table:table-cell>
          <table:table-cell office:value-type="float" office:value="5.48601150513" calcext:value-type="float">
            <text:p>5.4860115051</text:p>
          </table:table-cell>
        </table:table-row>
        <table:table-row table:style-name="ro1">
          <table:table-cell office:value-type="float" office:value="25.8250236511" calcext:value-type="float">
            <text:p>25.8250236511</text:p>
          </table:table-cell>
          <table:table-cell office:value-type="float" office:value="6.13403320312" calcext:value-type="float">
            <text:p>6.1340332031</text:p>
          </table:table-cell>
          <table:table-cell office:value-type="float" office:value="5.59592247009" calcext:value-type="float">
            <text:p>5.5959224701</text:p>
          </table:table-cell>
        </table:table-row>
        <table:table-row table:style-name="ro1">
          <table:table-cell office:value-type="float" office:value="24.7299671173" calcext:value-type="float">
            <text:p>24.7299671173</text:p>
          </table:table-cell>
          <table:table-cell office:value-type="float" office:value="6.61587715149" calcext:value-type="float">
            <text:p>6.6158771515</text:p>
          </table:table-cell>
          <table:table-cell office:value-type="float" office:value="5.46789169312" calcext:value-type="float">
            <text:p>5.4678916931</text:p>
          </table:table-cell>
        </table:table-row>
        <table:table-row table:style-name="ro1">
          <table:table-cell office:value-type="float" office:value="25.8071422577" calcext:value-type="float">
            <text:p>25.8071422577</text:p>
          </table:table-cell>
          <table:table-cell office:value-type="float" office:value="6.07490539551" calcext:value-type="float">
            <text:p>6.0749053955</text:p>
          </table:table-cell>
          <table:table-cell office:value-type="float" office:value="5.66387176514" calcext:value-type="float">
            <text:p>5.6638717651</text:p>
          </table:table-cell>
        </table:table-row>
        <table:table-row table:style-name="ro1">
          <table:table-cell office:value-type="float" office:value="25.249004364" calcext:value-type="float">
            <text:p>25.249004364</text:p>
          </table:table-cell>
          <table:table-cell office:value-type="float" office:value="6.16693496704" calcext:value-type="float">
            <text:p>6.166934967</text:p>
          </table:table-cell>
          <table:table-cell office:value-type="float" office:value="5.26189804077" calcext:value-type="float">
            <text:p>5.2618980408</text:p>
          </table:table-cell>
        </table:table-row>
        <table:table-row table:style-name="ro1">
          <table:table-cell office:value-type="float" office:value="24.7440338135" calcext:value-type="float">
            <text:p>24.7440338135</text:p>
          </table:table-cell>
          <table:table-cell office:value-type="float" office:value="6.00099563599" calcext:value-type="float">
            <text:p>6.000995636</text:p>
          </table:table-cell>
          <table:table-cell office:value-type="float" office:value="5.43618202209" calcext:value-type="float">
            <text:p>5.4361820221</text:p>
          </table:table-cell>
        </table:table-row>
        <table:table-row table:style-name="ro1">
          <table:table-cell office:value-type="float" office:value="25.4580974579" calcext:value-type="float">
            <text:p>25.4580974579</text:p>
          </table:table-cell>
          <table:table-cell office:value-type="float" office:value="6.24203681946" calcext:value-type="float">
            <text:p>6.2420368195</text:p>
          </table:table-cell>
          <table:table-cell office:value-type="float" office:value="5.34081459045" calcext:value-type="float">
            <text:p>5.3408145905</text:p>
          </table:table-cell>
        </table:table-row>
        <table:table-row table:style-name="ro1">
          <table:table-cell office:value-type="float" office:value="24.6410369873" calcext:value-type="float">
            <text:p>24.6410369873</text:p>
          </table:table-cell>
          <table:table-cell office:value-type="float" office:value="6.06298446655" calcext:value-type="float">
            <text:p>6.0629844666</text:p>
          </table:table-cell>
          <table:table-cell office:value-type="float" office:value="5.37300109863" calcext:value-type="float">
            <text:p>5.3730010986</text:p>
          </table:table-cell>
        </table:table-row>
        <table:table-row table:style-name="ro1">
          <table:table-cell office:value-type="float" office:value="25.7039070129" calcext:value-type="float">
            <text:p>25.7039070129</text:p>
          </table:table-cell>
          <table:table-cell office:value-type="float" office:value="6.12807273865" calcext:value-type="float">
            <text:p>6.1280727387</text:p>
          </table:table-cell>
          <table:table-cell office:value-type="float" office:value="5.45787811279" calcext:value-type="float">
            <text:p>5.4578781128</text:p>
          </table:table-cell>
        </table:table-row>
        <table:table-row table:style-name="ro1">
          <table:table-cell office:value-type="float" office:value="25.2261161804" calcext:value-type="float">
            <text:p>25.2261161804</text:p>
          </table:table-cell>
          <table:table-cell office:value-type="float" office:value="6.04391098022" calcext:value-type="float">
            <text:p>6.0439109802</text:p>
          </table:table-cell>
          <table:table-cell office:value-type="float" office:value="5.36417961121" calcext:value-type="float">
            <text:p>5.3641796112</text:p>
          </table:table-cell>
        </table:table-row>
        <table:table-row table:style-name="ro1">
          <table:table-cell office:value-type="float" office:value="24.9960422516" calcext:value-type="float">
            <text:p>24.9960422516</text:p>
          </table:table-cell>
          <table:table-cell office:value-type="float" office:value="6.15692138672" calcext:value-type="float">
            <text:p>6.1569213867</text:p>
          </table:table-cell>
          <table:table-cell office:value-type="float" office:value="5.19204139709" calcext:value-type="float">
            <text:p>5.1920413971</text:p>
          </table:table-cell>
        </table:table-row>
        <table:table-row table:style-name="ro1">
          <table:table-cell office:value-type="float" office:value="25.1078605652" calcext:value-type="float">
            <text:p>25.1078605652</text:p>
          </table:table-cell>
          <table:table-cell office:value-type="float" office:value="5.96308708191" calcext:value-type="float">
            <text:p>5.9630870819</text:p>
          </table:table-cell>
          <table:table-cell office:value-type="float" office:value="5.45501708984" calcext:value-type="float">
            <text:p>5.4550170898</text:p>
          </table:table-cell>
        </table:table-row>
        <table:table-row table:style-name="ro1">
          <table:table-cell office:value-type="float" office:value="25.1331329346" calcext:value-type="float">
            <text:p>25.1331329346</text:p>
          </table:table-cell>
          <table:table-cell office:value-type="float" office:value="6.22582435608" calcext:value-type="float">
            <text:p>6.2258243561</text:p>
          </table:table-cell>
          <table:table-cell office:value-type="float" office:value="5.42712211609" calcext:value-type="float">
            <text:p>5.4271221161</text:p>
          </table:table-cell>
        </table:table-row>
        <table:table-row table:style-name="ro1">
          <table:table-cell office:value-type="float" office:value="24.8370170593" calcext:value-type="float">
            <text:p>24.8370170593</text:p>
          </table:table-cell>
          <table:table-cell office:value-type="float" office:value="6.05916976929" calcext:value-type="float">
            <text:p>6.0591697693</text:p>
          </table:table-cell>
          <table:table-cell office:value-type="float" office:value="5.42497634888" calcext:value-type="float">
            <text:p>5.4249763489</text:p>
          </table:table-cell>
        </table:table-row>
        <table:table-row table:style-name="ro1">
          <table:table-cell office:value-type="float" office:value="25.3479480743" calcext:value-type="float">
            <text:p>25.3479480743</text:p>
          </table:table-cell>
          <table:table-cell office:value-type="float" office:value="6.04820251465" calcext:value-type="float">
            <text:p>6.0482025147</text:p>
          </table:table-cell>
          <table:table-cell office:value-type="float" office:value="5.78093528748" calcext:value-type="float">
            <text:p>5.7809352875</text:p>
          </table:table-cell>
        </table:table-row>
        <table:table-row table:style-name="ro1">
          <table:table-cell office:value-type="float" office:value="25.5789756775" calcext:value-type="float">
            <text:p>25.5789756775</text:p>
          </table:table-cell>
          <table:table-cell office:value-type="float" office:value="6.04701042175" calcext:value-type="float">
            <text:p>6.0470104218</text:p>
          </table:table-cell>
          <table:table-cell office:value-type="float" office:value="5.40900230408" calcext:value-type="float">
            <text:p>5.4090023041</text:p>
          </table:table-cell>
        </table:table-row>
        <table:table-row table:style-name="ro1">
          <table:table-cell office:value-type="float" office:value="24.5900154114" calcext:value-type="float">
            <text:p>24.5900154114</text:p>
          </table:table-cell>
          <table:table-cell office:value-type="float" office:value="6.20102882385" calcext:value-type="float">
            <text:p>6.2010288239</text:p>
          </table:table-cell>
          <table:table-cell office:value-type="float" office:value="5.31697273254" calcext:value-type="float">
            <text:p>5.3169727325</text:p>
          </table:table-cell>
        </table:table-row>
        <table:table-row table:style-name="ro1">
          <table:table-cell office:value-type="float" office:value="25.3908634186" calcext:value-type="float">
            <text:p>25.3908634186</text:p>
          </table:table-cell>
          <table:table-cell office:value-type="float" office:value="6.12497329712" calcext:value-type="float">
            <text:p>6.1249732971</text:p>
          </table:table-cell>
          <table:table-cell office:value-type="float" office:value="5.50317764282" calcext:value-type="float">
            <text:p>5.5031776428</text:p>
          </table:table-cell>
        </table:table-row>
        <table:table-row table:style-name="ro1">
          <table:table-cell office:value-type="float" office:value="26.4670848846" calcext:value-type="float">
            <text:p>26.4670848846</text:p>
          </table:table-cell>
          <table:table-cell office:value-type="float" office:value="6.10280036926" calcext:value-type="float">
            <text:p>6.1028003693</text:p>
          </table:table-cell>
          <table:table-cell office:value-type="float" office:value="5.36918640137" calcext:value-type="float">
            <text:p>5.3691864014</text:p>
          </table:table-cell>
        </table:table-row>
        <table:table-row table:style-name="ro1">
          <table:table-cell office:value-type="float" office:value="25.0680446625" calcext:value-type="float">
            <text:p>25.0680446625</text:p>
          </table:table-cell>
          <table:table-cell office:value-type="float" office:value="6.17909431458" calcext:value-type="float">
            <text:p>6.1790943146</text:p>
          </table:table-cell>
          <table:table-cell office:value-type="float" office:value="5.25188446045" calcext:value-type="float">
            <text:p>5.2518844605</text:p>
          </table:table-cell>
        </table:table-row>
        <table:table-row table:style-name="ro1">
          <table:table-cell office:value-type="float" office:value="25.1269340515" calcext:value-type="float">
            <text:p>25.1269340515</text:p>
          </table:table-cell>
          <table:table-cell office:value-type="float" office:value="5.96499443054" calcext:value-type="float">
            <text:p>5.9649944305</text:p>
          </table:table-cell>
          <table:table-cell office:value-type="float" office:value="5.38611412048" calcext:value-type="float">
            <text:p>5.3861141205</text:p>
          </table:table-cell>
        </table:table-row>
        <table:table-row table:style-name="ro1">
          <table:table-cell office:value-type="float" office:value="25.6128311157" calcext:value-type="float">
            <text:p>25.6128311157</text:p>
          </table:table-cell>
          <table:table-cell office:value-type="float" office:value="6.15310668945" calcext:value-type="float">
            <text:p>6.1531066895</text:p>
          </table:table-cell>
          <table:table-cell office:value-type="float" office:value="5.51509857178" calcext:value-type="float">
            <text:p>5.5150985718</text:p>
          </table:table-cell>
        </table:table-row>
        <table:table-row table:style-name="ro1">
          <table:table-cell office:value-type="float" office:value="25.3150463104" calcext:value-type="float">
            <text:p>25.3150463104</text:p>
          </table:table-cell>
          <table:table-cell office:value-type="float" office:value="5.9540271759" calcext:value-type="float">
            <text:p>5.9540271759</text:p>
          </table:table-cell>
          <table:table-cell office:value-type="float" office:value="5.40089607239" calcext:value-type="float">
            <text:p>5.4008960724</text:p>
          </table:table-cell>
        </table:table-row>
        <table:table-row table:style-name="ro1">
          <table:table-cell office:value-type="float" office:value="26.3528823853" calcext:value-type="float">
            <text:p>26.3528823853</text:p>
          </table:table-cell>
          <table:table-cell office:value-type="float" office:value="6.18195533752" calcext:value-type="float">
            <text:p>6.1819553375</text:p>
          </table:table-cell>
          <table:table-cell office:value-type="float" office:value="5.37705421448" calcext:value-type="float">
            <text:p>5.3770542145</text:p>
          </table:table-cell>
        </table:table-row>
        <table:table-row table:style-name="ro1">
          <table:table-cell office:value-type="float" office:value="24.8959064484" calcext:value-type="float">
            <text:p>24.8959064484</text:p>
          </table:table-cell>
          <table:table-cell office:value-type="float" office:value="6.1719417572" calcext:value-type="float">
            <text:p>6.1719417572</text:p>
          </table:table-cell>
          <table:table-cell office:value-type="float" office:value="2.5680065155" calcext:value-type="float">
            <text:p>2.5680065155</text:p>
          </table:table-cell>
        </table:table-row>
        <table:table-row table:style-name="ro1">
          <table:table-cell office:value-type="float" office:value="23.745059967" calcext:value-type="float">
            <text:p>23.745059967</text:p>
          </table:table-cell>
          <table:table-cell office:value-type="float" office:value="5.96284866333" calcext:value-type="float">
            <text:p>5.9628486633</text:p>
          </table:table-cell>
          <table:table-cell office:value-type="float" office:value="2.34389305115" calcext:value-type="float">
            <text:p>2.3438930512</text:p>
          </table:table-cell>
        </table:table-row>
        <table:table-row table:style-name="ro1">
          <table:table-cell office:value-type="float" office:value="24.4989395142" calcext:value-type="float">
            <text:p>24.4989395142</text:p>
          </table:table-cell>
          <table:table-cell office:value-type="float" office:value="6.05392456055" calcext:value-type="float">
            <text:p>6.0539245606</text:p>
          </table:table-cell>
          <table:table-cell office:value-type="float" office:value="2.00295448303" calcext:value-type="float">
            <text:p>2.002954483</text:p>
          </table:table-cell>
        </table:table-row>
        <table:table-row table:style-name="ro1">
          <table:table-cell office:value-type="float" office:value="24.1138935089" calcext:value-type="float">
            <text:p>24.1138935089</text:p>
          </table:table-cell>
          <table:table-cell office:value-type="float" office:value="6.06393814087" calcext:value-type="float">
            <text:p>6.0639381409</text:p>
          </table:table-cell>
          <table:table-cell office:value-type="float" office:value="2.09307670593" calcext:value-type="float">
            <text:p>2.0930767059</text:p>
          </table:table-cell>
        </table:table-row>
        <table:table-row table:style-name="ro1">
          <table:table-cell office:value-type="float" office:value="20.7018852234" calcext:value-type="float">
            <text:p>20.7018852234</text:p>
          </table:table-cell>
          <table:table-cell office:value-type="float" office:value="6.17909431458" calcext:value-type="float">
            <text:p>6.1790943146</text:p>
          </table:table-cell>
          <table:table-cell office:value-type="float" office:value="1.88708305359" calcext:value-type="float">
            <text:p>1.8870830536</text:p>
          </table:table-cell>
        </table:table-row>
        <table:table-row table:style-name="ro1">
          <table:table-cell office:value-type="float" office:value="20.6770896912" calcext:value-type="float">
            <text:p>20.6770896912</text:p>
          </table:table-cell>
          <table:table-cell office:value-type="float" office:value="6.0510635376" calcext:value-type="float">
            <text:p>6.0510635376</text:p>
          </table:table-cell>
          <table:table-cell office:value-type="float" office:value="2.12407112122" calcext:value-type="float">
            <text:p>2.1240711212</text:p>
          </table:table-cell>
        </table:table-row>
        <table:table-row table:style-name="ro1">
          <table:table-cell office:value-type="float" office:value="23.185968399" calcext:value-type="float">
            <text:p>23.185968399</text:p>
          </table:table-cell>
          <table:table-cell office:value-type="float" office:value="6.019115448" calcext:value-type="float">
            <text:p>6.019115448</text:p>
          </table:table-cell>
          <table:table-cell office:value-type="float" office:value="1.97720527649" calcext:value-type="float">
            <text:p>1.9772052765</text:p>
          </table:table-cell>
        </table:table-row>
        <table:table-row table:style-name="ro1">
          <table:table-cell office:value-type="float" office:value="23.5419273376" calcext:value-type="float">
            <text:p>23.5419273376</text:p>
          </table:table-cell>
          <table:table-cell office:value-type="float" office:value="6.03294372559" calcext:value-type="float">
            <text:p>6.0329437256</text:p>
          </table:table-cell>
          <table:table-cell office:value-type="float" office:value="2.04300880432" calcext:value-type="float">
            <text:p>2.0430088043</text:p>
          </table:table-cell>
        </table:table-row>
        <table:table-row table:style-name="ro1">
          <table:table-cell office:value-type="float" office:value="21.4400291443" calcext:value-type="float">
            <text:p>21.4400291443</text:p>
          </table:table-cell>
          <table:table-cell office:value-type="float" office:value="6.14309310913" calcext:value-type="float">
            <text:p>6.1430931091</text:p>
          </table:table-cell>
          <table:table-cell office:value-type="float" office:value="2.24089622498" calcext:value-type="float">
            <text:p>2.240896225</text:p>
          </table:table-cell>
        </table:table-row>
        <table:table-row table:style-name="ro1">
          <table:table-cell office:value-type="float" office:value="19.2959308624" calcext:value-type="float">
            <text:p>19.2959308624</text:p>
          </table:table-cell>
          <table:table-cell office:value-type="float" office:value="6.08587265015" calcext:value-type="float">
            <text:p>6.0858726502</text:p>
          </table:table-cell>
          <table:table-cell office:value-type="float" office:value="2.16293334961" calcext:value-type="float">
            <text:p>2.1629333496</text:p>
          </table:table-cell>
        </table:table-row>
        <table:table-row table:style-name="ro1">
          <table:table-cell office:value-type="float" office:value="22.9189395905" calcext:value-type="float">
            <text:p>22.9189395905</text:p>
          </table:table-cell>
          <table:table-cell office:value-type="float" office:value="6.04915618896" calcext:value-type="float">
            <text:p>6.049156189</text:p>
          </table:table-cell>
          <table:table-cell office:value-type="float" office:value="2.21681594849" calcext:value-type="float">
            <text:p>2.2168159485</text:p>
          </table:table-cell>
        </table:table-row>
        <table:table-row table:style-name="ro1">
          <table:table-cell office:value-type="float" office:value="23.5259532928" calcext:value-type="float">
            <text:p>23.5259532928</text:p>
          </table:table-cell>
          <table:table-cell office:value-type="float" office:value="6.13188743591" calcext:value-type="float">
            <text:p>6.1318874359</text:p>
          </table:table-cell>
          <table:table-cell office:value-type="float" office:value="1.97005271912" calcext:value-type="float">
            <text:p>1.9700527191</text:p>
          </table:table-cell>
        </table:table-row>
        <table:table-row table:style-name="ro1">
          <table:table-cell office:value-type="float" office:value="22.6488113403" calcext:value-type="float">
            <text:p>22.6488113403</text:p>
          </table:table-cell>
          <table:table-cell office:value-type="float" office:value="5.9859752655" calcext:value-type="float">
            <text:p>5.9859752655</text:p>
          </table:table-cell>
          <table:table-cell office:value-type="float" office:value="2.05016136169" calcext:value-type="float">
            <text:p>2.0501613617</text:p>
          </table:table-cell>
        </table:table-row>
        <table:table-row table:style-name="ro1">
          <table:table-cell office:value-type="float" office:value="24.3520736694" calcext:value-type="float">
            <text:p>24.3520736694</text:p>
          </table:table-cell>
          <table:table-cell office:value-type="float" office:value="6.22582435608" calcext:value-type="float">
            <text:p>6.2258243561</text:p>
          </table:table-cell>
          <table:table-cell office:value-type="float" office:value="2.13313102722" calcext:value-type="float">
            <text:p>2.1331310272</text:p>
          </table:table-cell>
        </table:table-row>
        <table:table-row table:style-name="ro1">
          <table:table-cell office:value-type="float" office:value="24.3730545044" calcext:value-type="float">
            <text:p>24.3730545044</text:p>
          </table:table-cell>
          <table:table-cell office:value-type="float" office:value="6.08611106873" calcext:value-type="float">
            <text:p>6.0861110687</text:p>
          </table:table-cell>
          <table:table-cell office:value-type="float" office:value="2.27117538452" calcext:value-type="float">
            <text:p>2.2711753845</text:p>
          </table:table-cell>
        </table:table-row>
        <table:table-row table:style-name="ro1">
          <table:table-cell office:value-type="float" office:value="25.1619815826" calcext:value-type="float">
            <text:p>25.1619815826</text:p>
          </table:table-cell>
          <table:table-cell office:value-type="float" office:value="6.03413581848" calcext:value-type="float">
            <text:p>6.0341358185</text:p>
          </table:table-cell>
          <table:table-cell office:value-type="float" office:value="2.22611427307" calcext:value-type="float">
            <text:p>2.2261142731</text:p>
          </table:table-cell>
        </table:table-row>
        <table:table-row table:style-name="ro1">
          <table:table-cell office:value-type="float" office:value="22.7971076965" calcext:value-type="float">
            <text:p>22.7971076965</text:p>
          </table:table-cell>
          <table:table-cell office:value-type="float" office:value="6.12306594849" calcext:value-type="float">
            <text:p>6.1230659485</text:p>
          </table:table-cell>
          <table:table-cell office:value-type="float" office:value="2.05302238464" calcext:value-type="float">
            <text:p>2.0530223846</text:p>
          </table:table-cell>
        </table:table-row>
        <table:table-row table:style-name="ro1">
          <table:table-cell office:value-type="float" office:value="26.6268253326" calcext:value-type="float">
            <text:p>26.6268253326</text:p>
          </table:table-cell>
          <table:table-cell office:value-type="float" office:value="6.18195533752" calcext:value-type="float">
            <text:p>6.1819553375</text:p>
          </table:table-cell>
          <table:table-cell office:value-type="float" office:value="2.05612182617" calcext:value-type="float">
            <text:p>2.0561218262</text:p>
          </table:table-cell>
        </table:table-row>
        <table:table-row table:style-name="ro1">
          <table:table-cell office:value-type="float" office:value="24.0511894226" calcext:value-type="float">
            <text:p>24.0511894226</text:p>
          </table:table-cell>
          <table:table-cell office:value-type="float" office:value="6.49785995483" calcext:value-type="float">
            <text:p>6.4978599548</text:p>
          </table:table-cell>
          <table:table-cell office:value-type="float" office:value="1.88016891479" calcext:value-type="float">
            <text:p>1.8801689148</text:p>
          </table:table-cell>
        </table:table-row>
        <table:table-row table:style-name="ro1">
          <table:table-cell office:value-type="float" office:value="25.848865509" calcext:value-type="float">
            <text:p>25.848865509</text:p>
          </table:table-cell>
          <table:table-cell office:value-type="float" office:value="6.17790222168" calcext:value-type="float">
            <text:p>6.1779022217</text:p>
          </table:table-cell>
          <table:table-cell office:value-type="float" office:value="2.14910507202" calcext:value-type="float">
            <text:p>2.149105072</text:p>
          </table:table-cell>
        </table:table-row>
        <table:table-row table:style-name="ro1">
          <table:table-cell office:value-type="float" office:value="28.2189846039" calcext:value-type="float">
            <text:p>28.2189846039</text:p>
          </table:table-cell>
          <table:table-cell office:value-type="float" office:value="5.94711303711" calcext:value-type="float">
            <text:p>5.9471130371</text:p>
          </table:table-cell>
          <table:table-cell office:value-type="float" office:value="2.26902961731" calcext:value-type="float">
            <text:p>2.2690296173</text:p>
          </table:table-cell>
        </table:table-row>
        <table:table-row table:style-name="ro1">
          <table:table-cell office:value-type="float" office:value="27.4701118469" calcext:value-type="float">
            <text:p>27.4701118469</text:p>
          </table:table-cell>
          <table:table-cell office:value-type="float" office:value="6.12878799438" calcext:value-type="float">
            <text:p>6.1287879944</text:p>
          </table:table-cell>
          <table:table-cell office:value-type="float" office:value="2.20704078674" calcext:value-type="float">
            <text:p>2.2070407867</text:p>
          </table:table-cell>
        </table:table-row>
        <table:table-row table:style-name="ro1">
          <table:table-cell office:value-type="float" office:value="28.4991264343" calcext:value-type="float">
            <text:p>28.4991264343</text:p>
          </table:table-cell>
          <table:table-cell office:value-type="float" office:value="5.97715377808" calcext:value-type="float">
            <text:p>5.9771537781</text:p>
          </table:table-cell>
          <table:table-cell office:value-type="float" office:value="2.14004516602" calcext:value-type="float">
            <text:p>2.140045166</text:p>
          </table:table-cell>
        </table:table-row>
        <table:table-row table:style-name="ro1">
          <table:table-cell office:value-type="float" office:value="21.5890407562" calcext:value-type="float">
            <text:p>21.5890407562</text:p>
          </table:table-cell>
          <table:table-cell office:value-type="float" office:value="6.13284111023" calcext:value-type="float">
            <text:p>6.1328411102</text:p>
          </table:table-cell>
          <table:table-cell office:value-type="float" office:value="1.9211769104" calcext:value-type="float">
            <text:p>1.9211769104</text:p>
          </table:table-cell>
        </table:table-row>
        <table:table-row table:style-name="ro1">
          <table:table-cell office:value-type="float" office:value="27.3268222809" calcext:value-type="float">
            <text:p>27.3268222809</text:p>
          </table:table-cell>
          <table:table-cell office:value-type="float" office:value="6.11090660095" calcext:value-type="float">
            <text:p>6.110906601</text:p>
          </table:table-cell>
          <table:table-cell office:value-type="float" office:value="2.03084945679" calcext:value-type="float">
            <text:p>2.0308494568</text:p>
          </table:table-cell>
        </table:table-row>
        <table:table-row table:style-name="ro1">
          <table:table-cell office:value-type="float" office:value="25.7301330566" calcext:value-type="float">
            <text:p>25.7301330566</text:p>
          </table:table-cell>
          <table:table-cell office:value-type="float" office:value="6.31499290466" calcext:value-type="float">
            <text:p>6.3149929047</text:p>
          </table:table-cell>
          <table:table-cell office:value-type="float" office:value="1.77097320557" calcext:value-type="float">
            <text:p>1.7709732056</text:p>
          </table:table-cell>
        </table:table-row>
        <table:table-row table:style-name="ro1">
          <table:table-cell office:value-type="float" office:value="26.1449813843" calcext:value-type="float">
            <text:p>26.1449813843</text:p>
          </table:table-cell>
          <table:table-cell office:value-type="float" office:value="6.13808631897" calcext:value-type="float">
            <text:p>6.138086319</text:p>
          </table:table-cell>
          <table:table-cell office:value-type="float" office:value="1.84988975525" calcext:value-type="float">
            <text:p>1.8498897553</text:p>
          </table:table-cell>
        </table:table-row>
        <table:table-row table:style-name="ro1">
          <table:table-cell office:value-type="float" office:value="26.2241363525" calcext:value-type="float">
            <text:p>26.2241363525</text:p>
          </table:table-cell>
          <table:table-cell office:value-type="float" office:value="6.04486465454" calcext:value-type="float">
            <text:p>6.0448646545</text:p>
          </table:table-cell>
          <table:table-cell office:value-type="float" office:value="1.93095207214" calcext:value-type="float">
            <text:p>1.9309520721</text:p>
          </table:table-cell>
        </table:table-row>
        <table:table-row table:style-name="ro1">
          <table:table-cell office:value-type="float" office:value="25.4600048065" calcext:value-type="float">
            <text:p>25.4600048065</text:p>
          </table:table-cell>
          <table:table-cell office:value-type="float" office:value="6.05201721191" calcext:value-type="float">
            <text:p>6.0520172119</text:p>
          </table:table-cell>
          <table:table-cell office:value-type="float" office:value="2.0170211792" calcext:value-type="float">
            <text:p>2.0170211792</text:p>
          </table:table-cell>
        </table:table-row>
        <table:table-row table:style-name="ro1">
          <table:table-cell office:value-type="float" office:value="25.0902175903" calcext:value-type="float">
            <text:p>25.0902175903</text:p>
          </table:table-cell>
          <table:table-cell office:value-type="float" office:value="6.08396530151" calcext:value-type="float">
            <text:p>6.0839653015</text:p>
          </table:table-cell>
          <table:table-cell office:value-type="float" office:value="1.79600715637" calcext:value-type="float">
            <text:p>1.7960071564</text:p>
          </table:table-cell>
        </table:table-row>
        <table:table-row table:style-name="ro1">
          <table:table-cell office:value-type="float" office:value="25.2048969269" calcext:value-type="float">
            <text:p>25.2048969269</text:p>
          </table:table-cell>
          <table:table-cell office:value-type="float" office:value="6.27398490906" calcext:value-type="float">
            <text:p>6.2739849091</text:p>
          </table:table-cell>
          <table:table-cell office:value-type="float" office:value="1.81293487549" calcext:value-type="float">
            <text:p>1.8129348755</text:p>
          </table:table-cell>
        </table:table-row>
        <table:table-row table:style-name="ro1">
          <table:table-cell office:value-type="float" office:value="23.0560302734" calcext:value-type="float">
            <text:p>23.0560302734</text:p>
          </table:table-cell>
          <table:table-cell office:value-type="float" office:value="6.11805915833" calcext:value-type="float">
            <text:p>6.1180591583</text:p>
          </table:table-cell>
          <table:table-cell office:value-type="float" office:value="1.87516212463" calcext:value-type="float">
            <text:p>1.8751621246</text:p>
          </table:table-cell>
        </table:table-row>
        <table:table-row table:style-name="ro1">
          <table:table-cell office:value-type="float" office:value="21.9619274139" calcext:value-type="float">
            <text:p>21.9619274139</text:p>
          </table:table-cell>
          <table:table-cell office:value-type="float" office:value="6.02722167969" calcext:value-type="float">
            <text:p>6.0272216797</text:p>
          </table:table-cell>
          <table:table-cell office:value-type="float" office:value="1.99484825134" calcext:value-type="float">
            <text:p>1.9948482513</text:p>
          </table:table-cell>
        </table:table-row>
        <table:table-row table:style-name="ro1">
          <table:table-cell office:value-type="float" office:value="21.7130184174" calcext:value-type="float">
            <text:p>21.7130184174</text:p>
          </table:table-cell>
          <table:table-cell office:value-type="float" office:value="6.03699684143" calcext:value-type="float">
            <text:p>6.0369968414</text:p>
          </table:table-cell>
          <table:table-cell office:value-type="float" office:value="1.80792808533" calcext:value-type="float">
            <text:p>1.8079280853</text:p>
          </table:table-cell>
        </table:table-row>
        <table:table-row table:style-name="ro1">
          <table:table-cell office:value-type="float" office:value="22.7749347687" calcext:value-type="float">
            <text:p>22.7749347687</text:p>
          </table:table-cell>
          <table:table-cell office:value-type="float" office:value="5.91897964478" calcext:value-type="float">
            <text:p>5.9189796448</text:p>
          </table:table-cell>
          <table:table-cell office:value-type="float" office:value="1.7569065094" calcext:value-type="float">
            <text:p>1.7569065094</text:p>
          </table:table-cell>
        </table:table-row>
        <table:table-row table:style-name="ro1">
          <table:table-cell office:value-type="float" office:value="22.5031375885" calcext:value-type="float">
            <text:p>22.5031375885</text:p>
          </table:table-cell>
          <table:table-cell office:value-type="float" office:value="6.11209869385" calcext:value-type="float">
            <text:p>6.1120986939</text:p>
          </table:table-cell>
          <table:table-cell office:value-type="float" office:value="4.50706481934" calcext:value-type="float">
            <text:p>4.5070648193</text:p>
          </table:table-cell>
        </table:table-row>
        <table:table-row table:style-name="ro1">
          <table:table-cell office:value-type="float" office:value="24.444103241" calcext:value-type="float">
            <text:p>24.444103241</text:p>
          </table:table-cell>
          <table:table-cell office:value-type="float" office:value="6.06107711792" calcext:value-type="float">
            <text:p>6.0610771179</text:p>
          </table:table-cell>
          <table:table-cell office:value-type="float" office:value="4.63604927063" calcext:value-type="float">
            <text:p>4.6360492706</text:p>
          </table:table-cell>
        </table:table-row>
        <table:table-row table:style-name="ro1">
          <table:table-cell office:value-type="float" office:value="28.3710956573" calcext:value-type="float">
            <text:p>28.3710956573</text:p>
          </table:table-cell>
          <table:table-cell office:value-type="float" office:value="6.08587265015" calcext:value-type="float">
            <text:p>6.0858726502</text:p>
          </table:table-cell>
          <table:table-cell office:value-type="float" office:value="5.02300262451" calcext:value-type="float">
            <text:p>5.0230026245</text:p>
          </table:table-cell>
        </table:table-row>
        <table:table-row table:style-name="ro1">
          <table:table-cell office:value-type="float" office:value="29.048204422" calcext:value-type="float">
            <text:p>29.048204422</text:p>
          </table:table-cell>
          <table:table-cell office:value-type="float" office:value="6.25586509705" calcext:value-type="float">
            <text:p>6.2558650971</text:p>
          </table:table-cell>
          <table:table-cell office:value-type="float" office:value="5.04899024963" calcext:value-type="float">
            <text:p>5.0489902496</text:p>
          </table:table-cell>
        </table:table-row>
        <table:table-row table:style-name="ro1">
          <table:table-cell office:value-type="float" office:value="33.4479808807" calcext:value-type="float">
            <text:p>33.4479808807</text:p>
          </table:table-cell>
          <table:table-cell office:value-type="float" office:value="6.02722167969" calcext:value-type="float">
            <text:p>6.0272216797</text:p>
          </table:table-cell>
          <table:table-cell office:value-type="float" office:value="5.07593154907" calcext:value-type="float">
            <text:p>5.0759315491</text:p>
          </table:table-cell>
        </table:table-row>
        <table:table-row table:style-name="ro1">
          <table:table-cell office:value-type="float" office:value="29.0331840515" calcext:value-type="float">
            <text:p>29.0331840515</text:p>
          </table:table-cell>
          <table:table-cell office:value-type="float" office:value="6.09707832336" calcext:value-type="float">
            <text:p>6.0970783234</text:p>
          </table:table-cell>
          <table:table-cell office:value-type="float" office:value="5.03301620483" calcext:value-type="float">
            <text:p>5.0330162048</text:p>
          </table:table-cell>
        </table:table-row>
        <table:table-row table:style-name="ro1">
          <table:table-cell office:value-type="float" office:value="29.0811061859" calcext:value-type="float">
            <text:p>29.0811061859</text:p>
          </table:table-cell>
          <table:table-cell office:value-type="float" office:value="6.14404678345" calcext:value-type="float">
            <text:p>6.1440467835</text:p>
          </table:table-cell>
          <table:table-cell office:value-type="float" office:value="5.38206100464" calcext:value-type="float">
            <text:p>5.3820610046</text:p>
          </table:table-cell>
        </table:table-row>
        <table:table-row table:style-name="ro1">
          <table:table-cell office:value-type="float" office:value="29.5388698578" calcext:value-type="float">
            <text:p>29.5388698578</text:p>
          </table:table-cell>
          <table:table-cell office:value-type="float" office:value="6.16121292114" calcext:value-type="float">
            <text:p>6.1612129211</text:p>
          </table:table-cell>
          <table:table-cell office:value-type="float" office:value="5.11789321899" calcext:value-type="float">
            <text:p>5.117893219</text:p>
          </table:table-cell>
        </table:table-row>
        <table:table-row table:style-name="ro1">
          <table:table-cell office:value-type="float" office:value="29.149055481" calcext:value-type="float">
            <text:p>29.149055481</text:p>
          </table:table-cell>
          <table:table-cell office:value-type="float" office:value="6.14619255066" calcext:value-type="float">
            <text:p>6.1461925507</text:p>
          </table:table-cell>
          <table:table-cell office:value-type="float" office:value="5.06281852722" calcext:value-type="float">
            <text:p>5.0628185272</text:p>
          </table:table-cell>
        </table:table-row>
        <table:table-row table:style-name="ro1">
          <table:table-cell office:value-type="float" office:value="28.8631916046" calcext:value-type="float">
            <text:p>28.8631916046</text:p>
          </table:table-cell>
          <table:table-cell office:value-type="float" office:value="6.14905357361" calcext:value-type="float">
            <text:p>6.1490535736</text:p>
          </table:table-cell>
          <table:table-cell office:value-type="float" office:value="6.08015060425" calcext:value-type="float">
            <text:p>6.0801506043</text:p>
          </table:table-cell>
        </table:table-row>
        <table:table-row table:style-name="ro1">
          <table:table-cell office:value-type="float" office:value="29.1600227356" calcext:value-type="float">
            <text:p>29.1600227356</text:p>
          </table:table-cell>
          <table:table-cell office:value-type="float" office:value="6.05797767639" calcext:value-type="float">
            <text:p>6.0579776764</text:p>
          </table:table-cell>
          <table:table-cell office:value-type="float" office:value="5.13386726379" calcext:value-type="float">
            <text:p>5.1338672638</text:p>
          </table:table-cell>
        </table:table-row>
        <table:table-row table:style-name="ro1">
          <table:table-cell office:value-type="float" office:value="28.8739204407" calcext:value-type="float">
            <text:p>28.8739204407</text:p>
          </table:table-cell>
          <table:table-cell office:value-type="float" office:value="5.97310066223" calcext:value-type="float">
            <text:p>5.9731006622</text:p>
          </table:table-cell>
          <table:table-cell office:value-type="float" office:value="5.31601905823" calcext:value-type="float">
            <text:p>5.3160190582</text:p>
          </table:table-cell>
        </table:table-row>
        <table:table-row table:style-name="ro1">
          <table:table-cell office:value-type="float" office:value="28.3348560333" calcext:value-type="float">
            <text:p>28.3348560333</text:p>
          </table:table-cell>
          <table:table-cell office:value-type="float" office:value="5.84697723389" calcext:value-type="float">
            <text:p>5.8469772339</text:p>
          </table:table-cell>
          <table:table-cell office:value-type="float" office:value="5.34081459045" calcext:value-type="float">
            <text:p>5.3408145905</text:p>
          </table:table-cell>
        </table:table-row>
        <table:table-row table:style-name="ro1">
          <table:table-cell office:value-type="float" office:value="26.9958972931" calcext:value-type="float">
            <text:p>26.9958972931</text:p>
          </table:table-cell>
          <table:table-cell office:value-type="float" office:value="6.07013702393" calcext:value-type="float">
            <text:p>6.0701370239</text:p>
          </table:table-cell>
          <table:table-cell office:value-type="float" office:value="5.23900985718" calcext:value-type="float">
            <text:p>5.2390098572</text:p>
          </table:table-cell>
        </table:table-row>
        <table:table-row table:style-name="ro1">
          <table:table-cell office:value-type="float" office:value="27.7287960052" calcext:value-type="float">
            <text:p>27.7287960052</text:p>
          </table:table-cell>
          <table:table-cell office:value-type="float" office:value="6.1399936676" calcext:value-type="float">
            <text:p>6.1399936676</text:p>
          </table:table-cell>
          <table:table-cell office:value-type="float" office:value="5.16295433044" calcext:value-type="float">
            <text:p>5.1629543304</text:p>
          </table:table-cell>
        </table:table-row>
        <table:table-row table:style-name="ro1">
          <table:table-cell office:value-type="float" office:value="28.7101268768" calcext:value-type="float">
            <text:p>28.7101268768</text:p>
          </table:table-cell>
          <table:table-cell office:value-type="float" office:value="7.08293914795" calcext:value-type="float">
            <text:p>7.082939148</text:p>
          </table:table-cell>
          <table:table-cell office:value-type="float" office:value="5.85699081421" calcext:value-type="float">
            <text:p>5.8569908142</text:p>
          </table:table-cell>
        </table:table-row>
        <table:table-row table:style-name="ro1">
          <table:table-cell office:value-type="float" office:value="28.0778408051" calcext:value-type="float">
            <text:p>28.0778408051</text:p>
          </table:table-cell>
          <table:table-cell office:value-type="float" office:value="6.05988502502" calcext:value-type="float">
            <text:p>6.059885025</text:p>
          </table:table-cell>
          <table:table-cell office:value-type="float" office:value="5.31506538391" calcext:value-type="float">
            <text:p>5.3150653839</text:p>
          </table:table-cell>
        </table:table-row>
        <table:table-row table:style-name="ro1">
          <table:table-cell office:value-type="float" office:value="28.6409854889" calcext:value-type="float">
            <text:p>28.6409854889</text:p>
          </table:table-cell>
          <table:table-cell office:value-type="float" office:value="6.23202323914" calcext:value-type="float">
            <text:p>6.2320232391</text:p>
          </table:table-cell>
          <table:table-cell office:value-type="float" office:value="5.45811653137" calcext:value-type="float">
            <text:p>5.4581165314</text:p>
          </table:table-cell>
        </table:table-row>
        <table:table-row table:style-name="ro1">
          <table:table-cell office:value-type="float" office:value="28.913974762" calcext:value-type="float">
            <text:p>28.913974762</text:p>
          </table:table-cell>
          <table:table-cell office:value-type="float" office:value="6.16788864136" calcext:value-type="float">
            <text:p>6.1678886414</text:p>
          </table:table-cell>
          <table:table-cell office:value-type="float" office:value="5.23591041565" calcext:value-type="float">
            <text:p>5.2359104157</text:p>
          </table:table-cell>
        </table:table-row>
        <table:table-row table:style-name="ro1">
          <table:table-cell office:value-type="float" office:value="28.1600952148" calcext:value-type="float">
            <text:p>28.1600952148</text:p>
          </table:table-cell>
          <table:table-cell office:value-type="float" office:value="6.03199005127" calcext:value-type="float">
            <text:p>6.0319900513</text:p>
          </table:table-cell>
          <table:table-cell office:value-type="float" office:value="5.37419319153" calcext:value-type="float">
            <text:p>5.3741931915</text:p>
          </table:table-cell>
        </table:table-row>
        <table:table-row table:style-name="ro1">
          <table:table-cell office:value-type="float" office:value="28.774023056" calcext:value-type="float">
            <text:p>28.774023056</text:p>
          </table:table-cell>
          <table:table-cell office:value-type="float" office:value="6.15310668945" calcext:value-type="float">
            <text:p>6.1531066895</text:p>
          </table:table-cell>
          <table:table-cell office:value-type="float" office:value="5.26309013367" calcext:value-type="float">
            <text:p>5.2630901337</text:p>
          </table:table-cell>
        </table:table-row>
        <table:table-row table:style-name="ro1">
          <table:table-cell office:value-type="float" office:value="29.1218757629" calcext:value-type="float">
            <text:p>29.1218757629</text:p>
          </table:table-cell>
          <table:table-cell office:value-type="float" office:value="6.19506835938" calcext:value-type="float">
            <text:p>6.1950683594</text:p>
          </table:table-cell>
          <table:table-cell office:value-type="float" office:value="5.50103187561" calcext:value-type="float">
            <text:p>5.5010318756</text:p>
          </table:table-cell>
        </table:table-row>
        <table:table-row table:style-name="ro1">
          <table:table-cell office:value-type="float" office:value="29.324054718" calcext:value-type="float">
            <text:p>29.324054718</text:p>
          </table:table-cell>
          <table:table-cell office:value-type="float" office:value="6.1731338501" calcext:value-type="float">
            <text:p>6.1731338501</text:p>
          </table:table-cell>
          <table:table-cell office:value-type="float" office:value="5.50603866577" calcext:value-type="float">
            <text:p>5.5060386658</text:p>
          </table:table-cell>
        </table:table-row>
        <table:table-row table:style-name="ro1">
          <table:table-cell office:value-type="float" office:value="28.6331176758" calcext:value-type="float">
            <text:p>28.6331176758</text:p>
          </table:table-cell>
          <table:table-cell office:value-type="float" office:value="6.11710548401" calcext:value-type="float">
            <text:p>6.117105484</text:p>
          </table:table-cell>
          <table:table-cell office:value-type="float" office:value="5.42283058167" calcext:value-type="float">
            <text:p>5.4228305817</text:p>
          </table:table-cell>
        </table:table-row>
        <table:table-row table:style-name="ro1">
          <table:table-cell office:value-type="float" office:value="29.3340682983" calcext:value-type="float">
            <text:p>29.3340682983</text:p>
          </table:table-cell>
          <table:table-cell office:value-type="float" office:value="6.02507591248" calcext:value-type="float">
            <text:p>6.0250759125</text:p>
          </table:table-cell>
          <table:table-cell office:value-type="float" office:value="5.41806221008" calcext:value-type="float">
            <text:p>5.4180622101</text:p>
          </table:table-cell>
        </table:table-row>
        <table:table-row table:style-name="ro1">
          <table:table-cell office:value-type="float" office:value="28.6300182343" calcext:value-type="float">
            <text:p>28.6300182343</text:p>
          </table:table-cell>
          <table:table-cell office:value-type="float" office:value="6.13498687744" calcext:value-type="float">
            <text:p>6.1349868774</text:p>
          </table:table-cell>
          <table:table-cell office:value-type="float" office:value="5.51080703735" calcext:value-type="float">
            <text:p>5.5108070374</text:p>
          </table:table-cell>
        </table:table-row>
        <table:table-row table:style-name="ro1">
          <table:table-cell office:value-type="float" office:value="28.5651683807" calcext:value-type="float">
            <text:p>28.5651683807</text:p>
          </table:table-cell>
          <table:table-cell office:value-type="float" office:value="6.13188743591" calcext:value-type="float">
            <text:p>6.1318874359</text:p>
          </table:table-cell>
          <table:table-cell office:value-type="float" office:value="5.38206100464" calcext:value-type="float">
            <text:p>5.3820610046</text:p>
          </table:table-cell>
        </table:table-row>
        <table:table-row table:style-name="ro1">
          <table:table-cell office:value-type="float" office:value="29.4880867004" calcext:value-type="float">
            <text:p>29.4880867004</text:p>
          </table:table-cell>
          <table:table-cell office:value-type="float" office:value="6.12211227417" calcext:value-type="float">
            <text:p>6.1221122742</text:p>
          </table:table-cell>
          <table:table-cell office:value-type="float" office:value="5.39684295654" calcext:value-type="float">
            <text:p>5.3968429565</text:p>
          </table:table-cell>
        </table:table-row>
        <table:table-row table:style-name="ro1">
          <table:table-cell office:value-type="float" office:value="29.0150642395" calcext:value-type="float">
            <text:p>29.0150642395</text:p>
          </table:table-cell>
          <table:table-cell office:value-type="float" office:value="6.19316101074" calcext:value-type="float">
            <text:p>6.1931610107</text:p>
          </table:table-cell>
          <table:table-cell office:value-type="float" office:value="5.32388687134" calcext:value-type="float">
            <text:p>5.3238868713</text:p>
          </table:table-cell>
        </table:table-row>
        <table:table-row table:style-name="ro1">
          <table:table-cell office:value-type="float" office:value="27.8289318085" calcext:value-type="float">
            <text:p>27.8289318085</text:p>
          </table:table-cell>
          <table:table-cell office:value-type="float" office:value="6.02602958679" calcext:value-type="float">
            <text:p>6.0260295868</text:p>
          </table:table-cell>
          <table:table-cell office:value-type="float" office:value="2.37011909485" calcext:value-type="float">
            <text:p>2.3701190949</text:p>
          </table:table-cell>
        </table:table-row>
        <table:table-row table:style-name="ro1">
          <table:table-cell office:value-type="float" office:value="28.8870334625" calcext:value-type="float">
            <text:p>28.8870334625</text:p>
          </table:table-cell>
          <table:table-cell office:value-type="float" office:value="6.23393058777" calcext:value-type="float">
            <text:p>6.2339305878</text:p>
          </table:table-cell>
          <table:table-cell office:value-type="float" office:value="2.17604637146" calcext:value-type="float">
            <text:p>2.1760463715</text:p>
          </table:table-cell>
        </table:table-row>
        <table:table-row table:style-name="ro1">
          <table:table-cell office:value-type="float" office:value="27.3249149323" calcext:value-type="float">
            <text:p>27.3249149323</text:p>
          </table:table-cell>
          <table:table-cell office:value-type="float" office:value="6.12998008728" calcext:value-type="float">
            <text:p>6.1299800873</text:p>
          </table:table-cell>
          <table:table-cell office:value-type="float" office:value="2.33602523804" calcext:value-type="float">
            <text:p>2.336025238</text:p>
          </table:table-cell>
        </table:table-row>
        <table:table-row table:style-name="ro1">
          <table:table-cell office:value-type="float" office:value="27.0040035248" calcext:value-type="float">
            <text:p>27.0040035248</text:p>
          </table:table-cell>
          <table:table-cell office:value-type="float" office:value="6.11400604248" calcext:value-type="float">
            <text:p>6.1140060425</text:p>
          </table:table-cell>
          <table:table-cell office:value-type="float" office:value="2.57515907288" calcext:value-type="float">
            <text:p>2.5751590729</text:p>
          </table:table-cell>
        </table:table-row>
        <table:table-row table:style-name="ro1">
          <table:table-cell office:value-type="float" office:value="24.4808197021" calcext:value-type="float">
            <text:p>24.4808197021</text:p>
          </table:table-cell>
          <table:table-cell office:value-type="float" office:value="6.11805915833" calcext:value-type="float">
            <text:p>6.1180591583</text:p>
          </table:table-cell>
          <table:table-cell office:value-type="float" office:value="2.16794013977" calcext:value-type="float">
            <text:p>2.1679401398</text:p>
          </table:table-cell>
        </table:table-row>
        <table:table-row table:style-name="ro1">
          <table:table-cell office:value-type="float" office:value="22.9420661926" calcext:value-type="float">
            <text:p>22.9420661926</text:p>
          </table:table-cell>
          <table:table-cell office:value-type="float" office:value="6.22296333313" calcext:value-type="float">
            <text:p>6.2229633331</text:p>
          </table:table-cell>
          <table:table-cell office:value-type="float" office:value="2.38394737244" calcext:value-type="float">
            <text:p>2.3839473724</text:p>
          </table:table-cell>
        </table:table-row>
        <table:table-row table:style-name="ro1">
          <table:table-cell office:value-type="float" office:value="30.4179191589" calcext:value-type="float">
            <text:p>30.4179191589</text:p>
          </table:table-cell>
          <table:table-cell office:value-type="float" office:value="6.19602203369" calcext:value-type="float">
            <text:p>6.1960220337</text:p>
          </table:table-cell>
          <table:table-cell office:value-type="float" office:value="2.23088264465" calcext:value-type="float">
            <text:p>2.2308826447</text:p>
          </table:table-cell>
        </table:table-row>
        <table:table-row table:style-name="ro1">
          <table:table-cell office:value-type="float" office:value="25.8421897888" calcext:value-type="float">
            <text:p>25.8421897888</text:p>
          </table:table-cell>
          <table:table-cell office:value-type="float" office:value="6.09683990479" calcext:value-type="float">
            <text:p>6.0968399048</text:p>
          </table:table-cell>
          <table:table-cell office:value-type="float" office:value="2.45189666748" calcext:value-type="float">
            <text:p>2.4518966675</text:p>
          </table:table-cell>
        </table:table-row>
        <table:table-row table:style-name="ro1">
          <table:table-cell office:value-type="float" office:value="24.7559547424" calcext:value-type="float">
            <text:p>24.7559547424</text:p>
          </table:table-cell>
          <table:table-cell office:value-type="float" office:value="6.3111782074" calcext:value-type="float">
            <text:p>6.3111782074</text:p>
          </table:table-cell>
          <table:table-cell office:value-type="float" office:value="3.34095954895" calcext:value-type="float">
            <text:p>3.340959549</text:p>
          </table:table-cell>
        </table:table-row>
        <table:table-row table:style-name="ro1">
          <table:table-cell office:value-type="float" office:value="23.7941741943" calcext:value-type="float">
            <text:p>23.7941741943</text:p>
          </table:table-cell>
          <table:table-cell office:value-type="float" office:value="5.89489936829" calcext:value-type="float">
            <text:p>5.8948993683</text:p>
          </table:table-cell>
          <table:table-cell office:value-type="float" office:value="2.94613838196" calcext:value-type="float">
            <text:p>2.946138382</text:p>
          </table:table-cell>
        </table:table-row>
        <table:table-row table:style-name="ro1">
          <table:table-cell office:value-type="float" office:value="22.6089954376" calcext:value-type="float">
            <text:p>22.6089954376</text:p>
          </table:table-cell>
          <table:table-cell office:value-type="float" office:value="6.06608390808" calcext:value-type="float">
            <text:p>6.0660839081</text:p>
          </table:table-cell>
          <table:table-cell office:value-type="float" office:value="2.84910202026" calcext:value-type="float">
            <text:p>2.8491020203</text:p>
          </table:table-cell>
        </table:table-row>
        <table:table-row table:style-name="ro1">
          <table:table-cell office:value-type="float" office:value="24.9900817871" calcext:value-type="float">
            <text:p>24.9900817871</text:p>
          </table:table-cell>
          <table:table-cell office:value-type="float" office:value="5.9859752655" calcext:value-type="float">
            <text:p>5.9859752655</text:p>
          </table:table-cell>
          <table:table-cell office:value-type="float" office:value="3.12805175781" calcext:value-type="float">
            <text:p>3.1280517578</text:p>
          </table:table-cell>
        </table:table-row>
        <table:table-row table:style-name="ro1">
          <table:table-cell office:value-type="float" office:value="21.467924118" calcext:value-type="float">
            <text:p>21.467924118</text:p>
          </table:table-cell>
          <table:table-cell office:value-type="float" office:value="6.03079795837" calcext:value-type="float">
            <text:p>6.0307979584</text:p>
          </table:table-cell>
          <table:table-cell office:value-type="float" office:value="2.62498855591" calcext:value-type="float">
            <text:p>2.6249885559</text:p>
          </table:table-cell>
        </table:table-row>
        <table:table-row table:style-name="ro1">
          <table:table-cell office:value-type="float" office:value="22.4940776825" calcext:value-type="float">
            <text:p>22.4940776825</text:p>
          </table:table-cell>
          <table:table-cell office:value-type="float" office:value="5.91492652893" calcext:value-type="float">
            <text:p>5.9149265289</text:p>
          </table:table-cell>
          <table:table-cell office:value-type="float" office:value="2.67887115479" calcext:value-type="float">
            <text:p>2.6788711548</text:p>
          </table:table-cell>
        </table:table-row>
        <table:table-row table:style-name="ro1">
          <table:table-cell office:value-type="float" office:value="18.5039043427" calcext:value-type="float">
            <text:p>18.5039043427</text:p>
          </table:table-cell>
          <table:table-cell office:value-type="float" office:value="6.26087188721" calcext:value-type="float">
            <text:p>6.2608718872</text:p>
          </table:table-cell>
          <table:table-cell office:value-type="float" office:value="2.49314308167" calcext:value-type="float">
            <text:p>2.4931430817</text:p>
          </table:table-cell>
        </table:table-row>
        <table:table-row table:style-name="ro1">
          <table:table-cell office:value-type="float" office:value="21.8100547791" calcext:value-type="float">
            <text:p>21.8100547791</text:p>
          </table:table-cell>
          <table:table-cell office:value-type="float" office:value="6.06799125671" calcext:value-type="float">
            <text:p>6.0679912567</text:p>
          </table:table-cell>
          <table:table-cell office:value-type="float" office:value="2.48885154724" calcext:value-type="float">
            <text:p>2.4888515472</text:p>
          </table:table-cell>
        </table:table-row>
        <table:table-row table:style-name="ro1">
          <table:table-cell office:value-type="float" office:value="19.6800231934" calcext:value-type="float">
            <text:p>19.6800231934</text:p>
          </table:table-cell>
          <table:table-cell office:value-type="float" office:value="5.88798522949" calcext:value-type="float">
            <text:p>5.8879852295</text:p>
          </table:table-cell>
          <table:table-cell office:value-type="float" office:value="2.6581287384" calcext:value-type="float">
            <text:p>2.6581287384</text:p>
          </table:table-cell>
        </table:table-row>
        <table:table-row table:style-name="ro1">
          <table:table-cell office:value-type="float" office:value="20.9379196167" calcext:value-type="float">
            <text:p>20.9379196167</text:p>
          </table:table-cell>
          <table:table-cell office:value-type="float" office:value="6.25610351562" calcext:value-type="float">
            <text:p>6.2561035156</text:p>
          </table:table-cell>
          <table:table-cell office:value-type="float" office:value="2.61211395264" calcext:value-type="float">
            <text:p>2.6121139526</text:p>
          </table:table-cell>
        </table:table-row>
        <table:table-row table:style-name="ro1">
          <table:table-cell office:value-type="float" office:value="19.35505867" calcext:value-type="float">
            <text:p>19.35505867</text:p>
          </table:table-cell>
          <table:table-cell office:value-type="float" office:value="6.1719417572" calcext:value-type="float">
            <text:p>6.1719417572</text:p>
          </table:table-cell>
          <table:table-cell office:value-type="float" office:value="2.17008590698" calcext:value-type="float">
            <text:p>2.170085907</text:p>
          </table:table-cell>
        </table:table-row>
        <table:table-row table:style-name="ro1">
          <table:table-cell office:value-type="float" office:value="19.6599960327" calcext:value-type="float">
            <text:p>19.6599960327</text:p>
          </table:table-cell>
          <table:table-cell office:value-type="float" office:value="6.06107711792" calcext:value-type="float">
            <text:p>6.0610771179</text:p>
          </table:table-cell>
          <table:table-cell office:value-type="float" office:value="2.14099884033" calcext:value-type="float">
            <text:p>2.1409988403</text:p>
          </table:table-cell>
        </table:table-row>
        <table:table-row table:style-name="ro1">
          <table:table-cell office:value-type="float" office:value="21.4848518372" calcext:value-type="float">
            <text:p>21.4848518372</text:p>
          </table:table-cell>
          <table:table-cell office:value-type="float" office:value="6.07705116272" calcext:value-type="float">
            <text:p>6.0770511627</text:p>
          </table:table-cell>
          <table:table-cell office:value-type="float" office:value="2.35915184021" calcext:value-type="float">
            <text:p>2.3591518402</text:p>
          </table:table-cell>
        </table:table-row>
        <table:table-row table:style-name="ro1">
          <table:table-cell office:value-type="float" office:value="23.7889289856" calcext:value-type="float">
            <text:p>23.7889289856</text:p>
          </table:table-cell>
          <table:table-cell office:value-type="float" office:value="6.02293014526" calcext:value-type="float">
            <text:p>6.0229301453</text:p>
          </table:table-cell>
          <table:table-cell office:value-type="float" office:value="2.49099731445" calcext:value-type="float">
            <text:p>2.4909973145</text:p>
          </table:table-cell>
        </table:table-row>
        <table:table-row table:style-name="ro1">
          <table:table-cell office:value-type="float" office:value="23.2019424438" calcext:value-type="float">
            <text:p>23.2019424438</text:p>
          </table:table-cell>
          <table:table-cell office:value-type="float" office:value="6.06608390808" calcext:value-type="float">
            <text:p>6.0660839081</text:p>
          </table:table-cell>
          <table:table-cell office:value-type="float" office:value="2.34603881836" calcext:value-type="float">
            <text:p>2.3460388184</text:p>
          </table:table-cell>
        </table:table-row>
        <table:table-row table:style-name="ro1">
          <table:table-cell office:value-type="float" office:value="22.5591659546" calcext:value-type="float">
            <text:p>22.5591659546</text:p>
          </table:table-cell>
          <table:table-cell office:value-type="float" office:value="6.02197647095" calcext:value-type="float">
            <text:p>6.021976471</text:p>
          </table:table-cell>
          <table:table-cell office:value-type="float" office:value="2.49719619751" calcext:value-type="float">
            <text:p>2.4971961975</text:p>
          </table:table-cell>
        </table:table-row>
        <table:table-row table:style-name="ro1">
          <table:table-cell office:value-type="float" office:value="22.5129127502" calcext:value-type="float">
            <text:p>22.5129127502</text:p>
          </table:table-cell>
          <table:table-cell office:value-type="float" office:value="6.13307952881" calcext:value-type="float">
            <text:p>6.1330795288</text:p>
          </table:table-cell>
          <table:table-cell office:value-type="float" office:value="2.30503082275" calcext:value-type="float">
            <text:p>2.3050308228</text:p>
          </table:table-cell>
        </table:table-row>
        <table:table-row table:style-name="ro1">
          <table:table-cell office:value-type="float" office:value="23.2849121094" calcext:value-type="float">
            <text:p>23.2849121094</text:p>
          </table:table-cell>
          <table:table-cell office:value-type="float" office:value="5.95498085022" calcext:value-type="float">
            <text:p>5.9549808502</text:p>
          </table:table-cell>
          <table:table-cell office:value-type="float" office:value="2.3090839386" calcext:value-type="float">
            <text:p>2.3090839386</text:p>
          </table:table-cell>
        </table:table-row>
        <table:table-row table:style-name="ro1">
          <table:table-cell office:value-type="float" office:value="23.4951972961" calcext:value-type="float">
            <text:p>23.4951972961</text:p>
          </table:table-cell>
          <table:table-cell office:value-type="float" office:value="6.19506835938" calcext:value-type="float">
            <text:p>6.1950683594</text:p>
          </table:table-cell>
          <table:table-cell office:value-type="float" office:value="2.48003005981" calcext:value-type="float">
            <text:p>2.4800300598</text:p>
          </table:table-cell>
        </table:table-row>
        <table:table-row table:style-name="ro1">
          <table:table-cell office:value-type="float" office:value="23.6580371857" calcext:value-type="float">
            <text:p>23.6580371857</text:p>
          </table:table-cell>
          <table:table-cell office:value-type="float" office:value="5.94997406006" calcext:value-type="float">
            <text:p>5.9499740601</text:p>
          </table:table-cell>
          <table:table-cell office:value-type="float" office:value="2.3500919342" calcext:value-type="float">
            <text:p>2.3500919342</text:p>
          </table:table-cell>
        </table:table-row>
        <table:table-row table:style-name="ro1">
          <table:table-cell office:value-type="float" office:value="22.9399204254" calcext:value-type="float">
            <text:p>22.9399204254</text:p>
          </table:table-cell>
          <table:table-cell office:value-type="float" office:value="6.13713264465" calcext:value-type="float">
            <text:p>6.1371326447</text:p>
          </table:table-cell>
          <table:table-cell office:value-type="float" office:value="2.31385231018" calcext:value-type="float">
            <text:p>2.3138523102</text:p>
          </table:table-cell>
        </table:table-row>
        <table:table-row table:style-name="ro1">
          <table:table-cell office:value-type="float" office:value="23.0770111084" calcext:value-type="float">
            <text:p>23.0770111084</text:p>
          </table:table-cell>
          <table:table-cell office:value-type="float" office:value="6.01601600647" calcext:value-type="float">
            <text:p>6.0160160065</text:p>
          </table:table-cell>
          <table:table-cell office:value-type="float" office:value="2.43306159973" calcext:value-type="float">
            <text:p>2.4330615997</text:p>
          </table:table-cell>
        </table:table-row>
        <table:table-row table:style-name="ro1">
          <table:table-cell office:value-type="float" office:value="22.4258899689" calcext:value-type="float">
            <text:p>22.4258899689</text:p>
          </table:table-cell>
          <table:table-cell office:value-type="float" office:value="6.05392456055" calcext:value-type="float">
            <text:p>6.0539245606</text:p>
          </table:table-cell>
          <table:table-cell office:value-type="float" office:value="2.38299369812" calcext:value-type="float">
            <text:p>2.3829936981</text:p>
          </table:table-cell>
        </table:table-row>
        <table:table-row table:style-name="ro1">
          <table:table-cell office:value-type="float" office:value="19.7689533234" calcext:value-type="float">
            <text:p>19.7689533234</text:p>
          </table:table-cell>
          <table:table-cell office:value-type="float" office:value="6.14905357361" calcext:value-type="float">
            <text:p>6.1490535736</text:p>
          </table:table-cell>
          <table:table-cell office:value-type="float" office:value="2.13098526001" calcext:value-type="float">
            <text:p>2.13098526</text:p>
          </table:table-cell>
        </table:table-row>
        <table:table-row table:style-name="ro1">
          <table:table-cell office:value-type="float" office:value="20.3671455383" calcext:value-type="float">
            <text:p>20.3671455383</text:p>
          </table:table-cell>
          <table:table-cell office:value-type="float" office:value="6.16192817688" calcext:value-type="float">
            <text:p>6.1619281769</text:p>
          </table:table-cell>
          <table:table-cell office:value-type="float" office:value="2.14695930481" calcext:value-type="float">
            <text:p>2.1469593048</text:p>
          </table:table-cell>
        </table:table-row>
        <table:table-row table:style-name="ro1">
          <table:table-cell office:value-type="float" office:value="20.2848911285" calcext:value-type="float">
            <text:p>20.2848911285</text:p>
          </table:table-cell>
          <table:table-cell office:value-type="float" office:value="6.14404678345" calcext:value-type="float">
            <text:p>6.1440467835</text:p>
          </table:table-cell>
          <table:table-cell office:value-type="float" office:value="1.80101394653" calcext:value-type="float">
            <text:p>1.8010139465</text:p>
          </table:table-cell>
        </table:table-row>
        <table:table-row table:style-name="ro1">
          <table:table-cell office:value-type="float" office:value="20.3189849854" calcext:value-type="float">
            <text:p>20.3189849854</text:p>
          </table:table-cell>
          <table:table-cell office:value-type="float" office:value="6.06608390808" calcext:value-type="float">
            <text:p>6.0660839081</text:p>
          </table:table-cell>
          <table:table-cell office:value-type="float" office:value="1.90496444702" calcext:value-type="float">
            <text:p>1.904964447</text:p>
          </table:table-cell>
        </table:table-row>
        <table:table-row table:style-name="ro1">
          <table:table-cell office:value-type="float" office:value="20.7979679108" calcext:value-type="float">
            <text:p>20.7979679108</text:p>
          </table:table-cell>
          <table:table-cell office:value-type="float" office:value="6.10303878784" calcext:value-type="float">
            <text:p>6.1030387878</text:p>
          </table:table-cell>
          <table:table-cell office:value-type="float" office:value="4.8770904541" calcext:value-type="float">
            <text:p>4.8770904541</text:p>
          </table:table-cell>
        </table:table-row>
        <table:table-row table:style-name="ro1">
          <table:table-cell office:value-type="float" office:value="21.586894989" calcext:value-type="float">
            <text:p>21.586894989</text:p>
          </table:table-cell>
          <table:table-cell office:value-type="float" office:value="6.29806518555" calcext:value-type="float">
            <text:p>6.2980651856</text:p>
          </table:table-cell>
          <table:table-cell office:value-type="float" office:value="5.37300109863" calcext:value-type="float">
            <text:p>5.3730010986</text:p>
          </table:table-cell>
        </table:table-row>
        <table:table-row table:style-name="ro1">
          <table:table-cell office:value-type="float" office:value="26.0238647461" calcext:value-type="float">
            <text:p>26.0238647461</text:p>
          </table:table-cell>
          <table:table-cell office:value-type="float" office:value="6.16312026978" calcext:value-type="float">
            <text:p>6.1631202698</text:p>
          </table:table-cell>
          <table:table-cell office:value-type="float" office:value="5.70201873779" calcext:value-type="float">
            <text:p>5.7020187378</text:p>
          </table:table-cell>
        </table:table-row>
        <table:table-row table:style-name="ro1">
          <table:table-cell office:value-type="float" office:value="25.1598358154" calcext:value-type="float">
            <text:p>25.1598358154</text:p>
          </table:table-cell>
          <table:table-cell office:value-type="float" office:value="6.0830116272" calcext:value-type="float">
            <text:p>6.0830116272</text:p>
          </table:table-cell>
          <table:table-cell office:value-type="float" office:value="5.54513931274" calcext:value-type="float">
            <text:p>5.5451393127</text:p>
          </table:table-cell>
        </table:table-row>
        <table:table-row table:style-name="ro1">
          <table:table-cell office:value-type="float" office:value="25.0730514526" calcext:value-type="float">
            <text:p>25.0730514526</text:p>
          </table:table-cell>
          <table:table-cell office:value-type="float" office:value="6.06322288513" calcext:value-type="float">
            <text:p>6.0632228851</text:p>
          </table:table-cell>
          <table:table-cell office:value-type="float" office:value="5.74398040771" calcext:value-type="float">
            <text:p>5.7439804077</text:p>
          </table:table-cell>
        </table:table-row>
        <table:table-row table:style-name="ro1">
          <table:table-cell office:value-type="float" office:value="25.8100032806" calcext:value-type="float">
            <text:p>25.8100032806</text:p>
          </table:table-cell>
          <table:table-cell office:value-type="float" office:value="6.09016418457" calcext:value-type="float">
            <text:p>6.0901641846</text:p>
          </table:table-cell>
          <table:table-cell office:value-type="float" office:value="5.54895401001" calcext:value-type="float">
            <text:p>5.54895401</text:p>
          </table:table-cell>
        </table:table-row>
        <table:table-row table:style-name="ro1">
          <table:table-cell office:value-type="float" office:value="25.7370471954" calcext:value-type="float">
            <text:p>25.7370471954</text:p>
          </table:table-cell>
          <table:table-cell office:value-type="float" office:value="6.16002082825" calcext:value-type="float">
            <text:p>6.1600208283</text:p>
          </table:table-cell>
          <table:table-cell office:value-type="float" office:value="5.38396835327" calcext:value-type="float">
            <text:p>5.3839683533</text:p>
          </table:table-cell>
        </table:table-row>
        <table:table-row table:style-name="ro1">
          <table:table-cell office:value-type="float" office:value="25.7830619812" calcext:value-type="float">
            <text:p>25.7830619812</text:p>
          </table:table-cell>
          <table:table-cell office:value-type="float" office:value="5.98096847534" calcext:value-type="float">
            <text:p>5.9809684753</text:p>
          </table:table-cell>
          <table:table-cell office:value-type="float" office:value="5.45597076416" calcext:value-type="float">
            <text:p>5.4559707642</text:p>
          </table:table-cell>
        </table:table-row>
        <table:table-row table:style-name="ro1">
          <table:table-cell office:value-type="float" office:value="29.9129486084" calcext:value-type="float">
            <text:p>29.9129486084</text:p>
          </table:table-cell>
          <table:table-cell office:value-type="float" office:value="5.98406791687" calcext:value-type="float">
            <text:p>5.9840679169</text:p>
          </table:table-cell>
          <table:table-cell office:value-type="float" office:value="5.42497634888" calcext:value-type="float">
            <text:p>5.4249763489</text:p>
          </table:table-cell>
        </table:table-row>
        <table:table-row table:style-name="ro1">
          <table:table-cell office:value-type="float" office:value="24.3492126465" calcext:value-type="float">
            <text:p>24.3492126465</text:p>
          </table:table-cell>
          <table:table-cell office:value-type="float" office:value="6.14595413208" calcext:value-type="float">
            <text:p>6.1459541321</text:p>
          </table:table-cell>
          <table:table-cell office:value-type="float" office:value="5.42593002319" calcext:value-type="float">
            <text:p>5.4259300232</text:p>
          </table:table-cell>
        </table:table-row>
        <table:table-row table:style-name="ro1">
          <table:table-cell office:value-type="float" office:value="24.9102115631" calcext:value-type="float">
            <text:p>24.9102115631</text:p>
          </table:table-cell>
          <table:table-cell office:value-type="float" office:value="6.14595413208" calcext:value-type="float">
            <text:p>6.1459541321</text:p>
          </table:table-cell>
          <table:table-cell office:value-type="float" office:value="5.52105903625" calcext:value-type="float">
            <text:p>5.5210590363</text:p>
          </table:table-cell>
        </table:table-row>
        <table:table-row table:style-name="ro1">
          <table:table-cell office:value-type="float" office:value="25.8729457855" calcext:value-type="float">
            <text:p>25.8729457855</text:p>
          </table:table-cell>
          <table:table-cell office:value-type="float" office:value="6.2530040741" calcext:value-type="float">
            <text:p>6.2530040741</text:p>
          </table:table-cell>
          <table:table-cell office:value-type="float" office:value="5.32293319702" calcext:value-type="float">
            <text:p>5.322933197</text:p>
          </table:table-cell>
        </table:table-row>
        <table:table-row table:style-name="ro1">
          <table:table-cell office:value-type="float" office:value="26.5600681305" calcext:value-type="float">
            <text:p>26.5600681305</text:p>
          </table:table-cell>
          <table:table-cell office:value-type="float" office:value="5.9289932251" calcext:value-type="float">
            <text:p>5.9289932251</text:p>
          </table:table-cell>
          <table:table-cell office:value-type="float" office:value="5.58114051819" calcext:value-type="float">
            <text:p>5.5811405182</text:p>
          </table:table-cell>
        </table:table-row>
        <table:table-row table:style-name="ro1">
          <table:table-cell office:value-type="float" office:value="24.845123291" calcext:value-type="float">
            <text:p>24.845123291</text:p>
          </table:table-cell>
          <table:table-cell office:value-type="float" office:value="6.05416297913" calcext:value-type="float">
            <text:p>6.0541629791</text:p>
          </table:table-cell>
          <table:table-cell office:value-type="float" office:value="5.6209564209" calcext:value-type="float">
            <text:p>5.6209564209</text:p>
          </table:table-cell>
        </table:table-row>
        <table:table-row table:style-name="ro1">
          <table:table-cell office:value-type="float" office:value="24.5189666748" calcext:value-type="float">
            <text:p>24.5189666748</text:p>
          </table:table-cell>
          <table:table-cell office:value-type="float" office:value="6.04486465454" calcext:value-type="float">
            <text:p>6.0448646545</text:p>
          </table:table-cell>
          <table:table-cell office:value-type="float" office:value="5.4931640625" calcext:value-type="float">
            <text:p>5.4931640625</text:p>
          </table:table-cell>
        </table:table-row>
        <table:table-row table:style-name="ro1">
          <table:table-cell office:value-type="float" office:value="24.4100093842" calcext:value-type="float">
            <text:p>24.4100093842</text:p>
          </table:table-cell>
          <table:table-cell office:value-type="float" office:value="6.06203079224" calcext:value-type="float">
            <text:p>6.0620307922</text:p>
          </table:table-cell>
          <table:table-cell office:value-type="float" office:value="5.43999671936" calcext:value-type="float">
            <text:p>5.4399967194</text:p>
          </table:table-cell>
        </table:table-row>
        <table:table-row table:style-name="ro1">
          <table:table-cell office:value-type="float" office:value="25.2759456635" calcext:value-type="float">
            <text:p>25.2759456635</text:p>
          </table:table-cell>
          <table:table-cell office:value-type="float" office:value="6.12902641296" calcext:value-type="float">
            <text:p>6.129026413</text:p>
          </table:table-cell>
          <table:table-cell office:value-type="float" office:value="5.54704666138" calcext:value-type="float">
            <text:p>5.5470466614</text:p>
          </table:table-cell>
        </table:table-row>
        <table:table-row table:style-name="ro1">
          <table:table-cell office:value-type="float" office:value="24.9929428101" calcext:value-type="float">
            <text:p>24.9929428101</text:p>
          </table:table-cell>
          <table:table-cell office:value-type="float" office:value="6.28614425659" calcext:value-type="float">
            <text:p>6.2861442566</text:p>
          </table:table-cell>
          <table:table-cell office:value-type="float" office:value="5.45310974121" calcext:value-type="float">
            <text:p>5.4531097412</text:p>
          </table:table-cell>
        </table:table-row>
        <table:table-row table:style-name="ro1">
          <table:table-cell office:value-type="float" office:value="25.5799293518" calcext:value-type="float">
            <text:p>25.5799293518</text:p>
          </table:table-cell>
          <table:table-cell office:value-type="float" office:value="6.12688064575" calcext:value-type="float">
            <text:p>6.1268806458</text:p>
          </table:table-cell>
          <table:table-cell office:value-type="float" office:value="5.53297996521" calcext:value-type="float">
            <text:p>5.5329799652</text:p>
          </table:table-cell>
        </table:table-row>
        <table:table-row table:style-name="ro1">
          <table:table-cell office:value-type="float" office:value="25.4549980164" calcext:value-type="float">
            <text:p>25.4549980164</text:p>
          </table:table-cell>
          <table:table-cell office:value-type="float" office:value="5.96594810486" calcext:value-type="float">
            <text:p>5.9659481049</text:p>
          </table:table-cell>
          <table:table-cell office:value-type="float" office:value="5.82814216614" calcext:value-type="float">
            <text:p>5.8281421661</text:p>
          </table:table-cell>
        </table:table-row>
        <table:table-row table:style-name="ro1">
          <table:table-cell office:value-type="float" office:value="25.4509449005" calcext:value-type="float">
            <text:p>25.4509449005</text:p>
          </table:table-cell>
          <table:table-cell office:value-type="float" office:value="6.93798065186" calcext:value-type="float">
            <text:p>6.9379806519</text:p>
          </table:table-cell>
          <table:table-cell office:value-type="float" office:value="5.64980506897" calcext:value-type="float">
            <text:p>5.649805069</text:p>
          </table:table-cell>
        </table:table-row>
        <table:table-row table:style-name="ro1">
          <table:table-cell office:value-type="float" office:value="25.7921218872" calcext:value-type="float">
            <text:p>25.7921218872</text:p>
          </table:table-cell>
          <table:table-cell office:value-type="float" office:value="6.03008270264" calcext:value-type="float">
            <text:p>6.0300827026</text:p>
          </table:table-cell>
          <table:table-cell office:value-type="float" office:value="5.58590888977" calcext:value-type="float">
            <text:p>5.5859088898</text:p>
          </table:table-cell>
        </table:table-row>
        <table:table-row table:style-name="ro1">
          <table:table-cell office:value-type="float" office:value="25.9308815002" calcext:value-type="float">
            <text:p>25.9308815002</text:p>
          </table:table-cell>
          <table:table-cell office:value-type="float" office:value="6.34694099426" calcext:value-type="float">
            <text:p>6.3469409943</text:p>
          </table:table-cell>
          <table:table-cell office:value-type="float" office:value="5.53512573242" calcext:value-type="float">
            <text:p>5.5351257324</text:p>
          </table:table-cell>
        </table:table-row>
        <table:table-row table:style-name="ro1">
          <table:table-cell office:value-type="float" office:value="26.1518955231" calcext:value-type="float">
            <text:p>26.1518955231</text:p>
          </table:table-cell>
          <table:table-cell office:value-type="float" office:value="6.1719417572" calcext:value-type="float">
            <text:p>6.1719417572</text:p>
          </table:table-cell>
          <table:table-cell office:value-type="float" office:value="5.44595718384" calcext:value-type="float">
            <text:p>5.4459571838</text:p>
          </table:table-cell>
        </table:table-row>
        <table:table-row table:style-name="ro1">
          <table:table-cell office:value-type="float" office:value="24.4660377502" calcext:value-type="float">
            <text:p>24.4660377502</text:p>
          </table:table-cell>
          <table:table-cell office:value-type="float" office:value="6.11400604248" calcext:value-type="float">
            <text:p>6.1140060425</text:p>
          </table:table-cell>
          <table:table-cell office:value-type="float" office:value="5.6049823761" calcext:value-type="float">
            <text:p>5.6049823761</text:p>
          </table:table-cell>
        </table:table-row>
        <table:table-row table:style-name="ro1">
          <table:table-cell office:value-type="float" office:value="26.0281562805" calcext:value-type="float">
            <text:p>26.0281562805</text:p>
          </table:table-cell>
          <table:table-cell office:value-type="float" office:value="6.24394416809" calcext:value-type="float">
            <text:p>6.2439441681</text:p>
          </table:table-cell>
          <table:table-cell office:value-type="float" office:value="5.47504425049" calcext:value-type="float">
            <text:p>5.4750442505</text:p>
          </table:table-cell>
        </table:table-row>
        <table:table-row table:style-name="ro1">
          <table:table-cell office:value-type="float" office:value="25.8469581604" calcext:value-type="float">
            <text:p>25.8469581604</text:p>
          </table:table-cell>
          <table:table-cell office:value-type="float" office:value="6.09397888184" calcext:value-type="float">
            <text:p>6.0939788818</text:p>
          </table:table-cell>
          <table:table-cell office:value-type="float" office:value="5.7258605957" calcext:value-type="float">
            <text:p>5.7258605957</text:p>
          </table:table-cell>
        </table:table-row>
        <table:table-row table:style-name="ro1">
          <table:table-cell office:value-type="float" office:value="24.9080657959" calcext:value-type="float">
            <text:p>24.9080657959</text:p>
          </table:table-cell>
          <table:table-cell office:value-type="float" office:value="6.02889060974" calcext:value-type="float">
            <text:p>6.0288906097</text:p>
          </table:table-cell>
          <table:table-cell office:value-type="float" office:value="5.90085983276" calcext:value-type="float">
            <text:p>5.9008598328</text:p>
          </table:table-cell>
        </table:table-row>
        <table:table-row table:style-name="ro1">
          <table:table-cell office:value-type="float" office:value="25.6588459015" calcext:value-type="float">
            <text:p>25.6588459015</text:p>
          </table:table-cell>
          <table:table-cell office:value-type="float" office:value="6.31093978882" calcext:value-type="float">
            <text:p>6.3109397888</text:p>
          </table:table-cell>
          <table:table-cell office:value-type="float" office:value="5.60903549194" calcext:value-type="float">
            <text:p>5.6090354919</text:p>
          </table:table-cell>
        </table:table-row>
        <table:table-row table:style-name="ro1">
          <table:table-cell office:value-type="float" office:value="24.9938964844" calcext:value-type="float">
            <text:p>24.9938964844</text:p>
          </table:table-cell>
          <table:table-cell office:value-type="float" office:value="6.02984428406" calcext:value-type="float">
            <text:p>6.0298442841</text:p>
          </table:table-cell>
          <table:table-cell office:value-type="float" office:value="2.67481803894" calcext:value-type="float">
            <text:p>2.6748180389</text:p>
          </table:table-cell>
        </table:table-row>
        <table:table-row table:style-name="ro1">
          <table:table-cell office:value-type="float" office:value="24.5008468628" calcext:value-type="float">
            <text:p>24.5008468628</text:p>
          </table:table-cell>
          <table:table-cell office:value-type="float" office:value="6.0510635376" calcext:value-type="float">
            <text:p>6.0510635376</text:p>
          </table:table-cell>
          <table:table-cell office:value-type="float" office:value="2.36296653748" calcext:value-type="float">
            <text:p>2.3629665375</text:p>
          </table:table-cell>
        </table:table-row>
        <table:table-row table:style-name="ro1">
          <table:table-cell office:value-type="float" office:value="21.9280719757" calcext:value-type="float">
            <text:p>21.9280719757</text:p>
          </table:table-cell>
          <table:table-cell office:value-type="float" office:value="6.0601234436" calcext:value-type="float">
            <text:p>6.0601234436</text:p>
          </table:table-cell>
          <table:table-cell office:value-type="float" office:value="2.10404396057" calcext:value-type="float">
            <text:p>2.1040439606</text:p>
          </table:table-cell>
        </table:table-row>
        <table:table-row table:style-name="ro1">
          <table:table-cell office:value-type="float" office:value="24.8610973358" calcext:value-type="float">
            <text:p>24.8610973358</text:p>
          </table:table-cell>
          <table:table-cell office:value-type="float" office:value="6.08897209167" calcext:value-type="float">
            <text:p>6.0889720917</text:p>
          </table:table-cell>
          <table:table-cell office:value-type="float" office:value="2.39181518555" calcext:value-type="float">
            <text:p>2.3918151856</text:p>
          </table:table-cell>
        </table:table-row>
        <table:table-row table:style-name="ro1">
          <table:table-cell office:value-type="float" office:value="20.15209198" calcext:value-type="float">
            <text:p>20.15209198</text:p>
          </table:table-cell>
          <table:table-cell office:value-type="float" office:value="6.10899925232" calcext:value-type="float">
            <text:p>6.1089992523</text:p>
          </table:table-cell>
          <table:table-cell office:value-type="float" office:value="2.3558139801" calcext:value-type="float">
            <text:p>2.3558139801</text:p>
          </table:table-cell>
        </table:table-row>
        <table:table-row table:style-name="ro1">
          <table:table-cell office:value-type="float" office:value="21.1238861084" calcext:value-type="float">
            <text:p>21.1238861084</text:p>
          </table:table-cell>
          <table:table-cell office:value-type="float" office:value="14.1780376434" calcext:value-type="float">
            <text:p>14.1780376434</text:p>
          </table:table-cell>
          <table:table-cell office:value-type="float" office:value="2.10809707642" calcext:value-type="float">
            <text:p>2.1080970764</text:p>
          </table:table-cell>
        </table:table-row>
        <table:table-row table:style-name="ro1">
          <table:table-cell office:value-type="float" office:value="33.2980155945" calcext:value-type="float">
            <text:p>33.2980155945</text:p>
          </table:table-cell>
          <table:table-cell office:value-type="float" office:value="5.97190856934" calcext:value-type="float">
            <text:p>5.9719085693</text:p>
          </table:table-cell>
          <table:table-cell office:value-type="float" office:value="12.0179653168" calcext:value-type="float">
            <text:p>12.0179653168</text:p>
          </table:table-cell>
        </table:table-row>
        <table:table-row table:style-name="ro1">
          <table:table-cell office:value-type="float" office:value="53.1048774719" calcext:value-type="float">
            <text:p>53.1048774719</text:p>
          </table:table-cell>
          <table:table-cell office:value-type="float" office:value="16.0350799561" calcext:value-type="float">
            <text:p>16.0350799561</text:p>
          </table:table-cell>
          <table:table-cell office:value-type="float" office:value="2.02798843384" calcext:value-type="float">
            <text:p>2.0279884338</text:p>
          </table:table-cell>
        </table:table-row>
        <table:table-row table:style-name="ro1">
          <table:table-cell office:value-type="float" office:value="19.79804039" calcext:value-type="float">
            <text:p>19.79804039</text:p>
          </table:table-cell>
          <table:table-cell office:value-type="float" office:value="6.10399246216" calcext:value-type="float">
            <text:p>6.1039924622</text:p>
          </table:table-cell>
          <table:table-cell office:value-type="float" office:value="2.38513946533" calcext:value-type="float">
            <text:p>2.3851394653</text:p>
          </table:table-cell>
        </table:table-row>
        <table:table-row table:style-name="ro1">
          <table:table-cell office:value-type="float" office:value="20.0588703156" calcext:value-type="float">
            <text:p>20.0588703156</text:p>
          </table:table-cell>
          <table:table-cell office:value-type="float" office:value="6.07180595398" calcext:value-type="float">
            <text:p>6.071805954</text:p>
          </table:table-cell>
          <table:table-cell office:value-type="float" office:value="2.38299369812" calcext:value-type="float">
            <text:p>2.3829936981</text:p>
          </table:table-cell>
        </table:table-row>
        <table:table-row table:style-name="ro1">
          <table:table-cell office:value-type="float" office:value="23.5121250153" calcext:value-type="float">
            <text:p>23.5121250153</text:p>
          </table:table-cell>
          <table:table-cell office:value-type="float" office:value="5.92708587646" calcext:value-type="float">
            <text:p>5.9270858765</text:p>
          </table:table-cell>
          <table:table-cell office:value-type="float" office:value="2.12693214417" calcext:value-type="float">
            <text:p>2.1269321442</text:p>
          </table:table-cell>
        </table:table-row>
        <table:table-row table:style-name="ro1">
          <table:table-cell office:value-type="float" office:value="27.3830890656" calcext:value-type="float">
            <text:p>27.3830890656</text:p>
          </table:table-cell>
          <table:table-cell office:value-type="float" office:value="6.31284713745" calcext:value-type="float">
            <text:p>6.3128471375</text:p>
          </table:table-cell>
          <table:table-cell office:value-type="float" office:value="1.98101997375" calcext:value-type="float">
            <text:p>1.9810199738</text:p>
          </table:table-cell>
        </table:table-row>
        <table:table-row table:style-name="ro1">
          <table:table-cell office:value-type="float" office:value="23.8239765167" calcext:value-type="float">
            <text:p>23.8239765167</text:p>
          </table:table-cell>
          <table:table-cell office:value-type="float" office:value="6.28900527954" calcext:value-type="float">
            <text:p>6.2890052795</text:p>
          </table:table-cell>
          <table:table-cell office:value-type="float" office:value="2.00319290161" calcext:value-type="float">
            <text:p>2.0031929016</text:p>
          </table:table-cell>
        </table:table-row>
        <table:table-row table:style-name="ro1">
          <table:table-cell office:value-type="float" office:value="23.4010219574" calcext:value-type="float">
            <text:p>23.4010219574</text:p>
          </table:table-cell>
          <table:table-cell office:value-type="float" office:value="6.0408115387" calcext:value-type="float">
            <text:p>6.0408115387</text:p>
          </table:table-cell>
          <table:table-cell office:value-type="float" office:value="2.23898887634" calcext:value-type="float">
            <text:p>2.2389888763</text:p>
          </table:table-cell>
        </table:table-row>
        <table:table-row table:style-name="ro1">
          <table:table-cell office:value-type="float" office:value="24.5559215546" calcext:value-type="float">
            <text:p>24.5559215546</text:p>
          </table:table-cell>
          <table:table-cell office:value-type="float" office:value="6.24704360962" calcext:value-type="float">
            <text:p>6.2470436096</text:p>
          </table:table-cell>
          <table:table-cell office:value-type="float" office:value="2.2029876709" calcext:value-type="float">
            <text:p>2.2029876709</text:p>
          </table:table-cell>
        </table:table-row>
        <table:table-row table:style-name="ro1">
          <table:table-cell office:value-type="float" office:value="21.7180252075" calcext:value-type="float">
            <text:p>21.7180252075</text:p>
          </table:table-cell>
          <table:table-cell office:value-type="float" office:value="6.23393058777" calcext:value-type="float">
            <text:p>6.2339305878</text:p>
          </table:table-cell>
          <table:table-cell office:value-type="float" office:value="2.19488143921" calcext:value-type="float">
            <text:p>2.1948814392</text:p>
          </table:table-cell>
        </table:table-row>
        <table:table-row table:style-name="ro1">
          <table:table-cell office:value-type="float" office:value="22.2759246826" calcext:value-type="float">
            <text:p>22.2759246826</text:p>
          </table:table-cell>
          <table:table-cell office:value-type="float" office:value="6.01100921631" calcext:value-type="float">
            <text:p>6.0110092163</text:p>
          </table:table-cell>
          <table:table-cell office:value-type="float" office:value="2.34699249268" calcext:value-type="float">
            <text:p>2.3469924927</text:p>
          </table:table-cell>
        </table:table-row>
        <table:table-row table:style-name="ro1">
          <table:table-cell office:value-type="float" office:value="27.5800228119" calcext:value-type="float">
            <text:p>27.5800228119</text:p>
          </table:table-cell>
          <table:table-cell office:value-type="float" office:value="6.09707832336" calcext:value-type="float">
            <text:p>6.0970783234</text:p>
          </table:table-cell>
          <table:table-cell office:value-type="float" office:value="2.02393531799" calcext:value-type="float">
            <text:p>2.023935318</text:p>
          </table:table-cell>
        </table:table-row>
        <table:table-row table:style-name="ro1">
          <table:table-cell office:value-type="float" office:value="23.1409072876" calcext:value-type="float">
            <text:p>23.1409072876</text:p>
          </table:table-cell>
          <table:table-cell office:value-type="float" office:value="6.24513626099" calcext:value-type="float">
            <text:p>6.245136261</text:p>
          </table:table-cell>
          <table:table-cell office:value-type="float" office:value="1.85322761536" calcext:value-type="float">
            <text:p>1.8532276154</text:p>
          </table:table-cell>
        </table:table-row>
        <table:table-row table:style-name="ro1">
          <table:table-cell office:value-type="float" office:value="27.3909568787" calcext:value-type="float">
            <text:p>27.3909568787</text:p>
          </table:table-cell>
          <table:table-cell office:value-type="float" office:value="6.04510307312" calcext:value-type="float">
            <text:p>6.0451030731</text:p>
          </table:table-cell>
          <table:table-cell office:value-type="float" office:value="2.08687782288" calcext:value-type="float">
            <text:p>2.0868778229</text:p>
          </table:table-cell>
        </table:table-row>
        <table:table-row table:style-name="ro1">
          <table:table-cell office:value-type="float" office:value="24.3759155273" calcext:value-type="float">
            <text:p>24.3759155273</text:p>
          </table:table-cell>
          <table:table-cell office:value-type="float" office:value="6.05607032776" calcext:value-type="float">
            <text:p>6.0560703278</text:p>
          </table:table-cell>
          <table:table-cell office:value-type="float" office:value="2.3238658905" calcext:value-type="float">
            <text:p>2.3238658905</text:p>
          </table:table-cell>
        </table:table-row>
        <table:table-row table:style-name="ro1">
          <table:table-cell office:value-type="float" office:value="25.8529186249" calcext:value-type="float">
            <text:p>25.8529186249</text:p>
          </table:table-cell>
          <table:table-cell office:value-type="float" office:value="6.21700286865" calcext:value-type="float">
            <text:p>6.2170028687</text:p>
          </table:table-cell>
          <table:table-cell office:value-type="float" office:value="2.16889381409" calcext:value-type="float">
            <text:p>2.1688938141</text:p>
          </table:table-cell>
        </table:table-row>
        <table:table-row table:style-name="ro1">
          <table:table-cell office:value-type="float" office:value="24.3480205536" calcext:value-type="float">
            <text:p>24.3480205536</text:p>
          </table:table-cell>
          <table:table-cell office:value-type="float" office:value="6.21509552002" calcext:value-type="float">
            <text:p>6.21509552</text:p>
          </table:table-cell>
          <table:table-cell office:value-type="float" office:value="1.98197364807" calcext:value-type="float">
            <text:p>1.9819736481</text:p>
          </table:table-cell>
        </table:table-row>
        <table:table-row table:style-name="ro1">
          <table:table-cell office:value-type="float" office:value="24.4839191437" calcext:value-type="float">
            <text:p>24.4839191437</text:p>
          </table:table-cell>
          <table:table-cell office:value-type="float" office:value="6.2210559845" calcext:value-type="float">
            <text:p>6.2210559845</text:p>
          </table:table-cell>
          <table:table-cell office:value-type="float" office:value="1.92189216614" calcext:value-type="float">
            <text:p>1.9218921661</text:p>
          </table:table-cell>
        </table:table-row>
        <table:table-row table:style-name="ro1">
          <table:table-cell office:value-type="float" office:value="26.5579223633" calcext:value-type="float">
            <text:p>26.5579223633</text:p>
          </table:table-cell>
          <table:table-cell office:value-type="float" office:value="6.16478919983" calcext:value-type="float">
            <text:p>6.1647891998</text:p>
          </table:table-cell>
          <table:table-cell office:value-type="float" office:value="1.92594528198" calcext:value-type="float">
            <text:p>1.925945282</text:p>
          </table:table-cell>
        </table:table-row>
        <table:table-row table:style-name="ro1">
          <table:table-cell office:value-type="float" office:value="26.23295784" calcext:value-type="float">
            <text:p>26.23295784</text:p>
          </table:table-cell>
          <table:table-cell office:value-type="float" office:value="6.91914558411" calcext:value-type="float">
            <text:p>6.9191455841</text:p>
          </table:table-cell>
          <table:table-cell office:value-type="float" office:value="1.91187858582" calcext:value-type="float">
            <text:p>1.9118785858</text:p>
          </table:table-cell>
        </table:table-row>
        <table:table-row table:style-name="ro1">
          <table:table-cell office:value-type="float" office:value="26.7899036407" calcext:value-type="float">
            <text:p>26.7899036407</text:p>
          </table:table-cell>
          <table:table-cell office:value-type="float" office:value="6.13498687744" calcext:value-type="float">
            <text:p>6.1349868774</text:p>
          </table:table-cell>
          <table:table-cell office:value-type="float" office:value="1.76405906677" calcext:value-type="float">
            <text:p>1.7640590668</text:p>
          </table:table-cell>
        </table:table-row>
        <table:table-row table:style-name="ro1">
          <table:table-cell office:value-type="float" office:value="25.1140594482" calcext:value-type="float">
            <text:p>25.1140594482</text:p>
          </table:table-cell>
          <table:table-cell office:value-type="float" office:value="6.13498687744" calcext:value-type="float">
            <text:p>6.1349868774</text:p>
          </table:table-cell>
          <table:table-cell office:value-type="float" office:value="1.91807746887" calcext:value-type="float">
            <text:p>1.9180774689</text:p>
          </table:table-cell>
        </table:table-row>
        <table:table-row table:style-name="ro1">
          <table:table-cell office:value-type="float" office:value="25.955915451" calcext:value-type="float">
            <text:p>25.955915451</text:p>
          </table:table-cell>
          <table:table-cell office:value-type="float" office:value="6.19292259216" calcext:value-type="float">
            <text:p>6.1929225922</text:p>
          </table:table-cell>
          <table:table-cell office:value-type="float" office:value="1.7671585083" calcext:value-type="float">
            <text:p>1.7671585083</text:p>
          </table:table-cell>
        </table:table-row>
        <table:table-row table:style-name="ro1">
          <table:table-cell office:value-type="float" office:value="24.9259471893" calcext:value-type="float">
            <text:p>24.9259471893</text:p>
          </table:table-cell>
          <table:table-cell office:value-type="float" office:value="6.05416297913" calcext:value-type="float">
            <text:p>6.0541629791</text:p>
          </table:table-cell>
          <table:table-cell office:value-type="float" office:value="1.77907943726" calcext:value-type="float">
            <text:p>1.7790794373</text:p>
          </table:table-cell>
        </table:table-row>
        <table:table-row table:style-name="ro1">
          <table:table-cell office:value-type="float" office:value="22.4599838257" calcext:value-type="float">
            <text:p>22.4599838257</text:p>
          </table:table-cell>
          <table:table-cell office:value-type="float" office:value="6.20102882385" calcext:value-type="float">
            <text:p>6.2010288239</text:p>
          </table:table-cell>
          <table:table-cell office:value-type="float" office:value="1.85704231262" calcext:value-type="float">
            <text:p>1.8570423126</text:p>
          </table:table-cell>
        </table:table-row>
        <table:table-row table:style-name="ro1">
          <table:table-cell office:value-type="float" office:value="22.8629112244" calcext:value-type="float">
            <text:p>22.8629112244</text:p>
          </table:table-cell>
          <table:table-cell office:value-type="float" office:value="6.20985031128" calcext:value-type="float">
            <text:p>6.2098503113</text:p>
          </table:table-cell>
          <table:table-cell office:value-type="float" office:value="1.98316574097" calcext:value-type="float">
            <text:p>1.983165741</text:p>
          </table:table-cell>
        </table:table-row>
        <table:table-row table:style-name="ro1">
          <table:table-cell office:value-type="float" office:value="22.5470066071" calcext:value-type="float">
            <text:p>22.5470066071</text:p>
          </table:table-cell>
          <table:table-cell office:value-type="float" office:value="6.03890419006" calcext:value-type="float">
            <text:p>6.0389041901</text:p>
          </table:table-cell>
          <table:table-cell office:value-type="float" office:value="1.91593170166" calcext:value-type="float">
            <text:p>1.9159317017</text:p>
          </table:table-cell>
        </table:table-row>
        <table:table-row table:style-name="ro1">
          <table:table-cell office:value-type="float" office:value="22.7198600769" calcext:value-type="float">
            <text:p>22.7198600769</text:p>
          </table:table-cell>
          <table:table-cell office:value-type="float" office:value="6.19006156921" calcext:value-type="float">
            <text:p>6.1900615692</text:p>
          </table:table-cell>
          <table:table-cell office:value-type="float" office:value="1.95407867432" calcext:value-type="float">
            <text:p>1.9540786743</text:p>
          </table:table-cell>
        </table:table-row>
        <table:table-row table:style-name="ro1">
          <table:table-cell office:value-type="float" office:value="22.0530033112" calcext:value-type="float">
            <text:p>22.0530033112</text:p>
          </table:table-cell>
          <table:table-cell office:value-type="float" office:value="6.18195533752" calcext:value-type="float">
            <text:p>6.1819553375</text:p>
          </table:table-cell>
          <table:table-cell office:value-type="float" office:value="1.8458366394" calcext:value-type="float">
            <text:p>1.8458366394</text:p>
          </table:table-cell>
        </table:table-row>
        <table:table-row table:style-name="ro1">
          <table:table-cell office:value-type="float" office:value="24.2249965668" calcext:value-type="float">
            <text:p>24.2249965668</text:p>
          </table:table-cell>
          <table:table-cell office:value-type="float" office:value="6.00409507751" calcext:value-type="float">
            <text:p>6.0040950775</text:p>
          </table:table-cell>
          <table:table-cell office:value-type="float" office:value="4.66895103455" calcext:value-type="float">
            <text:p>4.6689510346</text:p>
          </table:table-cell>
        </table:table-row>
        <table:table-row table:style-name="ro1">
          <table:table-cell office:value-type="float" office:value="26.4132022858" calcext:value-type="float">
            <text:p>26.4132022858</text:p>
          </table:table-cell>
          <table:table-cell office:value-type="float" office:value="6.05416297913" calcext:value-type="float">
            <text:p>6.0541629791</text:p>
          </table:table-cell>
          <table:table-cell office:value-type="float" office:value="4.81390953064" calcext:value-type="float">
            <text:p>4.8139095306</text:p>
          </table:table-cell>
        </table:table-row>
        <table:table-row table:style-name="ro1">
          <table:table-cell office:value-type="float" office:value="28.2270908356" calcext:value-type="float">
            <text:p>28.2270908356</text:p>
          </table:table-cell>
          <table:table-cell office:value-type="float" office:value="6.16502761841" calcext:value-type="float">
            <text:p>6.1650276184</text:p>
          </table:table-cell>
          <table:table-cell office:value-type="float" office:value="5.00798225403" calcext:value-type="float">
            <text:p>5.007982254</text:p>
          </table:table-cell>
        </table:table-row>
        <table:table-row table:style-name="ro1">
          <table:table-cell office:value-type="float" office:value="29.5209884644" calcext:value-type="float">
            <text:p>29.5209884644</text:p>
          </table:table-cell>
          <table:table-cell office:value-type="float" office:value="6.13212585449" calcext:value-type="float">
            <text:p>6.1321258545</text:p>
          </table:table-cell>
          <table:table-cell office:value-type="float" office:value="4.99510765076" calcext:value-type="float">
            <text:p>4.9951076508</text:p>
          </table:table-cell>
        </table:table-row>
        <table:table-row table:style-name="ro1">
          <table:table-cell office:value-type="float" office:value="29.0529727936" calcext:value-type="float">
            <text:p>29.0529727936</text:p>
          </table:table-cell>
          <table:table-cell office:value-type="float" office:value="6.18386268616" calcext:value-type="float">
            <text:p>6.1838626862</text:p>
          </table:table-cell>
          <table:table-cell office:value-type="float" office:value="5.0528049469" calcext:value-type="float">
            <text:p>5.0528049469</text:p>
          </table:table-cell>
        </table:table-row>
        <table:table-row table:style-name="ro1">
          <table:table-cell office:value-type="float" office:value="28.6509990692" calcext:value-type="float">
            <text:p>28.6509990692</text:p>
          </table:table-cell>
          <table:table-cell office:value-type="float" office:value="6.07585906982" calcext:value-type="float">
            <text:p>6.0758590698</text:p>
          </table:table-cell>
          <table:table-cell office:value-type="float" office:value="5.10811805725" calcext:value-type="float">
            <text:p>5.1081180573</text:p>
          </table:table-cell>
        </table:table-row>
        <table:table-row table:style-name="ro1">
          <table:table-cell office:value-type="float" office:value="28.2211303711" calcext:value-type="float">
            <text:p>28.2211303711</text:p>
          </table:table-cell>
          <table:table-cell office:value-type="float" office:value="5.9700012207" calcext:value-type="float">
            <text:p>5.9700012207</text:p>
          </table:table-cell>
          <table:table-cell office:value-type="float" office:value="5.23400306702" calcext:value-type="float">
            <text:p>5.234003067</text:p>
          </table:table-cell>
        </table:table-row>
        <table:table-row table:style-name="ro1">
          <table:table-cell office:value-type="float" office:value="28.911113739" calcext:value-type="float">
            <text:p>28.911113739</text:p>
          </table:table-cell>
          <table:table-cell office:value-type="float" office:value="6.01291656494" calcext:value-type="float">
            <text:p>6.0129165649</text:p>
          </table:table-cell>
          <table:table-cell office:value-type="float" office:value="5.22208213806" calcext:value-type="float">
            <text:p>5.2220821381</text:p>
          </table:table-cell>
        </table:table-row>
        <table:table-row table:style-name="ro1">
          <table:table-cell office:value-type="float" office:value="28.6259651184" calcext:value-type="float">
            <text:p>28.6259651184</text:p>
          </table:table-cell>
          <table:table-cell office:value-type="float" office:value="5.89084625244" calcext:value-type="float">
            <text:p>5.8908462524</text:p>
          </table:table-cell>
          <table:table-cell office:value-type="float" office:value="5.18989562988" calcext:value-type="float">
            <text:p>5.1898956299</text:p>
          </table:table-cell>
        </table:table-row>
        <table:table-row table:style-name="ro1">
          <table:table-cell office:value-type="float" office:value="29.3591022491" calcext:value-type="float">
            <text:p>29.3591022491</text:p>
          </table:table-cell>
          <table:table-cell office:value-type="float" office:value="6.10995292664" calcext:value-type="float">
            <text:p>6.1099529266</text:p>
          </table:table-cell>
          <table:table-cell office:value-type="float" office:value="5.0311088562" calcext:value-type="float">
            <text:p>5.0311088562</text:p>
          </table:table-cell>
        </table:table-row>
        <table:table-row table:style-name="ro1">
          <table:table-cell office:value-type="float" office:value="28.3799171448" calcext:value-type="float">
            <text:p>28.3799171448</text:p>
          </table:table-cell>
          <table:table-cell office:value-type="float" office:value="6.10303878784" calcext:value-type="float">
            <text:p>6.1030387878</text:p>
          </table:table-cell>
          <table:table-cell office:value-type="float" office:value="4.96816635132" calcext:value-type="float">
            <text:p>4.9681663513</text:p>
          </table:table-cell>
        </table:table-row>
        <table:table-row table:style-name="ro1">
          <table:table-cell office:value-type="float" office:value="33.3759784698" calcext:value-type="float">
            <text:p>33.3759784698</text:p>
          </table:table-cell>
          <table:table-cell office:value-type="float" office:value="6.02507591248" calcext:value-type="float">
            <text:p>6.0250759125</text:p>
          </table:table-cell>
          <table:table-cell office:value-type="float" office:value="5.15198707581" calcext:value-type="float">
            <text:p>5.1519870758</text:p>
          </table:table-cell>
        </table:table-row>
        <table:table-row table:style-name="ro1">
          <table:table-cell office:value-type="float" office:value="28.9762020111" calcext:value-type="float">
            <text:p>28.9762020111</text:p>
          </table:table-cell>
          <table:table-cell office:value-type="float" office:value="6.05416297913" calcext:value-type="float">
            <text:p>6.0541629791</text:p>
          </table:table-cell>
          <table:table-cell office:value-type="float" office:value="5.12409210205" calcext:value-type="float">
            <text:p>5.1240921021</text:p>
          </table:table-cell>
        </table:table-row>
        <table:table-row table:style-name="ro1">
          <table:table-cell office:value-type="float" office:value="28.8798809052" calcext:value-type="float">
            <text:p>28.8798809052</text:p>
          </table:table-cell>
          <table:table-cell office:value-type="float" office:value="6.09302520752" calcext:value-type="float">
            <text:p>6.0930252075</text:p>
          </table:table-cell>
          <table:table-cell office:value-type="float" office:value="5.28001785278" calcext:value-type="float">
            <text:p>5.2800178528</text:p>
          </table:table-cell>
        </table:table-row>
        <table:table-row table:style-name="ro1">
          <table:table-cell office:value-type="float" office:value="28.2700061798" calcext:value-type="float">
            <text:p>28.2700061798</text:p>
          </table:table-cell>
          <table:table-cell office:value-type="float" office:value="6.17480278015" calcext:value-type="float">
            <text:p>6.1748027802</text:p>
          </table:table-cell>
          <table:table-cell office:value-type="float" office:value="4.98700141907" calcext:value-type="float">
            <text:p>4.9870014191</text:p>
          </table:table-cell>
        </table:table-row>
        <table:table-row table:style-name="ro1">
          <table:table-cell office:value-type="float" office:value="28.9199352264" calcext:value-type="float">
            <text:p>28.9199352264</text:p>
          </table:table-cell>
          <table:table-cell office:value-type="float" office:value="6.17694854736" calcext:value-type="float">
            <text:p>6.1769485474</text:p>
          </table:table-cell>
          <table:table-cell office:value-type="float" office:value="4.83703613281" calcext:value-type="float">
            <text:p>4.8370361328</text:p>
          </table:table-cell>
        </table:table-row>
        <table:table-row table:style-name="ro1">
          <table:table-cell office:value-type="float" office:value="28.0499458313" calcext:value-type="float">
            <text:p>28.0499458313</text:p>
          </table:table-cell>
          <table:table-cell office:value-type="float" office:value="6.10899925232" calcext:value-type="float">
            <text:p>6.1089992523</text:p>
          </table:table-cell>
          <table:table-cell office:value-type="float" office:value="5.00798225403" calcext:value-type="float">
            <text:p>5.007982254</text:p>
          </table:table-cell>
        </table:table-row>
        <table:table-row table:style-name="ro1">
          <table:table-cell office:value-type="float" office:value="28.7539958954" calcext:value-type="float">
            <text:p>28.7539958954</text:p>
          </table:table-cell>
          <table:table-cell office:value-type="float" office:value="6.09493255615" calcext:value-type="float">
            <text:p>6.0949325562</text:p>
          </table:table-cell>
          <table:table-cell office:value-type="float" office:value="5.08999824524" calcext:value-type="float">
            <text:p>5.0899982452</text:p>
          </table:table-cell>
        </table:table-row>
        <table:table-row table:style-name="ro1">
          <table:table-cell office:value-type="float" office:value="30.0750732422" calcext:value-type="float">
            <text:p>30.0750732422</text:p>
          </table:table-cell>
          <table:table-cell office:value-type="float" office:value="6.15620613098" calcext:value-type="float">
            <text:p>6.156206131</text:p>
          </table:table-cell>
          <table:table-cell office:value-type="float" office:value="5.53107261658" calcext:value-type="float">
            <text:p>5.5310726166</text:p>
          </table:table-cell>
        </table:table-row>
        <table:table-row table:style-name="ro1">
          <table:table-cell office:value-type="float" office:value="29.3707847595" calcext:value-type="float">
            <text:p>29.3707847595</text:p>
          </table:table-cell>
          <table:table-cell office:value-type="float" office:value="6.06799125671" calcext:value-type="float">
            <text:p>6.0679912567</text:p>
          </table:table-cell>
          <table:table-cell office:value-type="float" office:value="5.23400306702" calcext:value-type="float">
            <text:p>5.234003067</text:p>
          </table:table-cell>
        </table:table-row>
        <table:table-row table:style-name="ro1">
          <table:table-cell office:value-type="float" office:value="29.1020870209" calcext:value-type="float">
            <text:p>29.1020870209</text:p>
          </table:table-cell>
          <table:table-cell office:value-type="float" office:value="6.00790977478" calcext:value-type="float">
            <text:p>6.0079097748</text:p>
          </table:table-cell>
          <table:table-cell office:value-type="float" office:value="5.3071975708" calcext:value-type="float">
            <text:p>5.3071975708</text:p>
          </table:table-cell>
        </table:table-row>
        <table:table-row table:style-name="ro1">
          <table:table-cell office:value-type="float" office:value="29.4280052185" calcext:value-type="float">
            <text:p>29.4280052185</text:p>
          </table:table-cell>
          <table:table-cell office:value-type="float" office:value="5.93900680542" calcext:value-type="float">
            <text:p>5.9390068054</text:p>
          </table:table-cell>
          <table:table-cell office:value-type="float" office:value="5.39708137512" calcext:value-type="float">
            <text:p>5.3970813751</text:p>
          </table:table-cell>
        </table:table-row>
        <table:table-row table:style-name="ro1">
          <table:table-cell office:value-type="float" office:value="29.1650295258" calcext:value-type="float">
            <text:p>29.1650295258</text:p>
          </table:table-cell>
          <table:table-cell office:value-type="float" office:value="6.17504119873" calcext:value-type="float">
            <text:p>6.1750411987</text:p>
          </table:table-cell>
          <table:table-cell office:value-type="float" office:value="5.3870677948" calcext:value-type="float">
            <text:p>5.3870677948</text:p>
          </table:table-cell>
        </table:table-row>
        <table:table-row table:style-name="ro1">
          <table:table-cell office:value-type="float" office:value="28.4290313721" calcext:value-type="float">
            <text:p>28.4290313721</text:p>
          </table:table-cell>
          <table:table-cell office:value-type="float" office:value="6.19411468506" calcext:value-type="float">
            <text:p>6.1941146851</text:p>
          </table:table-cell>
          <table:table-cell office:value-type="float" office:value="5.25999069214" calcext:value-type="float">
            <text:p>5.2599906921</text:p>
          </table:table-cell>
        </table:table-row>
        <table:table-row table:style-name="ro1">
          <table:table-cell office:value-type="float" office:value="29.1450023651" calcext:value-type="float">
            <text:p>29.1450023651</text:p>
          </table:table-cell>
          <table:table-cell office:value-type="float" office:value="6.26420974731" calcext:value-type="float">
            <text:p>6.2642097473</text:p>
          </table:table-cell>
          <table:table-cell office:value-type="float" office:value="5.21898269653" calcext:value-type="float">
            <text:p>5.2189826965</text:p>
          </table:table-cell>
        </table:table-row>
        <table:table-row table:style-name="ro1">
          <table:table-cell office:value-type="float" office:value="28.8491249084" calcext:value-type="float">
            <text:p>28.8491249084</text:p>
          </table:table-cell>
          <table:table-cell office:value-type="float" office:value="6.2689781189" calcext:value-type="float">
            <text:p>6.2689781189</text:p>
          </table:table-cell>
          <table:table-cell office:value-type="float" office:value="5.41281700134" calcext:value-type="float">
            <text:p>5.4128170013</text:p>
          </table:table-cell>
        </table:table-row>
        <table:table-row table:style-name="ro1">
          <table:table-cell office:value-type="float" office:value="28.8670063019" calcext:value-type="float">
            <text:p>28.8670063019</text:p>
          </table:table-cell>
          <table:table-cell office:value-type="float" office:value="6.2301158905" calcext:value-type="float">
            <text:p>6.2301158905</text:p>
          </table:table-cell>
          <table:table-cell office:value-type="float" office:value="5.35106658936" calcext:value-type="float">
            <text:p>5.3510665894</text:p>
          </table:table-cell>
        </table:table-row>
        <table:table-row table:style-name="ro1">
          <table:table-cell office:value-type="float" office:value="29.2310714722" calcext:value-type="float">
            <text:p>29.2310714722</text:p>
          </table:table-cell>
          <table:table-cell office:value-type="float" office:value="6.22296333313" calcext:value-type="float">
            <text:p>6.2229633331</text:p>
          </table:table-cell>
          <table:table-cell office:value-type="float" office:value="5.31506538391" calcext:value-type="float">
            <text:p>5.3150653839</text:p>
          </table:table-cell>
        </table:table-row>
        <table:table-row table:style-name="ro1">
          <table:table-cell office:value-type="float" office:value="29.5729637146" calcext:value-type="float">
            <text:p>29.5729637146</text:p>
          </table:table-cell>
          <table:table-cell office:value-type="float" office:value="6.07490539551" calcext:value-type="float">
            <text:p>6.0749053955</text:p>
          </table:table-cell>
          <table:table-cell office:value-type="float" office:value="2.65002250671" calcext:value-type="float">
            <text:p>2.6500225067</text:p>
          </table:table-cell>
        </table:table-row>
        <table:table-row table:style-name="ro1">
          <table:table-cell office:value-type="float" office:value="28.2571315765" calcext:value-type="float">
            <text:p>28.2571315765</text:p>
          </table:table-cell>
          <table:table-cell office:value-type="float" office:value="6.27088546753" calcext:value-type="float">
            <text:p>6.2708854675</text:p>
          </table:table-cell>
          <table:table-cell office:value-type="float" office:value="2.24781036377" calcext:value-type="float">
            <text:p>2.2478103638</text:p>
          </table:table-cell>
        </table:table-row>
        <table:table-row table:style-name="ro1">
          <table:table-cell office:value-type="float" office:value="28.783082962" calcext:value-type="float">
            <text:p>28.783082962</text:p>
          </table:table-cell>
          <table:table-cell office:value-type="float" office:value="6.32905960083" calcext:value-type="float">
            <text:p>6.3290596008</text:p>
          </table:table-cell>
          <table:table-cell office:value-type="float" office:value="2.19893455505" calcext:value-type="float">
            <text:p>2.1989345551</text:p>
          </table:table-cell>
        </table:table-row>
        <table:table-row table:style-name="ro1">
          <table:table-cell office:value-type="float" office:value="27.6939868927" calcext:value-type="float">
            <text:p>27.6939868927</text:p>
          </table:table-cell>
          <table:table-cell office:value-type="float" office:value="6.08897209167" calcext:value-type="float">
            <text:p>6.0889720917</text:p>
          </table:table-cell>
          <table:table-cell office:value-type="float" office:value="2.19917297363" calcext:value-type="float">
            <text:p>2.1991729736</text:p>
          </table:table-cell>
        </table:table-row>
        <table:table-row table:style-name="ro1">
          <table:table-cell office:value-type="float" office:value="28.3830165863" calcext:value-type="float">
            <text:p>28.3830165863</text:p>
          </table:table-cell>
          <table:table-cell office:value-type="float" office:value="6.13284111023" calcext:value-type="float">
            <text:p>6.1328411102</text:p>
          </table:table-cell>
          <table:table-cell office:value-type="float" office:value="2.26497650146" calcext:value-type="float">
            <text:p>2.2649765015</text:p>
          </table:table-cell>
        </table:table-row>
        <table:table-row table:style-name="ro1">
          <table:table-cell office:value-type="float" office:value="25.6500244141" calcext:value-type="float">
            <text:p>25.6500244141</text:p>
          </table:table-cell>
          <table:table-cell office:value-type="float" office:value="6.12688064575" calcext:value-type="float">
            <text:p>6.1268806458</text:p>
          </table:table-cell>
          <table:table-cell office:value-type="float" office:value="2.28810310364" calcext:value-type="float">
            <text:p>2.2881031036</text:p>
          </table:table-cell>
        </table:table-row>
        <table:table-row table:style-name="ro1">
          <table:table-cell office:value-type="float" office:value="23.2310295105" calcext:value-type="float">
            <text:p>23.2310295105</text:p>
          </table:table-cell>
          <table:table-cell office:value-type="float" office:value="6.13784790039" calcext:value-type="float">
            <text:p>6.1378479004</text:p>
          </table:table-cell>
          <table:table-cell office:value-type="float" office:value="2.2280216217" calcext:value-type="float">
            <text:p>2.2280216217</text:p>
          </table:table-cell>
        </table:table-row>
        <table:table-row table:style-name="ro1">
          <table:table-cell office:value-type="float" office:value="24.0619182587" calcext:value-type="float">
            <text:p>24.0619182587</text:p>
          </table:table-cell>
          <table:table-cell office:value-type="float" office:value="6.12092018127" calcext:value-type="float">
            <text:p>6.1209201813</text:p>
          </table:table-cell>
          <table:table-cell office:value-type="float" office:value="2.21705436707" calcext:value-type="float">
            <text:p>2.2170543671</text:p>
          </table:table-cell>
        </table:table-row>
        <table:table-row table:style-name="ro1">
          <table:table-cell office:value-type="float" office:value="25.6998538971" calcext:value-type="float">
            <text:p>25.6998538971</text:p>
          </table:table-cell>
          <table:table-cell office:value-type="float" office:value="6.12711906433" calcext:value-type="float">
            <text:p>6.1271190643</text:p>
          </table:table-cell>
          <table:table-cell office:value-type="float" office:value="2.43616104126" calcext:value-type="float">
            <text:p>2.4361610413</text:p>
          </table:table-cell>
        </table:table-row>
        <table:table-row table:style-name="ro1">
          <table:table-cell office:value-type="float" office:value="26.7188549042" calcext:value-type="float">
            <text:p>26.7188549042</text:p>
          </table:table-cell>
          <table:table-cell office:value-type="float" office:value="6.04605674744" calcext:value-type="float">
            <text:p>6.0460567474</text:p>
          </table:table-cell>
          <table:table-cell office:value-type="float" office:value="3.36194038391" calcext:value-type="float">
            <text:p>3.3619403839</text:p>
          </table:table-cell>
        </table:table-row>
        <table:table-row table:style-name="ro1">
          <table:table-cell office:value-type="float" office:value="23.9520072937" calcext:value-type="float">
            <text:p>23.9520072937</text:p>
          </table:table-cell>
          <table:table-cell office:value-type="float" office:value="6.09397888184" calcext:value-type="float">
            <text:p>6.0939788818</text:p>
          </table:table-cell>
          <table:table-cell office:value-type="float" office:value="2.91991233826" calcext:value-type="float">
            <text:p>2.9199123383</text:p>
          </table:table-cell>
        </table:table-row>
        <table:table-row table:style-name="ro1">
          <table:table-cell office:value-type="float" office:value="22.2330093384" calcext:value-type="float">
            <text:p>22.2330093384</text:p>
          </table:table-cell>
          <table:table-cell office:value-type="float" office:value="6.05201721191" calcext:value-type="float">
            <text:p>6.0520172119</text:p>
          </table:table-cell>
          <table:table-cell office:value-type="float" office:value="2.91585922241" calcext:value-type="float">
            <text:p>2.9158592224</text:p>
          </table:table-cell>
        </table:table-row>
        <table:table-row table:style-name="ro1">
          <table:table-cell office:value-type="float" office:value="20.5790996552" calcext:value-type="float">
            <text:p>20.5790996552</text:p>
          </table:table-cell>
          <table:table-cell office:value-type="float" office:value="6.18100166321" calcext:value-type="float">
            <text:p>6.1810016632</text:p>
          </table:table-cell>
          <table:table-cell office:value-type="float" office:value="2.59304046631" calcext:value-type="float">
            <text:p>2.5930404663</text:p>
          </table:table-cell>
        </table:table-row>
        <table:table-row table:style-name="ro1">
          <table:table-cell office:value-type="float" office:value="22.5551128387" calcext:value-type="float">
            <text:p>22.5551128387</text:p>
          </table:table-cell>
          <table:table-cell office:value-type="float" office:value="5.9711933136" calcext:value-type="float">
            <text:p>5.9711933136</text:p>
          </table:table-cell>
          <table:table-cell office:value-type="float" office:value="2.57992744446" calcext:value-type="float">
            <text:p>2.5799274445</text:p>
          </table:table-cell>
        </table:table-row>
        <table:table-row table:style-name="ro1">
          <table:table-cell office:value-type="float" office:value="22.8929519653" calcext:value-type="float">
            <text:p>22.8929519653</text:p>
          </table:table-cell>
          <table:table-cell office:value-type="float" office:value="6.16979598999" calcext:value-type="float">
            <text:p>6.16979599</text:p>
          </table:table-cell>
          <table:table-cell office:value-type="float" office:value="2.39205360413" calcext:value-type="float">
            <text:p>2.3920536041</text:p>
          </table:table-cell>
        </table:table-row>
        <table:table-row table:style-name="ro1">
          <table:table-cell office:value-type="float" office:value="18.5439586639" calcext:value-type="float">
            <text:p>18.5439586639</text:p>
          </table:table-cell>
          <table:table-cell office:value-type="float" office:value="6.20985031128" calcext:value-type="float">
            <text:p>6.2098503113</text:p>
          </table:table-cell>
          <table:table-cell office:value-type="float" office:value="2.48289108276" calcext:value-type="float">
            <text:p>2.4828910828</text:p>
          </table:table-cell>
        </table:table-row>
        <table:table-row table:style-name="ro1">
          <table:table-cell office:value-type="float" office:value="20.7870006561" calcext:value-type="float">
            <text:p>20.7870006561</text:p>
          </table:table-cell>
          <table:table-cell office:value-type="float" office:value="5.92398643494" calcext:value-type="float">
            <text:p>5.9239864349</text:p>
          </table:table-cell>
          <table:table-cell office:value-type="float" office:value="2.5908946991" calcext:value-type="float">
            <text:p>2.5908946991</text:p>
          </table:table-cell>
        </table:table-row>
        <table:table-row table:style-name="ro1">
          <table:table-cell office:value-type="float" office:value="19.2070007324" calcext:value-type="float">
            <text:p>19.2070007324</text:p>
          </table:table-cell>
          <table:table-cell office:value-type="float" office:value="6.22320175171" calcext:value-type="float">
            <text:p>6.2232017517</text:p>
          </table:table-cell>
          <table:table-cell office:value-type="float" office:value="2.52890586853" calcext:value-type="float">
            <text:p>2.5289058685</text:p>
          </table:table-cell>
        </table:table-row>
        <table:table-row table:style-name="ro1">
          <table:table-cell office:value-type="float" office:value="21.8551158905" calcext:value-type="float">
            <text:p>21.8551158905</text:p>
          </table:table-cell>
          <table:table-cell office:value-type="float" office:value="6.19792938232" calcext:value-type="float">
            <text:p>6.1979293823</text:p>
          </table:table-cell>
          <table:table-cell office:value-type="float" office:value="2.26497650146" calcext:value-type="float">
            <text:p>2.2649765015</text:p>
          </table:table-cell>
        </table:table-row>
        <table:table-row table:style-name="ro1">
          <table:table-cell office:value-type="float" office:value="19.6368694305" calcext:value-type="float">
            <text:p>19.6368694305</text:p>
          </table:table-cell>
          <table:table-cell office:value-type="float" office:value="6.07991218567" calcext:value-type="float">
            <text:p>6.0799121857</text:p>
          </table:table-cell>
          <table:table-cell office:value-type="float" office:value="2.40993499756" calcext:value-type="float">
            <text:p>2.4099349976</text:p>
          </table:table-cell>
        </table:table-row>
        <table:table-row table:style-name="ro1">
          <table:table-cell office:value-type="float" office:value="24.3589878082" calcext:value-type="float">
            <text:p>24.3589878082</text:p>
          </table:table-cell>
          <table:table-cell office:value-type="float" office:value="6.03199005127" calcext:value-type="float">
            <text:p>6.0319900513</text:p>
          </table:table-cell>
          <table:table-cell office:value-type="float" office:value="2.1448135376" calcext:value-type="float">
            <text:p>2.1448135376</text:p>
          </table:table-cell>
        </table:table-row>
        <table:table-row table:style-name="ro1">
          <table:table-cell office:value-type="float" office:value="21.0890769958" calcext:value-type="float">
            <text:p>21.0890769958</text:p>
          </table:table-cell>
          <table:table-cell office:value-type="float" office:value="5.98502159119" calcext:value-type="float">
            <text:p>5.9850215912</text:p>
          </table:table-cell>
          <table:table-cell office:value-type="float" office:value="2.55107879639" calcext:value-type="float">
            <text:p>2.5510787964</text:p>
          </table:table-cell>
        </table:table-row>
        <table:table-row table:style-name="ro1">
          <table:table-cell office:value-type="float" office:value="24.3279933929" calcext:value-type="float">
            <text:p>24.3279933929</text:p>
          </table:table-cell>
          <table:table-cell office:value-type="float" office:value="6.02006912231" calcext:value-type="float">
            <text:p>6.0200691223</text:p>
          </table:table-cell>
          <table:table-cell office:value-type="float" office:value="2.46596336365" calcext:value-type="float">
            <text:p>2.4659633637</text:p>
          </table:table-cell>
        </table:table-row>
        <table:table-row table:style-name="ro1">
          <table:table-cell office:value-type="float" office:value="21.3329792023" calcext:value-type="float">
            <text:p>21.3329792023</text:p>
          </table:table-cell>
          <table:table-cell office:value-type="float" office:value="5.95688819885" calcext:value-type="float">
            <text:p>5.9568881989</text:p>
          </table:table-cell>
          <table:table-cell office:value-type="float" office:value="2.54082679749" calcext:value-type="float">
            <text:p>2.5408267975</text:p>
          </table:table-cell>
        </table:table-row>
        <table:table-row table:style-name="ro1">
          <table:table-cell office:value-type="float" office:value="23.8239765167" calcext:value-type="float">
            <text:p>23.8239765167</text:p>
          </table:table-cell>
          <table:table-cell office:value-type="float" office:value="6.15000724792" calcext:value-type="float">
            <text:p>6.1500072479</text:p>
          </table:table-cell>
          <table:table-cell office:value-type="float" office:value="2.39086151123" calcext:value-type="float">
            <text:p>2.3908615112</text:p>
          </table:table-cell>
        </table:table-row>
        <table:table-row table:style-name="ro1">
          <table:table-cell office:value-type="float" office:value="23.9930152893" calcext:value-type="float">
            <text:p>23.9930152893</text:p>
          </table:table-cell>
          <table:table-cell office:value-type="float" office:value="5.9871673584" calcext:value-type="float">
            <text:p>5.9871673584</text:p>
          </table:table-cell>
          <table:table-cell office:value-type="float" office:value="2.56204605103" calcext:value-type="float">
            <text:p>2.562046051</text:p>
          </table:table-cell>
        </table:table-row>
        <table:table-row table:style-name="ro1">
          <table:table-cell office:value-type="float" office:value="22.9170322418" calcext:value-type="float">
            <text:p>22.9170322418</text:p>
          </table:table-cell>
          <table:table-cell office:value-type="float" office:value="6.07085227966" calcext:value-type="float">
            <text:p>6.0708522797</text:p>
          </table:table-cell>
          <table:table-cell office:value-type="float" office:value="2.45404243469" calcext:value-type="float">
            <text:p>2.4540424347</text:p>
          </table:table-cell>
        </table:table-row>
        <table:table-row table:style-name="ro1">
          <table:table-cell office:value-type="float" office:value="22.3820209503" calcext:value-type="float">
            <text:p>22.3820209503</text:p>
          </table:table-cell>
          <table:table-cell office:value-type="float" office:value="5.88989257812" calcext:value-type="float">
            <text:p>5.8898925781</text:p>
          </table:table-cell>
          <table:table-cell office:value-type="float" office:value="2.42209434509" calcext:value-type="float">
            <text:p>2.4220943451</text:p>
          </table:table-cell>
        </table:table-row>
        <table:table-row table:style-name="ro1">
          <table:table-cell office:value-type="float" office:value="21.4240550995" calcext:value-type="float">
            <text:p>21.4240550995</text:p>
          </table:table-cell>
          <table:table-cell office:value-type="float" office:value="6.20698928833" calcext:value-type="float">
            <text:p>6.2069892883</text:p>
          </table:table-cell>
          <table:table-cell office:value-type="float" office:value="2.46381759644" calcext:value-type="float">
            <text:p>2.4638175964</text:p>
          </table:table-cell>
        </table:table-row>
        <table:table-row table:style-name="ro1">
          <table:table-cell office:value-type="float" office:value="20.4348564148" calcext:value-type="float">
            <text:p>20.4348564148</text:p>
          </table:table-cell>
          <table:table-cell office:value-type="float" office:value="6.1891078949" calcext:value-type="float">
            <text:p>6.1891078949</text:p>
          </table:table-cell>
          <table:table-cell office:value-type="float" office:value="2.30813026428" calcext:value-type="float">
            <text:p>2.3081302643</text:p>
          </table:table-cell>
        </table:table-row>
        <table:table-row table:style-name="ro1">
          <table:table-cell office:value-type="float" office:value="22.4170684814" calcext:value-type="float">
            <text:p>22.4170684814</text:p>
          </table:table-cell>
          <table:table-cell office:value-type="float" office:value="6.21819496155" calcext:value-type="float">
            <text:p>6.2181949616</text:p>
          </table:table-cell>
          <table:table-cell office:value-type="float" office:value="2.16698646545" calcext:value-type="float">
            <text:p>2.1669864655</text:p>
          </table:table-cell>
        </table:table-row>
        <table:table-row table:style-name="ro1">
          <table:table-cell office:value-type="float" office:value="23.3399868011" calcext:value-type="float">
            <text:p>23.3399868011</text:p>
          </table:table-cell>
          <table:table-cell office:value-type="float" office:value="6.40201568604" calcext:value-type="float">
            <text:p>6.402015686</text:p>
          </table:table-cell>
          <table:table-cell office:value-type="float" office:value="2.29001045227" calcext:value-type="float">
            <text:p>2.2900104523</text:p>
          </table:table-cell>
        </table:table-row>
        <table:table-row table:style-name="ro1">
          <table:table-cell office:value-type="float" office:value="21.1958885193" calcext:value-type="float">
            <text:p>21.1958885193</text:p>
          </table:table-cell>
          <table:table-cell office:value-type="float" office:value="6.05201721191" calcext:value-type="float">
            <text:p>6.0520172119</text:p>
          </table:table-cell>
          <table:table-cell office:value-type="float" office:value="2.37321853638" calcext:value-type="float">
            <text:p>2.3732185364</text:p>
          </table:table-cell>
        </table:table-row>
        <table:table-row table:style-name="ro1">
          <table:table-cell office:value-type="float" office:value="19.1240310669" calcext:value-type="float">
            <text:p>19.1240310669</text:p>
          </table:table-cell>
          <table:table-cell office:value-type="float" office:value="6.27708435059" calcext:value-type="float">
            <text:p>6.2770843506</text:p>
          </table:table-cell>
          <table:table-cell office:value-type="float" office:value="2.13980674744" calcext:value-type="float">
            <text:p>2.1398067474</text:p>
          </table:table-cell>
        </table:table-row>
        <table:table-row table:style-name="ro1">
          <table:table-cell office:value-type="float" office:value="20.3731060028" calcext:value-type="float">
            <text:p>20.3731060028</text:p>
          </table:table-cell>
          <table:table-cell office:value-type="float" office:value="6.19411468506" calcext:value-type="float">
            <text:p>6.1941146851</text:p>
          </table:table-cell>
          <table:table-cell office:value-type="float" office:value="1.95908546448" calcext:value-type="float">
            <text:p>1.9590854645</text:p>
          </table:table-cell>
        </table:table-row>
        <table:table-row table:style-name="ro1">
          <table:table-cell office:value-type="float" office:value="20.8041667938" calcext:value-type="float">
            <text:p>20.8041667938</text:p>
          </table:table-cell>
          <table:table-cell office:value-type="float" office:value="5.854845047" calcext:value-type="float">
            <text:p>5.854845047</text:p>
          </table:table-cell>
          <table:table-cell office:value-type="float" office:value="2.05612182617" calcext:value-type="float">
            <text:p>2.0561218262</text:p>
          </table:table-cell>
        </table:table-row>
        <table:table-row table:style-name="ro1">
          <table:table-cell office:value-type="float" office:value="21.1379528046" calcext:value-type="float">
            <text:p>21.1379528046</text:p>
          </table:table-cell>
          <table:table-cell office:value-type="float" office:value="6.17599487305" calcext:value-type="float">
            <text:p>6.1759948731</text:p>
          </table:table-cell>
          <table:table-cell office:value-type="float" office:value="4.80103492737" calcext:value-type="float">
            <text:p>4.8010349274</text:p>
          </table:table-cell>
        </table:table-row>
        <table:table-row table:style-name="ro1">
          <table:table-cell office:value-type="float" office:value="21.2490558624" calcext:value-type="float">
            <text:p>21.2490558624</text:p>
          </table:table-cell>
          <table:table-cell office:value-type="float" office:value="6.03914260864" calcext:value-type="float">
            <text:p>6.0391426086</text:p>
          </table:table-cell>
          <table:table-cell office:value-type="float" office:value="4.93001937866" calcext:value-type="float">
            <text:p>4.9300193787</text:p>
          </table:table-cell>
        </table:table-row>
        <table:table-row table:style-name="ro1">
          <table:table-cell office:value-type="float" office:value="22.7880477905" calcext:value-type="float">
            <text:p>22.7880477905</text:p>
          </table:table-cell>
          <table:table-cell office:value-type="float" office:value="6.03795051575" calcext:value-type="float">
            <text:p>6.0379505158</text:p>
          </table:table-cell>
          <table:table-cell office:value-type="float" office:value="5.52105903625" calcext:value-type="float">
            <text:p>5.5210590363</text:p>
          </table:table-cell>
        </table:table-row>
        <table:table-row table:style-name="ro1">
          <table:table-cell office:value-type="float" office:value="26.004076004" calcext:value-type="float">
            <text:p>26.004076004</text:p>
          </table:table-cell>
          <table:table-cell office:value-type="float" office:value="6.20603561401" calcext:value-type="float">
            <text:p>6.206035614</text:p>
          </table:table-cell>
          <table:table-cell office:value-type="float" office:value="5.52105903625" calcext:value-type="float">
            <text:p>5.5210590363</text:p>
          </table:table-cell>
        </table:table-row>
        <table:table-row table:style-name="ro1">
          <table:table-cell office:value-type="float" office:value="25.3000259399" calcext:value-type="float">
            <text:p>25.3000259399</text:p>
          </table:table-cell>
          <table:table-cell office:value-type="float" office:value="6.25610351562" calcext:value-type="float">
            <text:p>6.2561035156</text:p>
          </table:table-cell>
          <table:table-cell office:value-type="float" office:value="5.16080856323" calcext:value-type="float">
            <text:p>5.1608085632</text:p>
          </table:table-cell>
        </table:table-row>
        <table:table-row table:style-name="ro1">
          <table:table-cell office:value-type="float" office:value="24.7271060944" calcext:value-type="float">
            <text:p>24.7271060944</text:p>
          </table:table-cell>
          <table:table-cell office:value-type="float" office:value="5.92613220215" calcext:value-type="float">
            <text:p>5.9261322022</text:p>
          </table:table-cell>
          <table:table-cell office:value-type="float" office:value="5.58686256409" calcext:value-type="float">
            <text:p>5.5868625641</text:p>
          </table:table-cell>
        </table:table-row>
        <table:table-row table:style-name="ro1">
          <table:table-cell office:value-type="float" office:value="25.4850387573" calcext:value-type="float">
            <text:p>25.4850387573</text:p>
          </table:table-cell>
          <table:table-cell office:value-type="float" office:value="6.11209869385" calcext:value-type="float">
            <text:p>6.1120986939</text:p>
          </table:table-cell>
          <table:table-cell office:value-type="float" office:value="5.58805465698" calcext:value-type="float">
            <text:p>5.588054657</text:p>
          </table:table-cell>
        </table:table-row>
        <table:table-row table:style-name="ro1">
          <table:table-cell office:value-type="float" office:value="24.5380401611" calcext:value-type="float">
            <text:p>24.5380401611</text:p>
          </table:table-cell>
          <table:table-cell office:value-type="float" office:value="6.10017776489" calcext:value-type="float">
            <text:p>6.1001777649</text:p>
          </table:table-cell>
          <table:table-cell office:value-type="float" office:value="5.46813011169" calcext:value-type="float">
            <text:p>5.4681301117</text:p>
          </table:table-cell>
        </table:table-row>
        <table:table-row table:style-name="ro1">
          <table:table-cell office:value-type="float" office:value="25.2950191498" calcext:value-type="float">
            <text:p>25.2950191498</text:p>
          </table:table-cell>
          <table:table-cell office:value-type="float" office:value="6.16407394409" calcext:value-type="float">
            <text:p>6.1640739441</text:p>
          </table:table-cell>
          <table:table-cell office:value-type="float" office:value="5.29098510742" calcext:value-type="float">
            <text:p>5.2909851074</text:p>
          </table:table-cell>
        </table:table-row>
        <table:table-row table:style-name="ro1">
          <table:table-cell office:value-type="float" office:value="24.7168540955" calcext:value-type="float">
            <text:p>24.7168540955</text:p>
          </table:table-cell>
          <table:table-cell office:value-type="float" office:value="6.17599487305" calcext:value-type="float">
            <text:p>6.1759948731</text:p>
          </table:table-cell>
          <table:table-cell office:value-type="float" office:value="5.4669380188" calcext:value-type="float">
            <text:p>5.4669380188</text:p>
          </table:table-cell>
        </table:table-row>
        <table:table-row table:style-name="ro1">
          <table:table-cell office:value-type="float" office:value="25.1688957214" calcext:value-type="float">
            <text:p>25.1688957214</text:p>
          </table:table-cell>
          <table:table-cell office:value-type="float" office:value="6.11710548401" calcext:value-type="float">
            <text:p>6.117105484</text:p>
          </table:table-cell>
          <table:table-cell office:value-type="float" office:value="5.23090362549" calcext:value-type="float">
            <text:p>5.2309036255</text:p>
          </table:table-cell>
        </table:table-row>
        <table:table-row table:style-name="ro1">
          <table:table-cell office:value-type="float" office:value="25.4969596863" calcext:value-type="float">
            <text:p>25.4969596863</text:p>
          </table:table-cell>
          <table:table-cell office:value-type="float" office:value="5.97596168518" calcext:value-type="float">
            <text:p>5.9759616852</text:p>
          </table:table-cell>
          <table:table-cell office:value-type="float" office:value="5.45191764832" calcext:value-type="float">
            <text:p>5.4519176483</text:p>
          </table:table-cell>
        </table:table-row>
        <table:table-row table:style-name="ro1">
          <table:table-cell office:value-type="float" office:value="25.1679420471" calcext:value-type="float">
            <text:p>25.1679420471</text:p>
          </table:table-cell>
          <table:table-cell office:value-type="float" office:value="6.15620613098" calcext:value-type="float">
            <text:p>6.156206131</text:p>
          </table:table-cell>
          <table:table-cell office:value-type="float" office:value="5.26714324951" calcext:value-type="float">
            <text:p>5.2671432495</text:p>
          </table:table-cell>
        </table:table-row>
        <table:table-row table:style-name="ro1">
          <table:table-cell office:value-type="float" office:value="25.2962112427" calcext:value-type="float">
            <text:p>25.2962112427</text:p>
          </table:table-cell>
          <table:table-cell office:value-type="float" office:value="5.92517852783" calcext:value-type="float">
            <text:p>5.9251785278</text:p>
          </table:table-cell>
          <table:table-cell office:value-type="float" office:value="5.24091720581" calcext:value-type="float">
            <text:p>5.2409172058</text:p>
          </table:table-cell>
        </table:table-row>
        <table:table-row table:style-name="ro1">
          <table:table-cell office:value-type="float" office:value="24.6748924255" calcext:value-type="float">
            <text:p>24.6748924255</text:p>
          </table:table-cell>
          <table:table-cell office:value-type="float" office:value="6.15906715393" calcext:value-type="float">
            <text:p>6.1590671539</text:p>
          </table:table-cell>
          <table:table-cell office:value-type="float" office:value="5.18798828125" calcext:value-type="float">
            <text:p>5.1879882813</text:p>
          </table:table-cell>
        </table:table-row>
        <table:table-row table:style-name="ro1">
          <table:table-cell office:value-type="float" office:value="25.671005249" calcext:value-type="float">
            <text:p>25.671005249</text:p>
          </table:table-cell>
          <table:table-cell office:value-type="float" office:value="6.15787506104" calcext:value-type="float">
            <text:p>6.157875061</text:p>
          </table:table-cell>
          <table:table-cell office:value-type="float" office:value="5.41210174561" calcext:value-type="float">
            <text:p>5.4121017456</text:p>
          </table:table-cell>
        </table:table-row>
        <table:table-row table:style-name="ro1">
          <table:table-cell office:value-type="float" office:value="29.5698642731" calcext:value-type="float">
            <text:p>29.5698642731</text:p>
          </table:table-cell>
          <table:table-cell office:value-type="float" office:value="6.21485710144" calcext:value-type="float">
            <text:p>6.2148571014</text:p>
          </table:table-cell>
          <table:table-cell office:value-type="float" office:value="5.41186332703" calcext:value-type="float">
            <text:p>5.411863327</text:p>
          </table:table-cell>
        </table:table-row>
        <table:table-row table:style-name="ro1">
          <table:table-cell office:value-type="float" office:value="25.1829624176" calcext:value-type="float">
            <text:p>25.1829624176</text:p>
          </table:table-cell>
          <table:table-cell office:value-type="float" office:value="6.19602203369" calcext:value-type="float">
            <text:p>6.1960220337</text:p>
          </table:table-cell>
          <table:table-cell office:value-type="float" office:value="5.18989562988" calcext:value-type="float">
            <text:p>5.1898956299</text:p>
          </table:table-cell>
        </table:table-row>
        <table:table-row table:style-name="ro1">
          <table:table-cell office:value-type="float" office:value="25.4881381989" calcext:value-type="float">
            <text:p>25.4881381989</text:p>
          </table:table-cell>
          <table:table-cell office:value-type="float" office:value="6.02388381958" calcext:value-type="float">
            <text:p>6.0238838196</text:p>
          </table:table-cell>
          <table:table-cell office:value-type="float" office:value="5.58590888977" calcext:value-type="float">
            <text:p>5.5859088898</text:p>
          </table:table-cell>
        </table:table-row>
        <table:table-row table:style-name="ro1">
          <table:table-cell office:value-type="float" office:value="24.6608257294" calcext:value-type="float">
            <text:p>24.6608257294</text:p>
          </table:table-cell>
          <table:table-cell office:value-type="float" office:value="6.14404678345" calcext:value-type="float">
            <text:p>6.1440467835</text:p>
          </table:table-cell>
          <table:table-cell office:value-type="float" office:value="5.42306900024" calcext:value-type="float">
            <text:p>5.4230690002</text:p>
          </table:table-cell>
        </table:table-row>
        <table:table-row table:style-name="ro1">
          <table:table-cell office:value-type="float" office:value="25.652885437" calcext:value-type="float">
            <text:p>25.652885437</text:p>
          </table:table-cell>
          <table:table-cell office:value-type="float" office:value="6.08491897583" calcext:value-type="float">
            <text:p>6.0849189758</text:p>
          </table:table-cell>
          <table:table-cell office:value-type="float" office:value="5.46908378601" calcext:value-type="float">
            <text:p>5.469083786</text:p>
          </table:table-cell>
        </table:table-row>
        <table:table-row table:style-name="ro1">
          <table:table-cell office:value-type="float" office:value="25.3739356995" calcext:value-type="float">
            <text:p>25.3739356995</text:p>
          </table:table-cell>
          <table:table-cell office:value-type="float" office:value="6.11305236816" calcext:value-type="float">
            <text:p>6.1130523682</text:p>
          </table:table-cell>
          <table:table-cell office:value-type="float" office:value="5.40089607239" calcext:value-type="float">
            <text:p>5.4008960724</text:p>
          </table:table-cell>
        </table:table-row>
        <table:table-row table:style-name="ro1">
          <table:table-cell office:value-type="float" office:value="25.3119468689" calcext:value-type="float">
            <text:p>25.3119468689</text:p>
          </table:table-cell>
          <table:table-cell office:value-type="float" office:value="6.23083114624" calcext:value-type="float">
            <text:p>6.2308311462</text:p>
          </table:table-cell>
          <table:table-cell office:value-type="float" office:value="5.31816482544" calcext:value-type="float">
            <text:p>5.3181648254</text:p>
          </table:table-cell>
        </table:table-row>
        <table:table-row table:style-name="ro1">
          <table:table-cell office:value-type="float" office:value="25.3579616547" calcext:value-type="float">
            <text:p>25.3579616547</text:p>
          </table:table-cell>
          <table:table-cell office:value-type="float" office:value="6.24489784241" calcext:value-type="float">
            <text:p>6.2448978424</text:p>
          </table:table-cell>
          <table:table-cell office:value-type="float" office:value="5.39898872375" calcext:value-type="float">
            <text:p>5.3989887238</text:p>
          </table:table-cell>
        </table:table-row>
        <table:table-row table:style-name="ro1">
          <table:table-cell office:value-type="float" office:value="25.7461071014" calcext:value-type="float">
            <text:p>25.7461071014</text:p>
          </table:table-cell>
          <table:table-cell office:value-type="float" office:value="6.1719417572" calcext:value-type="float">
            <text:p>6.1719417572</text:p>
          </table:table-cell>
          <table:table-cell office:value-type="float" office:value="5.33699989319" calcext:value-type="float">
            <text:p>5.3369998932</text:p>
          </table:table-cell>
        </table:table-row>
        <table:table-row table:style-name="ro1">
          <table:table-cell office:value-type="float" office:value="24.5561599731" calcext:value-type="float">
            <text:p>24.5561599731</text:p>
          </table:table-cell>
          <table:table-cell office:value-type="float" office:value="6.00004196167" calcext:value-type="float">
            <text:p>6.0000419617</text:p>
          </table:table-cell>
          <table:table-cell office:value-type="float" office:value="5.53894042969" calcext:value-type="float">
            <text:p>5.5389404297</text:p>
          </table:table-cell>
        </table:table-row>
        <table:table-row table:style-name="ro1">
          <table:table-cell office:value-type="float" office:value="25.4039764404" calcext:value-type="float">
            <text:p>25.4039764404</text:p>
          </table:table-cell>
          <table:table-cell office:value-type="float" office:value="6.19411468506" calcext:value-type="float">
            <text:p>6.1941146851</text:p>
          </table:table-cell>
          <table:table-cell office:value-type="float" office:value="5.24497032166" calcext:value-type="float">
            <text:p>5.2449703217</text:p>
          </table:table-cell>
        </table:table-row>
        <table:table-row table:style-name="ro1">
          <table:table-cell office:value-type="float" office:value="25.6819725037" calcext:value-type="float">
            <text:p>25.6819725037</text:p>
          </table:table-cell>
          <table:table-cell office:value-type="float" office:value="6.09493255615" calcext:value-type="float">
            <text:p>6.0949325562</text:p>
          </table:table-cell>
          <table:table-cell office:value-type="float" office:value="6.05201721191" calcext:value-type="float">
            <text:p>6.0520172119</text:p>
          </table:table-cell>
        </table:table-row>
        <table:table-row table:style-name="ro1">
          <table:table-cell office:value-type="float" office:value="25.6040096283" calcext:value-type="float">
            <text:p>25.6040096283</text:p>
          </table:table-cell>
          <table:table-cell office:value-type="float" office:value="6.1240196228" calcext:value-type="float">
            <text:p>6.1240196228</text:p>
          </table:table-cell>
          <table:table-cell office:value-type="float" office:value="5.4349899292" calcext:value-type="float">
            <text:p>5.4349899292</text:p>
          </table:table-cell>
        </table:table-row>
        <table:table-row table:style-name="ro1">
          <table:table-cell office:value-type="float" office:value="25.4039764404" calcext:value-type="float">
            <text:p>25.4039764404</text:p>
          </table:table-cell>
          <table:table-cell office:value-type="float" office:value="6.08992576599" calcext:value-type="float">
            <text:p>6.089925766</text:p>
          </table:table-cell>
          <table:table-cell office:value-type="float" office:value="5.37514686584" calcext:value-type="float">
            <text:p>5.3751468658</text:p>
          </table:table-cell>
        </table:table-row>
        <table:table-row table:style-name="ro1">
          <table:table-cell office:value-type="float" office:value="23.3938694" calcext:value-type="float">
            <text:p>23.3938694</text:p>
          </table:table-cell>
          <table:table-cell office:value-type="float" office:value="6.18100166321" calcext:value-type="float">
            <text:p>6.1810016632</text:p>
          </table:table-cell>
          <table:table-cell office:value-type="float" office:value="2.4631023407" calcext:value-type="float">
            <text:p>2.4631023407</text:p>
          </table:table-cell>
        </table:table-row>
        <table:table-row table:style-name="ro1">
          <table:table-cell office:value-type="float" office:value="24.3480205536" calcext:value-type="float">
            <text:p>24.3480205536</text:p>
          </table:table-cell>
          <table:table-cell office:value-type="float" office:value="6.05511665344" calcext:value-type="float">
            <text:p>6.0551166534</text:p>
          </table:table-cell>
          <table:table-cell office:value-type="float" office:value="2.11405754089" calcext:value-type="float">
            <text:p>2.1140575409</text:p>
          </table:table-cell>
        </table:table-row>
        <table:table-row table:style-name="ro1">
          <table:table-cell office:value-type="float" office:value="23.8931179047" calcext:value-type="float">
            <text:p>23.8931179047</text:p>
          </table:table-cell>
          <table:table-cell office:value-type="float" office:value="6.16216659546" calcext:value-type="float">
            <text:p>6.1621665955</text:p>
          </table:table-cell>
          <table:table-cell office:value-type="float" office:value="2.04300880432" calcext:value-type="float">
            <text:p>2.0430088043</text:p>
          </table:table-cell>
        </table:table-row>
        <table:table-row table:style-name="ro1">
          <table:table-cell office:value-type="float" office:value="23.9720344543" calcext:value-type="float">
            <text:p>23.9720344543</text:p>
          </table:table-cell>
          <table:table-cell office:value-type="float" office:value="6.18696212769" calcext:value-type="float">
            <text:p>6.1869621277</text:p>
          </table:table-cell>
          <table:table-cell office:value-type="float" office:value="1.96504592896" calcext:value-type="float">
            <text:p>1.965045929</text:p>
          </table:table-cell>
        </table:table-row>
        <table:table-row table:style-name="ro1">
          <table:table-cell office:value-type="float" office:value="20.0910568237" calcext:value-type="float">
            <text:p>20.0910568237</text:p>
          </table:table-cell>
          <table:table-cell office:value-type="float" office:value="5.96499443054" calcext:value-type="float">
            <text:p>5.9649944305</text:p>
          </table:table-cell>
          <table:table-cell office:value-type="float" office:value="2.06518173218" calcext:value-type="float">
            <text:p>2.0651817322</text:p>
          </table:table-cell>
        </table:table-row>
        <table:table-row table:style-name="ro1">
          <table:table-cell office:value-type="float" office:value="20.2980041504" calcext:value-type="float">
            <text:p>20.2980041504</text:p>
          </table:table-cell>
          <table:table-cell office:value-type="float" office:value="6.14309310913" calcext:value-type="float">
            <text:p>6.1430931091</text:p>
          </table:table-cell>
          <table:table-cell office:value-type="float" office:value="2.07209587097" calcext:value-type="float">
            <text:p>2.072095871</text:p>
          </table:table-cell>
        </table:table-row>
        <table:table-row table:style-name="ro1">
          <table:table-cell office:value-type="float" office:value="18.8751220703" calcext:value-type="float">
            <text:p>18.8751220703</text:p>
          </table:table-cell>
          <table:table-cell office:value-type="float" office:value="6.24799728394" calcext:value-type="float">
            <text:p>6.2479972839</text:p>
          </table:table-cell>
          <table:table-cell office:value-type="float" office:value="1.9519329071" calcext:value-type="float">
            <text:p>1.9519329071</text:p>
          </table:table-cell>
        </table:table-row>
        <table:table-row table:style-name="ro1">
          <table:table-cell office:value-type="float" office:value="22.4039554596" calcext:value-type="float">
            <text:p>22.4039554596</text:p>
          </table:table-cell>
          <table:table-cell office:value-type="float" office:value="6.22797012329" calcext:value-type="float">
            <text:p>6.2279701233</text:p>
          </table:table-cell>
          <table:table-cell office:value-type="float" office:value="2.09498405457" calcext:value-type="float">
            <text:p>2.0949840546</text:p>
          </table:table-cell>
        </table:table-row>
        <table:table-row table:style-name="ro1">
          <table:table-cell office:value-type="float" office:value="20.8299160004" calcext:value-type="float">
            <text:p>20.8299160004</text:p>
          </table:table-cell>
          <table:table-cell office:value-type="float" office:value="6.09707832336" calcext:value-type="float">
            <text:p>6.0970783234</text:p>
          </table:table-cell>
          <table:table-cell office:value-type="float" office:value="2.37584114075" calcext:value-type="float">
            <text:p>2.3758411408</text:p>
          </table:table-cell>
        </table:table-row>
        <table:table-row table:style-name="ro1">
          <table:table-cell office:value-type="float" office:value="19.3500518799" calcext:value-type="float">
            <text:p>19.3500518799</text:p>
          </table:table-cell>
          <table:table-cell office:value-type="float" office:value="5.95903396606" calcext:value-type="float">
            <text:p>5.9590339661</text:p>
          </table:table-cell>
          <table:table-cell office:value-type="float" office:value="2.46906280518" calcext:value-type="float">
            <text:p>2.4690628052</text:p>
          </table:table-cell>
        </table:table-row>
        <table:table-row table:style-name="ro1">
          <table:table-cell office:value-type="float" office:value="23.0889320374" calcext:value-type="float">
            <text:p>23.0889320374</text:p>
          </table:table-cell>
          <table:table-cell office:value-type="float" office:value="6.10399246216" calcext:value-type="float">
            <text:p>6.1039924622</text:p>
          </table:table-cell>
          <table:table-cell office:value-type="float" office:value="2.11715698242" calcext:value-type="float">
            <text:p>2.1171569824</text:p>
          </table:table-cell>
        </table:table-row>
        <table:table-row table:style-name="ro1">
          <table:table-cell office:value-type="float" office:value="21.5590000153" calcext:value-type="float">
            <text:p>21.5590000153</text:p>
          </table:table-cell>
          <table:table-cell office:value-type="float" office:value="6.18505477905" calcext:value-type="float">
            <text:p>6.1850547791</text:p>
          </table:table-cell>
          <table:table-cell office:value-type="float" office:value="2.0489692688" calcext:value-type="float">
            <text:p>2.0489692688</text:p>
          </table:table-cell>
        </table:table-row>
        <table:table-row table:style-name="ro1">
          <table:table-cell office:value-type="float" office:value="22.2752094269" calcext:value-type="float">
            <text:p>22.2752094269</text:p>
          </table:table-cell>
          <table:table-cell office:value-type="float" office:value="6.05320930481" calcext:value-type="float">
            <text:p>6.0532093048</text:p>
          </table:table-cell>
          <table:table-cell office:value-type="float" office:value="2.02298164368" calcext:value-type="float">
            <text:p>2.0229816437</text:p>
          </table:table-cell>
        </table:table-row>
        <table:table-row table:style-name="ro1">
          <table:table-cell office:value-type="float" office:value="24.649143219" calcext:value-type="float">
            <text:p>24.649143219</text:p>
          </table:table-cell>
          <table:table-cell office:value-type="float" office:value="6.24799728394" calcext:value-type="float">
            <text:p>6.2479972839</text:p>
          </table:table-cell>
          <table:table-cell office:value-type="float" office:value="2.11405754089" calcext:value-type="float">
            <text:p>2.1140575409</text:p>
          </table:table-cell>
        </table:table-row>
        <table:table-row table:style-name="ro1">
          <table:table-cell office:value-type="float" office:value="25.722026825" calcext:value-type="float">
            <text:p>25.722026825</text:p>
          </table:table-cell>
          <table:table-cell office:value-type="float" office:value="5.8810710907" calcext:value-type="float">
            <text:p>5.8810710907</text:p>
          </table:table-cell>
          <table:table-cell office:value-type="float" office:value="2.30693817139" calcext:value-type="float">
            <text:p>2.3069381714</text:p>
          </table:table-cell>
        </table:table-row>
        <table:table-row table:style-name="ro1">
          <table:table-cell office:value-type="float" office:value="23.4107971191" calcext:value-type="float">
            <text:p>23.4107971191</text:p>
          </table:table-cell>
          <table:table-cell office:value-type="float" office:value="6.04104995728" calcext:value-type="float">
            <text:p>6.0410499573</text:p>
          </table:table-cell>
          <table:table-cell office:value-type="float" office:value="2.17080116272" calcext:value-type="float">
            <text:p>2.1708011627</text:p>
          </table:table-cell>
        </table:table-row>
        <table:table-row table:style-name="ro1">
          <table:table-cell office:value-type="float" office:value="26.1569023132" calcext:value-type="float">
            <text:p>26.1569023132</text:p>
          </table:table-cell>
          <table:table-cell office:value-type="float" office:value="6.0818195343" calcext:value-type="float">
            <text:p>6.0818195343</text:p>
          </table:table-cell>
          <table:table-cell office:value-type="float" office:value="2.21800804138" calcext:value-type="float">
            <text:p>2.2180080414</text:p>
          </table:table-cell>
        </table:table-row>
        <table:table-row table:style-name="ro1">
          <table:table-cell office:value-type="float" office:value="23.0088233948" calcext:value-type="float">
            <text:p>23.0088233948</text:p>
          </table:table-cell>
          <table:table-cell office:value-type="float" office:value="6.07919692993" calcext:value-type="float">
            <text:p>6.0791969299</text:p>
          </table:table-cell>
          <table:table-cell office:value-type="float" office:value="2.13098526001" calcext:value-type="float">
            <text:p>2.13098526</text:p>
          </table:table-cell>
        </table:table-row>
        <table:table-row table:style-name="ro1">
          <table:table-cell office:value-type="float" office:value="27.1298885345" calcext:value-type="float">
            <text:p>27.1298885345</text:p>
          </table:table-cell>
          <table:table-cell office:value-type="float" office:value="6.07013702393" calcext:value-type="float">
            <text:p>6.0701370239</text:p>
          </table:table-cell>
          <table:table-cell office:value-type="float" office:value="1.91402435303" calcext:value-type="float">
            <text:p>1.914024353</text:p>
          </table:table-cell>
        </table:table-row>
        <table:table-row table:style-name="ro1">
          <table:table-cell office:value-type="float" office:value="24.7280597687" calcext:value-type="float">
            <text:p>24.7280597687</text:p>
          </table:table-cell>
          <table:table-cell office:value-type="float" office:value="6.04295730591" calcext:value-type="float">
            <text:p>6.0429573059</text:p>
          </table:table-cell>
          <table:table-cell office:value-type="float" office:value="1.99103355408" calcext:value-type="float">
            <text:p>1.9910335541</text:p>
          </table:table-cell>
        </table:table-row>
        <table:table-row table:style-name="ro1">
          <table:table-cell office:value-type="float" office:value="25.9020328522" calcext:value-type="float">
            <text:p>25.9020328522</text:p>
          </table:table-cell>
          <table:table-cell office:value-type="float" office:value="6.0248374939" calcext:value-type="float">
            <text:p>6.0248374939</text:p>
          </table:table-cell>
          <table:table-cell office:value-type="float" office:value="1.97601318359" calcext:value-type="float">
            <text:p>1.9760131836</text:p>
          </table:table-cell>
        </table:table-row>
        <table:table-row table:style-name="ro1">
          <table:table-cell office:value-type="float" office:value="27.841091156" calcext:value-type="float">
            <text:p>27.841091156</text:p>
          </table:table-cell>
          <table:table-cell office:value-type="float" office:value="6.21604919434" calcext:value-type="float">
            <text:p>6.2160491943</text:p>
          </table:table-cell>
          <table:table-cell office:value-type="float" office:value="6.98709487915" calcext:value-type="float">
            <text:p>6.9870948792</text:p>
          </table:table-cell>
        </table:table-row>
        <table:table-row table:style-name="ro1">
          <table:table-cell office:value-type="float" office:value="25.1929759979" calcext:value-type="float">
            <text:p>25.1929759979</text:p>
          </table:table-cell>
          <table:table-cell office:value-type="float" office:value="6.1821937561" calcext:value-type="float">
            <text:p>6.1821937561</text:p>
          </table:table-cell>
          <table:table-cell office:value-type="float" office:value="2.05492973328" calcext:value-type="float">
            <text:p>2.0549297333</text:p>
          </table:table-cell>
        </table:table-row>
        <table:table-row table:style-name="ro1">
          <table:table-cell office:value-type="float" office:value="24.1839885712" calcext:value-type="float">
            <text:p>24.1839885712</text:p>
          </table:table-cell>
          <table:table-cell office:value-type="float" office:value="5.98311424255" calcext:value-type="float">
            <text:p>5.9831142426</text:p>
          </table:table-cell>
          <table:table-cell office:value-type="float" office:value="1.97982788086" calcext:value-type="float">
            <text:p>1.9798278809</text:p>
          </table:table-cell>
        </table:table-row>
        <table:table-row table:style-name="ro1">
          <table:table-cell office:value-type="float" office:value="26.3688564301" calcext:value-type="float">
            <text:p>26.3688564301</text:p>
          </table:table-cell>
          <table:table-cell office:value-type="float" office:value="6.23202323914" calcext:value-type="float">
            <text:p>6.2320232391</text:p>
          </table:table-cell>
          <table:table-cell office:value-type="float" office:value="1.77097320557" calcext:value-type="float">
            <text:p>1.7709732056</text:p>
          </table:table-cell>
        </table:table-row>
        <table:table-row table:style-name="ro1">
          <table:table-cell office:value-type="float" office:value="27.6570320129" calcext:value-type="float">
            <text:p>27.6570320129</text:p>
          </table:table-cell>
          <table:table-cell office:value-type="float" office:value="6.28685951233" calcext:value-type="float">
            <text:p>6.2868595123</text:p>
          </table:table-cell>
          <table:table-cell office:value-type="float" office:value="1.76596641541" calcext:value-type="float">
            <text:p>1.7659664154</text:p>
          </table:table-cell>
        </table:table-row>
        <table:table-row table:style-name="ro1">
          <table:table-cell office:value-type="float" office:value="25.5630016327" calcext:value-type="float">
            <text:p>25.5630016327</text:p>
          </table:table-cell>
          <table:table-cell office:value-type="float" office:value="5.98287582397" calcext:value-type="float">
            <text:p>5.982875824</text:p>
          </table:table-cell>
          <table:table-cell office:value-type="float" office:value="1.88398361206" calcext:value-type="float">
            <text:p>1.8839836121</text:p>
          </table:table-cell>
        </table:table-row>
        <table:table-row table:style-name="ro1">
          <table:table-cell office:value-type="float" office:value="23.8740444183" calcext:value-type="float">
            <text:p>23.8740444183</text:p>
          </table:table-cell>
          <table:table-cell office:value-type="float" office:value="5.97095489502" calcext:value-type="float">
            <text:p>5.970954895</text:p>
          </table:table-cell>
          <table:table-cell office:value-type="float" office:value="2.02298164368" calcext:value-type="float">
            <text:p>2.0229816437</text:p>
          </table:table-cell>
        </table:table-row>
        <table:table-row table:style-name="ro1">
          <table:table-cell office:value-type="float" office:value="24.7750282288" calcext:value-type="float">
            <text:p>24.7750282288</text:p>
          </table:table-cell>
          <table:table-cell office:value-type="float" office:value="5.90014457703" calcext:value-type="float">
            <text:p>5.900144577</text:p>
          </table:table-cell>
          <table:table-cell office:value-type="float" office:value="1.9907951355" calcext:value-type="float">
            <text:p>1.9907951355</text:p>
          </table:table-cell>
        </table:table-row>
        <table:table-row table:style-name="ro1">
          <table:table-cell office:value-type="float" office:value="25.0809192657" calcext:value-type="float">
            <text:p>25.0809192657</text:p>
          </table:table-cell>
          <table:table-cell office:value-type="float" office:value="5.95903396606" calcext:value-type="float">
            <text:p>5.9590339661</text:p>
          </table:table-cell>
          <table:table-cell office:value-type="float" office:value="1.91617012024" calcext:value-type="float">
            <text:p>1.9161701202</text:p>
          </table:table-cell>
        </table:table-row>
        <table:table-row table:style-name="ro1">
          <table:table-cell office:value-type="float" office:value="21.5418338776" calcext:value-type="float">
            <text:p>21.5418338776</text:p>
          </table:table-cell>
          <table:table-cell office:value-type="float" office:value="5.94902038574" calcext:value-type="float">
            <text:p>5.9490203857</text:p>
          </table:table-cell>
          <table:table-cell office:value-type="float" office:value="1.97291374207" calcext:value-type="float">
            <text:p>1.9729137421</text:p>
          </table:table-cell>
        </table:table-row>
        <table:table-row table:style-name="ro1">
          <table:table-cell office:value-type="float" office:value="23.129940033" calcext:value-type="float">
            <text:p>23.129940033</text:p>
          </table:table-cell>
          <table:table-cell office:value-type="float" office:value="6.21509552002" calcext:value-type="float">
            <text:p>6.21509552</text:p>
          </table:table-cell>
          <table:table-cell office:value-type="float" office:value="1.97100639343" calcext:value-type="float">
            <text:p>1.9710063934</text:p>
          </table:table-cell>
        </table:table-row>
        <table:table-row table:style-name="ro1">
          <table:table-cell office:value-type="float" office:value="22.3050117493" calcext:value-type="float">
            <text:p>22.3050117493</text:p>
          </table:table-cell>
          <table:table-cell office:value-type="float" office:value="6.352186203" calcext:value-type="float">
            <text:p>6.352186203</text:p>
          </table:table-cell>
          <table:table-cell office:value-type="float" office:value="1.90711021423" calcext:value-type="float">
            <text:p>1.9071102142</text:p>
          </table:table-cell>
        </table:table-row>
        <table:table-row table:style-name="ro1">
          <table:table-cell office:value-type="float" office:value="22.7780342102" calcext:value-type="float">
            <text:p>22.7780342102</text:p>
          </table:table-cell>
          <table:table-cell office:value-type="float" office:value="6.2689781189" calcext:value-type="float">
            <text:p>6.2689781189</text:p>
          </table:table-cell>
          <table:table-cell office:value-type="float" office:value="1.71613693237" calcext:value-type="float">
            <text:p>1.7161369324</text:p>
          </table:table-cell>
        </table:table-row>
        <table:table-row table:style-name="ro1">
          <table:table-cell office:value-type="float" office:value="32.732963562" calcext:value-type="float">
            <text:p>32.732963562</text:p>
          </table:table-cell>
          <table:table-cell office:value-type="float" office:value="8.69107246399" calcext:value-type="float">
            <text:p>8.691072464</text:p>
          </table:table-cell>
          <table:table-cell office:value-type="float" office:value="2.49099731445" calcext:value-type="float">
            <text:p>2.4909973145</text:p>
          </table:table-cell>
        </table:table-row>
        <table:table-row table:style-name="ro1">
          <table:table-cell office:value-type="float" office:value="34.57903862" calcext:value-type="float">
            <text:p>34.57903862</text:p>
          </table:table-cell>
          <table:table-cell office:value-type="float" office:value="8.75997543335" calcext:value-type="float">
            <text:p>8.7599754334</text:p>
          </table:table-cell>
          <table:table-cell office:value-type="float" office:value="6.32882118225" calcext:value-type="float">
            <text:p>6.3288211823</text:p>
          </table:table-cell>
        </table:table-row>
        <table:table-row table:style-name="ro1">
          <table:table-cell office:value-type="float" office:value="26.1418819427" calcext:value-type="float">
            <text:p>26.1418819427</text:p>
          </table:table-cell>
          <table:table-cell office:value-type="float" office:value="6.06298446655" calcext:value-type="float">
            <text:p>6.0629844666</text:p>
          </table:table-cell>
          <table:table-cell office:value-type="float" office:value="4.96411323547" calcext:value-type="float">
            <text:p>4.9641132355</text:p>
          </table:table-cell>
        </table:table-row>
        <table:table-row table:style-name="ro1">
          <table:table-cell office:value-type="float" office:value="27.2259712219" calcext:value-type="float">
            <text:p>27.2259712219</text:p>
          </table:table-cell>
          <table:table-cell office:value-type="float" office:value="5.92803955078" calcext:value-type="float">
            <text:p>5.9280395508</text:p>
          </table:table-cell>
          <table:table-cell office:value-type="float" office:value="5.09595870972" calcext:value-type="float">
            <text:p>5.0959587097</text:p>
          </table:table-cell>
        </table:table-row>
        <table:table-row table:style-name="ro1">
          <table:table-cell office:value-type="float" office:value="28.4359455109" calcext:value-type="float">
            <text:p>28.4359455109</text:p>
          </table:table-cell>
          <table:table-cell office:value-type="float" office:value="5.95498085022" calcext:value-type="float">
            <text:p>5.9549808502</text:p>
          </table:table-cell>
          <table:table-cell office:value-type="float" office:value="5.038022995" calcext:value-type="float">
            <text:p>5.038022995</text:p>
          </table:table-cell>
        </table:table-row>
        <table:table-row table:style-name="ro1">
          <table:table-cell office:value-type="float" office:value="28.5420417786" calcext:value-type="float">
            <text:p>28.5420417786</text:p>
          </table:table-cell>
          <table:table-cell office:value-type="float" office:value="6.19912147522" calcext:value-type="float">
            <text:p>6.1991214752</text:p>
          </table:table-cell>
          <table:table-cell office:value-type="float" office:value="5.01799583435" calcext:value-type="float">
            <text:p>5.0179958344</text:p>
          </table:table-cell>
        </table:table-row>
        <table:table-row table:style-name="ro1">
          <table:table-cell office:value-type="float" office:value="27.7547836304" calcext:value-type="float">
            <text:p>27.7547836304</text:p>
          </table:table-cell>
          <table:table-cell office:value-type="float" office:value="6.01696968079" calcext:value-type="float">
            <text:p>6.0169696808</text:p>
          </table:table-cell>
          <table:table-cell office:value-type="float" office:value="5.03897666931" calcext:value-type="float">
            <text:p>5.0389766693</text:p>
          </table:table-cell>
        </table:table-row>
        <table:table-row table:style-name="ro1">
          <table:table-cell office:value-type="float" office:value="28.7959575653" calcext:value-type="float">
            <text:p>28.7959575653</text:p>
          </table:table-cell>
          <table:table-cell office:value-type="float" office:value="6.08611106873" calcext:value-type="float">
            <text:p>6.0861110687</text:p>
          </table:table-cell>
          <table:table-cell office:value-type="float" office:value="5.01084327698" calcext:value-type="float">
            <text:p>5.010843277</text:p>
          </table:table-cell>
        </table:table-row>
        <table:table-row table:style-name="ro1">
          <table:table-cell office:value-type="float" office:value="28.0930995941" calcext:value-type="float">
            <text:p>28.0930995941</text:p>
          </table:table-cell>
          <table:table-cell office:value-type="float" office:value="5.9380531311" calcext:value-type="float">
            <text:p>5.9380531311</text:p>
          </table:table-cell>
          <table:table-cell office:value-type="float" office:value="5.05304336548" calcext:value-type="float">
            <text:p>5.0530433655</text:p>
          </table:table-cell>
        </table:table-row>
        <table:table-row table:style-name="ro1">
          <table:table-cell office:value-type="float" office:value="33.8768959045" calcext:value-type="float">
            <text:p>33.8768959045</text:p>
          </table:table-cell>
          <table:table-cell office:value-type="float" office:value="6.48903846741" calcext:value-type="float">
            <text:p>6.4890384674</text:p>
          </table:table-cell>
          <table:table-cell office:value-type="float" office:value="4.9889087677" calcext:value-type="float">
            <text:p>4.9889087677</text:p>
          </table:table-cell>
        </table:table-row>
        <table:table-row table:style-name="ro1">
          <table:table-cell office:value-type="float" office:value="28.8980007172" calcext:value-type="float">
            <text:p>28.8980007172</text:p>
          </table:table-cell>
          <table:table-cell office:value-type="float" office:value="6.11209869385" calcext:value-type="float">
            <text:p>6.1120986939</text:p>
          </table:table-cell>
          <table:table-cell office:value-type="float" office:value="4.95195388794" calcext:value-type="float">
            <text:p>4.9519538879</text:p>
          </table:table-cell>
        </table:table-row>
        <table:table-row table:style-name="ro1">
          <table:table-cell office:value-type="float" office:value="29.2978286743" calcext:value-type="float">
            <text:p>29.2978286743</text:p>
          </table:table-cell>
          <table:table-cell office:value-type="float" office:value="6.04891777039" calcext:value-type="float">
            <text:p>6.0489177704</text:p>
          </table:table-cell>
          <table:table-cell office:value-type="float" office:value="4.99415397644" calcext:value-type="float">
            <text:p>4.9941539764</text:p>
          </table:table-cell>
        </table:table-row>
        <table:table-row table:style-name="ro1">
          <table:table-cell office:value-type="float" office:value="28.67603302" calcext:value-type="float">
            <text:p>28.67603302</text:p>
          </table:table-cell>
          <table:table-cell office:value-type="float" office:value="6.0670375824" calcext:value-type="float">
            <text:p>6.0670375824</text:p>
          </table:table-cell>
          <table:table-cell office:value-type="float" office:value="4.94289398193" calcext:value-type="float">
            <text:p>4.9428939819</text:p>
          </table:table-cell>
        </table:table-row>
        <table:table-row table:style-name="ro1">
          <table:table-cell office:value-type="float" office:value="28.7687778473" calcext:value-type="float">
            <text:p>28.7687778473</text:p>
          </table:table-cell>
          <table:table-cell office:value-type="float" office:value="6.20102882385" calcext:value-type="float">
            <text:p>6.2010288239</text:p>
          </table:table-cell>
          <table:table-cell office:value-type="float" office:value="4.87208366394" calcext:value-type="float">
            <text:p>4.8720836639</text:p>
          </table:table-cell>
        </table:table-row>
        <table:table-row table:style-name="ro1">
          <table:table-cell office:value-type="float" office:value="29.0911197662" calcext:value-type="float">
            <text:p>29.0911197662</text:p>
          </table:table-cell>
          <table:table-cell office:value-type="float" office:value="6.20007514954" calcext:value-type="float">
            <text:p>6.2000751495</text:p>
          </table:table-cell>
          <table:table-cell office:value-type="float" office:value="4.86993789673" calcext:value-type="float">
            <text:p>4.8699378967</text:p>
          </table:table-cell>
        </table:table-row>
        <table:table-row table:style-name="ro1">
          <table:table-cell office:value-type="float" office:value="28.2430648804" calcext:value-type="float">
            <text:p>28.2430648804</text:p>
          </table:table-cell>
          <table:table-cell office:value-type="float" office:value="6.17814064026" calcext:value-type="float">
            <text:p>6.1781406403</text:p>
          </table:table-cell>
          <table:table-cell office:value-type="float" office:value="4.8520565033" calcext:value-type="float">
            <text:p>4.8520565033</text:p>
          </table:table-cell>
        </table:table-row>
        <table:table-row table:style-name="ro1">
          <table:table-cell office:value-type="float" office:value="28.7449359894" calcext:value-type="float">
            <text:p>28.7449359894</text:p>
          </table:table-cell>
          <table:table-cell office:value-type="float" office:value="6.3898563385" calcext:value-type="float">
            <text:p>6.3898563385</text:p>
          </table:table-cell>
          <table:table-cell office:value-type="float" office:value="4.97794151306" calcext:value-type="float">
            <text:p>4.9779415131</text:p>
          </table:table-cell>
        </table:table-row>
        <table:table-row table:style-name="ro1">
          <table:table-cell office:value-type="float" office:value="29.1738510132" calcext:value-type="float">
            <text:p>29.1738510132</text:p>
          </table:table-cell>
          <table:table-cell office:value-type="float" office:value="6.16502761841" calcext:value-type="float">
            <text:p>6.1650276184</text:p>
          </table:table-cell>
          <table:table-cell office:value-type="float" office:value="5.13505935669" calcext:value-type="float">
            <text:p>5.1350593567</text:p>
          </table:table-cell>
        </table:table-row>
        <table:table-row table:style-name="ro1">
          <table:table-cell office:value-type="float" office:value="28.5830497742" calcext:value-type="float">
            <text:p>28.5830497742</text:p>
          </table:table-cell>
          <table:table-cell office:value-type="float" office:value="5.98907470703" calcext:value-type="float">
            <text:p>5.989074707</text:p>
          </table:table-cell>
          <table:table-cell office:value-type="float" office:value="5.34105300903" calcext:value-type="float">
            <text:p>5.341053009</text:p>
          </table:table-cell>
        </table:table-row>
        <table:table-row table:style-name="ro1">
          <table:table-cell office:value-type="float" office:value="28.4299850464" calcext:value-type="float">
            <text:p>28.4299850464</text:p>
          </table:table-cell>
          <table:table-cell office:value-type="float" office:value="5.96380233765" calcext:value-type="float">
            <text:p>5.9638023377</text:p>
          </table:table-cell>
          <table:table-cell office:value-type="float" office:value="5.32412528992" calcext:value-type="float">
            <text:p>5.3241252899</text:p>
          </table:table-cell>
        </table:table-row>
        <table:table-row table:style-name="ro1">
          <table:table-cell office:value-type="float" office:value="40.5240058899" calcext:value-type="float">
            <text:p>40.5240058899</text:p>
          </table:table-cell>
          <table:table-cell office:value-type="float" office:value="6.18505477905" calcext:value-type="float">
            <text:p>6.1850547791</text:p>
          </table:table-cell>
          <table:table-cell office:value-type="float" office:value="15.5220031738" calcext:value-type="float">
            <text:p>15.5220031738</text:p>
          </table:table-cell>
        </table:table-row>
        <table:table-row table:style-name="ro1">
          <table:table-cell office:value-type="float" office:value="59.8258972168" calcext:value-type="float">
            <text:p>59.8258972168</text:p>
          </table:table-cell>
          <table:table-cell office:value-type="float" office:value="20.7378864288" calcext:value-type="float">
            <text:p>20.7378864288</text:p>
          </table:table-cell>
          <table:table-cell office:value-type="float" office:value="14.9319171906" calcext:value-type="float">
            <text:p>14.9319171906</text:p>
          </table:table-cell>
        </table:table-row>
        <table:table-row table:style-name="ro1">
          <table:table-cell office:value-type="float" office:value="28.3808708191" calcext:value-type="float">
            <text:p>28.3808708191</text:p>
          </table:table-cell>
          <table:table-cell office:value-type="float" office:value="6.11400604248" calcext:value-type="float">
            <text:p>6.1140060425</text:p>
          </table:table-cell>
          <table:table-cell office:value-type="float" office:value="5.2170753479" calcext:value-type="float">
            <text:p>5.2170753479</text:p>
          </table:table-cell>
        </table:table-row>
        <table:table-row table:style-name="ro1">
          <table:table-cell office:value-type="float" office:value="28.7611484528" calcext:value-type="float">
            <text:p>28.7611484528</text:p>
          </table:table-cell>
          <table:table-cell office:value-type="float" office:value="6.15906715393" calcext:value-type="float">
            <text:p>6.1590671539</text:p>
          </table:table-cell>
          <table:table-cell office:value-type="float" office:value="5.28311729431" calcext:value-type="float">
            <text:p>5.2831172943</text:p>
          </table:table-cell>
        </table:table-row>
        <table:table-row table:style-name="ro1">
          <table:table-cell office:value-type="float" office:value="29.5209884644" calcext:value-type="float">
            <text:p>29.5209884644</text:p>
          </table:table-cell>
          <table:table-cell office:value-type="float" office:value="6.22487068176" calcext:value-type="float">
            <text:p>6.2248706818</text:p>
          </table:table-cell>
          <table:table-cell office:value-type="float" office:value="5.44714927673" calcext:value-type="float">
            <text:p>5.4471492767</text:p>
          </table:table-cell>
        </table:table-row>
        <table:table-row table:style-name="ro1">
          <table:table-cell office:value-type="float" office:value="28.9661884308" calcext:value-type="float">
            <text:p>28.9661884308</text:p>
          </table:table-cell>
          <table:table-cell office:value-type="float" office:value="6.09707832336" calcext:value-type="float">
            <text:p>6.0970783234</text:p>
          </table:table-cell>
          <table:table-cell office:value-type="float" office:value="5.40494918823" calcext:value-type="float">
            <text:p>5.4049491882</text:p>
          </table:table-cell>
        </table:table-row>
        <table:table-row table:style-name="ro1">
          <table:table-cell office:value-type="float" office:value="28.7120342255" calcext:value-type="float">
            <text:p>28.7120342255</text:p>
          </table:table-cell>
          <table:table-cell office:value-type="float" office:value="5.93996047974" calcext:value-type="float">
            <text:p>5.9399604797</text:p>
          </table:table-cell>
          <table:table-cell office:value-type="float" office:value="5.81693649292" calcext:value-type="float">
            <text:p>5.8169364929</text:p>
          </table:table-cell>
        </table:table-row>
        <table:table-row table:style-name="ro1">
          <table:table-cell office:value-type="float" office:value="30.1458835602" calcext:value-type="float">
            <text:p>30.1458835602</text:p>
          </table:table-cell>
          <table:table-cell office:value-type="float" office:value="6.07109069824" calcext:value-type="float">
            <text:p>6.0710906982</text:p>
          </table:table-cell>
          <table:table-cell office:value-type="float" office:value="5.46598434448" calcext:value-type="float">
            <text:p>5.4659843445</text:p>
          </table:table-cell>
        </table:table-row>
        <table:table-row table:style-name="ro1">
          <table:table-cell office:value-type="float" office:value="29.4988155365" calcext:value-type="float">
            <text:p>29.4988155365</text:p>
          </table:table-cell>
          <table:table-cell office:value-type="float" office:value="6.09493255615" calcext:value-type="float">
            <text:p>6.0949325562</text:p>
          </table:table-cell>
          <table:table-cell office:value-type="float" office:value="6.08086585999" calcext:value-type="float">
            <text:p>6.08086586</text:p>
          </table:table-cell>
        </table:table-row>
        <table:table-row table:style-name="ro1">
          <table:table-cell office:value-type="float" office:value="29.1011333466" calcext:value-type="float">
            <text:p>29.1011333466</text:p>
          </table:table-cell>
          <table:table-cell office:value-type="float" office:value="6.0019493103" calcext:value-type="float">
            <text:p>6.0019493103</text:p>
          </table:table-cell>
          <table:table-cell office:value-type="float" office:value="2.59709358215" calcext:value-type="float">
            <text:p>2.5970935822</text:p>
          </table:table-cell>
        </table:table-row>
        <table:table-row table:style-name="ro1">
          <table:table-cell office:value-type="float" office:value="29.1268825531" calcext:value-type="float">
            <text:p>29.1268825531</text:p>
          </table:table-cell>
          <table:table-cell office:value-type="float" office:value="6.26492500305" calcext:value-type="float">
            <text:p>6.2649250031</text:p>
          </table:table-cell>
          <table:table-cell office:value-type="float" office:value="2.25591659546" calcext:value-type="float">
            <text:p>2.2559165955</text:p>
          </table:table-cell>
        </table:table-row>
        <table:table-row table:style-name="ro1">
          <table:table-cell office:value-type="float" office:value="27.5349617004" calcext:value-type="float">
            <text:p>27.5349617004</text:p>
          </table:table-cell>
          <table:table-cell office:value-type="float" office:value="6.06799125671" calcext:value-type="float">
            <text:p>6.0679912567</text:p>
          </table:table-cell>
          <table:table-cell office:value-type="float" office:value="2.24494934082" calcext:value-type="float">
            <text:p>2.2449493408</text:p>
          </table:table-cell>
        </table:table-row>
        <table:table-row table:style-name="ro1">
          <table:table-cell office:value-type="float" office:value="23.9369869232" calcext:value-type="float">
            <text:p>23.9369869232</text:p>
          </table:table-cell>
          <table:table-cell office:value-type="float" office:value="6.10589981079" calcext:value-type="float">
            <text:p>6.1058998108</text:p>
          </table:table-cell>
          <table:table-cell office:value-type="float" office:value="1.95908546448" calcext:value-type="float">
            <text:p>1.9590854645</text:p>
          </table:table-cell>
        </table:table-row>
        <table:table-row table:style-name="ro1">
          <table:table-cell office:value-type="float" office:value="28.0108451843" calcext:value-type="float">
            <text:p>28.0108451843</text:p>
          </table:table-cell>
          <table:table-cell office:value-type="float" office:value="6.53004646301" calcext:value-type="float">
            <text:p>6.530046463</text:p>
          </table:table-cell>
          <table:table-cell office:value-type="float" office:value="2.10404396057" calcext:value-type="float">
            <text:p>2.1040439606</text:p>
          </table:table-cell>
        </table:table-row>
        <table:table-row table:style-name="ro1">
          <table:table-cell office:value-type="float" office:value="24.1091251373" calcext:value-type="float">
            <text:p>24.1091251373</text:p>
          </table:table-cell>
          <table:table-cell office:value-type="float" office:value="6.0179233551" calcext:value-type="float">
            <text:p>6.0179233551</text:p>
          </table:table-cell>
          <table:table-cell office:value-type="float" office:value="2.17604637146" calcext:value-type="float">
            <text:p>2.1760463715</text:p>
          </table:table-cell>
        </table:table-row>
        <table:table-row table:style-name="ro1">
          <table:table-cell office:value-type="float" office:value="22.4919319153" calcext:value-type="float">
            <text:p>22.4919319153</text:p>
          </table:table-cell>
          <table:table-cell office:value-type="float" office:value="6.21795654297" calcext:value-type="float">
            <text:p>6.217956543</text:p>
          </table:table-cell>
          <table:table-cell office:value-type="float" office:value="2.1858215332" calcext:value-type="float">
            <text:p>2.1858215332</text:p>
          </table:table-cell>
        </table:table-row>
        <table:table-row table:style-name="ro1">
          <table:table-cell office:value-type="float" office:value="25.768995285" calcext:value-type="float">
            <text:p>25.768995285</text:p>
          </table:table-cell>
          <table:table-cell office:value-type="float" office:value="5.89203834534" calcext:value-type="float">
            <text:p>5.8920383453</text:p>
          </table:table-cell>
          <table:table-cell office:value-type="float" office:value="2.23708152771" calcext:value-type="float">
            <text:p>2.2370815277</text:p>
          </table:table-cell>
        </table:table-row>
        <table:table-row table:style-name="ro1">
          <table:table-cell office:value-type="float" office:value="24.81508255" calcext:value-type="float">
            <text:p>24.81508255</text:p>
          </table:table-cell>
          <table:table-cell office:value-type="float" office:value="6.11901283264" calcext:value-type="float">
            <text:p>6.1190128326</text:p>
          </table:table-cell>
          <table:table-cell office:value-type="float" office:value="2.74991989136" calcext:value-type="float">
            <text:p>2.7499198914</text:p>
          </table:table-cell>
        </table:table-row>
        <table:table-row table:style-name="ro1">
          <table:table-cell office:value-type="float" office:value="23.9701271057" calcext:value-type="float">
            <text:p>23.9701271057</text:p>
          </table:table-cell>
          <table:table-cell office:value-type="float" office:value="6.13212585449" calcext:value-type="float">
            <text:p>6.1321258545</text:p>
          </table:table-cell>
          <table:table-cell office:value-type="float" office:value="3.20386886597" calcext:value-type="float">
            <text:p>3.203868866</text:p>
          </table:table-cell>
        </table:table-row>
        <table:table-row table:style-name="ro1">
          <table:table-cell office:value-type="float" office:value="27.9190540314" calcext:value-type="float">
            <text:p>27.9190540314</text:p>
          </table:table-cell>
          <table:table-cell office:value-type="float" office:value="6.12306594849" calcext:value-type="float">
            <text:p>6.1230659485</text:p>
          </table:table-cell>
          <table:table-cell office:value-type="float" office:value="3.09610366821" calcext:value-type="float">
            <text:p>3.0961036682</text:p>
          </table:table-cell>
        </table:table-row>
        <table:table-row table:style-name="ro1">
          <table:table-cell office:value-type="float" office:value="23.4439373016" calcext:value-type="float">
            <text:p>23.4439373016</text:p>
          </table:table-cell>
          <table:table-cell office:value-type="float" office:value="6.04510307312" calcext:value-type="float">
            <text:p>6.0451030731</text:p>
          </table:table-cell>
          <table:table-cell office:value-type="float" office:value="2.69103050232" calcext:value-type="float">
            <text:p>2.6910305023</text:p>
          </table:table-cell>
        </table:table-row>
        <table:table-row table:style-name="ro1">
          <table:table-cell office:value-type="float" office:value="23.5249996185" calcext:value-type="float">
            <text:p>23.5249996185</text:p>
          </table:table-cell>
          <table:table-cell office:value-type="float" office:value="6.11209869385" calcext:value-type="float">
            <text:p>6.1120986939</text:p>
          </table:table-cell>
          <table:table-cell office:value-type="float" office:value="2.70795822144" calcext:value-type="float">
            <text:p>2.7079582214</text:p>
          </table:table-cell>
        </table:table-row>
        <table:table-row table:style-name="ro1">
          <table:table-cell office:value-type="float" office:value="23.1220722198" calcext:value-type="float">
            <text:p>23.1220722198</text:p>
          </table:table-cell>
          <table:table-cell office:value-type="float" office:value="6.04295730591" calcext:value-type="float">
            <text:p>6.0429573059</text:p>
          </table:table-cell>
          <table:table-cell office:value-type="float" office:value="2.47097015381" calcext:value-type="float">
            <text:p>2.4709701538</text:p>
          </table:table-cell>
        </table:table-row>
        <table:table-row table:style-name="ro1">
          <table:table-cell office:value-type="float" office:value="19.4120407104" calcext:value-type="float">
            <text:p>19.4120407104</text:p>
          </table:table-cell>
          <table:table-cell office:value-type="float" office:value="5.96714019775" calcext:value-type="float">
            <text:p>5.9671401978</text:p>
          </table:table-cell>
          <table:table-cell office:value-type="float" office:value="2.4619102478" calcext:value-type="float">
            <text:p>2.4619102478</text:p>
          </table:table-cell>
        </table:table-row>
        <table:table-row table:style-name="ro1">
          <table:table-cell office:value-type="float" office:value="22.803068161" calcext:value-type="float">
            <text:p>22.803068161</text:p>
          </table:table-cell>
          <table:table-cell office:value-type="float" office:value="6.30903244019" calcext:value-type="float">
            <text:p>6.3090324402</text:p>
          </table:table-cell>
          <table:table-cell office:value-type="float" office:value="2.50601768494" calcext:value-type="float">
            <text:p>2.5060176849</text:p>
          </table:table-cell>
        </table:table-row>
        <table:table-row table:style-name="ro1">
          <table:table-cell office:value-type="float" office:value="19.3009376526" calcext:value-type="float">
            <text:p>19.3009376526</text:p>
          </table:table-cell>
          <table:table-cell office:value-type="float" office:value="6.07395172119" calcext:value-type="float">
            <text:p>6.0739517212</text:p>
          </table:table-cell>
          <table:table-cell office:value-type="float" office:value="2.50005722046" calcext:value-type="float">
            <text:p>2.5000572205</text:p>
          </table:table-cell>
        </table:table-row>
        <table:table-row table:style-name="ro1">
          <table:table-cell office:value-type="float" office:value="22.1071243286" calcext:value-type="float">
            <text:p>22.1071243286</text:p>
          </table:table-cell>
          <table:table-cell office:value-type="float" office:value="5.97214698792" calcext:value-type="float">
            <text:p>5.9721469879</text:p>
          </table:table-cell>
          <table:table-cell office:value-type="float" office:value="2.54988670349" calcext:value-type="float">
            <text:p>2.5498867035</text:p>
          </table:table-cell>
        </table:table-row>
        <table:table-row table:style-name="ro1">
          <table:table-cell office:value-type="float" office:value="19.7310447693" calcext:value-type="float">
            <text:p>19.7310447693</text:p>
          </table:table-cell>
          <table:table-cell office:value-type="float" office:value="6.18290901184" calcext:value-type="float">
            <text:p>6.1829090118</text:p>
          </table:table-cell>
          <table:table-cell office:value-type="float" office:value="2.26306915283" calcext:value-type="float">
            <text:p>2.2630691528</text:p>
          </table:table-cell>
        </table:table-row>
        <table:table-row table:style-name="ro1">
          <table:table-cell office:value-type="float" office:value="20.1170444489" calcext:value-type="float">
            <text:p>20.1170444489</text:p>
          </table:table-cell>
          <table:table-cell office:value-type="float" office:value="6.16097450256" calcext:value-type="float">
            <text:p>6.1609745026</text:p>
          </table:table-cell>
          <table:table-cell office:value-type="float" office:value="2.09903717041" calcext:value-type="float">
            <text:p>2.0990371704</text:p>
          </table:table-cell>
        </table:table-row>
        <table:table-row table:style-name="ro1">
          <table:table-cell office:value-type="float" office:value="23.8530635834" calcext:value-type="float">
            <text:p>23.8530635834</text:p>
          </table:table-cell>
          <table:table-cell office:value-type="float" office:value="6.17694854736" calcext:value-type="float">
            <text:p>6.1769485474</text:p>
          </table:table-cell>
          <table:table-cell office:value-type="float" office:value="2.14505195618" calcext:value-type="float">
            <text:p>2.1450519562</text:p>
          </table:table-cell>
        </table:table-row>
        <table:table-row table:style-name="ro1">
          <table:table-cell office:value-type="float" office:value="24.8041152954" calcext:value-type="float">
            <text:p>24.8041152954</text:p>
          </table:table-cell>
          <table:table-cell office:value-type="float" office:value="6.08801841736" calcext:value-type="float">
            <text:p>6.0880184174</text:p>
          </table:table-cell>
          <table:table-cell office:value-type="float" office:value="2.3410320282" calcext:value-type="float">
            <text:p>2.3410320282</text:p>
          </table:table-cell>
        </table:table-row>
        <table:table-row table:style-name="ro1">
          <table:table-cell office:value-type="float" office:value="19.9818611145" calcext:value-type="float">
            <text:p>19.9818611145</text:p>
          </table:table-cell>
          <table:table-cell office:value-type="float" office:value="6.14404678345" calcext:value-type="float">
            <text:p>6.1440467835</text:p>
          </table:table-cell>
          <table:table-cell office:value-type="float" office:value="2.40182876587" calcext:value-type="float">
            <text:p>2.4018287659</text:p>
          </table:table-cell>
        </table:table-row>
        <table:table-row table:style-name="ro1">
          <table:table-cell office:value-type="float" office:value="23.7278938293" calcext:value-type="float">
            <text:p>23.7278938293</text:p>
          </table:table-cell>
          <table:table-cell office:value-type="float" office:value="6.11400604248" calcext:value-type="float">
            <text:p>6.1140060425</text:p>
          </table:table-cell>
          <table:table-cell office:value-type="float" office:value="2.33316421509" calcext:value-type="float">
            <text:p>2.3331642151</text:p>
          </table:table-cell>
        </table:table-row>
        <table:table-row table:style-name="ro1">
          <table:table-cell office:value-type="float" office:value="22.6099491119" calcext:value-type="float">
            <text:p>22.6099491119</text:p>
          </table:table-cell>
          <table:table-cell office:value-type="float" office:value="6.06203079224" calcext:value-type="float">
            <text:p>6.0620307922</text:p>
          </table:table-cell>
          <table:table-cell office:value-type="float" office:value="2.60996818542" calcext:value-type="float">
            <text:p>2.6099681854</text:p>
          </table:table-cell>
        </table:table-row>
        <table:table-row table:style-name="ro1">
          <table:table-cell office:value-type="float" office:value="23.6330032349" calcext:value-type="float">
            <text:p>23.6330032349</text:p>
          </table:table-cell>
          <table:table-cell office:value-type="float" office:value="6.15286827087" calcext:value-type="float">
            <text:p>6.1528682709</text:p>
          </table:table-cell>
          <table:table-cell office:value-type="float" office:value="2.29597091675" calcext:value-type="float">
            <text:p>2.2959709168</text:p>
          </table:table-cell>
        </table:table-row>
        <table:table-row table:style-name="ro1">
          <table:table-cell office:value-type="float" office:value="23.2889652252" calcext:value-type="float">
            <text:p>23.2889652252</text:p>
          </table:table-cell>
          <table:table-cell office:value-type="float" office:value="6.03294372559" calcext:value-type="float">
            <text:p>6.0329437256</text:p>
          </table:table-cell>
          <table:table-cell office:value-type="float" office:value="2.41684913635" calcext:value-type="float">
            <text:p>2.4168491364</text:p>
          </table:table-cell>
        </table:table-row>
        <table:table-row table:style-name="ro1">
          <table:table-cell office:value-type="float" office:value="21.7158794403" calcext:value-type="float">
            <text:p>21.7158794403</text:p>
          </table:table-cell>
          <table:table-cell office:value-type="float" office:value="6.02793693542" calcext:value-type="float">
            <text:p>6.0279369354</text:p>
          </table:table-cell>
          <table:table-cell office:value-type="float" office:value="2.4631023407" calcext:value-type="float">
            <text:p>2.4631023407</text:p>
          </table:table-cell>
        </table:table-row>
        <table:table-row table:style-name="ro1">
          <table:table-cell office:value-type="float" office:value="22.5200653076" calcext:value-type="float">
            <text:p>22.5200653076</text:p>
          </table:table-cell>
          <table:table-cell office:value-type="float" office:value="5.94592094421" calcext:value-type="float">
            <text:p>5.9459209442</text:p>
          </table:table-cell>
          <table:table-cell office:value-type="float" office:value="2.51817703247" calcext:value-type="float">
            <text:p>2.5181770325</text:p>
          </table:table-cell>
        </table:table-row>
        <table:table-row table:style-name="ro1">
          <table:table-cell office:value-type="float" office:value="22.1209526062" calcext:value-type="float">
            <text:p>22.1209526062</text:p>
          </table:table-cell>
          <table:table-cell office:value-type="float" office:value="5.98001480103" calcext:value-type="float">
            <text:p>5.980014801</text:p>
          </table:table-cell>
          <table:table-cell office:value-type="float" office:value="2.35509872437" calcext:value-type="float">
            <text:p>2.3550987244</text:p>
          </table:table-cell>
        </table:table-row>
        <table:table-row table:style-name="ro1">
          <table:table-cell office:value-type="float" office:value="22.14884758" calcext:value-type="float">
            <text:p>22.14884758</text:p>
          </table:table-cell>
          <table:table-cell office:value-type="float" office:value="6.03699684143" calcext:value-type="float">
            <text:p>6.0369968414</text:p>
          </table:table-cell>
          <table:table-cell office:value-type="float" office:value="2.23994255066" calcext:value-type="float">
            <text:p>2.2399425507</text:p>
          </table:table-cell>
        </table:table-row>
        <table:table-row table:style-name="ro1">
          <table:table-cell office:value-type="float" office:value="23.2748985291" calcext:value-type="float">
            <text:p>23.2748985291</text:p>
          </table:table-cell>
          <table:table-cell office:value-type="float" office:value="6.04796409607" calcext:value-type="float">
            <text:p>6.0479640961</text:p>
          </table:table-cell>
          <table:table-cell office:value-type="float" office:value="2.2668838501" calcext:value-type="float">
            <text:p>2.2668838501</text:p>
          </table:table-cell>
        </table:table-row>
        <table:table-row table:style-name="ro1">
          <table:table-cell office:value-type="float" office:value="19.3631649017" calcext:value-type="float">
            <text:p>19.3631649017</text:p>
          </table:table-cell>
          <table:table-cell office:value-type="float" office:value="6.11591339111" calcext:value-type="float">
            <text:p>6.1159133911</text:p>
          </table:table-cell>
          <table:table-cell office:value-type="float" office:value="2.1538734436" calcext:value-type="float">
            <text:p>2.1538734436</text:p>
          </table:table-cell>
        </table:table-row>
        <table:table-row table:style-name="ro1">
          <table:table-cell office:value-type="float" office:value="20.4329490662" calcext:value-type="float">
            <text:p>20.4329490662</text:p>
          </table:table-cell>
          <table:table-cell office:value-type="float" office:value="5.92589378357" calcext:value-type="float">
            <text:p>5.9258937836</text:p>
          </table:table-cell>
          <table:table-cell office:value-type="float" office:value="2.26306915283" calcext:value-type="float">
            <text:p>2.2630691528</text:p>
          </table:table-cell>
        </table:table-row>
        <table:table-row table:style-name="ro1">
          <table:table-cell office:value-type="float" office:value="19.7789669037" calcext:value-type="float">
            <text:p>19.7789669037</text:p>
          </table:table-cell>
          <table:table-cell office:value-type="float" office:value="6.26492500305" calcext:value-type="float">
            <text:p>6.2649250031</text:p>
          </table:table-cell>
          <table:table-cell office:value-type="float" office:value="1.85894966125" calcext:value-type="float">
            <text:p>1.8589496613</text:p>
          </table:table-cell>
        </table:table-row>
        <table:table-row table:style-name="ro1">
          <table:table-cell office:value-type="float" office:value="20.6999778748" calcext:value-type="float">
            <text:p>20.6999778748</text:p>
          </table:table-cell>
          <table:table-cell office:value-type="float" office:value="6.21700286865" calcext:value-type="float">
            <text:p>6.2170028687</text:p>
          </table:table-cell>
          <table:table-cell office:value-type="float" office:value="2.00319290161" calcext:value-type="float">
            <text:p>2.0031929016</text:p>
          </table:table-cell>
        </table:table-row>
        <table:table-row table:style-name="ro1">
          <table:table-cell office:value-type="float" office:value="20.6580162048" calcext:value-type="float">
            <text:p>20.6580162048</text:p>
          </table:table-cell>
          <table:table-cell office:value-type="float" office:value="6.02793693542" calcext:value-type="float">
            <text:p>6.0279369354</text:p>
          </table:table-cell>
          <table:table-cell office:value-type="float" office:value="5.68699836731" calcext:value-type="float">
            <text:p>5.6869983673</text:p>
          </table:table-cell>
        </table:table-row>
        <table:table-row table:style-name="ro1">
          <table:table-cell office:value-type="float" office:value="22.5760936737" calcext:value-type="float">
            <text:p>22.5760936737</text:p>
          </table:table-cell>
          <table:table-cell office:value-type="float" office:value="6.14905357361" calcext:value-type="float">
            <text:p>6.1490535736</text:p>
          </table:table-cell>
          <table:table-cell office:value-type="float" office:value="5.27596473694" calcext:value-type="float">
            <text:p>5.2759647369</text:p>
          </table:table-cell>
        </table:table-row>
        <table:table-row table:style-name="ro1">
          <table:table-cell office:value-type="float" office:value="26.0989665985" calcext:value-type="float">
            <text:p>26.0989665985</text:p>
          </table:table-cell>
          <table:table-cell office:value-type="float" office:value="6.12998008728" calcext:value-type="float">
            <text:p>6.1299800873</text:p>
          </table:table-cell>
          <table:table-cell office:value-type="float" office:value="5.49602508545" calcext:value-type="float">
            <text:p>5.4960250855</text:p>
          </table:table-cell>
        </table:table-row>
        <table:table-row table:style-name="ro1">
          <table:table-cell office:value-type="float" office:value="26.3440608978" calcext:value-type="float">
            <text:p>26.3440608978</text:p>
          </table:table-cell>
          <table:table-cell office:value-type="float" office:value="6.20293617249" calcext:value-type="float">
            <text:p>6.2029361725</text:p>
          </table:table-cell>
          <table:table-cell office:value-type="float" office:value="5.54299354553" calcext:value-type="float">
            <text:p>5.5429935455</text:p>
          </table:table-cell>
        </table:table-row>
        <table:table-row table:style-name="ro1">
          <table:table-cell office:value-type="float" office:value="25.9428024292" calcext:value-type="float">
            <text:p>25.9428024292</text:p>
          </table:table-cell>
          <table:table-cell office:value-type="float" office:value="6.26611709595" calcext:value-type="float">
            <text:p>6.266117096</text:p>
          </table:table-cell>
          <table:table-cell office:value-type="float" office:value="5.26285171509" calcext:value-type="float">
            <text:p>5.2628517151</text:p>
          </table:table-cell>
        </table:table-row>
        <table:table-row table:style-name="ro1">
          <table:table-cell office:value-type="float" office:value="25.7759094238" calcext:value-type="float">
            <text:p>25.7759094238</text:p>
          </table:table-cell>
          <table:table-cell office:value-type="float" office:value="6.07490539551" calcext:value-type="float">
            <text:p>6.0749053955</text:p>
          </table:table-cell>
          <table:table-cell office:value-type="float" office:value="5.31578063965" calcext:value-type="float">
            <text:p>5.3157806397</text:p>
          </table:table-cell>
        </table:table-row>
        <table:table-row table:style-name="ro1">
          <table:table-cell office:value-type="float" office:value="25.1941680908" calcext:value-type="float">
            <text:p>25.1941680908</text:p>
          </table:table-cell>
          <table:table-cell office:value-type="float" office:value="6.17790222168" calcext:value-type="float">
            <text:p>6.1779022217</text:p>
          </table:table-cell>
          <table:table-cell office:value-type="float" office:value="5.56898117065" calcext:value-type="float">
            <text:p>5.5689811707</text:p>
          </table:table-cell>
        </table:table-row>
        <table:table-row table:style-name="ro1">
          <table:table-cell office:value-type="float" office:value="25.2130031586" calcext:value-type="float">
            <text:p>25.2130031586</text:p>
          </table:table-cell>
          <table:table-cell office:value-type="float" office:value="5.98311424255" calcext:value-type="float">
            <text:p>5.9831142426</text:p>
          </table:table-cell>
          <table:table-cell office:value-type="float" office:value="5.51390647888" calcext:value-type="float">
            <text:p>5.5139064789</text:p>
          </table:table-cell>
        </table:table-row>
        <table:table-row table:style-name="ro1">
          <table:table-cell office:value-type="float" office:value="24.6660709381" calcext:value-type="float">
            <text:p>24.6660709381</text:p>
          </table:table-cell>
          <table:table-cell office:value-type="float" office:value="6.20913505554" calcext:value-type="float">
            <text:p>6.2091350555</text:p>
          </table:table-cell>
          <table:table-cell office:value-type="float" office:value="5.22589683533" calcext:value-type="float">
            <text:p>5.2258968353</text:p>
          </table:table-cell>
        </table:table-row>
        <table:table-row table:style-name="ro1">
          <table:table-cell office:value-type="float" office:value="25.3119468689" calcext:value-type="float">
            <text:p>25.3119468689</text:p>
          </table:table-cell>
          <table:table-cell office:value-type="float" office:value="6.11901283264" calcext:value-type="float">
            <text:p>6.1190128326</text:p>
          </table:table-cell>
          <table:table-cell office:value-type="float" office:value="5.37109375" calcext:value-type="float">
            <text:p>5.37109375</text:p>
          </table:table-cell>
        </table:table-row>
        <table:table-row table:style-name="ro1">
          <table:table-cell office:value-type="float" office:value="26.4141559601" calcext:value-type="float">
            <text:p>26.4141559601</text:p>
          </table:table-cell>
          <table:table-cell office:value-type="float" office:value="6.18600845337" calcext:value-type="float">
            <text:p>6.1860084534</text:p>
          </table:table-cell>
          <table:table-cell office:value-type="float" office:value="5.43093681335" calcext:value-type="float">
            <text:p>5.4309368134</text:p>
          </table:table-cell>
        </table:table-row>
        <table:table-row table:style-name="ro1">
          <table:table-cell office:value-type="float" office:value="26.111125946" calcext:value-type="float">
            <text:p>26.111125946</text:p>
          </table:table-cell>
          <table:table-cell office:value-type="float" office:value="6.13307952881" calcext:value-type="float">
            <text:p>6.1330795288</text:p>
          </table:table-cell>
          <table:table-cell office:value-type="float" office:value="5.52201271057" calcext:value-type="float">
            <text:p>5.5220127106</text:p>
          </table:table-cell>
        </table:table-row>
        <table:table-row table:style-name="ro1">
          <table:table-cell office:value-type="float" office:value="24.9950885773" calcext:value-type="float">
            <text:p>24.9950885773</text:p>
          </table:table-cell>
          <table:table-cell office:value-type="float" office:value="6.2141418457" calcext:value-type="float">
            <text:p>6.2141418457</text:p>
          </table:table-cell>
          <table:table-cell office:value-type="float" office:value="5.35988807678" calcext:value-type="float">
            <text:p>5.3598880768</text:p>
          </table:table-cell>
        </table:table-row>
        <table:table-row table:style-name="ro1">
          <table:table-cell office:value-type="float" office:value="25.4588127136" calcext:value-type="float">
            <text:p>25.4588127136</text:p>
          </table:table-cell>
          <table:table-cell office:value-type="float" office:value="6.39581680298" calcext:value-type="float">
            <text:p>6.395816803</text:p>
          </table:table-cell>
          <table:table-cell office:value-type="float" office:value="5.34296035767" calcext:value-type="float">
            <text:p>5.3429603577</text:p>
          </table:table-cell>
        </table:table-row>
        <table:table-row table:style-name="ro1">
          <table:table-cell office:value-type="float" office:value="25.2411365509" calcext:value-type="float">
            <text:p>25.2411365509</text:p>
          </table:table-cell>
          <table:table-cell office:value-type="float" office:value="6.03699684143" calcext:value-type="float">
            <text:p>6.0369968414</text:p>
          </table:table-cell>
          <table:table-cell office:value-type="float" office:value="5.38301467896" calcext:value-type="float">
            <text:p>5.383014679</text:p>
          </table:table-cell>
        </table:table-row>
        <table:table-row table:style-name="ro1">
          <table:table-cell office:value-type="float" office:value="24.8520374298" calcext:value-type="float">
            <text:p>24.8520374298</text:p>
          </table:table-cell>
          <table:table-cell office:value-type="float" office:value="5.97977638245" calcext:value-type="float">
            <text:p>5.9797763825</text:p>
          </table:table-cell>
          <table:table-cell office:value-type="float" office:value="5.42783737183" calcext:value-type="float">
            <text:p>5.4278373718</text:p>
          </table:table-cell>
        </table:table-row>
        <table:table-row table:style-name="ro1">
          <table:table-cell office:value-type="float" office:value="24.9991416931" calcext:value-type="float">
            <text:p>24.9991416931</text:p>
          </table:table-cell>
          <table:table-cell office:value-type="float" office:value="6.28185272217" calcext:value-type="float">
            <text:p>6.2818527222</text:p>
          </table:table-cell>
          <table:table-cell office:value-type="float" office:value="5.13315200806" calcext:value-type="float">
            <text:p>5.1331520081</text:p>
          </table:table-cell>
        </table:table-row>
        <table:table-row table:style-name="ro1">
          <table:table-cell office:value-type="float" office:value="23.7720012665" calcext:value-type="float">
            <text:p>23.7720012665</text:p>
          </table:table-cell>
          <table:table-cell office:value-type="float" office:value="6.20293617249" calcext:value-type="float">
            <text:p>6.2029361725</text:p>
          </table:table-cell>
          <table:table-cell office:value-type="float" office:value="5.44714927673" calcext:value-type="float">
            <text:p>5.4471492767</text:p>
          </table:table-cell>
        </table:table-row>
        <table:table-row table:style-name="ro1">
          <table:table-cell office:value-type="float" office:value="25.9408950806" calcext:value-type="float">
            <text:p>25.9408950806</text:p>
          </table:table-cell>
          <table:table-cell office:value-type="float" office:value="6.19387626648" calcext:value-type="float">
            <text:p>6.1938762665</text:p>
          </table:table-cell>
          <table:table-cell office:value-type="float" office:value="5.41687011719" calcext:value-type="float">
            <text:p>5.4168701172</text:p>
          </table:table-cell>
        </table:table-row>
        <table:table-row table:style-name="ro1">
          <table:table-cell office:value-type="float" office:value="26.2069702148" calcext:value-type="float">
            <text:p>26.2069702148</text:p>
          </table:table-cell>
          <table:table-cell office:value-type="float" office:value="6.0408115387" calcext:value-type="float">
            <text:p>6.0408115387</text:p>
          </table:table-cell>
          <table:table-cell office:value-type="float" office:value="5.44190406799" calcext:value-type="float">
            <text:p>5.441904068</text:p>
          </table:table-cell>
        </table:table-row>
        <table:table-row table:style-name="ro1">
          <table:table-cell office:value-type="float" office:value="25.7151126862" calcext:value-type="float">
            <text:p>25.7151126862</text:p>
          </table:table-cell>
          <table:table-cell office:value-type="float" office:value="6.01983070374" calcext:value-type="float">
            <text:p>6.0198307037</text:p>
          </table:table-cell>
          <table:table-cell office:value-type="float" office:value="5.36394119263" calcext:value-type="float">
            <text:p>5.3639411926</text:p>
          </table:table-cell>
        </table:table-row>
        <table:table-row table:style-name="ro1">
          <table:table-cell office:value-type="float" office:value="25.4609584808" calcext:value-type="float">
            <text:p>25.4609584808</text:p>
          </table:table-cell>
          <table:table-cell office:value-type="float" office:value="6.04391098022" calcext:value-type="float">
            <text:p>6.0439109802</text:p>
          </table:table-cell>
          <table:table-cell office:value-type="float" office:value="5.61308860779" calcext:value-type="float">
            <text:p>5.6130886078</text:p>
          </table:table-cell>
        </table:table-row>
        <table:table-row table:style-name="ro1">
          <table:table-cell office:value-type="float" office:value="25.3970623016" calcext:value-type="float">
            <text:p>25.3970623016</text:p>
          </table:table-cell>
          <table:table-cell office:value-type="float" office:value="6.11591339111" calcext:value-type="float">
            <text:p>6.1159133911</text:p>
          </table:table-cell>
          <table:table-cell office:value-type="float" office:value="5.31196594238" calcext:value-type="float">
            <text:p>5.3119659424</text:p>
          </table:table-cell>
        </table:table-row>
        <table:table-row table:style-name="ro1">
          <table:table-cell office:value-type="float" office:value="25.8569717407" calcext:value-type="float">
            <text:p>25.8569717407</text:p>
          </table:table-cell>
          <table:table-cell office:value-type="float" office:value="6.10995292664" calcext:value-type="float">
            <text:p>6.1099529266</text:p>
          </table:table-cell>
          <table:table-cell office:value-type="float" office:value="5.21111488342" calcext:value-type="float">
            <text:p>5.2111148834</text:p>
          </table:table-cell>
        </table:table-row>
        <table:table-row table:style-name="ro1">
          <table:table-cell office:value-type="float" office:value="25.9010791779" calcext:value-type="float">
            <text:p>25.9010791779</text:p>
          </table:table-cell>
          <table:table-cell office:value-type="float" office:value="6.07585906982" calcext:value-type="float">
            <text:p>6.0758590698</text:p>
          </table:table-cell>
          <table:table-cell office:value-type="float" office:value="5.39112091064" calcext:value-type="float">
            <text:p>5.3911209106</text:p>
          </table:table-cell>
        </table:table-row>
        <table:table-row table:style-name="ro1">
          <table:table-cell office:value-type="float" office:value="24.6341228485" calcext:value-type="float">
            <text:p>24.6341228485</text:p>
          </table:table-cell>
          <table:table-cell office:value-type="float" office:value="6.28590583801" calcext:value-type="float">
            <text:p>6.285905838</text:p>
          </table:table-cell>
          <table:table-cell office:value-type="float" office:value="5.41996955872" calcext:value-type="float">
            <text:p>5.4199695587</text:p>
          </table:table-cell>
        </table:table-row>
        <table:table-row table:style-name="ro1">
          <table:table-cell office:value-type="float" office:value="24.649143219" calcext:value-type="float">
            <text:p>24.649143219</text:p>
          </table:table-cell>
          <table:table-cell office:value-type="float" office:value="6.01387023926" calcext:value-type="float">
            <text:p>6.0138702393</text:p>
          </table:table-cell>
          <table:table-cell office:value-type="float" office:value="5.65099716187" calcext:value-type="float">
            <text:p>5.6509971619</text:p>
          </table:table-cell>
        </table:table-row>
        <table:table-row table:style-name="ro1">
          <table:table-cell office:value-type="float" office:value="20.4448699951" calcext:value-type="float">
            <text:p>20.4448699951</text:p>
          </table:table-cell>
          <table:table-cell office:value-type="float" office:value="6.07705116272" calcext:value-type="float">
            <text:p>6.0770511627</text:p>
          </table:table-cell>
          <table:table-cell office:value-type="float" office:value="5.30099868774" calcext:value-type="float">
            <text:p>5.3009986877</text:p>
          </table:table-cell>
        </table:table-row>
        <table:table-row table:style-name="ro1">
          <table:table-cell office:value-type="float" office:value="24.9378681183" calcext:value-type="float">
            <text:p>24.9378681183</text:p>
          </table:table-cell>
          <table:table-cell office:value-type="float" office:value="6.12711906433" calcext:value-type="float">
            <text:p>6.1271190643</text:p>
          </table:table-cell>
          <table:table-cell office:value-type="float" office:value="5.31506538391" calcext:value-type="float">
            <text:p>5.3150653839</text:p>
          </table:table-cell>
        </table:table-row>
        <table:table-row table:style-name="ro1">
          <table:table-cell office:value-type="float" office:value="24.6059894562" calcext:value-type="float">
            <text:p>24.6059894562</text:p>
          </table:table-cell>
          <table:table-cell office:value-type="float" office:value="6.06513023376" calcext:value-type="float">
            <text:p>6.0651302338</text:p>
          </table:table-cell>
          <table:table-cell office:value-type="float" office:value="2.4938583374" calcext:value-type="float">
            <text:p>2.4938583374</text:p>
          </table:table-cell>
        </table:table-row>
        <table:table-row table:style-name="ro1">
          <table:table-cell office:value-type="float" office:value="21.9588279724" calcext:value-type="float">
            <text:p>21.9588279724</text:p>
          </table:table-cell>
          <table:table-cell office:value-type="float" office:value="6.09612464905" calcext:value-type="float">
            <text:p>6.0961246491</text:p>
          </table:table-cell>
          <table:table-cell office:value-type="float" office:value="2.25710868835" calcext:value-type="float">
            <text:p>2.2571086884</text:p>
          </table:table-cell>
        </table:table-row>
        <table:table-row table:style-name="ro1">
          <table:table-cell office:value-type="float" office:value="23.010969162" calcext:value-type="float">
            <text:p>23.010969162</text:p>
          </table:table-cell>
          <table:table-cell office:value-type="float" office:value="6.17003440857" calcext:value-type="float">
            <text:p>6.1700344086</text:p>
          </table:table-cell>
          <table:table-cell office:value-type="float" office:value="2.06804275513" calcext:value-type="float">
            <text:p>2.0680427551</text:p>
          </table:table-cell>
        </table:table-row>
        <table:table-row table:style-name="ro1">
          <table:table-cell office:value-type="float" office:value="24.1360664368" calcext:value-type="float">
            <text:p>24.1360664368</text:p>
          </table:table-cell>
          <table:table-cell office:value-type="float" office:value="5.97214698792" calcext:value-type="float">
            <text:p>5.9721469879</text:p>
          </table:table-cell>
          <table:table-cell office:value-type="float" office:value="2.37417221069" calcext:value-type="float">
            <text:p>2.3741722107</text:p>
          </table:table-cell>
        </table:table-row>
        <table:table-row table:style-name="ro1">
          <table:table-cell office:value-type="float" office:value="19.9029445648" calcext:value-type="float">
            <text:p>19.9029445648</text:p>
          </table:table-cell>
          <table:table-cell office:value-type="float" office:value="6.15620613098" calcext:value-type="float">
            <text:p>6.156206131</text:p>
          </table:table-cell>
          <table:table-cell office:value-type="float" office:value="2.01296806335" calcext:value-type="float">
            <text:p>2.0129680634</text:p>
          </table:table-cell>
        </table:table-row>
        <table:table-row table:style-name="ro1">
          <table:table-cell office:value-type="float" office:value="20.3077793121" calcext:value-type="float">
            <text:p>20.3077793121</text:p>
          </table:table-cell>
          <table:table-cell office:value-type="float" office:value="6.24108314514" calcext:value-type="float">
            <text:p>6.2410831451</text:p>
          </table:table-cell>
          <table:table-cell office:value-type="float" office:value="2.02703475952" calcext:value-type="float">
            <text:p>2.0270347595</text:p>
          </table:table-cell>
        </table:table-row>
        <table:table-row table:style-name="ro1">
          <table:table-cell office:value-type="float" office:value="23.2930183411" calcext:value-type="float">
            <text:p>23.2930183411</text:p>
          </table:table-cell>
          <table:table-cell office:value-type="float" office:value="6.07800483704" calcext:value-type="float">
            <text:p>6.078004837</text:p>
          </table:table-cell>
          <table:table-cell office:value-type="float" office:value="1.80101394653" calcext:value-type="float">
            <text:p>1.8010139465</text:p>
          </table:table-cell>
        </table:table-row>
        <table:table-row table:style-name="ro1">
          <table:table-cell office:value-type="float" office:value="22.225856781" calcext:value-type="float">
            <text:p>22.225856781</text:p>
          </table:table-cell>
          <table:table-cell office:value-type="float" office:value="6.17790222168" calcext:value-type="float">
            <text:p>6.1779022217</text:p>
          </table:table-cell>
          <table:table-cell office:value-type="float" office:value="2.25496292114" calcext:value-type="float">
            <text:p>2.2549629211</text:p>
          </table:table-cell>
        </table:table-row>
        <table:table-row table:style-name="ro1">
          <table:table-cell office:value-type="float" office:value="19.727230072" calcext:value-type="float">
            <text:p>19.727230072</text:p>
          </table:table-cell>
          <table:table-cell office:value-type="float" office:value="6.0248374939" calcext:value-type="float">
            <text:p>6.0248374939</text:p>
          </table:table-cell>
          <table:table-cell office:value-type="float" office:value="2.46000289917" calcext:value-type="float">
            <text:p>2.4600028992</text:p>
          </table:table-cell>
        </table:table-row>
        <table:table-row table:style-name="ro1">
          <table:table-cell office:value-type="float" office:value="19.1118717194" calcext:value-type="float">
            <text:p>19.1118717194</text:p>
          </table:table-cell>
          <table:table-cell office:value-type="float" office:value="6.18290901184" calcext:value-type="float">
            <text:p>6.1829090118</text:p>
          </table:table-cell>
          <table:table-cell office:value-type="float" office:value="2.16913223267" calcext:value-type="float">
            <text:p>2.1691322327</text:p>
          </table:table-cell>
        </table:table-row>
        <table:table-row table:style-name="ro1">
          <table:table-cell office:value-type="float" office:value="23.3778953552" calcext:value-type="float">
            <text:p>23.3778953552</text:p>
          </table:table-cell>
          <table:table-cell office:value-type="float" office:value="6.15191459656" calcext:value-type="float">
            <text:p>6.1519145966</text:p>
          </table:table-cell>
          <table:table-cell office:value-type="float" office:value="1.9838809967" calcext:value-type="float">
            <text:p>1.9838809967</text:p>
          </table:table-cell>
        </table:table-row>
        <table:table-row table:style-name="ro1">
          <table:table-cell office:value-type="float" office:value="21.5439796448" calcext:value-type="float">
            <text:p>21.5439796448</text:p>
          </table:table-cell>
          <table:table-cell office:value-type="float" office:value="6.14786148071" calcext:value-type="float">
            <text:p>6.1478614807</text:p>
          </table:table-cell>
          <table:table-cell office:value-type="float" office:value="2.06780433655" calcext:value-type="float">
            <text:p>2.0678043366</text:p>
          </table:table-cell>
        </table:table-row>
        <table:table-row table:style-name="ro1">
          <table:table-cell office:value-type="float" office:value="23.0269432068" calcext:value-type="float">
            <text:p>23.0269432068</text:p>
          </table:table-cell>
          <table:table-cell office:value-type="float" office:value="6.19506835938" calcext:value-type="float">
            <text:p>6.1950683594</text:p>
          </table:table-cell>
          <table:table-cell office:value-type="float" office:value="2.16794013977" calcext:value-type="float">
            <text:p>2.1679401398</text:p>
          </table:table-cell>
        </table:table-row>
        <table:table-row table:style-name="ro1">
          <table:table-cell office:value-type="float" office:value="23.4768390656" calcext:value-type="float">
            <text:p>23.4768390656</text:p>
          </table:table-cell>
          <table:table-cell office:value-type="float" office:value="6.05607032776" calcext:value-type="float">
            <text:p>6.0560703278</text:p>
          </table:table-cell>
          <table:table-cell office:value-type="float" office:value="2.19893455505" calcext:value-type="float">
            <text:p>2.1989345551</text:p>
          </table:table-cell>
        </table:table-row>
        <table:table-row table:style-name="ro1">
          <table:table-cell office:value-type="float" office:value="23.9090919495" calcext:value-type="float">
            <text:p>23.9090919495</text:p>
          </table:table-cell>
          <table:table-cell office:value-type="float" office:value="6.19602203369" calcext:value-type="float">
            <text:p>6.1960220337</text:p>
          </table:table-cell>
          <table:table-cell office:value-type="float" office:value="2.3250579834" calcext:value-type="float">
            <text:p>2.3250579834</text:p>
          </table:table-cell>
        </table:table-row>
        <table:table-row table:style-name="ro1">
          <table:table-cell office:value-type="float" office:value="22.9630470276" calcext:value-type="float">
            <text:p>22.9630470276</text:p>
          </table:table-cell>
          <table:table-cell office:value-type="float" office:value="6.12211227417" calcext:value-type="float">
            <text:p>6.1221122742</text:p>
          </table:table-cell>
          <table:table-cell office:value-type="float" office:value="2.17413902283" calcext:value-type="float">
            <text:p>2.1741390228</text:p>
          </table:table-cell>
        </table:table-row>
        <table:table-row table:style-name="ro1">
          <table:table-cell office:value-type="float" office:value="27.2839069366" calcext:value-type="float">
            <text:p>27.2839069366</text:p>
          </table:table-cell>
          <table:table-cell office:value-type="float" office:value="6.2038898468" calcext:value-type="float">
            <text:p>6.2038898468</text:p>
          </table:table-cell>
          <table:table-cell office:value-type="float" office:value="2.14385986328" calcext:value-type="float">
            <text:p>2.1438598633</text:p>
          </table:table-cell>
        </table:table-row>
        <table:table-row table:style-name="ro1">
          <table:table-cell office:value-type="float" office:value="28.4731388092" calcext:value-type="float">
            <text:p>28.4731388092</text:p>
          </table:table-cell>
          <table:table-cell office:value-type="float" office:value="6.15096092224" calcext:value-type="float">
            <text:p>6.1509609222</text:p>
          </table:table-cell>
          <table:table-cell office:value-type="float" office:value="2.11501121521" calcext:value-type="float">
            <text:p>2.1150112152</text:p>
          </table:table-cell>
        </table:table-row>
        <table:table-row table:style-name="ro1">
          <table:table-cell office:value-type="float" office:value="25.7668495178" calcext:value-type="float">
            <text:p>25.7668495178</text:p>
          </table:table-cell>
          <table:table-cell office:value-type="float" office:value="6.36696815491" calcext:value-type="float">
            <text:p>6.3669681549</text:p>
          </table:table-cell>
          <table:table-cell office:value-type="float" office:value="1.797914505" calcext:value-type="float">
            <text:p>1.797914505</text:p>
          </table:table-cell>
        </table:table-row>
        <table:table-row table:style-name="ro1">
          <table:table-cell office:value-type="float" office:value="25.4290103912" calcext:value-type="float">
            <text:p>25.4290103912</text:p>
          </table:table-cell>
          <table:table-cell office:value-type="float" office:value="6.83403015137" calcext:value-type="float">
            <text:p>6.8340301514</text:p>
          </table:table-cell>
          <table:table-cell office:value-type="float" office:value="1.9359588623" calcext:value-type="float">
            <text:p>1.9359588623</text:p>
          </table:table-cell>
        </table:table-row>
        <table:table-row table:style-name="ro1">
          <table:table-cell office:value-type="float" office:value="27.8968811035" calcext:value-type="float">
            <text:p>27.8968811035</text:p>
          </table:table-cell>
          <table:table-cell office:value-type="float" office:value="6.15119934082" calcext:value-type="float">
            <text:p>6.1511993408</text:p>
          </table:table-cell>
          <table:table-cell office:value-type="float" office:value="2.21514701843" calcext:value-type="float">
            <text:p>2.2151470184</text:p>
          </table:table-cell>
        </table:table-row>
        <table:table-row table:style-name="ro1">
          <table:table-cell office:value-type="float" office:value="23.6511230469" calcext:value-type="float">
            <text:p>23.6511230469</text:p>
          </table:table-cell>
          <table:table-cell office:value-type="float" office:value="6.11901283264" calcext:value-type="float">
            <text:p>6.1190128326</text:p>
          </table:table-cell>
          <table:table-cell office:value-type="float" office:value="2.1698474884" calcext:value-type="float">
            <text:p>2.1698474884</text:p>
          </table:table-cell>
        </table:table-row>
        <table:table-row table:style-name="ro1">
          <table:table-cell office:value-type="float" office:value="26.4558792114" calcext:value-type="float">
            <text:p>26.4558792114</text:p>
          </table:table-cell>
          <table:table-cell office:value-type="float" office:value="6.0818195343" calcext:value-type="float">
            <text:p>6.0818195343</text:p>
          </table:table-cell>
          <table:table-cell office:value-type="float" office:value="2.0649433136" calcext:value-type="float">
            <text:p>2.0649433136</text:p>
          </table:table-cell>
        </table:table-row>
        <table:table-row table:style-name="ro1">
          <table:table-cell office:value-type="float" office:value="24.787902832" calcext:value-type="float">
            <text:p>24.787902832</text:p>
          </table:table-cell>
          <table:table-cell office:value-type="float" office:value="6.16502761841" calcext:value-type="float">
            <text:p>6.1650276184</text:p>
          </table:table-cell>
          <table:table-cell office:value-type="float" office:value="2.00390815735" calcext:value-type="float">
            <text:p>2.0039081574</text:p>
          </table:table-cell>
        </table:table-row>
        <table:table-row table:style-name="ro1">
          <table:table-cell office:value-type="float" office:value="26.4949798584" calcext:value-type="float">
            <text:p>26.4949798584</text:p>
          </table:table-cell>
          <table:table-cell office:value-type="float" office:value="5.96785545349" calcext:value-type="float">
            <text:p>5.9678554535</text:p>
          </table:table-cell>
          <table:table-cell office:value-type="float" office:value="1.78408622742" calcext:value-type="float">
            <text:p>1.7840862274</text:p>
          </table:table-cell>
        </table:table-row>
        <table:table-row table:style-name="ro1">
          <table:table-cell office:value-type="float" office:value="25.6340503693" calcext:value-type="float">
            <text:p>25.6340503693</text:p>
          </table:table-cell>
          <table:table-cell office:value-type="float" office:value="6.1399936676" calcext:value-type="float">
            <text:p>6.1399936676</text:p>
          </table:table-cell>
          <table:table-cell office:value-type="float" office:value="2.3500919342" calcext:value-type="float">
            <text:p>2.3500919342</text:p>
          </table:table-cell>
        </table:table-row>
        <table:table-row table:style-name="ro1">
          <table:table-cell office:value-type="float" office:value="26.4129638672" calcext:value-type="float">
            <text:p>26.4129638672</text:p>
          </table:table-cell>
          <table:table-cell office:value-type="float" office:value="6.27708435059" calcext:value-type="float">
            <text:p>6.2770843506</text:p>
          </table:table-cell>
          <table:table-cell office:value-type="float" office:value="1.90186500549" calcext:value-type="float">
            <text:p>1.9018650055</text:p>
          </table:table-cell>
        </table:table-row>
        <table:table-row table:style-name="ro1">
          <table:table-cell office:value-type="float" office:value="24.6789455414" calcext:value-type="float">
            <text:p>24.6789455414</text:p>
          </table:table-cell>
          <table:table-cell office:value-type="float" office:value="6.21700286865" calcext:value-type="float">
            <text:p>6.2170028687</text:p>
          </table:table-cell>
          <table:table-cell office:value-type="float" office:value="1.7728805542" calcext:value-type="float">
            <text:p>1.7728805542</text:p>
          </table:table-cell>
        </table:table-row>
        <table:table-row table:style-name="ro1">
          <table:table-cell office:value-type="float" office:value="26.1170864105" calcext:value-type="float">
            <text:p>26.1170864105</text:p>
          </table:table-cell>
          <table:table-cell office:value-type="float" office:value="6.14309310913" calcext:value-type="float">
            <text:p>6.1430931091</text:p>
          </table:table-cell>
          <table:table-cell office:value-type="float" office:value="1.79386138916" calcext:value-type="float">
            <text:p>1.7938613892</text:p>
          </table:table-cell>
        </table:table-row>
        <table:table-row table:style-name="ro1">
          <table:table-cell office:value-type="float" office:value="24.5189666748" calcext:value-type="float">
            <text:p>24.5189666748</text:p>
          </table:table-cell>
          <table:table-cell office:value-type="float" office:value="6.04510307312" calcext:value-type="float">
            <text:p>6.0451030731</text:p>
          </table:table-cell>
          <table:table-cell office:value-type="float" office:value="1.81007385254" calcext:value-type="float">
            <text:p>1.8100738525</text:p>
          </table:table-cell>
        </table:table-row>
        <table:table-row table:style-name="ro1">
          <table:table-cell office:value-type="float" office:value="21.7971801758" calcext:value-type="float">
            <text:p>21.7971801758</text:p>
          </table:table-cell>
          <table:table-cell office:value-type="float" office:value="6.17790222168" calcext:value-type="float">
            <text:p>6.1779022217</text:p>
          </table:table-cell>
          <table:table-cell office:value-type="float" office:value="1.80983543396" calcext:value-type="float">
            <text:p>1.809835434</text:p>
          </table:table-cell>
        </table:table-row>
        <table:table-row table:style-name="ro1">
          <table:table-cell office:value-type="float" office:value="22.3298072815" calcext:value-type="float">
            <text:p>22.3298072815</text:p>
          </table:table-cell>
          <table:table-cell office:value-type="float" office:value="6.06298446655" calcext:value-type="float">
            <text:p>6.0629844666</text:p>
          </table:table-cell>
          <table:table-cell office:value-type="float" office:value="1.92499160767" calcext:value-type="float">
            <text:p>1.9249916077</text:p>
          </table:table-cell>
        </table:table-row>
        <table:table-row table:style-name="ro1">
          <table:table-cell office:value-type="float" office:value="22.6469039917" calcext:value-type="float">
            <text:p>22.6469039917</text:p>
          </table:table-cell>
          <table:table-cell office:value-type="float" office:value="6.15406036377" calcext:value-type="float">
            <text:p>6.1540603638</text:p>
          </table:table-cell>
          <table:table-cell office:value-type="float" office:value="1.97982788086" calcext:value-type="float">
            <text:p>1.9798278809</text:p>
          </table:table-cell>
        </table:table-row>
        <table:table-row table:style-name="ro1">
          <table:table-cell office:value-type="float" office:value="21.5470790863" calcext:value-type="float">
            <text:p>21.5470790863</text:p>
          </table:table-cell>
          <table:table-cell office:value-type="float" office:value="6.01887702942" calcext:value-type="float">
            <text:p>6.0188770294</text:p>
          </table:table-cell>
          <table:table-cell office:value-type="float" office:value="2.01201438904" calcext:value-type="float">
            <text:p>2.012014389</text:p>
          </table:table-cell>
        </table:table-row>
        <table:table-row table:style-name="ro1">
          <table:table-cell office:value-type="float" office:value="24.3289470673" calcext:value-type="float">
            <text:p>24.3289470673</text:p>
          </table:table-cell>
          <table:table-cell office:value-type="float" office:value="6.01482391357" calcext:value-type="float">
            <text:p>6.0148239136</text:p>
          </table:table-cell>
          <table:table-cell office:value-type="float" office:value="1.72805786133" calcext:value-type="float">
            <text:p>1.7280578613</text:p>
          </table:table-cell>
        </table:table-row>
        <table:table-row table:style-name="ro1">
          <table:table-cell office:value-type="float" office:value="24.0919589996" calcext:value-type="float">
            <text:p>24.0919589996</text:p>
          </table:table-cell>
          <table:table-cell office:value-type="float" office:value="6.16002082825" calcext:value-type="float">
            <text:p>6.1600208283</text:p>
          </table:table-cell>
          <table:table-cell office:value-type="float" office:value="4.41002845764" calcext:value-type="float">
            <text:p>4.4100284576</text:p>
          </table:table-cell>
        </table:table-row>
        <table:table-row table:style-name="ro1">
          <table:table-cell office:value-type="float" office:value="24.9562263489" calcext:value-type="float">
            <text:p>24.9562263489</text:p>
          </table:table-cell>
          <table:table-cell office:value-type="float" office:value="6.2518119812" calcext:value-type="float">
            <text:p>6.2518119812</text:p>
          </table:table-cell>
          <table:table-cell office:value-type="float" office:value="4.84991073608" calcext:value-type="float">
            <text:p>4.8499107361</text:p>
          </table:table-cell>
        </table:table-row>
        <table:table-row table:style-name="ro1">
          <table:table-cell office:value-type="float" office:value="28.5880565643" calcext:value-type="float">
            <text:p>28.5880565643</text:p>
          </table:table-cell>
          <table:table-cell office:value-type="float" office:value="6.17289543152" calcext:value-type="float">
            <text:p>6.1728954315</text:p>
          </table:table-cell>
          <table:table-cell office:value-type="float" office:value="5.00297546387" calcext:value-type="float">
            <text:p>5.0029754639</text:p>
          </table:table-cell>
        </table:table-row>
        <table:table-row table:style-name="ro1">
          <table:table-cell office:value-type="float" office:value="29.3419361115" calcext:value-type="float">
            <text:p>29.3419361115</text:p>
          </table:table-cell>
          <table:table-cell office:value-type="float" office:value="6.22916221619" calcext:value-type="float">
            <text:p>6.2291622162</text:p>
          </table:table-cell>
          <table:table-cell office:value-type="float" office:value="5.00297546387" calcext:value-type="float">
            <text:p>5.0029754639</text:p>
          </table:table-cell>
        </table:table-row>
        <table:table-row table:style-name="ro1">
          <table:table-cell office:value-type="float" office:value="27.9650688171" calcext:value-type="float">
            <text:p>27.9650688171</text:p>
          </table:table-cell>
          <table:table-cell office:value-type="float" office:value="6.13403320312" calcext:value-type="float">
            <text:p>6.1340332031</text:p>
          </table:table-cell>
          <table:table-cell office:value-type="float" office:value="5.14101982117" calcext:value-type="float">
            <text:p>5.1410198212</text:p>
          </table:table-cell>
        </table:table-row>
        <table:table-row table:style-name="ro1">
          <table:table-cell office:value-type="float" office:value="29.2150974274" calcext:value-type="float">
            <text:p>29.2150974274</text:p>
          </table:table-cell>
          <table:table-cell office:value-type="float" office:value="6.09302520752" calcext:value-type="float">
            <text:p>6.0930252075</text:p>
          </table:table-cell>
          <table:table-cell office:value-type="float" office:value="5.07712364197" calcext:value-type="float">
            <text:p>5.077123642</text:p>
          </table:table-cell>
        </table:table-row>
        <table:table-row table:style-name="ro1">
          <table:table-cell office:value-type="float" office:value="28.6028385162" calcext:value-type="float">
            <text:p>28.6028385162</text:p>
          </table:table-cell>
          <table:table-cell office:value-type="float" office:value="6.09397888184" calcext:value-type="float">
            <text:p>6.0939788818</text:p>
          </table:table-cell>
          <table:table-cell office:value-type="float" office:value="5.01990318298" calcext:value-type="float">
            <text:p>5.019903183</text:p>
          </table:table-cell>
        </table:table-row>
        <table:table-row table:style-name="ro1">
          <table:table-cell office:value-type="float" office:value="28.7108421326" calcext:value-type="float">
            <text:p>28.7108421326</text:p>
          </table:table-cell>
          <table:table-cell office:value-type="float" office:value="6.20198249817" calcext:value-type="float">
            <text:p>6.2019824982</text:p>
          </table:table-cell>
          <table:table-cell office:value-type="float" office:value="5.20586967468" calcext:value-type="float">
            <text:p>5.2058696747</text:p>
          </table:table-cell>
        </table:table-row>
        <table:table-row table:style-name="ro1">
          <table:table-cell office:value-type="float" office:value="29.0069580078" calcext:value-type="float">
            <text:p>29.0069580078</text:p>
          </table:table-cell>
          <table:table-cell office:value-type="float" office:value="6.16908073425" calcext:value-type="float">
            <text:p>6.1690807343</text:p>
          </table:table-cell>
          <table:table-cell office:value-type="float" office:value="4.85396385193" calcext:value-type="float">
            <text:p>4.8539638519</text:p>
          </table:table-cell>
        </table:table-row>
        <table:table-row table:style-name="ro1">
          <table:table-cell office:value-type="float" office:value="28.5260677338" calcext:value-type="float">
            <text:p>28.5260677338</text:p>
          </table:table-cell>
          <table:table-cell office:value-type="float" office:value="6.2370300293" calcext:value-type="float">
            <text:p>6.2370300293</text:p>
          </table:table-cell>
          <table:table-cell office:value-type="float" office:value="4.91189956665" calcext:value-type="float">
            <text:p>4.9118995667</text:p>
          </table:table-cell>
        </table:table-row>
        <table:table-row table:style-name="ro1">
          <table:table-cell office:value-type="float" office:value="29.5419692993" calcext:value-type="float">
            <text:p>29.5419692993</text:p>
          </table:table-cell>
          <table:table-cell office:value-type="float" office:value="6.16312026978" calcext:value-type="float">
            <text:p>6.1631202698</text:p>
          </table:table-cell>
          <table:table-cell office:value-type="float" office:value="4.79888916016" calcext:value-type="float">
            <text:p>4.7988891602</text:p>
          </table:table-cell>
        </table:table-row>
        <table:table-row table:style-name="ro1">
          <table:table-cell office:value-type="float" office:value="28.3379554749" calcext:value-type="float">
            <text:p>28.3379554749</text:p>
          </table:table-cell>
          <table:table-cell office:value-type="float" office:value="6.09707832336" calcext:value-type="float">
            <text:p>6.0970783234</text:p>
          </table:table-cell>
          <table:table-cell office:value-type="float" office:value="4.98509407043" calcext:value-type="float">
            <text:p>4.9850940704</text:p>
          </table:table-cell>
        </table:table-row>
        <table:table-row table:style-name="ro1">
          <table:table-cell office:value-type="float" office:value="29.3729305267" calcext:value-type="float">
            <text:p>29.3729305267</text:p>
          </table:table-cell>
          <table:table-cell office:value-type="float" office:value="6.13808631897" calcext:value-type="float">
            <text:p>6.138086319</text:p>
          </table:table-cell>
          <table:table-cell office:value-type="float" office:value="5.04803657532" calcext:value-type="float">
            <text:p>5.0480365753</text:p>
          </table:table-cell>
        </table:table-row>
        <table:table-row table:style-name="ro1">
          <table:table-cell office:value-type="float" office:value="28.5711288452" calcext:value-type="float">
            <text:p>28.5711288452</text:p>
          </table:table-cell>
          <table:table-cell office:value-type="float" office:value="6.05797767639" calcext:value-type="float">
            <text:p>6.0579776764</text:p>
          </table:table-cell>
          <table:table-cell office:value-type="float" office:value="5.19299507141" calcext:value-type="float">
            <text:p>5.1929950714</text:p>
          </table:table-cell>
        </table:table-row>
        <table:table-row table:style-name="ro1">
          <table:table-cell office:value-type="float" office:value="28.3179283142" calcext:value-type="float">
            <text:p>28.3179283142</text:p>
          </table:table-cell>
          <table:table-cell office:value-type="float" office:value="5.99384307861" calcext:value-type="float">
            <text:p>5.9938430786</text:p>
          </table:table-cell>
          <table:table-cell office:value-type="float" office:value="5.16510009766" calcext:value-type="float">
            <text:p>5.1651000977</text:p>
          </table:table-cell>
        </table:table-row>
        <table:table-row table:style-name="ro1">
          <table:table-cell office:value-type="float" office:value="29.0591716766" calcext:value-type="float">
            <text:p>29.0591716766</text:p>
          </table:table-cell>
          <table:table-cell office:value-type="float" office:value="6.08587265015" calcext:value-type="float">
            <text:p>6.0858726502</text:p>
          </table:table-cell>
          <table:table-cell office:value-type="float" office:value="5.12385368347" calcext:value-type="float">
            <text:p>5.1238536835</text:p>
          </table:table-cell>
        </table:table-row>
        <table:table-row table:style-name="ro1">
          <table:table-cell office:value-type="float" office:value="34.0428352356" calcext:value-type="float">
            <text:p>34.0428352356</text:p>
          </table:table-cell>
          <table:table-cell office:value-type="float" office:value="6.1628818512" calcext:value-type="float">
            <text:p>6.1628818512</text:p>
          </table:table-cell>
          <table:table-cell office:value-type="float" office:value="5.17606735229" calcext:value-type="float">
            <text:p>5.1760673523</text:p>
          </table:table-cell>
        </table:table-row>
        <table:table-row table:style-name="ro1">
          <table:table-cell office:value-type="float" office:value="29.5150279999" calcext:value-type="float">
            <text:p>29.5150279999</text:p>
          </table:table-cell>
          <table:table-cell office:value-type="float" office:value="6.19506835938" calcext:value-type="float">
            <text:p>6.1950683594</text:p>
          </table:table-cell>
          <table:table-cell office:value-type="float" office:value="5.37705421448" calcext:value-type="float">
            <text:p>5.3770542145</text:p>
          </table:table-cell>
        </table:table-row>
        <table:table-row table:style-name="ro1">
          <table:table-cell office:value-type="float" office:value="28.412103653" calcext:value-type="float">
            <text:p>28.412103653</text:p>
          </table:table-cell>
          <table:table-cell office:value-type="float" office:value="6.12902641296" calcext:value-type="float">
            <text:p>6.129026413</text:p>
          </table:table-cell>
          <table:table-cell office:value-type="float" office:value="5.27191162109" calcext:value-type="float">
            <text:p>5.2719116211</text:p>
          </table:table-cell>
        </table:table-row>
        <table:table-row table:style-name="ro1">
          <table:table-cell office:value-type="float" office:value="28.834104538" calcext:value-type="float">
            <text:p>28.834104538</text:p>
          </table:table-cell>
          <table:table-cell office:value-type="float" office:value="6.19101524353" calcext:value-type="float">
            <text:p>6.1910152435</text:p>
          </table:table-cell>
          <table:table-cell office:value-type="float" office:value="5.31983375549" calcext:value-type="float">
            <text:p>5.3198337555</text:p>
          </table:table-cell>
        </table:table-row>
        <table:table-row table:style-name="ro1">
          <table:table-cell office:value-type="float" office:value="28.4519195557" calcext:value-type="float">
            <text:p>28.4519195557</text:p>
          </table:table-cell>
          <table:table-cell office:value-type="float" office:value="6.29806518555" calcext:value-type="float">
            <text:p>6.2980651856</text:p>
          </table:table-cell>
          <table:table-cell office:value-type="float" office:value="5.22994995117" calcext:value-type="float">
            <text:p>5.2299499512</text:p>
          </table:table-cell>
        </table:table-row>
        <table:table-row table:style-name="ro1">
          <table:table-cell office:value-type="float" office:value="28.7218093872" calcext:value-type="float">
            <text:p>28.7218093872</text:p>
          </table:table-cell>
          <table:table-cell office:value-type="float" office:value="6.22391700745" calcext:value-type="float">
            <text:p>6.2239170075</text:p>
          </table:table-cell>
          <table:table-cell office:value-type="float" office:value="5.21087646484" calcext:value-type="float">
            <text:p>5.2108764648</text:p>
          </table:table-cell>
        </table:table-row>
        <table:table-row table:style-name="ro1">
          <table:table-cell office:value-type="float" office:value="28.872013092" calcext:value-type="float">
            <text:p>28.872013092</text:p>
          </table:table-cell>
          <table:table-cell office:value-type="float" office:value="6.26492500305" calcext:value-type="float">
            <text:p>6.2649250031</text:p>
          </table:table-cell>
          <table:table-cell office:value-type="float" office:value="5.15007972717" calcext:value-type="float">
            <text:p>5.1500797272</text:p>
          </table:table-cell>
        </table:table-row>
        <table:table-row table:style-name="ro1">
          <table:table-cell office:value-type="float" office:value="23.7278938293" calcext:value-type="float">
            <text:p>23.7278938293</text:p>
          </table:table-cell>
          <table:table-cell office:value-type="float" office:value="6.28709793091" calcext:value-type="float">
            <text:p>6.2870979309</text:p>
          </table:table-cell>
          <table:table-cell office:value-type="float" office:value="5.29193878174" calcext:value-type="float">
            <text:p>5.2919387817</text:p>
          </table:table-cell>
        </table:table-row>
        <table:table-row table:style-name="ro1">
          <table:table-cell office:value-type="float" office:value="29.3278694153" calcext:value-type="float">
            <text:p>29.3278694153</text:p>
          </table:table-cell>
          <table:table-cell office:value-type="float" office:value="6.28900527954" calcext:value-type="float">
            <text:p>6.2890052795</text:p>
          </table:table-cell>
          <table:table-cell office:value-type="float" office:value="5.42116165161" calcext:value-type="float">
            <text:p>5.4211616516</text:p>
          </table:table-cell>
        </table:table-row>
        <table:table-row table:style-name="ro1">
          <table:table-cell office:value-type="float" office:value="29.4449329376" calcext:value-type="float">
            <text:p>29.4449329376</text:p>
          </table:table-cell>
          <table:table-cell office:value-type="float" office:value="6.30593299866" calcext:value-type="float">
            <text:p>6.3059329987</text:p>
          </table:table-cell>
          <table:table-cell office:value-type="float" office:value="5.28788566589" calcext:value-type="float">
            <text:p>5.2878856659</text:p>
          </table:table-cell>
        </table:table-row>
        <table:table-row table:style-name="ro1">
          <table:table-cell office:value-type="float" office:value="29.4899940491" calcext:value-type="float">
            <text:p>29.4899940491</text:p>
          </table:table-cell>
          <table:table-cell office:value-type="float" office:value="6.16908073425" calcext:value-type="float">
            <text:p>6.1690807343</text:p>
          </table:table-cell>
          <table:table-cell office:value-type="float" office:value="5.35893440247" calcext:value-type="float">
            <text:p>5.3589344025</text:p>
          </table:table-cell>
        </table:table-row>
        <table:table-row table:style-name="ro1">
          <table:table-cell office:value-type="float" office:value="29.43110466" calcext:value-type="float">
            <text:p>29.43110466</text:p>
          </table:table-cell>
          <table:table-cell office:value-type="float" office:value="6.21294975281" calcext:value-type="float">
            <text:p>6.2129497528</text:p>
          </table:table-cell>
          <table:table-cell office:value-type="float" office:value="5.23996353149" calcext:value-type="float">
            <text:p>5.2399635315</text:p>
          </table:table-cell>
        </table:table-row>
        <table:table-row table:style-name="ro1">
          <table:table-cell office:value-type="float" office:value="29.5708179474" calcext:value-type="float">
            <text:p>29.5708179474</text:p>
          </table:table-cell>
          <table:table-cell office:value-type="float" office:value="6.22487068176" calcext:value-type="float">
            <text:p>6.2248706818</text:p>
          </table:table-cell>
          <table:table-cell office:value-type="float" office:value="2.42900848389" calcext:value-type="float">
            <text:p>2.4290084839</text:p>
          </table:table-cell>
        </table:table-row>
        <table:table-row table:style-name="ro1">
          <table:table-cell office:value-type="float" office:value="28.6359786987" calcext:value-type="float">
            <text:p>28.6359786987</text:p>
          </table:table-cell>
          <table:table-cell office:value-type="float" office:value="5.96380233765" calcext:value-type="float">
            <text:p>5.9638023377</text:p>
          </table:table-cell>
          <table:table-cell office:value-type="float" office:value="2.57682800293" calcext:value-type="float">
            <text:p>2.5768280029</text:p>
          </table:table-cell>
        </table:table-row>
        <table:table-row table:style-name="ro1">
          <table:table-cell office:value-type="float" office:value="27.6639461517" calcext:value-type="float">
            <text:p>27.6639461517</text:p>
          </table:table-cell>
          <table:table-cell office:value-type="float" office:value="6.2952041626" calcext:value-type="float">
            <text:p>6.2952041626</text:p>
          </table:table-cell>
          <table:table-cell office:value-type="float" office:value="2.07686424255" calcext:value-type="float">
            <text:p>2.0768642426</text:p>
          </table:table-cell>
        </table:table-row>
        <table:table-row table:style-name="ro1">
          <table:table-cell office:value-type="float" office:value="28.6219120026" calcext:value-type="float">
            <text:p>28.6219120026</text:p>
          </table:table-cell>
          <table:table-cell office:value-type="float" office:value="6.08587265015" calcext:value-type="float">
            <text:p>6.0858726502</text:p>
          </table:table-cell>
          <table:table-cell office:value-type="float" office:value="2.26879119873" calcext:value-type="float">
            <text:p>2.2687911987</text:p>
          </table:table-cell>
        </table:table-row>
        <table:table-row table:style-name="ro1">
          <table:table-cell office:value-type="float" office:value="28.5351276398" calcext:value-type="float">
            <text:p>28.5351276398</text:p>
          </table:table-cell>
          <table:table-cell office:value-type="float" office:value="6.00695610046" calcext:value-type="float">
            <text:p>6.0069561005</text:p>
          </table:table-cell>
          <table:table-cell office:value-type="float" office:value="2.34293937683" calcext:value-type="float">
            <text:p>2.3429393768</text:p>
          </table:table-cell>
        </table:table-row>
        <table:table-row table:style-name="ro1">
          <table:table-cell office:value-type="float" office:value="25.8071422577" calcext:value-type="float">
            <text:p>25.8071422577</text:p>
          </table:table-cell>
          <table:table-cell office:value-type="float" office:value="6.28399848938" calcext:value-type="float">
            <text:p>6.2839984894</text:p>
          </table:table-cell>
          <table:table-cell office:value-type="float" office:value="2.06804275513" calcext:value-type="float">
            <text:p>2.0680427551</text:p>
          </table:table-cell>
        </table:table-row>
        <table:table-row table:style-name="ro1">
          <table:table-cell office:value-type="float" office:value="22.4630832672" calcext:value-type="float">
            <text:p>22.4630832672</text:p>
          </table:table-cell>
          <table:table-cell office:value-type="float" office:value="6.58988952637" calcext:value-type="float">
            <text:p>6.5898895264</text:p>
          </table:table-cell>
          <table:table-cell office:value-type="float" office:value="2.30813026428" calcext:value-type="float">
            <text:p>2.3081302643</text:p>
          </table:table-cell>
        </table:table-row>
        <table:table-row table:style-name="ro1">
          <table:table-cell office:value-type="float" office:value="25.1610279083" calcext:value-type="float">
            <text:p>25.1610279083</text:p>
          </table:table-cell>
          <table:table-cell office:value-type="float" office:value="6.0498714447" calcext:value-type="float">
            <text:p>6.0498714447</text:p>
          </table:table-cell>
          <table:table-cell office:value-type="float" office:value="2.06995010376" calcext:value-type="float">
            <text:p>2.0699501038</text:p>
          </table:table-cell>
        </table:table-row>
        <table:table-row table:style-name="ro1">
          <table:table-cell office:value-type="float" office:value="25.328874588" calcext:value-type="float">
            <text:p>25.328874588</text:p>
          </table:table-cell>
          <table:table-cell office:value-type="float" office:value="6.08992576599" calcext:value-type="float">
            <text:p>6.089925766</text:p>
          </table:table-cell>
          <table:table-cell office:value-type="float" office:value="2.42400169373" calcext:value-type="float">
            <text:p>2.4240016937</text:p>
          </table:table-cell>
        </table:table-row>
        <table:table-row table:style-name="ro1">
          <table:table-cell office:value-type="float" office:value="24.9428749084" calcext:value-type="float">
            <text:p>24.9428749084</text:p>
          </table:table-cell>
          <table:table-cell office:value-type="float" office:value="6.17218017578" calcext:value-type="float">
            <text:p>6.1721801758</text:p>
          </table:table-cell>
          <table:table-cell office:value-type="float" office:value="3.06987762451" calcext:value-type="float">
            <text:p>3.0698776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87" meta:object-count="0"/>
    <meta:generator>LibreOffice/4.3.3.2$Linux_ARM_EABI LibreOffice_project/430m0$Build-2</meta:generator>
  </office:meta>
</office:document-meta>
</file>